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mitedPriorityQueue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imitedPriorityQueue, 256 random priori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9841" calcext:value-type="float">
            <text:p>42.9841</text:p>
          </table:table-cell>
          <table:table-cell office:value-type="float" office:value="47.335" calcext:value-type="float">
            <text:p>47.335</text:p>
          </table:table-cell>
          <table:table-cell office:value-type="float" office:value="52.2277" calcext:value-type="float">
            <text:p>52.2277</text:p>
          </table:table-cell>
          <table:table-cell office:value-type="float" office:value="20.3483" calcext:value-type="float">
            <text:p>20.3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5636" calcext:value-type="float">
            <text:p>46.5636</text:p>
          </table:table-cell>
          <table:table-cell office:value-type="float" office:value="50.4103" calcext:value-type="float">
            <text:p>50.4103</text:p>
          </table:table-cell>
          <table:table-cell office:value-type="float" office:value="11.5858" calcext:value-type="float">
            <text:p>11.5858</text:p>
          </table:table-cell>
          <table:table-cell office:value-type="float" office:value="12.561" calcext:value-type="float">
            <text:p>12.5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7489" calcext:value-type="float">
            <text:p>42.7489</text:p>
          </table:table-cell>
          <table:table-cell office:value-type="float" office:value="53.4336" calcext:value-type="float">
            <text:p>53.4336</text:p>
          </table:table-cell>
          <table:table-cell office:value-type="float" office:value="8.84368" calcext:value-type="float">
            <text:p>8.84368</text:p>
          </table:table-cell>
          <table:table-cell office:value-type="float" office:value="15.7898" calcext:value-type="float">
            <text:p>15.7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7901" calcext:value-type="float">
            <text:p>42.7901</text:p>
          </table:table-cell>
          <table:table-cell office:value-type="float" office:value="50.8304" calcext:value-type="float">
            <text:p>50.8304</text:p>
          </table:table-cell>
          <table:table-cell office:value-type="float" office:value="10.1599" calcext:value-type="float">
            <text:p>10.1599</text:p>
          </table:table-cell>
          <table:table-cell office:value-type="float" office:value="18.9185" calcext:value-type="float">
            <text:p>18.91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8037" calcext:value-type="float">
            <text:p>42.8037</text:p>
          </table:table-cell>
          <table:table-cell office:value-type="float" office:value="45.7428" calcext:value-type="float">
            <text:p>45.7428</text:p>
          </table:table-cell>
          <table:table-cell office:value-type="float" office:value="11.0047" calcext:value-type="float">
            <text:p>11.0047</text:p>
          </table:table-cell>
          <table:table-cell office:value-type="float" office:value="10.7365" calcext:value-type="float">
            <text:p>10.73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8315" calcext:value-type="float">
            <text:p>42.8315</text:p>
          </table:table-cell>
          <table:table-cell office:value-type="float" office:value="47.0172" calcext:value-type="float">
            <text:p>47.0172</text:p>
          </table:table-cell>
          <table:table-cell office:value-type="float" office:value="8.55804" calcext:value-type="float">
            <text:p>8.55804</text:p>
          </table:table-cell>
          <table:table-cell office:value-type="float" office:value="13.0675" calcext:value-type="float">
            <text:p>13.0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8006" calcext:value-type="float">
            <text:p>42.8006</text:p>
          </table:table-cell>
          <table:table-cell office:value-type="float" office:value="50.525" calcext:value-type="float">
            <text:p>50.525</text:p>
          </table:table-cell>
          <table:table-cell office:value-type="float" office:value="9.87088" calcext:value-type="float">
            <text:p>9.87088</text:p>
          </table:table-cell>
          <table:table-cell office:value-type="float" office:value="14.3469" calcext:value-type="float">
            <text:p>14.34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.8178" calcext:value-type="float">
            <text:p>42.8178</text:p>
          </table:table-cell>
          <table:table-cell office:value-type="float" office:value="51.1262" calcext:value-type="float">
            <text:p>51.1262</text:p>
          </table:table-cell>
          <table:table-cell office:value-type="float" office:value="14.8491" calcext:value-type="float">
            <text:p>14.8491</text:p>
          </table:table-cell>
          <table:table-cell office:value-type="float" office:value="16.3037" calcext:value-type="float">
            <text:p>16.30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.824" calcext:value-type="float">
            <text:p>42.824</text:p>
          </table:table-cell>
          <table:table-cell office:value-type="float" office:value="46.3007" calcext:value-type="float">
            <text:p>46.3007</text:p>
          </table:table-cell>
          <table:table-cell office:value-type="float" office:value="9.89447" calcext:value-type="float">
            <text:p>9.89447</text:p>
          </table:table-cell>
          <table:table-cell office:value-type="float" office:value="12.4478" calcext:value-type="float">
            <text:p>12.44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.8341" calcext:value-type="float">
            <text:p>42.8341</text:p>
          </table:table-cell>
          <table:table-cell office:value-type="float" office:value="43.1559" calcext:value-type="float">
            <text:p>43.1559</text:p>
          </table:table-cell>
          <table:table-cell office:value-type="float" office:value="8.13663" calcext:value-type="float">
            <text:p>8.13663</text:p>
          </table:table-cell>
          <table:table-cell office:value-type="float" office:value="8.84418" calcext:value-type="float">
            <text:p>8.844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.8433" calcext:value-type="float">
            <text:p>42.8433</text:p>
          </table:table-cell>
          <table:table-cell office:value-type="float" office:value="42.7199" calcext:value-type="float">
            <text:p>42.7199</text:p>
          </table:table-cell>
          <table:table-cell office:value-type="float" office:value="24.0579" calcext:value-type="float">
            <text:p>24.0579</text:p>
          </table:table-cell>
          <table:table-cell office:value-type="float" office:value="7.36561" calcext:value-type="float">
            <text:p>7.365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.7903" calcext:value-type="float">
            <text:p>42.7903</text:p>
          </table:table-cell>
          <table:table-cell office:value-type="float" office:value="42.7234" calcext:value-type="float">
            <text:p>42.7234</text:p>
          </table:table-cell>
          <table:table-cell office:value-type="float" office:value="16.3397" calcext:value-type="float">
            <text:p>16.3397</text:p>
          </table:table-cell>
          <table:table-cell office:value-type="float" office:value="8.74399" calcext:value-type="float">
            <text:p>8.743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2.7794" calcext:value-type="float">
            <text:p>42.7794</text:p>
          </table:table-cell>
          <table:table-cell office:value-type="float" office:value="42.7261" calcext:value-type="float">
            <text:p>42.7261</text:p>
          </table:table-cell>
          <table:table-cell office:value-type="float" office:value="10.7722" calcext:value-type="float">
            <text:p>10.7722</text:p>
          </table:table-cell>
          <table:table-cell office:value-type="float" office:value="8.01817" calcext:value-type="float">
            <text:p>8.0181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2.9175" calcext:value-type="float">
            <text:p>42.9175</text:p>
          </table:table-cell>
          <table:table-cell office:value-type="float" office:value="42.7454" calcext:value-type="float">
            <text:p>42.7454</text:p>
          </table:table-cell>
          <table:table-cell office:value-type="float" office:value="13.4014" calcext:value-type="float">
            <text:p>13.4014</text:p>
          </table:table-cell>
          <table:table-cell office:value-type="float" office:value="6.97528" calcext:value-type="float">
            <text:p>6.975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8135" calcext:value-type="float">
            <text:p>42.8135</text:p>
          </table:table-cell>
          <table:table-cell office:value-type="float" office:value="42.728" calcext:value-type="float">
            <text:p>42.728</text:p>
          </table:table-cell>
          <table:table-cell office:value-type="float" office:value="10.5617" calcext:value-type="float">
            <text:p>10.5617</text:p>
          </table:table-cell>
          <table:table-cell office:value-type="float" office:value="7.62771" calcext:value-type="float">
            <text:p>7.627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2.7536" calcext:value-type="float">
            <text:p>42.7536</text:p>
          </table:table-cell>
          <table:table-cell office:value-type="float" office:value="42.7303" calcext:value-type="float">
            <text:p>42.7303</text:p>
          </table:table-cell>
          <table:table-cell office:value-type="float" office:value="7.01475" calcext:value-type="float">
            <text:p>7.01475</text:p>
          </table:table-cell>
          <table:table-cell office:value-type="float" office:value="11.375" calcext:value-type="float">
            <text:p>11.37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2.7424" calcext:value-type="float">
            <text:p>42.7424</text:p>
          </table:table-cell>
          <table:table-cell office:value-type="float" office:value="42.7142" calcext:value-type="float">
            <text:p>42.7142</text:p>
          </table:table-cell>
          <table:table-cell office:value-type="float" office:value="8.50846" calcext:value-type="float">
            <text:p>8.50846</text:p>
          </table:table-cell>
          <table:table-cell office:value-type="float" office:value="7.03879" calcext:value-type="float">
            <text:p>7.038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2.7862" calcext:value-type="float">
            <text:p>42.7862</text:p>
          </table:table-cell>
          <table:table-cell office:value-type="float" office:value="42.7254" calcext:value-type="float">
            <text:p>42.7254</text:p>
          </table:table-cell>
          <table:table-cell office:value-type="float" office:value="13.2514" calcext:value-type="float">
            <text:p>13.2514</text:p>
          </table:table-cell>
          <table:table-cell office:value-type="float" office:value="7.14146" calcext:value-type="float">
            <text:p>7.1414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2.7257" calcext:value-type="float">
            <text:p>42.7257</text:p>
          </table:table-cell>
          <table:table-cell office:value-type="float" office:value="42.7205" calcext:value-type="float">
            <text:p>42.7205</text:p>
          </table:table-cell>
          <table:table-cell office:value-type="float" office:value="7.25595" calcext:value-type="float">
            <text:p>7.25595</text:p>
          </table:table-cell>
          <table:table-cell office:value-type="float" office:value="8.84015" calcext:value-type="float">
            <text:p>8.8401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42.7252" calcext:value-type="float">
            <text:p>42.7252</text:p>
          </table:table-cell>
          <table:table-cell office:value-type="float" office:value="42.7138" calcext:value-type="float">
            <text:p>42.7138</text:p>
          </table:table-cell>
          <table:table-cell office:value-type="float" office:value="8.74379" calcext:value-type="float">
            <text:p>8.74379</text:p>
          </table:table-cell>
          <table:table-cell office:value-type="float" office:value="7.72189" calcext:value-type="float">
            <text:p>7.7218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2.7292" calcext:value-type="float">
            <text:p>42.7292</text:p>
          </table:table-cell>
          <table:table-cell office:value-type="float" office:value="42.7156" calcext:value-type="float">
            <text:p>42.7156</text:p>
          </table:table-cell>
          <table:table-cell office:value-type="float" office:value="8.61696" calcext:value-type="float">
            <text:p>8.61696</text:p>
          </table:table-cell>
          <table:table-cell office:value-type="float" office:value="7.2146" calcext:value-type="float">
            <text:p>7.2146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7534" calcext:value-type="float">
            <text:p>42.7534</text:p>
          </table:table-cell>
          <table:table-cell office:value-type="float" office:value="45.6401" calcext:value-type="float">
            <text:p>45.6401</text:p>
          </table:table-cell>
          <table:table-cell office:value-type="float" office:value="8.80927" calcext:value-type="float">
            <text:p>8.80927</text:p>
          </table:table-cell>
          <table:table-cell office:value-type="float" office:value="13.9405" calcext:value-type="float">
            <text:p>13.9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891" calcext:value-type="float">
            <text:p>42.891</text:p>
          </table:table-cell>
          <table:table-cell office:value-type="float" office:value="49.2195" calcext:value-type="float">
            <text:p>49.2195</text:p>
          </table:table-cell>
          <table:table-cell office:value-type="float" office:value="8.13687" calcext:value-type="float">
            <text:p>8.13687</text:p>
          </table:table-cell>
          <table:table-cell office:value-type="float" office:value="21.0709" calcext:value-type="float">
            <text:p>21.0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945" calcext:value-type="float">
            <text:p>42.945</text:p>
          </table:table-cell>
          <table:table-cell office:value-type="float" office:value="49.2448" calcext:value-type="float">
            <text:p>49.2448</text:p>
          </table:table-cell>
          <table:table-cell office:value-type="float" office:value="22.7374" calcext:value-type="float">
            <text:p>22.7374</text:p>
          </table:table-cell>
          <table:table-cell office:value-type="float" office:value="24.8309" calcext:value-type="float">
            <text:p>24.8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9253" calcext:value-type="float">
            <text:p>42.9253</text:p>
          </table:table-cell>
          <table:table-cell office:value-type="float" office:value="49.2367" calcext:value-type="float">
            <text:p>49.2367</text:p>
          </table:table-cell>
          <table:table-cell office:value-type="float" office:value="9.64997" calcext:value-type="float">
            <text:p>9.64997</text:p>
          </table:table-cell>
          <table:table-cell office:value-type="float" office:value="21.3347" calcext:value-type="float">
            <text:p>21.33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9322" calcext:value-type="float">
            <text:p>42.9322</text:p>
          </table:table-cell>
          <table:table-cell office:value-type="float" office:value="49.2309" calcext:value-type="float">
            <text:p>49.2309</text:p>
          </table:table-cell>
          <table:table-cell office:value-type="float" office:value="9.89963" calcext:value-type="float">
            <text:p>9.89963</text:p>
          </table:table-cell>
          <table:table-cell office:value-type="float" office:value="15.4696" calcext:value-type="float">
            <text:p>15.46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9556" calcext:value-type="float">
            <text:p>42.9556</text:p>
          </table:table-cell>
          <table:table-cell office:value-type="float" office:value="49.2177" calcext:value-type="float">
            <text:p>49.2177</text:p>
          </table:table-cell>
          <table:table-cell office:value-type="float" office:value="8.94665" calcext:value-type="float">
            <text:p>8.94665</text:p>
          </table:table-cell>
          <table:table-cell office:value-type="float" office:value="17.6618" calcext:value-type="float">
            <text:p>17.6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9326" calcext:value-type="float">
            <text:p>42.9326</text:p>
          </table:table-cell>
          <table:table-cell office:value-type="float" office:value="49.2118" calcext:value-type="float">
            <text:p>49.2118</text:p>
          </table:table-cell>
          <table:table-cell office:value-type="float" office:value="14.8898" calcext:value-type="float">
            <text:p>14.8898</text:p>
          </table:table-cell>
          <table:table-cell office:value-type="float" office:value="15.0658" calcext:value-type="float">
            <text:p>15.06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0086" calcext:value-type="float">
            <text:p>43.0086</text:p>
          </table:table-cell>
          <table:table-cell office:value-type="float" office:value="49.2271" calcext:value-type="float">
            <text:p>49.2271</text:p>
          </table:table-cell>
          <table:table-cell office:value-type="float" office:value="14.1521" calcext:value-type="float">
            <text:p>14.1521</text:p>
          </table:table-cell>
          <table:table-cell office:value-type="float" office:value="22.7453" calcext:value-type="float">
            <text:p>22.74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.0374" calcext:value-type="float">
            <text:p>43.0374</text:p>
          </table:table-cell>
          <table:table-cell office:value-type="float" office:value="49.1699" calcext:value-type="float">
            <text:p>49.1699</text:p>
          </table:table-cell>
          <table:table-cell office:value-type="float" office:value="20.0618" calcext:value-type="float">
            <text:p>20.0618</text:p>
          </table:table-cell>
          <table:table-cell office:value-type="float" office:value="14.0153" calcext:value-type="float">
            <text:p>14.01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.0291" calcext:value-type="float">
            <text:p>43.0291</text:p>
          </table:table-cell>
          <table:table-cell office:value-type="float" office:value="49.1022" calcext:value-type="float">
            <text:p>49.1022</text:p>
          </table:table-cell>
          <table:table-cell office:value-type="float" office:value="13.2108" calcext:value-type="float">
            <text:p>13.2108</text:p>
          </table:table-cell>
          <table:table-cell office:value-type="float" office:value="14.4397" calcext:value-type="float">
            <text:p>14.439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3.2782" calcext:value-type="float">
            <text:p>43.2782</text:p>
          </table:table-cell>
          <table:table-cell office:value-type="float" office:value="48.8515" calcext:value-type="float">
            <text:p>48.8515</text:p>
          </table:table-cell>
          <table:table-cell office:value-type="float" office:value="12.131" calcext:value-type="float">
            <text:p>12.131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3.5269" calcext:value-type="float">
            <text:p>43.5269</text:p>
          </table:table-cell>
          <table:table-cell office:value-type="float" office:value="48.6255" calcext:value-type="float">
            <text:p>48.6255</text:p>
          </table:table-cell>
          <table:table-cell office:value-type="float" office:value="18.0319" calcext:value-type="float">
            <text:p>18.0319</text:p>
          </table:table-cell>
          <table:table-cell office:value-type="float" office:value="12.0168" calcext:value-type="float">
            <text:p>12.01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.9627" calcext:value-type="float">
            <text:p>43.9627</text:p>
          </table:table-cell>
          <table:table-cell office:value-type="float" office:value="48.3619" calcext:value-type="float">
            <text:p>48.3619</text:p>
          </table:table-cell>
          <table:table-cell office:value-type="float" office:value="14.8439" calcext:value-type="float">
            <text:p>14.8439</text:p>
          </table:table-cell>
          <table:table-cell office:value-type="float" office:value="12.7206" calcext:value-type="float">
            <text:p>12.72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5.2189" calcext:value-type="float">
            <text:p>45.2189</text:p>
          </table:table-cell>
          <table:table-cell office:value-type="float" office:value="47.3941" calcext:value-type="float">
            <text:p>47.3941</text:p>
          </table:table-cell>
          <table:table-cell office:value-type="float" office:value="13.7967" calcext:value-type="float">
            <text:p>13.7967</text:p>
          </table:table-cell>
          <table:table-cell office:value-type="float" office:value="12.8014" calcext:value-type="float">
            <text:p>12.80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6.171" calcext:value-type="float">
            <text:p>46.171</text:p>
          </table:table-cell>
          <table:table-cell office:value-type="float" office:value="47.1936" calcext:value-type="float">
            <text:p>47.1936</text:p>
          </table:table-cell>
          <table:table-cell office:value-type="float" office:value="13.7644" calcext:value-type="float">
            <text:p>13.7644</text:p>
          </table:table-cell>
          <table:table-cell office:value-type="float" office:value="13.0647" calcext:value-type="float">
            <text:p>13.06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7.9339" calcext:value-type="float">
            <text:p>47.9339</text:p>
          </table:table-cell>
          <table:table-cell office:value-type="float" office:value="47.5579" calcext:value-type="float">
            <text:p>47.5579</text:p>
          </table:table-cell>
          <table:table-cell office:value-type="float" office:value="15.398" calcext:value-type="float">
            <text:p>15.398</text:p>
          </table:table-cell>
          <table:table-cell office:value-type="float" office:value="15.0191" calcext:value-type="float">
            <text:p>15.019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2.0015" calcext:value-type="float">
            <text:p>52.0015</text:p>
          </table:table-cell>
          <table:table-cell office:value-type="float" office:value="49.1435" calcext:value-type="float">
            <text:p>49.1435</text:p>
          </table:table-cell>
          <table:table-cell office:value-type="float" office:value="18.7938" calcext:value-type="float">
            <text:p>18.7938</text:p>
          </table:table-cell>
          <table:table-cell office:value-type="float" office:value="15.571" calcext:value-type="float">
            <text:p>15.5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2.8864" calcext:value-type="float">
            <text:p>52.8864</text:p>
          </table:table-cell>
          <table:table-cell office:value-type="float" office:value="52.1716" calcext:value-type="float">
            <text:p>52.1716</text:p>
          </table:table-cell>
          <table:table-cell office:value-type="float" office:value="18.3214" calcext:value-type="float">
            <text:p>18.3214</text:p>
          </table:table-cell>
          <table:table-cell office:value-type="float" office:value="17.7596" calcext:value-type="float">
            <text:p>17.759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9.0241" calcext:value-type="float">
            <text:p>49.0241</text:p>
          </table:table-cell>
          <table:table-cell office:value-type="float" office:value="54.4943" calcext:value-type="float">
            <text:p>54.4943</text:p>
          </table:table-cell>
          <table:table-cell office:value-type="float" office:value="17.6879" calcext:value-type="float">
            <text:p>17.6879</text:p>
          </table:table-cell>
          <table:table-cell office:value-type="float" office:value="27.4269" calcext:value-type="float">
            <text:p>27.426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47.9237" calcext:value-type="float">
            <text:p>47.9237</text:p>
          </table:table-cell>
          <table:table-cell office:value-type="float" office:value="57.5198" calcext:value-type="float">
            <text:p>57.5198</text:p>
          </table:table-cell>
          <table:table-cell office:value-type="float" office:value="14.3928" calcext:value-type="float">
            <text:p>14.3928</text:p>
          </table:table-cell>
          <table:table-cell office:value-type="float" office:value="45.2107" calcext:value-type="float">
            <text:p>45.210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6.884" calcext:value-type="float">
            <text:p>46.884</text:p>
          </table:table-cell>
          <table:table-cell office:value-type="float" office:value="63.714" calcext:value-type="float">
            <text:p>63.714</text:p>
          </table:table-cell>
          <table:table-cell office:value-type="float" office:value="21.4957" calcext:value-type="float">
            <text:p>21.4957</text:p>
          </table:table-cell>
          <table:table-cell office:value-type="float" office:value="61.2075" calcext:value-type="float">
            <text:p>61.2075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829" calcext:value-type="float">
            <text:p>20.8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627" calcext:value-type="float">
            <text:p>27.96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3002" calcext:value-type="float">
            <text:p>28.30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4039" calcext:value-type="float">
            <text:p>31.403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7366" calcext:value-type="float">
            <text:p>35.736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2851" calcext:value-type="float">
            <text:p>33.285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.8488" calcext:value-type="float">
            <text:p>30.84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.6297" calcext:value-type="float">
            <text:p>29.629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.181" calcext:value-type="float">
            <text:p>30.1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.3457" calcext:value-type="float">
            <text:p>35.345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.25" calcext:value-type="float">
            <text:p>36.25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.3204" calcext:value-type="float">
            <text:p>40.320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7.4323" calcext:value-type="float">
            <text:p>47.4323</text:p>
          </table:table-cell>
          <table:table-cell table:number-columns-repeated="3"/>
        </table:table-row>
      </table:table>
      <table:table table:name="OrderedListPriorityQueue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Ordered linked list, random 64-bit keys</text:p>
          </table:table-cell>
          <table:table-cell table:number-columns-repeated="5"/>
          <table:table-cell table:style-name="ce1" office:value-type="string" calcext:value-type="string">
            <text:p>Ordered linked list, decreasing 64-bit keys</text:p>
          </table:table-cell>
          <table:table-cell table:number-columns-repeated="5"/>
          <table:table-cell table:style-name="ce1" office:value-type="string" calcext:value-type="string">
            <text:p>Ordered linked list, increasing 64-bit k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569" calcext:value-type="float">
            <text:p>42.4569</text:p>
          </table:table-cell>
          <table:table-cell office:value-type="float" office:value="42.3608" calcext:value-type="float">
            <text:p>42.3608</text:p>
          </table:table-cell>
          <table:table-cell office:value-type="float" office:value="45.1683" calcext:value-type="float">
            <text:p>45.1683</text:p>
          </table:table-cell>
          <table:table-cell office:value-type="float" office:value="37.9939" calcext:value-type="float">
            <text:p>37.99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412" calcext:value-type="float">
            <text:p>42.412</text:p>
          </table:table-cell>
          <table:table-cell office:value-type="float" office:value="42.353" calcext:value-type="float">
            <text:p>42.353</text:p>
          </table:table-cell>
          <table:table-cell office:value-type="float" office:value="25.9845" calcext:value-type="float">
            <text:p>25.9845</text:p>
          </table:table-cell>
          <table:table-cell office:value-type="float" office:value="17.406" calcext:value-type="float">
            <text:p>17.4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472" calcext:value-type="float">
            <text:p>42.2472</text:p>
          </table:table-cell>
          <table:table-cell office:value-type="float" office:value="42.3319" calcext:value-type="float">
            <text:p>42.3319</text:p>
          </table:table-cell>
          <table:table-cell office:value-type="float" office:value="9.25709" calcext:value-type="float">
            <text:p>9.25709</text:p>
          </table:table-cell>
          <table:table-cell office:value-type="float" office:value="22.0649" calcext:value-type="float">
            <text:p>22.0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3892" calcext:value-type="float">
            <text:p>44.3892</text:p>
          </table:table-cell>
          <table:table-cell office:value-type="float" office:value="42.3013" calcext:value-type="float">
            <text:p>42.3013</text:p>
          </table:table-cell>
          <table:table-cell office:value-type="float" office:value="16.2384" calcext:value-type="float">
            <text:p>16.2384</text:p>
          </table:table-cell>
          <table:table-cell office:value-type="float" office:value="7.10505" calcext:value-type="float">
            <text:p>7.105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.4905" calcext:value-type="float">
            <text:p>46.4905</text:p>
          </table:table-cell>
          <table:table-cell office:value-type="float" office:value="42.2458" calcext:value-type="float">
            <text:p>42.2458</text:p>
          </table:table-cell>
          <table:table-cell office:value-type="float" office:value="24.3406" calcext:value-type="float">
            <text:p>24.3406</text:p>
          </table:table-cell>
          <table:table-cell office:value-type="float" office:value="7.84202" calcext:value-type="float">
            <text:p>7.84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6589" calcext:value-type="float">
            <text:p>45.6589</text:p>
          </table:table-cell>
          <table:table-cell office:value-type="float" office:value="42.3115" calcext:value-type="float">
            <text:p>42.3115</text:p>
          </table:table-cell>
          <table:table-cell office:value-type="float" office:value="20.1323" calcext:value-type="float">
            <text:p>20.1323</text:p>
          </table:table-cell>
          <table:table-cell office:value-type="float" office:value="10.4716" calcext:value-type="float">
            <text:p>10.4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5437" calcext:value-type="float">
            <text:p>64.5437</text:p>
          </table:table-cell>
          <table:table-cell office:value-type="float" office:value="42.3156" calcext:value-type="float">
            <text:p>42.3156</text:p>
          </table:table-cell>
          <table:table-cell office:value-type="float" office:value="22.1615" calcext:value-type="float">
            <text:p>22.1615</text:p>
          </table:table-cell>
          <table:table-cell office:value-type="float" office:value="11.0385" calcext:value-type="float">
            <text:p>11.03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8506" calcext:value-type="float">
            <text:p>44.8506</text:p>
          </table:table-cell>
          <table:table-cell office:value-type="float" office:value="42.3219" calcext:value-type="float">
            <text:p>42.3219</text:p>
          </table:table-cell>
          <table:table-cell office:value-type="float" office:value="26.6458" calcext:value-type="float">
            <text:p>26.6458</text:p>
          </table:table-cell>
          <table:table-cell office:value-type="float" office:value="14.712" calcext:value-type="float">
            <text:p>14.7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.3178" calcext:value-type="float">
            <text:p>47.3178</text:p>
          </table:table-cell>
          <table:table-cell office:value-type="float" office:value="42.3834" calcext:value-type="float">
            <text:p>42.3834</text:p>
          </table:table-cell>
          <table:table-cell office:value-type="float" office:value="8.1093" calcext:value-type="float">
            <text:p>8.1093</text:p>
          </table:table-cell>
          <table:table-cell office:value-type="float" office:value="26.518" calcext:value-type="float">
            <text:p>26.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.4244" calcext:value-type="float">
            <text:p>76.4244</text:p>
          </table:table-cell>
          <table:table-cell office:value-type="float" office:value="42.3085" calcext:value-type="float">
            <text:p>42.3085</text:p>
          </table:table-cell>
          <table:table-cell office:value-type="float" office:value="17.4027" calcext:value-type="float">
            <text:p>17.4027</text:p>
          </table:table-cell>
          <table:table-cell office:value-type="float" office:value="11.6648" calcext:value-type="float">
            <text:p>11.66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.4804" calcext:value-type="float">
            <text:p>46.4804</text:p>
          </table:table-cell>
          <table:table-cell office:value-type="float" office:value="42.213" calcext:value-type="float">
            <text:p>42.213</text:p>
          </table:table-cell>
          <table:table-cell office:value-type="float" office:value="18.2882" calcext:value-type="float">
            <text:p>18.2882</text:p>
          </table:table-cell>
          <table:table-cell office:value-type="float" office:value="24.1604" calcext:value-type="float">
            <text:p>24.16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6.4624" calcext:value-type="float">
            <text:p>66.4624</text:p>
          </table:table-cell>
          <table:table-cell office:value-type="float" office:value="42.2766" calcext:value-type="float">
            <text:p>42.2766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6.31116" calcext:value-type="float">
            <text:p>6.311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.286" calcext:value-type="float">
            <text:p>114.286</text:p>
          </table:table-cell>
          <table:table-cell office:value-type="float" office:value="42.3067" calcext:value-type="float">
            <text:p>42.3067</text:p>
          </table:table-cell>
          <table:table-cell office:value-type="float" office:value="31.3946" calcext:value-type="float">
            <text:p>31.3946</text:p>
          </table:table-cell>
          <table:table-cell office:value-type="float" office:value="9.48443" calcext:value-type="float">
            <text:p>9.484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.4684" calcext:value-type="float">
            <text:p>46.4684</text:p>
          </table:table-cell>
          <table:table-cell office:value-type="float" office:value="42.2233" calcext:value-type="float">
            <text:p>42.2233</text:p>
          </table:table-cell>
          <table:table-cell office:value-type="float" office:value="14.7775" calcext:value-type="float">
            <text:p>14.7775</text:p>
          </table:table-cell>
          <table:table-cell office:value-type="float" office:value="7.76461" calcext:value-type="float">
            <text:p>7.764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6.359" calcext:value-type="float">
            <text:p>166.359</text:p>
          </table:table-cell>
          <table:table-cell office:value-type="float" office:value="42.3062" calcext:value-type="float">
            <text:p>42.3062</text:p>
          </table:table-cell>
          <table:table-cell office:value-type="float" office:value="31.8876" calcext:value-type="float">
            <text:p>31.8876</text:p>
          </table:table-cell>
          <table:table-cell office:value-type="float" office:value="8.95612" calcext:value-type="float">
            <text:p>8.95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.7" calcext:value-type="float">
            <text:p>143.7</text:p>
          </table:table-cell>
          <table:table-cell office:value-type="float" office:value="42.2932" calcext:value-type="float">
            <text:p>42.2932</text:p>
          </table:table-cell>
          <table:table-cell office:value-type="float" office:value="47.331" calcext:value-type="float">
            <text:p>47.331</text:p>
          </table:table-cell>
          <table:table-cell office:value-type="float" office:value="7.35516" calcext:value-type="float">
            <text:p>7.355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.6237" calcext:value-type="float">
            <text:p>45.6237</text:p>
          </table:table-cell>
          <table:table-cell office:value-type="float" office:value="42.3389" calcext:value-type="float">
            <text:p>42.3389</text:p>
          </table:table-cell>
          <table:table-cell office:value-type="float" office:value="11.7952" calcext:value-type="float">
            <text:p>11.7952</text:p>
          </table:table-cell>
          <table:table-cell office:value-type="float" office:value="22.342" calcext:value-type="float">
            <text:p>22.3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97.842" calcext:value-type="float">
            <text:p>297.842</text:p>
          </table:table-cell>
          <table:table-cell office:value-type="float" office:value="42.339" calcext:value-type="float">
            <text:p>42.339</text:p>
          </table:table-cell>
          <table:table-cell office:value-type="float" office:value="62.3926" calcext:value-type="float">
            <text:p>62.3926</text:p>
          </table:table-cell>
          <table:table-cell office:value-type="float" office:value="16.9574" calcext:value-type="float">
            <text:p>16.95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.881" calcext:value-type="float">
            <text:p>230.881</text:p>
          </table:table-cell>
          <table:table-cell office:value-type="float" office:value="42.2932" calcext:value-type="float">
            <text:p>42.2932</text:p>
          </table:table-cell>
          <table:table-cell office:value-type="float" office:value="99.354" calcext:value-type="float">
            <text:p>99.354</text:p>
          </table:table-cell>
          <table:table-cell office:value-type="float" office:value="7.39726" calcext:value-type="float">
            <text:p>7.397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4475" calcext:value-type="float">
            <text:p>46.4475</text:p>
          </table:table-cell>
          <table:table-cell office:value-type="float" office:value="42.1844" calcext:value-type="float">
            <text:p>42.1844</text:p>
          </table:table-cell>
          <table:table-cell office:value-type="float" office:value="6.34971" calcext:value-type="float">
            <text:p>6.34971</text:p>
          </table:table-cell>
          <table:table-cell office:value-type="float" office:value="9.16375" calcext:value-type="float">
            <text:p>9.16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7.262" calcext:value-type="float">
            <text:p>547.262</text:p>
          </table:table-cell>
          <table:table-cell office:value-type="float" office:value="42.3001" calcext:value-type="float">
            <text:p>42.3001</text:p>
          </table:table-cell>
          <table:table-cell office:value-type="float" office:value="130.248" calcext:value-type="float">
            <text:p>130.248</text:p>
          </table:table-cell>
          <table:table-cell office:value-type="float" office:value="6.30642" calcext:value-type="float">
            <text:p>6.306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63.729" calcext:value-type="float">
            <text:p>563.729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299.709" calcext:value-type="float">
            <text:p>299.709</text:p>
          </table:table-cell>
          <table:table-cell office:value-type="float" office:value="8.6222" calcext:value-type="float">
            <text:p>8.62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5.6166" calcext:value-type="float">
            <text:p>45.6166</text:p>
          </table:table-cell>
          <table:table-cell office:value-type="float" office:value="42.3048" calcext:value-type="float">
            <text:p>42.3048</text:p>
          </table:table-cell>
          <table:table-cell office:value-type="float" office:value="7.52379" calcext:value-type="float">
            <text:p>7.52379</text:p>
          </table:table-cell>
          <table:table-cell office:value-type="float" office:value="7.05268" calcext:value-type="float">
            <text:p>7.052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44.16" calcext:value-type="float">
            <text:p>1544.16</text:p>
          </table:table-cell>
          <table:table-cell office:value-type="float" office:value="42.3092" calcext:value-type="float">
            <text:p>42.3092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11.5998" calcext:value-type="float">
            <text:p>11.5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48.823" calcext:value-type="float">
            <text:p>948.823</text:p>
          </table:table-cell>
          <table:table-cell office:value-type="float" office:value="42.3021" calcext:value-type="float">
            <text:p>42.3021</text:p>
          </table:table-cell>
          <table:table-cell office:value-type="float" office:value="509.275" calcext:value-type="float">
            <text:p>509.275</text:p>
          </table:table-cell>
          <table:table-cell office:value-type="float" office:value="6.204" calcext:value-type="float">
            <text:p>6.20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6.4811" calcext:value-type="float">
            <text:p>46.4811</text:p>
          </table:table-cell>
          <table:table-cell office:value-type="float" office:value="42.2808" calcext:value-type="float">
            <text:p>42.2808</text:p>
          </table:table-cell>
          <table:table-cell office:value-type="float" office:value="18.7421" calcext:value-type="float">
            <text:p>18.7421</text:p>
          </table:table-cell>
          <table:table-cell office:value-type="float" office:value="9.71511" calcext:value-type="float">
            <text:p>9.715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19.3" calcext:value-type="float">
            <text:p>2619.3</text:p>
          </table:table-cell>
          <table:table-cell office:value-type="float" office:value="42.3045" calcext:value-type="float">
            <text:p>42.3045</text:p>
          </table:table-cell>
          <table:table-cell office:value-type="float" office:value="176.012" calcext:value-type="float">
            <text:p>176.012</text:p>
          </table:table-cell>
          <table:table-cell office:value-type="float" office:value="7.07424" calcext:value-type="float">
            <text:p>7.074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32.52" calcext:value-type="float">
            <text:p>6232.52</text:p>
          </table:table-cell>
          <table:table-cell office:value-type="float" office:value="42.4218" calcext:value-type="float">
            <text:p>42.4218</text:p>
          </table:table-cell>
          <table:table-cell office:value-type="float" office:value="4445.68" calcext:value-type="float">
            <text:p>4445.68</text:p>
          </table:table-cell>
          <table:table-cell office:value-type="float" office:value="9.64242" calcext:value-type="float">
            <text:p>9.642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.6449" calcext:value-type="float">
            <text:p>45.6449</text:p>
          </table:table-cell>
          <table:table-cell office:value-type="float" office:value="42.316" calcext:value-type="float">
            <text:p>42.316</text:p>
          </table:table-cell>
          <table:table-cell office:value-type="float" office:value="9.53455" calcext:value-type="float">
            <text:p>9.53455</text:p>
          </table:table-cell>
          <table:table-cell office:value-type="float" office:value="12.1838" calcext:value-type="float">
            <text:p>12.183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42.6" calcext:value-type="float">
            <text:p>10042.6</text:p>
          </table:table-cell>
          <table:table-cell office:value-type="float" office:value="42.2239" calcext:value-type="float">
            <text:p>42.2239</text:p>
          </table:table-cell>
          <table:table-cell office:value-type="float" office:value="256.686" calcext:value-type="float">
            <text:p>256.686</text:p>
          </table:table-cell>
          <table:table-cell office:value-type="float" office:value="7.09175" calcext:value-type="float">
            <text:p>7.091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374.5" calcext:value-type="float">
            <text:p>26374.5</text:p>
          </table:table-cell>
          <table:table-cell office:value-type="float" office:value="42.3037" calcext:value-type="float">
            <text:p>42.3037</text:p>
          </table:table-cell>
          <table:table-cell office:value-type="float" office:value="15360.9" calcext:value-type="float">
            <text:p>15360.9</text:p>
          </table:table-cell>
          <table:table-cell office:value-type="float" office:value="6.23716" calcext:value-type="float">
            <text:p>6.2371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5.614" calcext:value-type="float">
            <text:p>45.614</text:p>
          </table:table-cell>
          <table:table-cell office:value-type="float" office:value="42.3096" calcext:value-type="float">
            <text:p>42.3096</text:p>
          </table:table-cell>
          <table:table-cell office:value-type="float" office:value="8.00701" calcext:value-type="float">
            <text:p>8.00701</text:p>
          </table:table-cell>
          <table:table-cell office:value-type="float" office:value="9.00676" calcext:value-type="float">
            <text:p>9.0067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0827.1" calcext:value-type="float">
            <text:p>30827.1</text:p>
          </table:table-cell>
          <table:table-cell office:value-type="float" office:value="42.3515" calcext:value-type="float">
            <text:p>42.3515</text:p>
          </table:table-cell>
          <table:table-cell office:value-type="float" office:value="627.868" calcext:value-type="float">
            <text:p>627.868</text:p>
          </table:table-cell>
          <table:table-cell office:value-type="float" office:value="34.0849" calcext:value-type="float">
            <text:p>34.08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2474.4" calcext:value-type="float">
            <text:p>52474.4</text:p>
          </table:table-cell>
          <table:table-cell office:value-type="float" office:value="42.2983" calcext:value-type="float">
            <text:p>42.2983</text:p>
          </table:table-cell>
          <table:table-cell office:value-type="float" office:value="32326.3" calcext:value-type="float">
            <text:p>32326.3</text:p>
          </table:table-cell>
          <table:table-cell office:value-type="float" office:value="9.04748" calcext:value-type="float">
            <text:p>9.0474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5.6394" calcext:value-type="float">
            <text:p>45.6394</text:p>
          </table:table-cell>
          <table:table-cell office:value-type="float" office:value="42.2996" calcext:value-type="float">
            <text:p>42.2996</text:p>
          </table:table-cell>
          <table:table-cell office:value-type="float" office:value="6.50043" calcext:value-type="float">
            <text:p>6.50043</text:p>
          </table:table-cell>
          <table:table-cell office:value-type="float" office:value="7.51715" calcext:value-type="float">
            <text:p>7.5171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1548.5" calcext:value-type="float">
            <text:p>51548.5</text:p>
          </table:table-cell>
          <table:table-cell office:value-type="float" office:value="42.3197" calcext:value-type="float">
            <text:p>42.3197</text:p>
          </table:table-cell>
          <table:table-cell office:value-type="float" office:value="490.132" calcext:value-type="float">
            <text:p>490.132</text:p>
          </table:table-cell>
          <table:table-cell office:value-type="float" office:value="8.69121" calcext:value-type="float">
            <text:p>8.6912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4857" calcext:value-type="float">
            <text:p>144857</text:p>
          </table:table-cell>
          <table:table-cell office:value-type="float" office:value="42.22" calcext:value-type="float">
            <text:p>42.22</text:p>
          </table:table-cell>
          <table:table-cell office:value-type="float" office:value="86944.2" calcext:value-type="float">
            <text:p>86944.2</text:p>
          </table:table-cell>
          <table:table-cell office:value-type="float" office:value="6.28986" calcext:value-type="float">
            <text:p>6.2898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5.639" calcext:value-type="float">
            <text:p>45.639</text:p>
          </table:table-cell>
          <table:table-cell office:value-type="float" office:value="42.3072" calcext:value-type="float">
            <text:p>42.3072</text:p>
          </table:table-cell>
          <table:table-cell office:value-type="float" office:value="7.66372" calcext:value-type="float">
            <text:p>7.66372</text:p>
          </table:table-cell>
          <table:table-cell office:value-type="float" office:value="8.66104" calcext:value-type="float">
            <text:p>8.661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4027" calcext:value-type="float">
            <text:p>104027</text:p>
          </table:table-cell>
          <table:table-cell office:value-type="float" office:value="42.3163" calcext:value-type="float">
            <text:p>42.3163</text:p>
          </table:table-cell>
          <table:table-cell office:value-type="float" office:value="776.415" calcext:value-type="float">
            <text:p>776.415</text:p>
          </table:table-cell>
          <table:table-cell office:value-type="float" office:value="6.17779" calcext:value-type="float">
            <text:p>6.17779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104" calcext:value-type="float">
            <text:p>42.3104</text:p>
          </table:table-cell>
          <table:table-cell office:value-type="float" office:value="42.3678" calcext:value-type="float">
            <text:p>42.3678</text:p>
          </table:table-cell>
          <table:table-cell office:value-type="float" office:value="8.28755" calcext:value-type="float">
            <text:p>8.28755</text:p>
          </table:table-cell>
          <table:table-cell office:value-type="float" office:value="27.6453" calcext:value-type="float">
            <text:p>27.6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008" calcext:value-type="float">
            <text:p>42.3008</text:p>
          </table:table-cell>
          <table:table-cell office:value-type="float" office:value="42.3138" calcext:value-type="float">
            <text:p>42.3138</text:p>
          </table:table-cell>
          <table:table-cell office:value-type="float" office:value="7.48217" calcext:value-type="float">
            <text:p>7.48217</text:p>
          </table:table-cell>
          <table:table-cell office:value-type="float" office:value="11.3907" calcext:value-type="float">
            <text:p>11.39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857" calcext:value-type="float">
            <text:p>42.3857</text:p>
          </table:table-cell>
          <table:table-cell office:value-type="float" office:value="42.339" calcext:value-type="float">
            <text:p>42.339</text:p>
          </table:table-cell>
          <table:table-cell office:value-type="float" office:value="56.3383" calcext:value-type="float">
            <text:p>56.3383</text:p>
          </table:table-cell>
          <table:table-cell office:value-type="float" office:value="22.0529" calcext:value-type="float">
            <text:p>22.0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2934" calcext:value-type="float">
            <text:p>42.2934</text:p>
          </table:table-cell>
          <table:table-cell office:value-type="float" office:value="42.2703" calcext:value-type="float">
            <text:p>42.2703</text:p>
          </table:table-cell>
          <table:table-cell office:value-type="float" office:value="8.13412" calcext:value-type="float">
            <text:p>8.13412</text:p>
          </table:table-cell>
          <table:table-cell office:value-type="float" office:value="7.98666" calcext:value-type="float">
            <text:p>7.986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2084" calcext:value-type="float">
            <text:p>44.2084</text:p>
          </table:table-cell>
          <table:table-cell office:value-type="float" office:value="42.3633" calcext:value-type="float">
            <text:p>42.3633</text:p>
          </table:table-cell>
          <table:table-cell office:value-type="float" office:value="7.59251" calcext:value-type="float">
            <text:p>7.59251</text:p>
          </table:table-cell>
          <table:table-cell office:value-type="float" office:value="8.07406" calcext:value-type="float">
            <text:p>8.07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.8618" calcext:value-type="float">
            <text:p>46.8618</text:p>
          </table:table-cell>
          <table:table-cell office:value-type="float" office:value="42.3382" calcext:value-type="float">
            <text:p>42.3382</text:p>
          </table:table-cell>
          <table:table-cell office:value-type="float" office:value="11.5782" calcext:value-type="float">
            <text:p>11.5782</text:p>
          </table:table-cell>
          <table:table-cell office:value-type="float" office:value="8.13239" calcext:value-type="float">
            <text:p>8.13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2847" calcext:value-type="float">
            <text:p>42.2847</text:p>
          </table:table-cell>
          <table:table-cell office:value-type="float" office:value="42.2893" calcext:value-type="float">
            <text:p>42.2893</text:p>
          </table:table-cell>
          <table:table-cell office:value-type="float" office:value="9.41662" calcext:value-type="float">
            <text:p>9.41662</text:p>
          </table:table-cell>
          <table:table-cell office:value-type="float" office:value="22.1197" calcext:value-type="float">
            <text:p>22.11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3035" calcext:value-type="float">
            <text:p>44.3035</text:p>
          </table:table-cell>
          <table:table-cell office:value-type="float" office:value="42.2837" calcext:value-type="float">
            <text:p>42.2837</text:p>
          </table:table-cell>
          <table:table-cell office:value-type="float" office:value="7.18107" calcext:value-type="float">
            <text:p>7.18107</text:p>
          </table:table-cell>
          <table:table-cell office:value-type="float" office:value="6.22753" calcext:value-type="float">
            <text:p>6.227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.6799" calcext:value-type="float">
            <text:p>52.6799</text:p>
          </table:table-cell>
          <table:table-cell office:value-type="float" office:value="42.3758" calcext:value-type="float">
            <text:p>42.3758</text:p>
          </table:table-cell>
          <table:table-cell office:value-type="float" office:value="20.0468" calcext:value-type="float">
            <text:p>20.0468</text:p>
          </table:table-cell>
          <table:table-cell office:value-type="float" office:value="20.5057" calcext:value-type="float">
            <text:p>20.5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3113" calcext:value-type="float">
            <text:p>42.3113</text:p>
          </table:table-cell>
          <table:table-cell office:value-type="float" office:value="42.3031" calcext:value-type="float">
            <text:p>42.3031</text:p>
          </table:table-cell>
          <table:table-cell office:value-type="float" office:value="6.85943" calcext:value-type="float">
            <text:p>6.85943</text:p>
          </table:table-cell>
          <table:table-cell office:value-type="float" office:value="7.82136" calcext:value-type="float">
            <text:p>7.821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5293" calcext:value-type="float">
            <text:p>44.5293</text:p>
          </table:table-cell>
          <table:table-cell office:value-type="float" office:value="42.2917" calcext:value-type="float">
            <text:p>42.2917</text:p>
          </table:table-cell>
          <table:table-cell office:value-type="float" office:value="6.40519" calcext:value-type="float">
            <text:p>6.40519</text:p>
          </table:table-cell>
          <table:table-cell office:value-type="float" office:value="12.0585" calcext:value-type="float">
            <text:p>12.05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1.026" calcext:value-type="float">
            <text:p>71.026</text:p>
          </table:table-cell>
          <table:table-cell office:value-type="float" office:value="42.3161" calcext:value-type="float">
            <text:p>42.3161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3.3882" calcext:value-type="float">
            <text:p>13.38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3291" calcext:value-type="float">
            <text:p>42.3291</text:p>
          </table:table-cell>
          <table:table-cell office:value-type="float" office:value="42.2582" calcext:value-type="float">
            <text:p>42.2582</text:p>
          </table:table-cell>
          <table:table-cell office:value-type="float" office:value="11.1935" calcext:value-type="float">
            <text:p>11.1935</text:p>
          </table:table-cell>
          <table:table-cell office:value-type="float" office:value="8.8272" calcext:value-type="float">
            <text:p>8.82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.3229" calcext:value-type="float">
            <text:p>44.3229</text:p>
          </table:table-cell>
          <table:table-cell office:value-type="float" office:value="42.4501" calcext:value-type="float">
            <text:p>42.4501</text:p>
          </table:table-cell>
          <table:table-cell office:value-type="float" office:value="14.1397" calcext:value-type="float">
            <text:p>14.1397</text:p>
          </table:table-cell>
          <table:table-cell office:value-type="float" office:value="20.4907" calcext:value-type="float">
            <text:p>20.49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5.829" calcext:value-type="float">
            <text:p>165.829</text:p>
          </table:table-cell>
          <table:table-cell office:value-type="float" office:value="42.3107" calcext:value-type="float">
            <text:p>42.3107</text:p>
          </table:table-cell>
          <table:table-cell office:value-type="float" office:value="57.2842" calcext:value-type="float">
            <text:p>57.2842</text:p>
          </table:table-cell>
          <table:table-cell office:value-type="float" office:value="22.6117" calcext:value-type="float">
            <text:p>22.6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4249" calcext:value-type="float">
            <text:p>42.4249</text:p>
          </table:table-cell>
          <table:table-cell office:value-type="float" office:value="42.3296" calcext:value-type="float">
            <text:p>42.3296</text:p>
          </table:table-cell>
          <table:table-cell office:value-type="float" office:value="15.0007" calcext:value-type="float">
            <text:p>15.0007</text:p>
          </table:table-cell>
          <table:table-cell office:value-type="float" office:value="8.82438" calcext:value-type="float">
            <text:p>8.824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.4033" calcext:value-type="float">
            <text:p>44.4033</text:p>
          </table:table-cell>
          <table:table-cell office:value-type="float" office:value="42.376" calcext:value-type="float">
            <text:p>42.376</text:p>
          </table:table-cell>
          <table:table-cell office:value-type="float" office:value="7.14138" calcext:value-type="float">
            <text:p>7.14138</text:p>
          </table:table-cell>
          <table:table-cell office:value-type="float" office:value="6.33853" calcext:value-type="float">
            <text:p>6.338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94.962" calcext:value-type="float">
            <text:p>294.962</text:p>
          </table:table-cell>
          <table:table-cell office:value-type="float" office:value="42.3904" calcext:value-type="float">
            <text:p>42.3904</text:p>
          </table:table-cell>
          <table:table-cell office:value-type="float" office:value="28.8893" calcext:value-type="float">
            <text:p>28.8893</text:p>
          </table:table-cell>
          <table:table-cell office:value-type="float" office:value="7.77591" calcext:value-type="float">
            <text:p>7.775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5691" calcext:value-type="float">
            <text:p>42.5691</text:p>
          </table:table-cell>
          <table:table-cell office:value-type="float" office:value="42.2966" calcext:value-type="float">
            <text:p>42.2966</text:p>
          </table:table-cell>
          <table:table-cell office:value-type="float" office:value="20.2031" calcext:value-type="float">
            <text:p>20.2031</text:p>
          </table:table-cell>
          <table:table-cell office:value-type="float" office:value="6.2091" calcext:value-type="float">
            <text:p>6.20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4.5198" calcext:value-type="float">
            <text:p>44.5198</text:p>
          </table:table-cell>
          <table:table-cell office:value-type="float" office:value="42.2277" calcext:value-type="float">
            <text:p>42.2277</text:p>
          </table:table-cell>
          <table:table-cell office:value-type="float" office:value="8.92951" calcext:value-type="float">
            <text:p>8.92951</text:p>
          </table:table-cell>
          <table:table-cell office:value-type="float" office:value="13.5852" calcext:value-type="float">
            <text:p>13.58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4.156" calcext:value-type="float">
            <text:p>544.156</text:p>
          </table:table-cell>
          <table:table-cell office:value-type="float" office:value="42.3092" calcext:value-type="float">
            <text:p>42.3092</text:p>
          </table:table-cell>
          <table:table-cell office:value-type="float" office:value="69.3714" calcext:value-type="float">
            <text:p>69.3714</text:p>
          </table:table-cell>
          <table:table-cell office:value-type="float" office:value="8.08147" calcext:value-type="float">
            <text:p>8.081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8823" calcext:value-type="float">
            <text:p>43.8823</text:p>
          </table:table-cell>
          <table:table-cell office:value-type="float" office:value="42.3109" calcext:value-type="float">
            <text:p>42.3109</text:p>
          </table:table-cell>
          <table:table-cell office:value-type="float" office:value="46.4936" calcext:value-type="float">
            <text:p>46.4936</text:p>
          </table:table-cell>
          <table:table-cell office:value-type="float" office:value="7.81674" calcext:value-type="float">
            <text:p>7.8167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4.0717" calcext:value-type="float">
            <text:p>44.0717</text:p>
          </table:table-cell>
          <table:table-cell office:value-type="float" office:value="42.2461" calcext:value-type="float">
            <text:p>42.2461</text:p>
          </table:table-cell>
          <table:table-cell office:value-type="float" office:value="7.70053" calcext:value-type="float">
            <text:p>7.70053</text:p>
          </table:table-cell>
          <table:table-cell office:value-type="float" office:value="6.20189" calcext:value-type="float">
            <text:p>6.2018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39.58" calcext:value-type="float">
            <text:p>1539.58</text:p>
          </table:table-cell>
          <table:table-cell office:value-type="float" office:value="42.2903" calcext:value-type="float">
            <text:p>42.2903</text:p>
          </table:table-cell>
          <table:table-cell office:value-type="float" office:value="55.4106" calcext:value-type="float">
            <text:p>55.4106</text:p>
          </table:table-cell>
          <table:table-cell office:value-type="float" office:value="12.7548" calcext:value-type="float">
            <text:p>12.75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.7726" calcext:value-type="float">
            <text:p>46.7726</text:p>
          </table:table-cell>
          <table:table-cell office:value-type="float" office:value="42.315" calcext:value-type="float">
            <text:p>42.315</text:p>
          </table:table-cell>
          <table:table-cell office:value-type="float" office:value="151.939" calcext:value-type="float">
            <text:p>151.939</text:p>
          </table:table-cell>
          <table:table-cell office:value-type="float" office:value="6.22436" calcext:value-type="float">
            <text:p>6.2243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4.6459" calcext:value-type="float">
            <text:p>44.6459</text:p>
          </table:table-cell>
          <table:table-cell office:value-type="float" office:value="42.3661" calcext:value-type="float">
            <text:p>42.3661</text:p>
          </table:table-cell>
          <table:table-cell office:value-type="float" office:value="7.9308" calcext:value-type="float">
            <text:p>7.9308</text:p>
          </table:table-cell>
          <table:table-cell office:value-type="float" office:value="6.26693" calcext:value-type="float">
            <text:p>6.2669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19.8" calcext:value-type="float">
            <text:p>2619.8</text:p>
          </table:table-cell>
          <table:table-cell office:value-type="float" office:value="42.3254" calcext:value-type="float">
            <text:p>42.3254</text:p>
          </table:table-cell>
          <table:table-cell office:value-type="float" office:value="126.073" calcext:value-type="float">
            <text:p>126.073</text:p>
          </table:table-cell>
          <table:table-cell office:value-type="float" office:value="17.6655" calcext:value-type="float">
            <text:p>17.66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6.5701" calcext:value-type="float">
            <text:p>86.5701</text:p>
          </table:table-cell>
          <table:table-cell office:value-type="float" office:value="42.3102" calcext:value-type="float">
            <text:p>42.3102</text:p>
          </table:table-cell>
          <table:table-cell office:value-type="float" office:value="646.536" calcext:value-type="float">
            <text:p>646.536</text:p>
          </table:table-cell>
          <table:table-cell office:value-type="float" office:value="15.7384" calcext:value-type="float">
            <text:p>15.738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.3285" calcext:value-type="float">
            <text:p>44.3285</text:p>
          </table:table-cell>
          <table:table-cell office:value-type="float" office:value="42.2629" calcext:value-type="float">
            <text:p>42.2629</text:p>
          </table:table-cell>
          <table:table-cell office:value-type="float" office:value="22.0329" calcext:value-type="float">
            <text:p>22.0329</text:p>
          </table:table-cell>
          <table:table-cell office:value-type="float" office:value="7.06599" calcext:value-type="float">
            <text:p>7.065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72.2" calcext:value-type="float">
            <text:p>10072.2</text:p>
          </table:table-cell>
          <table:table-cell office:value-type="float" office:value="42.2979" calcext:value-type="float">
            <text:p>42.2979</text:p>
          </table:table-cell>
          <table:table-cell office:value-type="float" office:value="208.003" calcext:value-type="float">
            <text:p>208.003</text:p>
          </table:table-cell>
          <table:table-cell office:value-type="float" office:value="7.96353" calcext:value-type="float">
            <text:p>7.963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5.37" calcext:value-type="float">
            <text:p>475.37</text:p>
          </table:table-cell>
          <table:table-cell office:value-type="float" office:value="42.2946" calcext:value-type="float">
            <text:p>42.2946</text:p>
          </table:table-cell>
          <table:table-cell office:value-type="float" office:value="3791.05" calcext:value-type="float">
            <text:p>3791.05</text:p>
          </table:table-cell>
          <table:table-cell office:value-type="float" office:value="6.19313" calcext:value-type="float">
            <text:p>6.1931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.1894" calcext:value-type="float">
            <text:p>44.1894</text:p>
          </table:table-cell>
          <table:table-cell office:value-type="float" office:value="42.2114" calcext:value-type="float">
            <text:p>42.2114</text:p>
          </table:table-cell>
          <table:table-cell office:value-type="float" office:value="13.0363" calcext:value-type="float">
            <text:p>13.0363</text:p>
          </table:table-cell>
          <table:table-cell office:value-type="float" office:value="8.90937" calcext:value-type="float">
            <text:p>8.9093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0140.5" calcext:value-type="float">
            <text:p>30140.5</text:p>
          </table:table-cell>
          <table:table-cell office:value-type="float" office:value="42.3031" calcext:value-type="float">
            <text:p>42.3031</text:p>
          </table:table-cell>
          <table:table-cell office:value-type="float" office:value="256.875" calcext:value-type="float">
            <text:p>256.875</text:p>
          </table:table-cell>
          <table:table-cell office:value-type="float" office:value="9.14363" calcext:value-type="float">
            <text:p>9.143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47.46" calcext:value-type="float">
            <text:p>1447.46</text:p>
          </table:table-cell>
          <table:table-cell office:value-type="float" office:value="42.3909" calcext:value-type="float">
            <text:p>42.3909</text:p>
          </table:table-cell>
          <table:table-cell office:value-type="float" office:value="10080" calcext:value-type="float">
            <text:p>10080</text:p>
          </table:table-cell>
          <table:table-cell office:value-type="float" office:value="12.3416" calcext:value-type="float">
            <text:p>12.341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4.6472" calcext:value-type="float">
            <text:p>44.6472</text:p>
          </table:table-cell>
          <table:table-cell office:value-type="float" office:value="42.39" calcext:value-type="float">
            <text:p>42.39</text:p>
          </table:table-cell>
          <table:table-cell office:value-type="float" office:value="8.33302" calcext:value-type="float">
            <text:p>8.33302</text:p>
          </table:table-cell>
          <table:table-cell office:value-type="float" office:value="12.4818" calcext:value-type="float">
            <text:p>12.481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2135.8" calcext:value-type="float">
            <text:p>52135.8</text:p>
          </table:table-cell>
          <table:table-cell office:value-type="float" office:value="41.964" calcext:value-type="float">
            <text:p>41.964</text:p>
          </table:table-cell>
          <table:table-cell office:value-type="float" office:value="505.897" calcext:value-type="float">
            <text:p>505.897</text:p>
          </table:table-cell>
          <table:table-cell office:value-type="float" office:value="13.5062" calcext:value-type="float">
            <text:p>13.50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747.67" calcext:value-type="float">
            <text:p>6747.67</text:p>
          </table:table-cell>
          <table:table-cell office:value-type="float" office:value="42.8505" calcext:value-type="float">
            <text:p>42.8505</text:p>
          </table:table-cell>
          <table:table-cell office:value-type="float" office:value="35774" calcext:value-type="float">
            <text:p>35774</text:p>
          </table:table-cell>
          <table:table-cell office:value-type="float" office:value="10.7355" calcext:value-type="float">
            <text:p>10.735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4.1616" calcext:value-type="float">
            <text:p>44.1616</text:p>
          </table:table-cell>
          <table:table-cell office:value-type="float" office:value="42.3047" calcext:value-type="float">
            <text:p>42.3047</text:p>
          </table:table-cell>
          <table:table-cell office:value-type="float" office:value="6.32126" calcext:value-type="float">
            <text:p>6.32126</text:p>
          </table:table-cell>
          <table:table-cell office:value-type="float" office:value="10.0128" calcext:value-type="float">
            <text:p>10.012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5396" calcext:value-type="float">
            <text:p>105396</text:p>
          </table:table-cell>
          <table:table-cell office:value-type="float" office:value="41.924" calcext:value-type="float">
            <text:p>41.924</text:p>
          </table:table-cell>
          <table:table-cell office:value-type="float" office:value="1544.63" calcext:value-type="float">
            <text:p>1544.63</text:p>
          </table:table-cell>
          <table:table-cell office:value-type="float" office:value="6.25008" calcext:value-type="float">
            <text:p>6.25008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134" calcext:value-type="float">
            <text:p>22.1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.963" calcext:value-type="float">
            <text:p>21.9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.832" calcext:value-type="float">
            <text:p>21.8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7873" calcext:value-type="float">
            <text:p>24.787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.155" calcext:value-type="float">
            <text:p>25.15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.0933" calcext:value-type="float">
            <text:p>25.09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1442" calcext:value-type="float">
            <text:p>25.144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4.5736" calcext:value-type="float">
            <text:p>24.573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9.0496" calcext:value-type="float">
            <text:p>29.04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2672" calcext:value-type="float">
            <text:p>29.26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6.7654" calcext:value-type="float">
            <text:p>26.765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8.0184" calcext:value-type="float">
            <text:p>38.018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7742" calcext:value-type="float">
            <text:p>47.7742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9.4659" calcext:value-type="float">
            <text:p>29.465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84.2383" calcext:value-type="float">
            <text:p>84.238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.1998" calcext:value-type="float">
            <text:p>65.199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3.3033" calcext:value-type="float">
            <text:p>33.303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42.813" calcext:value-type="float">
            <text:p>142.8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1.555" calcext:value-type="float">
            <text:p>121.55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1.5707" calcext:value-type="float">
            <text:p>31.570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74.507" calcext:value-type="float">
            <text:p>274.50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7.714" calcext:value-type="float">
            <text:p>267.714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1.4473" calcext:value-type="float">
            <text:p>31.4473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768.687" calcext:value-type="float">
            <text:p>768.68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8.635" calcext:value-type="float">
            <text:p>418.635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8.1348" calcext:value-type="float">
            <text:p>28.134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274.66" calcext:value-type="float">
            <text:p>1274.6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84.71" calcext:value-type="float">
            <text:p>1984.71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7.5971" calcext:value-type="float">
            <text:p>27.5971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302.14" calcext:value-type="float">
            <text:p>4302.14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7" calcext:value-type="float">
            <text:p>11257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41.0893" calcext:value-type="float">
            <text:p>41.0893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5191" calcext:value-type="float">
            <text:p>15191</text:p>
          </table:table-cell>
          <table:table-cell table:number-columns-repeated="3"/>
        </table:table-row>
      </table:table>
      <table:table table:name="UnorderedListPriorityQueue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Unordered linked list, random 64-bit keys</text:p>
          </table:table-cell>
          <table:table-cell table:number-columns-repeated="5"/>
          <table:table-cell table:style-name="ce1" office:value-type="string" calcext:value-type="string">
            <text:p>Unordered linked list, decreasing 64-bit keys</text:p>
          </table:table-cell>
          <table:table-cell table:number-columns-repeated="5"/>
          <table:table-cell table:style-name="ce1" office:value-type="string" calcext:value-type="string">
            <text:p>Unordered linked list, increasing 64-bit k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739" calcext:value-type="float">
            <text:p>42.739</text:p>
          </table:table-cell>
          <table:table-cell office:value-type="float" office:value="42.3144" calcext:value-type="float">
            <text:p>42.3144</text:p>
          </table:table-cell>
          <table:table-cell office:value-type="float" office:value="7.45662" calcext:value-type="float">
            <text:p>7.45662</text:p>
          </table:table-cell>
          <table:table-cell office:value-type="float" office:value="9.72066" calcext:value-type="float">
            <text:p>9.720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4382" calcext:value-type="float">
            <text:p>42.4382</text:p>
          </table:table-cell>
          <table:table-cell office:value-type="float" office:value="43.3316" calcext:value-type="float">
            <text:p>43.3316</text:p>
          </table:table-cell>
          <table:table-cell office:value-type="float" office:value="127.882" calcext:value-type="float">
            <text:p>127.882</text:p>
          </table:table-cell>
          <table:table-cell office:value-type="float" office:value="127.76" calcext:value-type="float">
            <text:p>127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129" calcext:value-type="float">
            <text:p>42.3129</text:p>
          </table:table-cell>
          <table:table-cell office:value-type="float" office:value="43.1452" calcext:value-type="float">
            <text:p>43.1452</text:p>
          </table:table-cell>
          <table:table-cell office:value-type="float" office:value="10.8178" calcext:value-type="float">
            <text:p>10.8178</text:p>
          </table:table-cell>
          <table:table-cell office:value-type="float" office:value="9.00125" calcext:value-type="float">
            <text:p>9.00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734" calcext:value-type="float">
            <text:p>42.734</text:p>
          </table:table-cell>
          <table:table-cell office:value-type="float" office:value="42.2391" calcext:value-type="float">
            <text:p>42.2391</text:p>
          </table:table-cell>
          <table:table-cell office:value-type="float" office:value="9.53763" calcext:value-type="float">
            <text:p>9.53763</text:p>
          </table:table-cell>
          <table:table-cell office:value-type="float" office:value="7.08191" calcext:value-type="float">
            <text:p>7.081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3038" calcext:value-type="float">
            <text:p>42.3038</text:p>
          </table:table-cell>
          <table:table-cell office:value-type="float" office:value="43.1333" calcext:value-type="float">
            <text:p>43.1333</text:p>
          </table:table-cell>
          <table:table-cell office:value-type="float" office:value="7.01271" calcext:value-type="float">
            <text:p>7.01271</text:p>
          </table:table-cell>
          <table:table-cell office:value-type="float" office:value="7.58435" calcext:value-type="float">
            <text:p>7.584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33" calcext:value-type="float">
            <text:p>42.33</text:p>
          </table:table-cell>
          <table:table-cell office:value-type="float" office:value="43.1263" calcext:value-type="float">
            <text:p>43.1263</text:p>
          </table:table-cell>
          <table:table-cell office:value-type="float" office:value="20.6492" calcext:value-type="float">
            <text:p>20.6492</text:p>
          </table:table-cell>
          <table:table-cell office:value-type="float" office:value="6.08537" calcext:value-type="float">
            <text:p>6.08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753" calcext:value-type="float">
            <text:p>42.753</text:p>
          </table:table-cell>
          <table:table-cell office:value-type="float" office:value="42.3227" calcext:value-type="float">
            <text:p>42.3227</text:p>
          </table:table-cell>
          <table:table-cell office:value-type="float" office:value="11.2548" calcext:value-type="float">
            <text:p>11.2548</text:p>
          </table:table-cell>
          <table:table-cell office:value-type="float" office:value="9.58981" calcext:value-type="float">
            <text:p>9.589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.2816" calcext:value-type="float">
            <text:p>42.2816</text:p>
          </table:table-cell>
          <table:table-cell office:value-type="float" office:value="43.1412" calcext:value-type="float">
            <text:p>43.1412</text:p>
          </table:table-cell>
          <table:table-cell office:value-type="float" office:value="6.20377" calcext:value-type="float">
            <text:p>6.20377</text:p>
          </table:table-cell>
          <table:table-cell office:value-type="float" office:value="17.6322" calcext:value-type="float">
            <text:p>17.63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.3026" calcext:value-type="float">
            <text:p>42.3026</text:p>
          </table:table-cell>
          <table:table-cell office:value-type="float" office:value="43.1244" calcext:value-type="float">
            <text:p>43.1244</text:p>
          </table:table-cell>
          <table:table-cell office:value-type="float" office:value="8.05322" calcext:value-type="float">
            <text:p>8.05322</text:p>
          </table:table-cell>
          <table:table-cell office:value-type="float" office:value="6.07889" calcext:value-type="float">
            <text:p>6.07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7427" calcext:value-type="float">
            <text:p>42.7427</text:p>
          </table:table-cell>
          <table:table-cell office:value-type="float" office:value="42.3334" calcext:value-type="float">
            <text:p>42.3334</text:p>
          </table:table-cell>
          <table:table-cell office:value-type="float" office:value="16.376" calcext:value-type="float">
            <text:p>16.376</text:p>
          </table:table-cell>
          <table:table-cell office:value-type="float" office:value="9.33043" calcext:value-type="float">
            <text:p>9.330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.2829" calcext:value-type="float">
            <text:p>42.2829</text:p>
          </table:table-cell>
          <table:table-cell office:value-type="float" office:value="43.1457" calcext:value-type="float">
            <text:p>43.1457</text:p>
          </table:table-cell>
          <table:table-cell office:value-type="float" office:value="6.98584" calcext:value-type="float">
            <text:p>6.98584</text:p>
          </table:table-cell>
          <table:table-cell office:value-type="float" office:value="10.9784" calcext:value-type="float">
            <text:p>10.97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.3028" calcext:value-type="float">
            <text:p>42.3028</text:p>
          </table:table-cell>
          <table:table-cell office:value-type="float" office:value="43.1304" calcext:value-type="float">
            <text:p>43.1304</text:p>
          </table:table-cell>
          <table:table-cell office:value-type="float" office:value="8.21025" calcext:value-type="float">
            <text:p>8.21025</text:p>
          </table:table-cell>
          <table:table-cell office:value-type="float" office:value="7.44541" calcext:value-type="float">
            <text:p>7.445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7287" calcext:value-type="float">
            <text:p>42.7287</text:p>
          </table:table-cell>
          <table:table-cell office:value-type="float" office:value="42.2629" calcext:value-type="float">
            <text:p>42.2629</text:p>
          </table:table-cell>
          <table:table-cell office:value-type="float" office:value="8.30123" calcext:value-type="float">
            <text:p>8.30123</text:p>
          </table:table-cell>
          <table:table-cell office:value-type="float" office:value="6.97294" calcext:value-type="float">
            <text:p>6.972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.2916" calcext:value-type="float">
            <text:p>42.2916</text:p>
          </table:table-cell>
          <table:table-cell office:value-type="float" office:value="43.1323" calcext:value-type="float">
            <text:p>43.1323</text:p>
          </table:table-cell>
          <table:table-cell office:value-type="float" office:value="6.20076" calcext:value-type="float">
            <text:p>6.20076</text:p>
          </table:table-cell>
          <table:table-cell office:value-type="float" office:value="8.08905" calcext:value-type="float">
            <text:p>8.089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.3039" calcext:value-type="float">
            <text:p>42.3039</text:p>
          </table:table-cell>
          <table:table-cell office:value-type="float" office:value="43.1546" calcext:value-type="float">
            <text:p>43.1546</text:p>
          </table:table-cell>
          <table:table-cell office:value-type="float" office:value="8.10052" calcext:value-type="float">
            <text:p>8.10052</text:p>
          </table:table-cell>
          <table:table-cell office:value-type="float" office:value="18.6957" calcext:value-type="float">
            <text:p>18.6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7351" calcext:value-type="float">
            <text:p>42.7351</text:p>
          </table:table-cell>
          <table:table-cell office:value-type="float" office:value="42.2819" calcext:value-type="float">
            <text:p>42.2819</text:p>
          </table:table-cell>
          <table:table-cell office:value-type="float" office:value="8.58704" calcext:value-type="float">
            <text:p>8.58704</text:p>
          </table:table-cell>
          <table:table-cell office:value-type="float" office:value="8.74653" calcext:value-type="float">
            <text:p>8.746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.33" calcext:value-type="float">
            <text:p>42.33</text:p>
          </table:table-cell>
          <table:table-cell office:value-type="float" office:value="43.1283" calcext:value-type="float">
            <text:p>43.1283</text:p>
          </table:table-cell>
          <table:table-cell office:value-type="float" office:value="24.6582" calcext:value-type="float">
            <text:p>24.6582</text:p>
          </table:table-cell>
          <table:table-cell office:value-type="float" office:value="7.21843" calcext:value-type="float">
            <text:p>7.218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.3084" calcext:value-type="float">
            <text:p>42.3084</text:p>
          </table:table-cell>
          <table:table-cell office:value-type="float" office:value="43.1385" calcext:value-type="float">
            <text:p>43.1385</text:p>
          </table:table-cell>
          <table:table-cell office:value-type="float" office:value="14.2233" calcext:value-type="float">
            <text:p>14.2233</text:p>
          </table:table-cell>
          <table:table-cell office:value-type="float" office:value="9.47416" calcext:value-type="float">
            <text:p>9.47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7479" calcext:value-type="float">
            <text:p>42.7479</text:p>
          </table:table-cell>
          <table:table-cell office:value-type="float" office:value="42.2538" calcext:value-type="float">
            <text:p>42.2538</text:p>
          </table:table-cell>
          <table:table-cell office:value-type="float" office:value="8.03341" calcext:value-type="float">
            <text:p>8.03341</text:p>
          </table:table-cell>
          <table:table-cell office:value-type="float" office:value="7.88194" calcext:value-type="float">
            <text:p>7.88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3396" calcext:value-type="float">
            <text:p>42.3396</text:p>
          </table:table-cell>
          <table:table-cell office:value-type="float" office:value="43.2086" calcext:value-type="float">
            <text:p>43.2086</text:p>
          </table:table-cell>
          <table:table-cell office:value-type="float" office:value="29.6294" calcext:value-type="float">
            <text:p>29.6294</text:p>
          </table:table-cell>
          <table:table-cell office:value-type="float" office:value="54.0346" calcext:value-type="float">
            <text:p>54.03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3008" calcext:value-type="float">
            <text:p>42.3008</text:p>
          </table:table-cell>
          <table:table-cell office:value-type="float" office:value="43.1271" calcext:value-type="float">
            <text:p>43.1271</text:p>
          </table:table-cell>
          <table:table-cell office:value-type="float" office:value="7.91855" calcext:value-type="float">
            <text:p>7.91855</text:p>
          </table:table-cell>
          <table:table-cell office:value-type="float" office:value="7.0567" calcext:value-type="float">
            <text:p>7.05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.7015" calcext:value-type="float">
            <text:p>42.7015</text:p>
          </table:table-cell>
          <table:table-cell office:value-type="float" office:value="42.2874" calcext:value-type="float">
            <text:p>42.2874</text:p>
          </table:table-cell>
          <table:table-cell office:value-type="float" office:value="7.31568" calcext:value-type="float">
            <text:p>7.31568</text:p>
          </table:table-cell>
          <table:table-cell office:value-type="float" office:value="7.40326" calcext:value-type="float">
            <text:p>7.403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2.338" calcext:value-type="float">
            <text:p>42.338</text:p>
          </table:table-cell>
          <table:table-cell office:value-type="float" office:value="43.1322" calcext:value-type="float">
            <text:p>43.1322</text:p>
          </table:table-cell>
          <table:table-cell office:value-type="float" office:value="20.9683" calcext:value-type="float">
            <text:p>20.9683</text:p>
          </table:table-cell>
          <table:table-cell office:value-type="float" office:value="8.33158" calcext:value-type="float">
            <text:p>8.3315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2.3054" calcext:value-type="float">
            <text:p>42.3054</text:p>
          </table:table-cell>
          <table:table-cell office:value-type="float" office:value="43.1306" calcext:value-type="float">
            <text:p>43.1306</text:p>
          </table:table-cell>
          <table:table-cell office:value-type="float" office:value="10.0098" calcext:value-type="float">
            <text:p>10.0098</text:p>
          </table:table-cell>
          <table:table-cell office:value-type="float" office:value="7.4338" calcext:value-type="float">
            <text:p>7.4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.7391" calcext:value-type="float">
            <text:p>42.7391</text:p>
          </table:table-cell>
          <table:table-cell office:value-type="float" office:value="42.2511" calcext:value-type="float">
            <text:p>42.2511</text:p>
          </table:table-cell>
          <table:table-cell office:value-type="float" office:value="7.54908" calcext:value-type="float">
            <text:p>7.54908</text:p>
          </table:table-cell>
          <table:table-cell office:value-type="float" office:value="7.42997" calcext:value-type="float">
            <text:p>7.429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.2959" calcext:value-type="float">
            <text:p>42.2959</text:p>
          </table:table-cell>
          <table:table-cell office:value-type="float" office:value="43.1547" calcext:value-type="float">
            <text:p>43.1547</text:p>
          </table:table-cell>
          <table:table-cell office:value-type="float" office:value="11.0854" calcext:value-type="float">
            <text:p>11.0854</text:p>
          </table:table-cell>
          <table:table-cell office:value-type="float" office:value="23.6419" calcext:value-type="float">
            <text:p>23.641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.3032" calcext:value-type="float">
            <text:p>42.3032</text:p>
          </table:table-cell>
          <table:table-cell office:value-type="float" office:value="43.1268" calcext:value-type="float">
            <text:p>43.1268</text:p>
          </table:table-cell>
          <table:table-cell office:value-type="float" office:value="7.84318" calcext:value-type="float">
            <text:p>7.84318</text:p>
          </table:table-cell>
          <table:table-cell office:value-type="float" office:value="6.09669" calcext:value-type="float">
            <text:p>6.096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.726" calcext:value-type="float">
            <text:p>42.726</text:p>
          </table:table-cell>
          <table:table-cell office:value-type="float" office:value="42.2452" calcext:value-type="float">
            <text:p>42.2452</text:p>
          </table:table-cell>
          <table:table-cell office:value-type="float" office:value="15.7666" calcext:value-type="float">
            <text:p>15.7666</text:p>
          </table:table-cell>
          <table:table-cell office:value-type="float" office:value="7.81364" calcext:value-type="float">
            <text:p>7.813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.3788" calcext:value-type="float">
            <text:p>42.3788</text:p>
          </table:table-cell>
          <table:table-cell office:value-type="float" office:value="43.1902" calcext:value-type="float">
            <text:p>43.1902</text:p>
          </table:table-cell>
          <table:table-cell office:value-type="float" office:value="29.4" calcext:value-type="float">
            <text:p>29.4</text:p>
          </table:table-cell>
          <table:table-cell office:value-type="float" office:value="36.8389" calcext:value-type="float">
            <text:p>36.838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.2988" calcext:value-type="float">
            <text:p>42.2988</text:p>
          </table:table-cell>
          <table:table-cell office:value-type="float" office:value="43.1514" calcext:value-type="float">
            <text:p>43.1514</text:p>
          </table:table-cell>
          <table:table-cell office:value-type="float" office:value="7.46692" calcext:value-type="float">
            <text:p>7.46692</text:p>
          </table:table-cell>
          <table:table-cell office:value-type="float" office:value="21.7296" calcext:value-type="float">
            <text:p>21.72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.6952" calcext:value-type="float">
            <text:p>42.6952</text:p>
          </table:table-cell>
          <table:table-cell office:value-type="float" office:value="42.2793" calcext:value-type="float">
            <text:p>42.2793</text:p>
          </table:table-cell>
          <table:table-cell office:value-type="float" office:value="6.17467" calcext:value-type="float">
            <text:p>6.17467</text:p>
          </table:table-cell>
          <table:table-cell office:value-type="float" office:value="7.37064" calcext:value-type="float">
            <text:p>7.3706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2.2933" calcext:value-type="float">
            <text:p>42.2933</text:p>
          </table:table-cell>
          <table:table-cell office:value-type="float" office:value="43.1768" calcext:value-type="float">
            <text:p>43.1768</text:p>
          </table:table-cell>
          <table:table-cell office:value-type="float" office:value="7.85626" calcext:value-type="float">
            <text:p>7.85626</text:p>
          </table:table-cell>
          <table:table-cell office:value-type="float" office:value="43.5871" calcext:value-type="float">
            <text:p>43.587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2.3026" calcext:value-type="float">
            <text:p>42.3026</text:p>
          </table:table-cell>
          <table:table-cell office:value-type="float" office:value="43.128" calcext:value-type="float">
            <text:p>43.128</text:p>
          </table:table-cell>
          <table:table-cell office:value-type="float" office:value="8.36218" calcext:value-type="float">
            <text:p>8.36218</text:p>
          </table:table-cell>
          <table:table-cell office:value-type="float" office:value="6.92746" calcext:value-type="float">
            <text:p>6.927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.7009" calcext:value-type="float">
            <text:p>42.7009</text:p>
          </table:table-cell>
          <table:table-cell office:value-type="float" office:value="42.3042" calcext:value-type="float">
            <text:p>42.3042</text:p>
          </table:table-cell>
          <table:table-cell office:value-type="float" office:value="12.9294" calcext:value-type="float">
            <text:p>12.9294</text:p>
          </table:table-cell>
          <table:table-cell office:value-type="float" office:value="6.20356" calcext:value-type="float">
            <text:p>6.2035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2.3758" calcext:value-type="float">
            <text:p>42.3758</text:p>
          </table:table-cell>
          <table:table-cell office:value-type="float" office:value="43.1589" calcext:value-type="float">
            <text:p>43.1589</text:p>
          </table:table-cell>
          <table:table-cell office:value-type="float" office:value="39.6421" calcext:value-type="float">
            <text:p>39.6421</text:p>
          </table:table-cell>
          <table:table-cell office:value-type="float" office:value="28.2622" calcext:value-type="float">
            <text:p>28.262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2.3061" calcext:value-type="float">
            <text:p>42.3061</text:p>
          </table:table-cell>
          <table:table-cell office:value-type="float" office:value="43.1313" calcext:value-type="float">
            <text:p>43.1313</text:p>
          </table:table-cell>
          <table:table-cell office:value-type="float" office:value="10.6997" calcext:value-type="float">
            <text:p>10.6997</text:p>
          </table:table-cell>
          <table:table-cell office:value-type="float" office:value="7.9825" calcext:value-type="float">
            <text:p>7.98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2.6892" calcext:value-type="float">
            <text:p>42.6892</text:p>
          </table:table-cell>
          <table:table-cell office:value-type="float" office:value="42.333" calcext:value-type="float">
            <text:p>42.333</text:p>
          </table:table-cell>
          <table:table-cell office:value-type="float" office:value="6.95459" calcext:value-type="float">
            <text:p>6.95459</text:p>
          </table:table-cell>
          <table:table-cell office:value-type="float" office:value="8.47538" calcext:value-type="float">
            <text:p>8.4753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2.3006" calcext:value-type="float">
            <text:p>42.3006</text:p>
          </table:table-cell>
          <table:table-cell office:value-type="float" office:value="43.1377" calcext:value-type="float">
            <text:p>43.1377</text:p>
          </table:table-cell>
          <table:table-cell office:value-type="float" office:value="7.78043" calcext:value-type="float">
            <text:p>7.78043</text:p>
          </table:table-cell>
          <table:table-cell office:value-type="float" office:value="10.3559" calcext:value-type="float">
            <text:p>10.355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2.3195" calcext:value-type="float">
            <text:p>42.3195</text:p>
          </table:table-cell>
          <table:table-cell office:value-type="float" office:value="43.1346" calcext:value-type="float">
            <text:p>43.1346</text:p>
          </table:table-cell>
          <table:table-cell office:value-type="float" office:value="21.9877" calcext:value-type="float">
            <text:p>21.9877</text:p>
          </table:table-cell>
          <table:table-cell office:value-type="float" office:value="8.31384" calcext:value-type="float">
            <text:p>8.31384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7293" calcext:value-type="float">
            <text:p>42.7293</text:p>
          </table:table-cell>
          <table:table-cell office:value-type="float" office:value="42.3007" calcext:value-type="float">
            <text:p>42.3007</text:p>
          </table:table-cell>
          <table:table-cell office:value-type="float" office:value="7.09226" calcext:value-type="float">
            <text:p>7.09226</text:p>
          </table:table-cell>
          <table:table-cell office:value-type="float" office:value="8.51101" calcext:value-type="float">
            <text:p>8.51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487" calcext:value-type="float">
            <text:p>42.3487</text:p>
          </table:table-cell>
          <table:table-cell office:value-type="float" office:value="43.1765" calcext:value-type="float">
            <text:p>43.1765</text:p>
          </table:table-cell>
          <table:table-cell office:value-type="float" office:value="25.3929" calcext:value-type="float">
            <text:p>25.3929</text:p>
          </table:table-cell>
          <table:table-cell office:value-type="float" office:value="28.6749" calcext:value-type="float">
            <text:p>28.6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452" calcext:value-type="float">
            <text:p>42.2452</text:p>
          </table:table-cell>
          <table:table-cell office:value-type="float" office:value="43.1598" calcext:value-type="float">
            <text:p>43.1598</text:p>
          </table:table-cell>
          <table:table-cell office:value-type="float" office:value="6.24003" calcext:value-type="float">
            <text:p>6.24003</text:p>
          </table:table-cell>
          <table:table-cell office:value-type="float" office:value="8.47406" calcext:value-type="float">
            <text:p>8.47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7138" calcext:value-type="float">
            <text:p>42.7138</text:p>
          </table:table-cell>
          <table:table-cell office:value-type="float" office:value="46.476" calcext:value-type="float">
            <text:p>46.476</text:p>
          </table:table-cell>
          <table:table-cell office:value-type="float" office:value="6.94741" calcext:value-type="float">
            <text:p>6.94741</text:p>
          </table:table-cell>
          <table:table-cell office:value-type="float" office:value="15.7223" calcext:value-type="float">
            <text:p>15.7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3088" calcext:value-type="float">
            <text:p>42.3088</text:p>
          </table:table-cell>
          <table:table-cell office:value-type="float" office:value="52.3198" calcext:value-type="float">
            <text:p>52.3198</text:p>
          </table:table-cell>
          <table:table-cell office:value-type="float" office:value="30.4366" calcext:value-type="float">
            <text:p>30.4366</text:p>
          </table:table-cell>
          <table:table-cell office:value-type="float" office:value="24.5548" calcext:value-type="float">
            <text:p>24.55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3035" calcext:value-type="float">
            <text:p>42.3035</text:p>
          </table:table-cell>
          <table:table-cell office:value-type="float" office:value="52.2809" calcext:value-type="float">
            <text:p>52.2809</text:p>
          </table:table-cell>
          <table:table-cell office:value-type="float" office:value="9.49309" calcext:value-type="float">
            <text:p>9.49309</text:p>
          </table:table-cell>
          <table:table-cell office:value-type="float" office:value="22.646" calcext:value-type="float">
            <text:p>22.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7715" calcext:value-type="float">
            <text:p>42.7715</text:p>
          </table:table-cell>
          <table:table-cell office:value-type="float" office:value="55.587" calcext:value-type="float">
            <text:p>55.587</text:p>
          </table:table-cell>
          <table:table-cell office:value-type="float" office:value="25.2175" calcext:value-type="float">
            <text:p>25.2175</text:p>
          </table:table-cell>
          <table:table-cell office:value-type="float" office:value="8.59953" calcext:value-type="float">
            <text:p>8.599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.3413" calcext:value-type="float">
            <text:p>42.3413</text:p>
          </table:table-cell>
          <table:table-cell office:value-type="float" office:value="57.2966" calcext:value-type="float">
            <text:p>57.2966</text:p>
          </table:table-cell>
          <table:table-cell office:value-type="float" office:value="29.4966" calcext:value-type="float">
            <text:p>29.4966</text:p>
          </table:table-cell>
          <table:table-cell office:value-type="float" office:value="25.4527" calcext:value-type="float">
            <text:p>25.4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.3027" calcext:value-type="float">
            <text:p>42.3027</text:p>
          </table:table-cell>
          <table:table-cell office:value-type="float" office:value="55.5848" calcext:value-type="float">
            <text:p>55.5848</text:p>
          </table:table-cell>
          <table:table-cell office:value-type="float" office:value="8.65537" calcext:value-type="float">
            <text:p>8.65537</text:p>
          </table:table-cell>
          <table:table-cell office:value-type="float" office:value="9.64958" calcext:value-type="float">
            <text:p>9.64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7352" calcext:value-type="float">
            <text:p>42.7352</text:p>
          </table:table-cell>
          <table:table-cell office:value-type="float" office:value="81.562" calcext:value-type="float">
            <text:p>81.562</text:p>
          </table:table-cell>
          <table:table-cell office:value-type="float" office:value="8.75093" calcext:value-type="float">
            <text:p>8.75093</text:p>
          </table:table-cell>
          <table:table-cell office:value-type="float" office:value="22.3548" calcext:value-type="float">
            <text:p>22.35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.3083" calcext:value-type="float">
            <text:p>42.3083</text:p>
          </table:table-cell>
          <table:table-cell office:value-type="float" office:value="83.5266" calcext:value-type="float">
            <text:p>83.5266</text:p>
          </table:table-cell>
          <table:table-cell office:value-type="float" office:value="23.3519" calcext:value-type="float">
            <text:p>23.3519</text:p>
          </table:table-cell>
          <table:table-cell office:value-type="float" office:value="47.1056" calcext:value-type="float">
            <text:p>47.10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.3152" calcext:value-type="float">
            <text:p>42.3152</text:p>
          </table:table-cell>
          <table:table-cell office:value-type="float" office:value="80.7529" calcext:value-type="float">
            <text:p>80.7529</text:p>
          </table:table-cell>
          <table:table-cell office:value-type="float" office:value="7.8738" calcext:value-type="float">
            <text:p>7.8738</text:p>
          </table:table-cell>
          <table:table-cell office:value-type="float" office:value="16.6122" calcext:value-type="float">
            <text:p>16.6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7337" calcext:value-type="float">
            <text:p>42.7337</text:p>
          </table:table-cell>
          <table:table-cell office:value-type="float" office:value="178.807" calcext:value-type="float">
            <text:p>178.807</text:p>
          </table:table-cell>
          <table:table-cell office:value-type="float" office:value="8.67231" calcext:value-type="float">
            <text:p>8.67231</text:p>
          </table:table-cell>
          <table:table-cell office:value-type="float" office:value="19.798" calcext:value-type="float">
            <text:p>19.7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.3349" calcext:value-type="float">
            <text:p>42.3349</text:p>
          </table:table-cell>
          <table:table-cell office:value-type="float" office:value="182.513" calcext:value-type="float">
            <text:p>182.513</text:p>
          </table:table-cell>
          <table:table-cell office:value-type="float" office:value="42.0352" calcext:value-type="float">
            <text:p>42.0352</text:p>
          </table:table-cell>
          <table:table-cell office:value-type="float" office:value="47.7094" calcext:value-type="float">
            <text:p>47.70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.3043" calcext:value-type="float">
            <text:p>42.3043</text:p>
          </table:table-cell>
          <table:table-cell office:value-type="float" office:value="176.566" calcext:value-type="float">
            <text:p>176.566</text:p>
          </table:table-cell>
          <table:table-cell office:value-type="float" office:value="7.0272" calcext:value-type="float">
            <text:p>7.0272</text:p>
          </table:table-cell>
          <table:table-cell office:value-type="float" office:value="18.8336" calcext:value-type="float">
            <text:p>18.8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7381" calcext:value-type="float">
            <text:p>42.7381</text:p>
          </table:table-cell>
          <table:table-cell office:value-type="float" office:value="289.927" calcext:value-type="float">
            <text:p>289.927</text:p>
          </table:table-cell>
          <table:table-cell office:value-type="float" office:value="6.19593" calcext:value-type="float">
            <text:p>6.19593</text:p>
          </table:table-cell>
          <table:table-cell office:value-type="float" office:value="34.9124" calcext:value-type="float">
            <text:p>34.91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.4005" calcext:value-type="float">
            <text:p>42.4005</text:p>
          </table:table-cell>
          <table:table-cell office:value-type="float" office:value="281.486" calcext:value-type="float">
            <text:p>281.486</text:p>
          </table:table-cell>
          <table:table-cell office:value-type="float" office:value="25.8821" calcext:value-type="float">
            <text:p>25.8821</text:p>
          </table:table-cell>
          <table:table-cell office:value-type="float" office:value="70.0099" calcext:value-type="float">
            <text:p>70.00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.3436" calcext:value-type="float">
            <text:p>42.3436</text:p>
          </table:table-cell>
          <table:table-cell office:value-type="float" office:value="309.401" calcext:value-type="float">
            <text:p>309.401</text:p>
          </table:table-cell>
          <table:table-cell office:value-type="float" office:value="8.50392" calcext:value-type="float">
            <text:p>8.50392</text:p>
          </table:table-cell>
          <table:table-cell office:value-type="float" office:value="26.5625" calcext:value-type="float">
            <text:p>26.5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7214" calcext:value-type="float">
            <text:p>42.7214</text:p>
          </table:table-cell>
          <table:table-cell office:value-type="float" office:value="556.276" calcext:value-type="float">
            <text:p>556.276</text:p>
          </table:table-cell>
          <table:table-cell office:value-type="float" office:value="7.18902" calcext:value-type="float">
            <text:p>7.18902</text:p>
          </table:table-cell>
          <table:table-cell office:value-type="float" office:value="47.5191" calcext:value-type="float">
            <text:p>47.51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303" calcext:value-type="float">
            <text:p>42.303</text:p>
          </table:table-cell>
          <table:table-cell office:value-type="float" office:value="556.169" calcext:value-type="float">
            <text:p>556.169</text:p>
          </table:table-cell>
          <table:table-cell office:value-type="float" office:value="6.99409" calcext:value-type="float">
            <text:p>6.99409</text:p>
          </table:table-cell>
          <table:table-cell office:value-type="float" office:value="79.375" calcext:value-type="float">
            <text:p>79.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3162" calcext:value-type="float">
            <text:p>42.3162</text:p>
          </table:table-cell>
          <table:table-cell office:value-type="float" office:value="558.373" calcext:value-type="float">
            <text:p>558.373</text:p>
          </table:table-cell>
          <table:table-cell office:value-type="float" office:value="9.97345" calcext:value-type="float">
            <text:p>9.97345</text:p>
          </table:table-cell>
          <table:table-cell office:value-type="float" office:value="31.0529" calcext:value-type="float">
            <text:p>31.0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.752" calcext:value-type="float">
            <text:p>42.752</text:p>
          </table:table-cell>
          <table:table-cell office:value-type="float" office:value="1576.5" calcext:value-type="float">
            <text:p>1576.5</text:p>
          </table:table-cell>
          <table:table-cell office:value-type="float" office:value="7.73725" calcext:value-type="float">
            <text:p>7.73725</text:p>
          </table:table-cell>
          <table:table-cell office:value-type="float" office:value="65.0066" calcext:value-type="float">
            <text:p>65.006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2.2991" calcext:value-type="float">
            <text:p>42.2991</text:p>
          </table:table-cell>
          <table:table-cell office:value-type="float" office:value="1550.23" calcext:value-type="float">
            <text:p>1550.23</text:p>
          </table:table-cell>
          <table:table-cell office:value-type="float" office:value="18.4358" calcext:value-type="float">
            <text:p>18.4358</text:p>
          </table:table-cell>
          <table:table-cell office:value-type="float" office:value="141.24" calcext:value-type="float">
            <text:p>141.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2.2871" calcext:value-type="float">
            <text:p>42.2871</text:p>
          </table:table-cell>
          <table:table-cell office:value-type="float" office:value="1554.21" calcext:value-type="float">
            <text:p>1554.21</text:p>
          </table:table-cell>
          <table:table-cell office:value-type="float" office:value="8.10884" calcext:value-type="float">
            <text:p>8.10884</text:p>
          </table:table-cell>
          <table:table-cell office:value-type="float" office:value="65.1482" calcext:value-type="float">
            <text:p>65.14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.6999" calcext:value-type="float">
            <text:p>42.6999</text:p>
          </table:table-cell>
          <table:table-cell office:value-type="float" office:value="2754.1" calcext:value-type="float">
            <text:p>2754.1</text:p>
          </table:table-cell>
          <table:table-cell office:value-type="float" office:value="7.82312" calcext:value-type="float">
            <text:p>7.82312</text:p>
          </table:table-cell>
          <table:table-cell office:value-type="float" office:value="101.21" calcext:value-type="float">
            <text:p>101.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.2846" calcext:value-type="float">
            <text:p>42.2846</text:p>
          </table:table-cell>
          <table:table-cell office:value-type="float" office:value="2775.33" calcext:value-type="float">
            <text:p>2775.33</text:p>
          </table:table-cell>
          <table:table-cell office:value-type="float" office:value="7.43977" calcext:value-type="float">
            <text:p>7.43977</text:p>
          </table:table-cell>
          <table:table-cell office:value-type="float" office:value="168.746" calcext:value-type="float">
            <text:p>168.7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.2913" calcext:value-type="float">
            <text:p>42.2913</text:p>
          </table:table-cell>
          <table:table-cell office:value-type="float" office:value="2714.91" calcext:value-type="float">
            <text:p>2714.91</text:p>
          </table:table-cell>
          <table:table-cell office:value-type="float" office:value="7.62703" calcext:value-type="float">
            <text:p>7.62703</text:p>
          </table:table-cell>
          <table:table-cell office:value-type="float" office:value="98.0377" calcext:value-type="float">
            <text:p>98.03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.7196" calcext:value-type="float">
            <text:p>42.7196</text:p>
          </table:table-cell>
          <table:table-cell office:value-type="float" office:value="11045.1" calcext:value-type="float">
            <text:p>11045.1</text:p>
          </table:table-cell>
          <table:table-cell office:value-type="float" office:value="8.97602" calcext:value-type="float">
            <text:p>8.97602</text:p>
          </table:table-cell>
          <table:table-cell office:value-type="float" office:value="203.62" calcext:value-type="float">
            <text:p>203.6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.2988" calcext:value-type="float">
            <text:p>42.2988</text:p>
          </table:table-cell>
          <table:table-cell office:value-type="float" office:value="10080.4" calcext:value-type="float">
            <text:p>10080.4</text:p>
          </table:table-cell>
          <table:table-cell office:value-type="float" office:value="9.46165" calcext:value-type="float">
            <text:p>9.46165</text:p>
          </table:table-cell>
          <table:table-cell office:value-type="float" office:value="303.922" calcext:value-type="float">
            <text:p>303.9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.2926" calcext:value-type="float">
            <text:p>42.2926</text:p>
          </table:table-cell>
          <table:table-cell office:value-type="float" office:value="10061.2" calcext:value-type="float">
            <text:p>10061.2</text:p>
          </table:table-cell>
          <table:table-cell office:value-type="float" office:value="8.50899" calcext:value-type="float">
            <text:p>8.50899</text:p>
          </table:table-cell>
          <table:table-cell office:value-type="float" office:value="142.139" calcext:value-type="float">
            <text:p>142.1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.7051" calcext:value-type="float">
            <text:p>42.7051</text:p>
          </table:table-cell>
          <table:table-cell office:value-type="float" office:value="37011.7" calcext:value-type="float">
            <text:p>37011.7</text:p>
          </table:table-cell>
          <table:table-cell office:value-type="float" office:value="9.79269" calcext:value-type="float">
            <text:p>9.79269</text:p>
          </table:table-cell>
          <table:table-cell office:value-type="float" office:value="774.482" calcext:value-type="float">
            <text:p>774.48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2.2641" calcext:value-type="float">
            <text:p>42.2641</text:p>
          </table:table-cell>
          <table:table-cell office:value-type="float" office:value="30781.6" calcext:value-type="float">
            <text:p>30781.6</text:p>
          </table:table-cell>
          <table:table-cell office:value-type="float" office:value="8.21147" calcext:value-type="float">
            <text:p>8.21147</text:p>
          </table:table-cell>
          <table:table-cell office:value-type="float" office:value="610.557" calcext:value-type="float">
            <text:p>610.55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2.3113" calcext:value-type="float">
            <text:p>42.3113</text:p>
          </table:table-cell>
          <table:table-cell office:value-type="float" office:value="30231.6" calcext:value-type="float">
            <text:p>30231.6</text:p>
          </table:table-cell>
          <table:table-cell office:value-type="float" office:value="10.8925" calcext:value-type="float">
            <text:p>10.8925</text:p>
          </table:table-cell>
          <table:table-cell office:value-type="float" office:value="280.431" calcext:value-type="float">
            <text:p>280.4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.7215" calcext:value-type="float">
            <text:p>42.7215</text:p>
          </table:table-cell>
          <table:table-cell office:value-type="float" office:value="96815.7" calcext:value-type="float">
            <text:p>96815.7</text:p>
          </table:table-cell>
          <table:table-cell office:value-type="float" office:value="7.38958" calcext:value-type="float">
            <text:p>7.38958</text:p>
          </table:table-cell>
          <table:table-cell office:value-type="float" office:value="2384.72" calcext:value-type="float">
            <text:p>2384.7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2.3054" calcext:value-type="float">
            <text:p>42.3054</text:p>
          </table:table-cell>
          <table:table-cell office:value-type="float" office:value="54412.1" calcext:value-type="float">
            <text:p>54412.1</text:p>
          </table:table-cell>
          <table:table-cell office:value-type="float" office:value="7.30754" calcext:value-type="float">
            <text:p>7.30754</text:p>
          </table:table-cell>
          <table:table-cell office:value-type="float" office:value="1132.33" calcext:value-type="float">
            <text:p>1132.3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2.3388" calcext:value-type="float">
            <text:p>42.3388</text:p>
          </table:table-cell>
          <table:table-cell office:value-type="float" office:value="53847.8" calcext:value-type="float">
            <text:p>53847.8</text:p>
          </table:table-cell>
          <table:table-cell office:value-type="float" office:value="8.90824" calcext:value-type="float">
            <text:p>8.90824</text:p>
          </table:table-cell>
          <table:table-cell office:value-type="float" office:value="541.99" calcext:value-type="float">
            <text:p>541.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2.7063" calcext:value-type="float">
            <text:p>42.7063</text:p>
          </table:table-cell>
          <table:table-cell office:value-type="float" office:value="283527" calcext:value-type="float">
            <text:p>283527</text:p>
          </table:table-cell>
          <table:table-cell office:value-type="float" office:value="10.4687" calcext:value-type="float">
            <text:p>10.4687</text:p>
          </table:table-cell>
          <table:table-cell office:value-type="float" office:value="13924.4" calcext:value-type="float">
            <text:p>13924.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2.3603" calcext:value-type="float">
            <text:p>42.3603</text:p>
          </table:table-cell>
          <table:table-cell office:value-type="float" office:value="104477" calcext:value-type="float">
            <text:p>104477</text:p>
          </table:table-cell>
          <table:table-cell office:value-type="float" office:value="10.1722" calcext:value-type="float">
            <text:p>10.1722</text:p>
          </table:table-cell>
          <table:table-cell office:value-type="float" office:value="1347.46" calcext:value-type="float">
            <text:p>1347.4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2.3244" calcext:value-type="float">
            <text:p>42.3244</text:p>
          </table:table-cell>
          <table:table-cell office:value-type="float" office:value="104445" calcext:value-type="float">
            <text:p>104445</text:p>
          </table:table-cell>
          <table:table-cell office:value-type="float" office:value="9.59502" calcext:value-type="float">
            <text:p>9.59502</text:p>
          </table:table-cell>
          <table:table-cell office:value-type="float" office:value="787.755" calcext:value-type="float">
            <text:p>787.755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917" calcext:value-type="float">
            <text:p>21.9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.706" calcext:value-type="float">
            <text:p>21.7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.95" calcext:value-type="float">
            <text:p>21.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9137" calcext:value-type="float">
            <text:p>17.91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9.7623" calcext:value-type="float">
            <text:p>19.76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9.1427" calcext:value-type="float">
            <text:p>19.14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372" calcext:value-type="float">
            <text:p>17.637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8.8696" calcext:value-type="float">
            <text:p>18.869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.2798" calcext:value-type="float">
            <text:p>20.279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893" calcext:value-type="float">
            <text:p>26.89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2.7113" calcext:value-type="float">
            <text:p>32.711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7.3109" calcext:value-type="float">
            <text:p>27.310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.0985" calcext:value-type="float">
            <text:p>75.098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87.0561" calcext:value-type="float">
            <text:p>87.056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81.0692" calcext:value-type="float">
            <text:p>81.069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.695" calcext:value-type="float">
            <text:p>125.69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34.276" calcext:value-type="float">
            <text:p>134.27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54.742" calcext:value-type="float">
            <text:p>154.74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.221" calcext:value-type="float">
            <text:p>264.22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68.505" calcext:value-type="float">
            <text:p>268.50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89.881" calcext:value-type="float">
            <text:p>289.88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1.452" calcext:value-type="float">
            <text:p>811.45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784.845" calcext:value-type="float">
            <text:p>784.845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786.324" calcext:value-type="float">
            <text:p>786.32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37.79" calcext:value-type="float">
            <text:p>1337.79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278.8" calcext:value-type="float">
            <text:p>1278.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287.89" calcext:value-type="float">
            <text:p>1287.8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89.34" calcext:value-type="float">
            <text:p>5189.34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345.57" calcext:value-type="float">
            <text:p>4345.57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360.23" calcext:value-type="float">
            <text:p>4360.23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879.7" calcext:value-type="float">
            <text:p>16879.7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5075" calcext:value-type="float">
            <text:p>15075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4964.8" calcext:value-type="float">
            <text:p>14964.8</text:p>
          </table:table-cell>
          <table:table-cell table:number-columns-repeated="3"/>
        </table:table-row>
      </table:table>
      <table:table table:name="BinaryHeap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Semi-intrusive binary heap, random 64-bit keys</text:p>
          </table:table-cell>
          <table:table-cell table:number-columns-repeated="5"/>
          <table:table-cell table:style-name="ce1" office:value-type="string" calcext:value-type="string">
            <text:p>Semi-intrusive binary heap, decreasing 64-bit keys</text:p>
          </table:table-cell>
          <table:table-cell table:number-columns-repeated="5"/>
          <table:table-cell table:style-name="ce1" office:value-type="string" calcext:value-type="string">
            <text:p>Semi-intrusive binary heap, increasing 64-bit k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6633" calcext:value-type="float">
            <text:p>42.6633</text:p>
          </table:table-cell>
          <table:table-cell office:value-type="float" office:value="42.6496" calcext:value-type="float">
            <text:p>42.6496</text:p>
          </table:table-cell>
          <table:table-cell office:value-type="float" office:value="9.89257" calcext:value-type="float">
            <text:p>9.89257</text:p>
          </table:table-cell>
          <table:table-cell office:value-type="float" office:value="7.3154" calcext:value-type="float">
            <text:p>7.3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13" calcext:value-type="float">
            <text:p>42.313</text:p>
          </table:table-cell>
          <table:table-cell office:value-type="float" office:value="42.3183" calcext:value-type="float">
            <text:p>42.3183</text:p>
          </table:table-cell>
          <table:table-cell office:value-type="float" office:value="7.2028" calcext:value-type="float">
            <text:p>7.2028</text:p>
          </table:table-cell>
          <table:table-cell office:value-type="float" office:value="6.61263" calcext:value-type="float">
            <text:p>6.612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8282" calcext:value-type="float">
            <text:p>42.8282</text:p>
          </table:table-cell>
          <table:table-cell office:value-type="float" office:value="42.8081" calcext:value-type="float">
            <text:p>42.8081</text:p>
          </table:table-cell>
          <table:table-cell office:value-type="float" office:value="17.6492" calcext:value-type="float">
            <text:p>17.6492</text:p>
          </table:table-cell>
          <table:table-cell office:value-type="float" office:value="9.46847" calcext:value-type="float">
            <text:p>9.46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3718" calcext:value-type="float">
            <text:p>57.3718</text:p>
          </table:table-cell>
          <table:table-cell office:value-type="float" office:value="47.1031" calcext:value-type="float">
            <text:p>47.1031</text:p>
          </table:table-cell>
          <table:table-cell office:value-type="float" office:value="19.0143" calcext:value-type="float">
            <text:p>19.0143</text:p>
          </table:table-cell>
          <table:table-cell office:value-type="float" office:value="10.9988" calcext:value-type="float">
            <text:p>10.99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4003" calcext:value-type="float">
            <text:p>45.4003</text:p>
          </table:table-cell>
          <table:table-cell office:value-type="float" office:value="53.0859" calcext:value-type="float">
            <text:p>53.0859</text:p>
          </table:table-cell>
          <table:table-cell office:value-type="float" office:value="9.57577" calcext:value-type="float">
            <text:p>9.57577</text:p>
          </table:table-cell>
          <table:table-cell office:value-type="float" office:value="27.182" calcext:value-type="float">
            <text:p>27.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1218" calcext:value-type="float">
            <text:p>43.1218</text:p>
          </table:table-cell>
          <table:table-cell office:value-type="float" office:value="42.7444" calcext:value-type="float">
            <text:p>42.7444</text:p>
          </table:table-cell>
          <table:table-cell office:value-type="float" office:value="10.8511" calcext:value-type="float">
            <text:p>10.8511</text:p>
          </table:table-cell>
          <table:table-cell office:value-type="float" office:value="6.27556" calcext:value-type="float">
            <text:p>6.27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7709" calcext:value-type="float">
            <text:p>58.7709</text:p>
          </table:table-cell>
          <table:table-cell office:value-type="float" office:value="49.8202" calcext:value-type="float">
            <text:p>49.8202</text:p>
          </table:table-cell>
          <table:table-cell office:value-type="float" office:value="17.8938" calcext:value-type="float">
            <text:p>17.8938</text:p>
          </table:table-cell>
          <table:table-cell office:value-type="float" office:value="51.5896" calcext:value-type="float">
            <text:p>51.58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7918" calcext:value-type="float">
            <text:p>44.7918</text:p>
          </table:table-cell>
          <table:table-cell office:value-type="float" office:value="53.4082" calcext:value-type="float">
            <text:p>53.4082</text:p>
          </table:table-cell>
          <table:table-cell office:value-type="float" office:value="10.8579" calcext:value-type="float">
            <text:p>10.8579</text:p>
          </table:table-cell>
          <table:table-cell office:value-type="float" office:value="19.7742" calcext:value-type="float">
            <text:p>19.77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.097" calcext:value-type="float">
            <text:p>43.097</text:p>
          </table:table-cell>
          <table:table-cell office:value-type="float" office:value="42.7225" calcext:value-type="float">
            <text:p>42.7225</text:p>
          </table:table-cell>
          <table:table-cell office:value-type="float" office:value="12.8907" calcext:value-type="float">
            <text:p>12.8907</text:p>
          </table:table-cell>
          <table:table-cell office:value-type="float" office:value="17.2961" calcext:value-type="float">
            <text:p>17.2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3046" calcext:value-type="float">
            <text:p>57.3046</text:p>
          </table:table-cell>
          <table:table-cell office:value-type="float" office:value="49.9071" calcext:value-type="float">
            <text:p>49.9071</text:p>
          </table:table-cell>
          <table:table-cell office:value-type="float" office:value="17.8685" calcext:value-type="float">
            <text:p>17.8685</text:p>
          </table:table-cell>
          <table:table-cell office:value-type="float" office:value="15.0358" calcext:value-type="float">
            <text:p>15.03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.0924" calcext:value-type="float">
            <text:p>45.0924</text:p>
          </table:table-cell>
          <table:table-cell office:value-type="float" office:value="45.9128" calcext:value-type="float">
            <text:p>45.9128</text:p>
          </table:table-cell>
          <table:table-cell office:value-type="float" office:value="12.3177" calcext:value-type="float">
            <text:p>12.3177</text:p>
          </table:table-cell>
          <table:table-cell office:value-type="float" office:value="11.4513" calcext:value-type="float">
            <text:p>11.45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.2669" calcext:value-type="float">
            <text:p>46.2669</text:p>
          </table:table-cell>
          <table:table-cell office:value-type="float" office:value="45.9265" calcext:value-type="float">
            <text:p>45.9265</text:p>
          </table:table-cell>
          <table:table-cell office:value-type="float" office:value="13.4556" calcext:value-type="float">
            <text:p>13.4556</text:p>
          </table:table-cell>
          <table:table-cell office:value-type="float" office:value="9.59149" calcext:value-type="float">
            <text:p>9.591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.2031" calcext:value-type="float">
            <text:p>64.2031</text:p>
          </table:table-cell>
          <table:table-cell office:value-type="float" office:value="47.8879" calcext:value-type="float">
            <text:p>47.8879</text:p>
          </table:table-cell>
          <table:table-cell office:value-type="float" office:value="21.2235" calcext:value-type="float">
            <text:p>21.2235</text:p>
          </table:table-cell>
          <table:table-cell office:value-type="float" office:value="12.398" calcext:value-type="float">
            <text:p>12.3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7.6908" calcext:value-type="float">
            <text:p>57.6908</text:p>
          </table:table-cell>
          <table:table-cell office:value-type="float" office:value="76.1737" calcext:value-type="float">
            <text:p>76.1737</text:p>
          </table:table-cell>
          <table:table-cell office:value-type="float" office:value="10.4253" calcext:value-type="float">
            <text:p>10.4253</text:p>
          </table:table-cell>
          <table:table-cell office:value-type="float" office:value="10.6543" calcext:value-type="float">
            <text:p>10.65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.6742" calcext:value-type="float">
            <text:p>42.6742</text:p>
          </table:table-cell>
          <table:table-cell office:value-type="float" office:value="42.7419" calcext:value-type="float">
            <text:p>42.7419</text:p>
          </table:table-cell>
          <table:table-cell office:value-type="float" office:value="7.11057" calcext:value-type="float">
            <text:p>7.11057</text:p>
          </table:table-cell>
          <table:table-cell office:value-type="float" office:value="9.72309" calcext:value-type="float">
            <text:p>9.723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7178" calcext:value-type="float">
            <text:p>71.7178</text:p>
          </table:table-cell>
          <table:table-cell office:value-type="float" office:value="50.3301" calcext:value-type="float">
            <text:p>50.3301</text:p>
          </table:table-cell>
          <table:table-cell office:value-type="float" office:value="20.3474" calcext:value-type="float">
            <text:p>20.3474</text:p>
          </table:table-cell>
          <table:table-cell office:value-type="float" office:value="21.9213" calcext:value-type="float">
            <text:p>21.92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.7761" calcext:value-type="float">
            <text:p>61.7761</text:p>
          </table:table-cell>
          <table:table-cell office:value-type="float" office:value="82.5791" calcext:value-type="float">
            <text:p>82.5791</text:p>
          </table:table-cell>
          <table:table-cell office:value-type="float" office:value="9.12558" calcext:value-type="float">
            <text:p>9.12558</text:p>
          </table:table-cell>
          <table:table-cell office:value-type="float" office:value="18.3327" calcext:value-type="float">
            <text:p>18.33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.1065" calcext:value-type="float">
            <text:p>43.1065</text:p>
          </table:table-cell>
          <table:table-cell office:value-type="float" office:value="42.7962" calcext:value-type="float">
            <text:p>42.7962</text:p>
          </table:table-cell>
          <table:table-cell office:value-type="float" office:value="8.06894" calcext:value-type="float">
            <text:p>8.06894</text:p>
          </table:table-cell>
          <table:table-cell office:value-type="float" office:value="7.79529" calcext:value-type="float">
            <text:p>7.79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.3565" calcext:value-type="float">
            <text:p>72.3565</text:p>
          </table:table-cell>
          <table:table-cell office:value-type="float" office:value="51.528" calcext:value-type="float">
            <text:p>51.528</text:p>
          </table:table-cell>
          <table:table-cell office:value-type="float" office:value="17.747" calcext:value-type="float">
            <text:p>17.747</text:p>
          </table:table-cell>
          <table:table-cell office:value-type="float" office:value="15.9981" calcext:value-type="float">
            <text:p>15.99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.9126" calcext:value-type="float">
            <text:p>66.9126</text:p>
          </table:table-cell>
          <table:table-cell office:value-type="float" office:value="94.8073" calcext:value-type="float">
            <text:p>94.8073</text:p>
          </table:table-cell>
          <table:table-cell office:value-type="float" office:value="23.6715" calcext:value-type="float">
            <text:p>23.6715</text:p>
          </table:table-cell>
          <table:table-cell office:value-type="float" office:value="11.1299" calcext:value-type="float">
            <text:p>11.12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7611" calcext:value-type="float">
            <text:p>42.7611</text:p>
          </table:table-cell>
          <table:table-cell office:value-type="float" office:value="42.6309" calcext:value-type="float">
            <text:p>42.6309</text:p>
          </table:table-cell>
          <table:table-cell office:value-type="float" office:value="6.41102" calcext:value-type="float">
            <text:p>6.41102</text:p>
          </table:table-cell>
          <table:table-cell office:value-type="float" office:value="8.11627" calcext:value-type="float">
            <text:p>8.116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.9207" calcext:value-type="float">
            <text:p>68.9207</text:p>
          </table:table-cell>
          <table:table-cell office:value-type="float" office:value="51.2084" calcext:value-type="float">
            <text:p>51.2084</text:p>
          </table:table-cell>
          <table:table-cell office:value-type="float" office:value="27.0808" calcext:value-type="float">
            <text:p>27.0808</text:p>
          </table:table-cell>
          <table:table-cell office:value-type="float" office:value="14.8609" calcext:value-type="float">
            <text:p>14.860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6.6108" calcext:value-type="float">
            <text:p>76.6108</text:p>
          </table:table-cell>
          <table:table-cell office:value-type="float" office:value="108.958" calcext:value-type="float">
            <text:p>108.958</text:p>
          </table:table-cell>
          <table:table-cell office:value-type="float" office:value="13.2145" calcext:value-type="float">
            <text:p>13.2145</text:p>
          </table:table-cell>
          <table:table-cell office:value-type="float" office:value="22.6976" calcext:value-type="float">
            <text:p>22.697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2.9406" calcext:value-type="float">
            <text:p>42.9406</text:p>
          </table:table-cell>
          <table:table-cell office:value-type="float" office:value="42.5533" calcext:value-type="float">
            <text:p>42.5533</text:p>
          </table:table-cell>
          <table:table-cell office:value-type="float" office:value="7.81581" calcext:value-type="float">
            <text:p>7.81581</text:p>
          </table:table-cell>
          <table:table-cell office:value-type="float" office:value="17.1604" calcext:value-type="float">
            <text:p>17.16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9.1986" calcext:value-type="float">
            <text:p>69.1986</text:p>
          </table:table-cell>
          <table:table-cell office:value-type="float" office:value="48.2636" calcext:value-type="float">
            <text:p>48.2636</text:p>
          </table:table-cell>
          <table:table-cell office:value-type="float" office:value="38.4721" calcext:value-type="float">
            <text:p>38.4721</text:p>
          </table:table-cell>
          <table:table-cell office:value-type="float" office:value="24.9386" calcext:value-type="float">
            <text:p>24.938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4.1537" calcext:value-type="float">
            <text:p>74.1537</text:p>
          </table:table-cell>
          <table:table-cell office:value-type="float" office:value="123.709" calcext:value-type="float">
            <text:p>123.709</text:p>
          </table:table-cell>
          <table:table-cell office:value-type="float" office:value="13.0392" calcext:value-type="float">
            <text:p>13.0392</text:p>
          </table:table-cell>
          <table:table-cell office:value-type="float" office:value="16.4412" calcext:value-type="float">
            <text:p>16.44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.7509" calcext:value-type="float">
            <text:p>42.7509</text:p>
          </table:table-cell>
          <table:table-cell office:value-type="float" office:value="42.6221" calcext:value-type="float">
            <text:p>42.6221</text:p>
          </table:table-cell>
          <table:table-cell office:value-type="float" office:value="7.83528" calcext:value-type="float">
            <text:p>7.83528</text:p>
          </table:table-cell>
          <table:table-cell office:value-type="float" office:value="20.4706" calcext:value-type="float">
            <text:p>20.47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1.5592" calcext:value-type="float">
            <text:p>71.5592</text:p>
          </table:table-cell>
          <table:table-cell office:value-type="float" office:value="53.1386" calcext:value-type="float">
            <text:p>53.1386</text:p>
          </table:table-cell>
          <table:table-cell office:value-type="float" office:value="20.0981" calcext:value-type="float">
            <text:p>20.0981</text:p>
          </table:table-cell>
          <table:table-cell office:value-type="float" office:value="20.0437" calcext:value-type="float">
            <text:p>20.04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5.7415" calcext:value-type="float">
            <text:p>75.7415</text:p>
          </table:table-cell>
          <table:table-cell office:value-type="float" office:value="116.761" calcext:value-type="float">
            <text:p>116.761</text:p>
          </table:table-cell>
          <table:table-cell office:value-type="float" office:value="16.1593" calcext:value-type="float">
            <text:p>16.1593</text:p>
          </table:table-cell>
          <table:table-cell office:value-type="float" office:value="31.8542" calcext:value-type="float">
            <text:p>31.85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.2578" calcext:value-type="float">
            <text:p>46.2578</text:p>
          </table:table-cell>
          <table:table-cell office:value-type="float" office:value="42.6509" calcext:value-type="float">
            <text:p>42.6509</text:p>
          </table:table-cell>
          <table:table-cell office:value-type="float" office:value="15.1509" calcext:value-type="float">
            <text:p>15.1509</text:p>
          </table:table-cell>
          <table:table-cell office:value-type="float" office:value="8.65255" calcext:value-type="float">
            <text:p>8.652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.4894" calcext:value-type="float">
            <text:p>60.4894</text:p>
          </table:table-cell>
          <table:table-cell office:value-type="float" office:value="50.1196" calcext:value-type="float">
            <text:p>50.1196</text:p>
          </table:table-cell>
          <table:table-cell office:value-type="float" office:value="29.9413" calcext:value-type="float">
            <text:p>29.9413</text:p>
          </table:table-cell>
          <table:table-cell office:value-type="float" office:value="29.5213" calcext:value-type="float">
            <text:p>29.521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9.9152" calcext:value-type="float">
            <text:p>89.9152</text:p>
          </table:table-cell>
          <table:table-cell office:value-type="float" office:value="150.674" calcext:value-type="float">
            <text:p>150.674</text:p>
          </table:table-cell>
          <table:table-cell office:value-type="float" office:value="11.8173" calcext:value-type="float">
            <text:p>11.8173</text:p>
          </table:table-cell>
          <table:table-cell office:value-type="float" office:value="30.8684" calcext:value-type="float">
            <text:p>30.868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2.9745" calcext:value-type="float">
            <text:p>42.9745</text:p>
          </table:table-cell>
          <table:table-cell office:value-type="float" office:value="42.4573" calcext:value-type="float">
            <text:p>42.4573</text:p>
          </table:table-cell>
          <table:table-cell office:value-type="float" office:value="11.3916" calcext:value-type="float">
            <text:p>11.3916</text:p>
          </table:table-cell>
          <table:table-cell office:value-type="float" office:value="7.15544" calcext:value-type="float">
            <text:p>7.155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.4701" calcext:value-type="float">
            <text:p>77.4701</text:p>
          </table:table-cell>
          <table:table-cell office:value-type="float" office:value="50.8969" calcext:value-type="float">
            <text:p>50.8969</text:p>
          </table:table-cell>
          <table:table-cell office:value-type="float" office:value="27.2692" calcext:value-type="float">
            <text:p>27.2692</text:p>
          </table:table-cell>
          <table:table-cell office:value-type="float" office:value="18.8273" calcext:value-type="float">
            <text:p>18.827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4.1331" calcext:value-type="float">
            <text:p>94.1331</text:p>
          </table:table-cell>
          <table:table-cell office:value-type="float" office:value="156.64" calcext:value-type="float">
            <text:p>156.64</text:p>
          </table:table-cell>
          <table:table-cell office:value-type="float" office:value="14.1376" calcext:value-type="float">
            <text:p>14.1376</text:p>
          </table:table-cell>
          <table:table-cell office:value-type="float" office:value="13.3758" calcext:value-type="float">
            <text:p>13.375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2.8488" calcext:value-type="float">
            <text:p>42.8488</text:p>
          </table:table-cell>
          <table:table-cell office:value-type="float" office:value="42.5607" calcext:value-type="float">
            <text:p>42.5607</text:p>
          </table:table-cell>
          <table:table-cell office:value-type="float" office:value="8.38356" calcext:value-type="float">
            <text:p>8.38356</text:p>
          </table:table-cell>
          <table:table-cell office:value-type="float" office:value="8.79611" calcext:value-type="float">
            <text:p>8.796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5.6962" calcext:value-type="float">
            <text:p>75.6962</text:p>
          </table:table-cell>
          <table:table-cell office:value-type="float" office:value="52.4684" calcext:value-type="float">
            <text:p>52.4684</text:p>
          </table:table-cell>
          <table:table-cell office:value-type="float" office:value="28.0093" calcext:value-type="float">
            <text:p>28.0093</text:p>
          </table:table-cell>
          <table:table-cell office:value-type="float" office:value="15.1645" calcext:value-type="float">
            <text:p>15.164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3.648" calcext:value-type="float">
            <text:p>103.648</text:p>
          </table:table-cell>
          <table:table-cell office:value-type="float" office:value="165.279" calcext:value-type="float">
            <text:p>165.279</text:p>
          </table:table-cell>
          <table:table-cell office:value-type="float" office:value="26.9653" calcext:value-type="float">
            <text:p>26.9653</text:p>
          </table:table-cell>
          <table:table-cell office:value-type="float" office:value="14.3823" calcext:value-type="float">
            <text:p>14.382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2.8212" calcext:value-type="float">
            <text:p>42.8212</text:p>
          </table:table-cell>
          <table:table-cell office:value-type="float" office:value="42.706" calcext:value-type="float">
            <text:p>42.706</text:p>
          </table:table-cell>
          <table:table-cell office:value-type="float" office:value="8.48008" calcext:value-type="float">
            <text:p>8.48008</text:p>
          </table:table-cell>
          <table:table-cell office:value-type="float" office:value="6.97265" calcext:value-type="float">
            <text:p>6.972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2.4758" calcext:value-type="float">
            <text:p>62.4758</text:p>
          </table:table-cell>
          <table:table-cell office:value-type="float" office:value="51.3019" calcext:value-type="float">
            <text:p>51.3019</text:p>
          </table:table-cell>
          <table:table-cell office:value-type="float" office:value="32.1178" calcext:value-type="float">
            <text:p>32.1178</text:p>
          </table:table-cell>
          <table:table-cell office:value-type="float" office:value="17.2049" calcext:value-type="float">
            <text:p>17.204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06.308" calcext:value-type="float">
            <text:p>106.308</text:p>
          </table:table-cell>
          <table:table-cell office:value-type="float" office:value="190.689" calcext:value-type="float">
            <text:p>190.689</text:p>
          </table:table-cell>
          <table:table-cell office:value-type="float" office:value="14.1141" calcext:value-type="float">
            <text:p>14.1141</text:p>
          </table:table-cell>
          <table:table-cell office:value-type="float" office:value="44.2839" calcext:value-type="float">
            <text:p>44.283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2.9501" calcext:value-type="float">
            <text:p>42.9501</text:p>
          </table:table-cell>
          <table:table-cell office:value-type="float" office:value="42.5403" calcext:value-type="float">
            <text:p>42.5403</text:p>
          </table:table-cell>
          <table:table-cell office:value-type="float" office:value="8.75881" calcext:value-type="float">
            <text:p>8.75881</text:p>
          </table:table-cell>
          <table:table-cell office:value-type="float" office:value="8.30935" calcext:value-type="float">
            <text:p>8.309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3.3336" calcext:value-type="float">
            <text:p>63.3336</text:p>
          </table:table-cell>
          <table:table-cell office:value-type="float" office:value="50.5131" calcext:value-type="float">
            <text:p>50.5131</text:p>
          </table:table-cell>
          <table:table-cell office:value-type="float" office:value="30.8632" calcext:value-type="float">
            <text:p>30.8632</text:p>
          </table:table-cell>
          <table:table-cell office:value-type="float" office:value="17.0125" calcext:value-type="float">
            <text:p>17.012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3.437" calcext:value-type="float">
            <text:p>113.437</text:p>
          </table:table-cell>
          <table:table-cell office:value-type="float" office:value="183.082" calcext:value-type="float">
            <text:p>183.082</text:p>
          </table:table-cell>
          <table:table-cell office:value-type="float" office:value="17.8564" calcext:value-type="float">
            <text:p>17.8564</text:p>
          </table:table-cell>
          <table:table-cell office:value-type="float" office:value="24.6856" calcext:value-type="float">
            <text:p>24.685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2.6825" calcext:value-type="float">
            <text:p>42.6825</text:p>
          </table:table-cell>
          <table:table-cell office:value-type="float" office:value="42.6852" calcext:value-type="float">
            <text:p>42.6852</text:p>
          </table:table-cell>
          <table:table-cell office:value-type="float" office:value="6.51907" calcext:value-type="float">
            <text:p>6.51907</text:p>
          </table:table-cell>
          <table:table-cell office:value-type="float" office:value="7.34889" calcext:value-type="float">
            <text:p>7.348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7.7766" calcext:value-type="float">
            <text:p>77.7766</text:p>
          </table:table-cell>
          <table:table-cell office:value-type="float" office:value="57.0566" calcext:value-type="float">
            <text:p>57.0566</text:p>
          </table:table-cell>
          <table:table-cell office:value-type="float" office:value="24.1752" calcext:value-type="float">
            <text:p>24.1752</text:p>
          </table:table-cell>
          <table:table-cell office:value-type="float" office:value="23.7779" calcext:value-type="float">
            <text:p>23.777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4.921" calcext:value-type="float">
            <text:p>114.921</text:p>
          </table:table-cell>
          <table:table-cell office:value-type="float" office:value="188.915" calcext:value-type="float">
            <text:p>188.915</text:p>
          </table:table-cell>
          <table:table-cell office:value-type="float" office:value="26.5865" calcext:value-type="float">
            <text:p>26.5865</text:p>
          </table:table-cell>
          <table:table-cell office:value-type="float" office:value="20.054" calcext:value-type="float">
            <text:p>20.05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2.8512" calcext:value-type="float">
            <text:p>42.8512</text:p>
          </table:table-cell>
          <table:table-cell office:value-type="float" office:value="42.662" calcext:value-type="float">
            <text:p>42.662</text:p>
          </table:table-cell>
          <table:table-cell office:value-type="float" office:value="9.37166" calcext:value-type="float">
            <text:p>9.37166</text:p>
          </table:table-cell>
          <table:table-cell office:value-type="float" office:value="20.5691" calcext:value-type="float">
            <text:p>20.569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0.2908" calcext:value-type="float">
            <text:p>70.2908</text:p>
          </table:table-cell>
          <table:table-cell office:value-type="float" office:value="52.165" calcext:value-type="float">
            <text:p>52.165</text:p>
          </table:table-cell>
          <table:table-cell office:value-type="float" office:value="27.9821" calcext:value-type="float">
            <text:p>27.9821</text:p>
          </table:table-cell>
          <table:table-cell office:value-type="float" office:value="15.3265" calcext:value-type="float">
            <text:p>15.3265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23.599" calcext:value-type="float">
            <text:p>123.599</text:p>
          </table:table-cell>
          <table:table-cell office:value-type="float" office:value="214.586" calcext:value-type="float">
            <text:p>214.586</text:p>
          </table:table-cell>
          <table:table-cell office:value-type="float" office:value="14.7941" calcext:value-type="float">
            <text:p>14.7941</text:p>
          </table:table-cell>
          <table:table-cell office:value-type="float" office:value="29.0541" calcext:value-type="float">
            <text:p>29.0541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42.8935" calcext:value-type="float">
            <text:p>42.8935</text:p>
          </table:table-cell>
          <table:table-cell office:value-type="float" office:value="42.6244" calcext:value-type="float">
            <text:p>42.6244</text:p>
          </table:table-cell>
          <table:table-cell office:value-type="float" office:value="8.7862" calcext:value-type="float">
            <text:p>8.7862</text:p>
          </table:table-cell>
          <table:table-cell office:value-type="float" office:value="6.97029" calcext:value-type="float">
            <text:p>6.970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9.2993" calcext:value-type="float">
            <text:p>79.2993</text:p>
          </table:table-cell>
          <table:table-cell office:value-type="float" office:value="55.9949" calcext:value-type="float">
            <text:p>55.9949</text:p>
          </table:table-cell>
          <table:table-cell office:value-type="float" office:value="23.5097" calcext:value-type="float">
            <text:p>23.5097</text:p>
          </table:table-cell>
          <table:table-cell office:value-type="float" office:value="29.7228" calcext:value-type="float">
            <text:p>29.722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76.242" calcext:value-type="float">
            <text:p>176.242</text:p>
          </table:table-cell>
          <table:table-cell office:value-type="float" office:value="258.144" calcext:value-type="float">
            <text:p>258.144</text:p>
          </table:table-cell>
          <table:table-cell office:value-type="float" office:value="16.2185" calcext:value-type="float">
            <text:p>16.2185</text:p>
          </table:table-cell>
          <table:table-cell office:value-type="float" office:value="35.9924" calcext:value-type="float">
            <text:p>35.992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2.6632" calcext:value-type="float">
            <text:p>42.6632</text:p>
          </table:table-cell>
          <table:table-cell office:value-type="float" office:value="42.7961" calcext:value-type="float">
            <text:p>42.7961</text:p>
          </table:table-cell>
          <table:table-cell office:value-type="float" office:value="7.45126" calcext:value-type="float">
            <text:p>7.45126</text:p>
          </table:table-cell>
          <table:table-cell office:value-type="float" office:value="9.79168" calcext:value-type="float">
            <text:p>9.7916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74.8049" calcext:value-type="float">
            <text:p>74.8049</text:p>
          </table:table-cell>
          <table:table-cell office:value-type="float" office:value="52.766" calcext:value-type="float">
            <text:p>52.766</text:p>
          </table:table-cell>
          <table:table-cell office:value-type="float" office:value="24.4889" calcext:value-type="float">
            <text:p>24.4889</text:p>
          </table:table-cell>
          <table:table-cell office:value-type="float" office:value="18.3248" calcext:value-type="float">
            <text:p>18.3248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285.567" calcext:value-type="float">
            <text:p>285.567</text:p>
          </table:table-cell>
          <table:table-cell office:value-type="float" office:value="16.9829" calcext:value-type="float">
            <text:p>16.9829</text:p>
          </table:table-cell>
          <table:table-cell office:value-type="float" office:value="20.8499" calcext:value-type="float">
            <text:p>20.8499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2.9877" calcext:value-type="float">
            <text:p>42.9877</text:p>
          </table:table-cell>
          <table:table-cell office:value-type="float" office:value="42.5816" calcext:value-type="float">
            <text:p>42.5816</text:p>
          </table:table-cell>
          <table:table-cell office:value-type="float" office:value="10.3898" calcext:value-type="float">
            <text:p>10.3898</text:p>
          </table:table-cell>
          <table:table-cell office:value-type="float" office:value="8.79419" calcext:value-type="float">
            <text:p>8.7941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5.1324" calcext:value-type="float">
            <text:p>75.1324</text:p>
          </table:table-cell>
          <table:table-cell office:value-type="float" office:value="55.3362" calcext:value-type="float">
            <text:p>55.3362</text:p>
          </table:table-cell>
          <table:table-cell office:value-type="float" office:value="22.9335" calcext:value-type="float">
            <text:p>22.9335</text:p>
          </table:table-cell>
          <table:table-cell office:value-type="float" office:value="16.6496" calcext:value-type="float">
            <text:p>16.6496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90.197" calcext:value-type="float">
            <text:p>190.197</text:p>
          </table:table-cell>
          <table:table-cell office:value-type="float" office:value="315.725" calcext:value-type="float">
            <text:p>315.725</text:p>
          </table:table-cell>
          <table:table-cell office:value-type="float" office:value="21.9473" calcext:value-type="float">
            <text:p>21.9473</text:p>
          </table:table-cell>
          <table:table-cell office:value-type="float" office:value="23.7458" calcext:value-type="float">
            <text:p>23.745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2.8389" calcext:value-type="float">
            <text:p>42.8389</text:p>
          </table:table-cell>
          <table:table-cell office:value-type="float" office:value="42.6835" calcext:value-type="float">
            <text:p>42.6835</text:p>
          </table:table-cell>
          <table:table-cell office:value-type="float" office:value="10.1099" calcext:value-type="float">
            <text:p>10.1099</text:p>
          </table:table-cell>
          <table:table-cell office:value-type="float" office:value="7.49744" calcext:value-type="float">
            <text:p>7.4974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65.8388" calcext:value-type="float">
            <text:p>65.8388</text:p>
          </table:table-cell>
          <table:table-cell office:value-type="float" office:value="53.0054" calcext:value-type="float">
            <text:p>53.0054</text:p>
          </table:table-cell>
          <table:table-cell office:value-type="float" office:value="30.1516" calcext:value-type="float">
            <text:p>30.1516</text:p>
          </table:table-cell>
          <table:table-cell office:value-type="float" office:value="17.3539" calcext:value-type="float">
            <text:p>17.3539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96.601" calcext:value-type="float">
            <text:p>196.601</text:p>
          </table:table-cell>
          <table:table-cell office:value-type="float" office:value="355.53" calcext:value-type="float">
            <text:p>355.53</text:p>
          </table:table-cell>
          <table:table-cell office:value-type="float" office:value="35.9728" calcext:value-type="float">
            <text:p>35.9728</text:p>
          </table:table-cell>
          <table:table-cell office:value-type="float" office:value="28.897" calcext:value-type="float">
            <text:p>28.89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2.711" calcext:value-type="float">
            <text:p>42.711</text:p>
          </table:table-cell>
          <table:table-cell office:value-type="float" office:value="42.874" calcext:value-type="float">
            <text:p>42.874</text:p>
          </table:table-cell>
          <table:table-cell office:value-type="float" office:value="8.45895" calcext:value-type="float">
            <text:p>8.45895</text:p>
          </table:table-cell>
          <table:table-cell office:value-type="float" office:value="8.56248" calcext:value-type="float">
            <text:p>8.56248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052" calcext:value-type="float">
            <text:p>42.3052</text:p>
          </table:table-cell>
          <table:table-cell office:value-type="float" office:value="42.3121" calcext:value-type="float">
            <text:p>42.3121</text:p>
          </table:table-cell>
          <table:table-cell office:value-type="float" office:value="7.08746" calcext:value-type="float">
            <text:p>7.08746</text:p>
          </table:table-cell>
          <table:table-cell office:value-type="float" office:value="14.0676" calcext:value-type="float">
            <text:p>14.0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7285" calcext:value-type="float">
            <text:p>42.7285</text:p>
          </table:table-cell>
          <table:table-cell office:value-type="float" office:value="42.6465" calcext:value-type="float">
            <text:p>42.6465</text:p>
          </table:table-cell>
          <table:table-cell office:value-type="float" office:value="60.2917" calcext:value-type="float">
            <text:p>60.2917</text:p>
          </table:table-cell>
          <table:table-cell office:value-type="float" office:value="22.7069" calcext:value-type="float">
            <text:p>22.70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115" calcext:value-type="float">
            <text:p>42.3115</text:p>
          </table:table-cell>
          <table:table-cell office:value-type="float" office:value="42.3322" calcext:value-type="float">
            <text:p>42.3322</text:p>
          </table:table-cell>
          <table:table-cell office:value-type="float" office:value="6.21096" calcext:value-type="float">
            <text:p>6.21096</text:p>
          </table:table-cell>
          <table:table-cell office:value-type="float" office:value="12.9301" calcext:value-type="float">
            <text:p>12.9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1451" calcext:value-type="float">
            <text:p>44.1451</text:p>
          </table:table-cell>
          <table:table-cell office:value-type="float" office:value="47.2863" calcext:value-type="float">
            <text:p>47.2863</text:p>
          </table:table-cell>
          <table:table-cell office:value-type="float" office:value="9.15434" calcext:value-type="float">
            <text:p>9.15434</text:p>
          </table:table-cell>
          <table:table-cell office:value-type="float" office:value="11.0576" calcext:value-type="float">
            <text:p>11.05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0672" calcext:value-type="float">
            <text:p>44.0672</text:p>
          </table:table-cell>
          <table:table-cell office:value-type="float" office:value="48.1261" calcext:value-type="float">
            <text:p>48.1261</text:p>
          </table:table-cell>
          <table:table-cell office:value-type="float" office:value="19.2259" calcext:value-type="float">
            <text:p>19.2259</text:p>
          </table:table-cell>
          <table:table-cell office:value-type="float" office:value="20.574" calcext:value-type="float">
            <text:p>20.5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8879" calcext:value-type="float">
            <text:p>43.8879</text:p>
          </table:table-cell>
          <table:table-cell office:value-type="float" office:value="45.6465" calcext:value-type="float">
            <text:p>45.6465</text:p>
          </table:table-cell>
          <table:table-cell office:value-type="float" office:value="14.4466" calcext:value-type="float">
            <text:p>14.4466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0887" calcext:value-type="float">
            <text:p>49.0887</text:p>
          </table:table-cell>
          <table:table-cell office:value-type="float" office:value="58.502" calcext:value-type="float">
            <text:p>58.502</text:p>
          </table:table-cell>
          <table:table-cell office:value-type="float" office:value="9.27218" calcext:value-type="float">
            <text:p>9.27218</text:p>
          </table:table-cell>
          <table:table-cell office:value-type="float" office:value="16.3977" calcext:value-type="float">
            <text:p>16.39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.9284" calcext:value-type="float">
            <text:p>49.9284</text:p>
          </table:table-cell>
          <table:table-cell office:value-type="float" office:value="61.4442" calcext:value-type="float">
            <text:p>61.4442</text:p>
          </table:table-cell>
          <table:table-cell office:value-type="float" office:value="16.4343" calcext:value-type="float">
            <text:p>16.4343</text:p>
          </table:table-cell>
          <table:table-cell office:value-type="float" office:value="38.423" calcext:value-type="float">
            <text:p>38.4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.8879" calcext:value-type="float">
            <text:p>43.8879</text:p>
          </table:table-cell>
          <table:table-cell office:value-type="float" office:value="56.2788" calcext:value-type="float">
            <text:p>56.2788</text:p>
          </table:table-cell>
          <table:table-cell office:value-type="float" office:value="10.7949" calcext:value-type="float">
            <text:p>10.7949</text:p>
          </table:table-cell>
          <table:table-cell office:value-type="float" office:value="8.83448" calcext:value-type="float">
            <text:p>8.83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6319" calcext:value-type="float">
            <text:p>54.6319</text:p>
          </table:table-cell>
          <table:table-cell office:value-type="float" office:value="60.9574" calcext:value-type="float">
            <text:p>60.9574</text:p>
          </table:table-cell>
          <table:table-cell office:value-type="float" office:value="9.24816" calcext:value-type="float">
            <text:p>9.24816</text:p>
          </table:table-cell>
          <table:table-cell office:value-type="float" office:value="26.2016" calcext:value-type="float">
            <text:p>26.20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.5944" calcext:value-type="float">
            <text:p>58.5944</text:p>
          </table:table-cell>
          <table:table-cell office:value-type="float" office:value="67.0221" calcext:value-type="float">
            <text:p>67.0221</text:p>
          </table:table-cell>
          <table:table-cell office:value-type="float" office:value="43.652" calcext:value-type="float">
            <text:p>43.652</text:p>
          </table:table-cell>
          <table:table-cell office:value-type="float" office:value="47.6144" calcext:value-type="float">
            <text:p>47.61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.1155" calcext:value-type="float">
            <text:p>48.1155</text:p>
          </table:table-cell>
          <table:table-cell office:value-type="float" office:value="72.9894" calcext:value-type="float">
            <text:p>72.9894</text:p>
          </table:table-cell>
          <table:table-cell office:value-type="float" office:value="8.9136" calcext:value-type="float">
            <text:p>8.9136</text:p>
          </table:table-cell>
          <table:table-cell office:value-type="float" office:value="21.6076" calcext:value-type="float">
            <text:p>21.60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.6422" calcext:value-type="float">
            <text:p>59.6422</text:p>
          </table:table-cell>
          <table:table-cell office:value-type="float" office:value="72.7122" calcext:value-type="float">
            <text:p>72.7122</text:p>
          </table:table-cell>
          <table:table-cell office:value-type="float" office:value="10.4631" calcext:value-type="float">
            <text:p>10.4631</text:p>
          </table:table-cell>
          <table:table-cell office:value-type="float" office:value="17.3373" calcext:value-type="float">
            <text:p>17.33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.1627" calcext:value-type="float">
            <text:p>63.1627</text:p>
          </table:table-cell>
          <table:table-cell office:value-type="float" office:value="81.163" calcext:value-type="float">
            <text:p>81.163</text:p>
          </table:table-cell>
          <table:table-cell office:value-type="float" office:value="22.7194" calcext:value-type="float">
            <text:p>22.7194</text:p>
          </table:table-cell>
          <table:table-cell office:value-type="float" office:value="13.2599" calcext:value-type="float">
            <text:p>13.25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.2005" calcext:value-type="float">
            <text:p>48.2005</text:p>
          </table:table-cell>
          <table:table-cell office:value-type="float" office:value="126.686" calcext:value-type="float">
            <text:p>126.686</text:p>
          </table:table-cell>
          <table:table-cell office:value-type="float" office:value="14.1976" calcext:value-type="float">
            <text:p>14.1976</text:p>
          </table:table-cell>
          <table:table-cell office:value-type="float" office:value="32.1885" calcext:value-type="float">
            <text:p>32.1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.1482" calcext:value-type="float">
            <text:p>65.1482</text:p>
          </table:table-cell>
          <table:table-cell office:value-type="float" office:value="76.6146" calcext:value-type="float">
            <text:p>76.6146</text:p>
          </table:table-cell>
          <table:table-cell office:value-type="float" office:value="11.4452" calcext:value-type="float">
            <text:p>11.4452</text:p>
          </table:table-cell>
          <table:table-cell office:value-type="float" office:value="16.1477" calcext:value-type="float">
            <text:p>16.14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.1363" calcext:value-type="float">
            <text:p>71.1363</text:p>
          </table:table-cell>
          <table:table-cell office:value-type="float" office:value="86.8876" calcext:value-type="float">
            <text:p>86.8876</text:p>
          </table:table-cell>
          <table:table-cell office:value-type="float" office:value="24.6955" calcext:value-type="float">
            <text:p>24.6955</text:p>
          </table:table-cell>
          <table:table-cell office:value-type="float" office:value="22.0587" calcext:value-type="float">
            <text:p>22.05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.1938" calcext:value-type="float">
            <text:p>48.1938</text:p>
          </table:table-cell>
          <table:table-cell office:value-type="float" office:value="150.356" calcext:value-type="float">
            <text:p>150.356</text:p>
          </table:table-cell>
          <table:table-cell office:value-type="float" office:value="10.1191" calcext:value-type="float">
            <text:p>10.1191</text:p>
          </table:table-cell>
          <table:table-cell office:value-type="float" office:value="38.9768" calcext:value-type="float">
            <text:p>38.97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.2131" calcext:value-type="float">
            <text:p>70.2131</text:p>
          </table:table-cell>
          <table:table-cell office:value-type="float" office:value="84.0993" calcext:value-type="float">
            <text:p>84.0993</text:p>
          </table:table-cell>
          <table:table-cell office:value-type="float" office:value="8.86777" calcext:value-type="float">
            <text:p>8.86777</text:p>
          </table:table-cell>
          <table:table-cell office:value-type="float" office:value="16.56" calcext:value-type="float">
            <text:p>16.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9.294" calcext:value-type="float">
            <text:p>69.294</text:p>
          </table:table-cell>
          <table:table-cell office:value-type="float" office:value="100.46" calcext:value-type="float">
            <text:p>100.46</text:p>
          </table:table-cell>
          <table:table-cell office:value-type="float" office:value="31.9482" calcext:value-type="float">
            <text:p>31.9482</text:p>
          </table:table-cell>
          <table:table-cell office:value-type="float" office:value="38.9522" calcext:value-type="float">
            <text:p>38.95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4.6288" calcext:value-type="float">
            <text:p>44.6288</text:p>
          </table:table-cell>
          <table:table-cell office:value-type="float" office:value="168.769" calcext:value-type="float">
            <text:p>168.769</text:p>
          </table:table-cell>
          <table:table-cell office:value-type="float" office:value="9.04789" calcext:value-type="float">
            <text:p>9.04789</text:p>
          </table:table-cell>
          <table:table-cell office:value-type="float" office:value="41.8612" calcext:value-type="float">
            <text:p>41.86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.0293" calcext:value-type="float">
            <text:p>81.0293</text:p>
          </table:table-cell>
          <table:table-cell office:value-type="float" office:value="99.6381" calcext:value-type="float">
            <text:p>99.6381</text:p>
          </table:table-cell>
          <table:table-cell office:value-type="float" office:value="13.1336" calcext:value-type="float">
            <text:p>13.1336</text:p>
          </table:table-cell>
          <table:table-cell office:value-type="float" office:value="23.1798" calcext:value-type="float">
            <text:p>23.179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8.6833" calcext:value-type="float">
            <text:p>78.6833</text:p>
          </table:table-cell>
          <table:table-cell office:value-type="float" office:value="118.835" calcext:value-type="float">
            <text:p>118.835</text:p>
          </table:table-cell>
          <table:table-cell office:value-type="float" office:value="70.3378" calcext:value-type="float">
            <text:p>70.3378</text:p>
          </table:table-cell>
          <table:table-cell office:value-type="float" office:value="38.433" calcext:value-type="float">
            <text:p>38.4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4.5026" calcext:value-type="float">
            <text:p>44.5026</text:p>
          </table:table-cell>
          <table:table-cell office:value-type="float" office:value="210.424" calcext:value-type="float">
            <text:p>210.424</text:p>
          </table:table-cell>
          <table:table-cell office:value-type="float" office:value="9.71594" calcext:value-type="float">
            <text:p>9.71594</text:p>
          </table:table-cell>
          <table:table-cell office:value-type="float" office:value="46.6668" calcext:value-type="float">
            <text:p>46.66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1.0798" calcext:value-type="float">
            <text:p>81.0798</text:p>
          </table:table-cell>
          <table:table-cell office:value-type="float" office:value="105.177" calcext:value-type="float">
            <text:p>105.177</text:p>
          </table:table-cell>
          <table:table-cell office:value-type="float" office:value="11.8629" calcext:value-type="float">
            <text:p>11.8629</text:p>
          </table:table-cell>
          <table:table-cell office:value-type="float" office:value="20.2917" calcext:value-type="float">
            <text:p>20.29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8.6016" calcext:value-type="float">
            <text:p>78.6016</text:p>
          </table:table-cell>
          <table:table-cell office:value-type="float" office:value="120.271" calcext:value-type="float">
            <text:p>120.271</text:p>
          </table:table-cell>
          <table:table-cell office:value-type="float" office:value="56.8887" calcext:value-type="float">
            <text:p>56.8887</text:p>
          </table:table-cell>
          <table:table-cell office:value-type="float" office:value="11.2944" calcext:value-type="float">
            <text:p>11.294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4.633" calcext:value-type="float">
            <text:p>44.633</text:p>
          </table:table-cell>
          <table:table-cell office:value-type="float" office:value="238.081" calcext:value-type="float">
            <text:p>238.081</text:p>
          </table:table-cell>
          <table:table-cell office:value-type="float" office:value="21.5044" calcext:value-type="float">
            <text:p>21.5044</text:p>
          </table:table-cell>
          <table:table-cell office:value-type="float" office:value="48.3105" calcext:value-type="float">
            <text:p>48.31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6.8072" calcext:value-type="float">
            <text:p>86.8072</text:p>
          </table:table-cell>
          <table:table-cell office:value-type="float" office:value="120.48" calcext:value-type="float">
            <text:p>120.48</text:p>
          </table:table-cell>
          <table:table-cell office:value-type="float" office:value="26.538" calcext:value-type="float">
            <text:p>26.538</text:p>
          </table:table-cell>
          <table:table-cell office:value-type="float" office:value="24.1965" calcext:value-type="float">
            <text:p>24.196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4.1928" calcext:value-type="float">
            <text:p>84.1928</text:p>
          </table:table-cell>
          <table:table-cell office:value-type="float" office:value="131.014" calcext:value-type="float">
            <text:p>131.014</text:p>
          </table:table-cell>
          <table:table-cell office:value-type="float" office:value="32.4536" calcext:value-type="float">
            <text:p>32.4536</text:p>
          </table:table-cell>
          <table:table-cell office:value-type="float" office:value="39.6189" calcext:value-type="float">
            <text:p>39.618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.512" calcext:value-type="float">
            <text:p>44.512</text:p>
          </table:table-cell>
          <table:table-cell office:value-type="float" office:value="264.634" calcext:value-type="float">
            <text:p>264.634</text:p>
          </table:table-cell>
          <table:table-cell office:value-type="float" office:value="20.3176" calcext:value-type="float">
            <text:p>20.3176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7.8396" calcext:value-type="float">
            <text:p>97.8396</text:p>
          </table:table-cell>
          <table:table-cell office:value-type="float" office:value="137.668" calcext:value-type="float">
            <text:p>137.668</text:p>
          </table:table-cell>
          <table:table-cell office:value-type="float" office:value="12.6064" calcext:value-type="float">
            <text:p>12.6064</text:p>
          </table:table-cell>
          <table:table-cell office:value-type="float" office:value="49.2304" calcext:value-type="float">
            <text:p>49.230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94.8735" calcext:value-type="float">
            <text:p>94.8735</text:p>
          </table:table-cell>
          <table:table-cell office:value-type="float" office:value="154.218" calcext:value-type="float">
            <text:p>154.218</text:p>
          </table:table-cell>
          <table:table-cell office:value-type="float" office:value="54.4877" calcext:value-type="float">
            <text:p>54.4877</text:p>
          </table:table-cell>
          <table:table-cell office:value-type="float" office:value="52.8674" calcext:value-type="float">
            <text:p>52.867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.5538" calcext:value-type="float">
            <text:p>44.5538</text:p>
          </table:table-cell>
          <table:table-cell office:value-type="float" office:value="289.832" calcext:value-type="float">
            <text:p>289.832</text:p>
          </table:table-cell>
          <table:table-cell office:value-type="float" office:value="8.42581" calcext:value-type="float">
            <text:p>8.42581</text:p>
          </table:table-cell>
          <table:table-cell office:value-type="float" office:value="60.7408" calcext:value-type="float">
            <text:p>60.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3.515" calcext:value-type="float">
            <text:p>103.515</text:p>
          </table:table-cell>
          <table:table-cell office:value-type="float" office:value="152.254" calcext:value-type="float">
            <text:p>152.254</text:p>
          </table:table-cell>
          <table:table-cell office:value-type="float" office:value="20.9317" calcext:value-type="float">
            <text:p>20.9317</text:p>
          </table:table-cell>
          <table:table-cell office:value-type="float" office:value="68.748" calcext:value-type="float">
            <text:p>68.74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7.5746" calcext:value-type="float">
            <text:p>97.5746</text:p>
          </table:table-cell>
          <table:table-cell office:value-type="float" office:value="157.956" calcext:value-type="float">
            <text:p>157.956</text:p>
          </table:table-cell>
          <table:table-cell office:value-type="float" office:value="49.8252" calcext:value-type="float">
            <text:p>49.8252</text:p>
          </table:table-cell>
          <table:table-cell office:value-type="float" office:value="76.4381" calcext:value-type="float">
            <text:p>76.438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4.5568" calcext:value-type="float">
            <text:p>44.5568</text:p>
          </table:table-cell>
          <table:table-cell office:value-type="float" office:value="301.955" calcext:value-type="float">
            <text:p>301.955</text:p>
          </table:table-cell>
          <table:table-cell office:value-type="float" office:value="8.42274" calcext:value-type="float">
            <text:p>8.42274</text:p>
          </table:table-cell>
          <table:table-cell office:value-type="float" office:value="70.5699" calcext:value-type="float">
            <text:p>70.56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9.749" calcext:value-type="float">
            <text:p>109.749</text:p>
          </table:table-cell>
          <table:table-cell office:value-type="float" office:value="164.972" calcext:value-type="float">
            <text:p>164.972</text:p>
          </table:table-cell>
          <table:table-cell office:value-type="float" office:value="17.1573" calcext:value-type="float">
            <text:p>17.1573</text:p>
          </table:table-cell>
          <table:table-cell office:value-type="float" office:value="98.3889" calcext:value-type="float">
            <text:p>98.388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2.096" calcext:value-type="float">
            <text:p>102.096</text:p>
          </table:table-cell>
          <table:table-cell office:value-type="float" office:value="166.831" calcext:value-type="float">
            <text:p>166.831</text:p>
          </table:table-cell>
          <table:table-cell office:value-type="float" office:value="10.8182" calcext:value-type="float">
            <text:p>10.8182</text:p>
          </table:table-cell>
          <table:table-cell office:value-type="float" office:value="45.7736" calcext:value-type="float">
            <text:p>45.773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5.0912" calcext:value-type="float">
            <text:p>45.0912</text:p>
          </table:table-cell>
          <table:table-cell office:value-type="float" office:value="318.631" calcext:value-type="float">
            <text:p>318.631</text:p>
          </table:table-cell>
          <table:table-cell office:value-type="float" office:value="16.6998" calcext:value-type="float">
            <text:p>16.6998</text:p>
          </table:table-cell>
          <table:table-cell office:value-type="float" office:value="79.4385" calcext:value-type="float">
            <text:p>79.438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7.434" calcext:value-type="float">
            <text:p>117.434</text:p>
          </table:table-cell>
          <table:table-cell office:value-type="float" office:value="238.06" calcext:value-type="float">
            <text:p>238.06</text:p>
          </table:table-cell>
          <table:table-cell office:value-type="float" office:value="30.2388" calcext:value-type="float">
            <text:p>30.2388</text:p>
          </table:table-cell>
          <table:table-cell office:value-type="float" office:value="225.657" calcext:value-type="float">
            <text:p>225.65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3.706" calcext:value-type="float">
            <text:p>113.706</text:p>
          </table:table-cell>
          <table:table-cell office:value-type="float" office:value="196.932" calcext:value-type="float">
            <text:p>196.932</text:p>
          </table:table-cell>
          <table:table-cell office:value-type="float" office:value="59.9755" calcext:value-type="float">
            <text:p>59.9755</text:p>
          </table:table-cell>
          <table:table-cell office:value-type="float" office:value="63.0818" calcext:value-type="float">
            <text:p>63.081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4.6923" calcext:value-type="float">
            <text:p>44.6923</text:p>
          </table:table-cell>
          <table:table-cell office:value-type="float" office:value="338.291" calcext:value-type="float">
            <text:p>338.291</text:p>
          </table:table-cell>
          <table:table-cell office:value-type="float" office:value="11.3413" calcext:value-type="float">
            <text:p>11.3413</text:p>
          </table:table-cell>
          <table:table-cell office:value-type="float" office:value="106.973" calcext:value-type="float">
            <text:p>106.9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8.195" calcext:value-type="float">
            <text:p>118.195</text:p>
          </table:table-cell>
          <table:table-cell office:value-type="float" office:value="303.267" calcext:value-type="float">
            <text:p>303.267</text:p>
          </table:table-cell>
          <table:table-cell office:value-type="float" office:value="32.0857" calcext:value-type="float">
            <text:p>32.0857</text:p>
          </table:table-cell>
          <table:table-cell office:value-type="float" office:value="351.583" calcext:value-type="float">
            <text:p>351.583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2.416" calcext:value-type="float">
            <text:p>112.416</text:p>
          </table:table-cell>
          <table:table-cell office:value-type="float" office:value="189.942" calcext:value-type="float">
            <text:p>189.942</text:p>
          </table:table-cell>
          <table:table-cell office:value-type="float" office:value="45.2858" calcext:value-type="float">
            <text:p>45.2858</text:p>
          </table:table-cell>
          <table:table-cell office:value-type="float" office:value="30.5729" calcext:value-type="float">
            <text:p>30.572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5.0577" calcext:value-type="float">
            <text:p>45.0577</text:p>
          </table:table-cell>
          <table:table-cell office:value-type="float" office:value="375.466" calcext:value-type="float">
            <text:p>375.466</text:p>
          </table:table-cell>
          <table:table-cell office:value-type="float" office:value="18.8487" calcext:value-type="float">
            <text:p>18.8487</text:p>
          </table:table-cell>
          <table:table-cell office:value-type="float" office:value="164.743" calcext:value-type="float">
            <text:p>164.74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4.775" calcext:value-type="float">
            <text:p>124.775</text:p>
          </table:table-cell>
          <table:table-cell office:value-type="float" office:value="461.494" calcext:value-type="float">
            <text:p>461.494</text:p>
          </table:table-cell>
          <table:table-cell office:value-type="float" office:value="50.477" calcext:value-type="float">
            <text:p>50.477</text:p>
          </table:table-cell>
          <table:table-cell office:value-type="float" office:value="544.895" calcext:value-type="float">
            <text:p>544.89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6.926" calcext:value-type="float">
            <text:p>116.926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58.3981" calcext:value-type="float">
            <text:p>58.3981</text:p>
          </table:table-cell>
          <table:table-cell office:value-type="float" office:value="57.4122" calcext:value-type="float">
            <text:p>57.412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5.0218" calcext:value-type="float">
            <text:p>45.0218</text:p>
          </table:table-cell>
          <table:table-cell office:value-type="float" office:value="450.835" calcext:value-type="float">
            <text:p>450.835</text:p>
          </table:table-cell>
          <table:table-cell office:value-type="float" office:value="25.9527" calcext:value-type="float">
            <text:p>25.9527</text:p>
          </table:table-cell>
          <table:table-cell office:value-type="float" office:value="265.783" calcext:value-type="float">
            <text:p>265.78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35.923" calcext:value-type="float">
            <text:p>135.923</text:p>
          </table:table-cell>
          <table:table-cell office:value-type="float" office:value="976.285" calcext:value-type="float">
            <text:p>976.285</text:p>
          </table:table-cell>
          <table:table-cell office:value-type="float" office:value="78.6241" calcext:value-type="float">
            <text:p>78.6241</text:p>
          </table:table-cell>
          <table:table-cell office:value-type="float" office:value="933.182" calcext:value-type="float">
            <text:p>933.182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33.148" calcext:value-type="float">
            <text:p>133.148</text:p>
          </table:table-cell>
          <table:table-cell office:value-type="float" office:value="246.91" calcext:value-type="float">
            <text:p>246.91</text:p>
          </table:table-cell>
          <table:table-cell office:value-type="float" office:value="43.0427" calcext:value-type="float">
            <text:p>43.0427</text:p>
          </table:table-cell>
          <table:table-cell office:value-type="float" office:value="44.8758" calcext:value-type="float">
            <text:p>44.875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46.9097" calcext:value-type="float">
            <text:p>46.9097</text:p>
          </table:table-cell>
          <table:table-cell office:value-type="float" office:value="521.086" calcext:value-type="float">
            <text:p>521.086</text:p>
          </table:table-cell>
          <table:table-cell office:value-type="float" office:value="25.4582" calcext:value-type="float">
            <text:p>25.4582</text:p>
          </table:table-cell>
          <table:table-cell office:value-type="float" office:value="355.042" calcext:value-type="float">
            <text:p>355.04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7.787" calcext:value-type="float">
            <text:p>117.787</text:p>
          </table:table-cell>
          <table:table-cell office:value-type="float" office:value="2009.38" calcext:value-type="float">
            <text:p>2009.38</text:p>
          </table:table-cell>
          <table:table-cell office:value-type="float" office:value="115.073" calcext:value-type="float">
            <text:p>115.073</text:p>
          </table:table-cell>
          <table:table-cell office:value-type="float" office:value="1322.4" calcext:value-type="float">
            <text:p>1322.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51.734" calcext:value-type="float">
            <text:p>151.734</text:p>
          </table:table-cell>
          <table:table-cell office:value-type="float" office:value="267.042" calcext:value-type="float">
            <text:p>267.042</text:p>
          </table:table-cell>
          <table:table-cell office:value-type="float" office:value="57.9801" calcext:value-type="float">
            <text:p>57.9801</text:p>
          </table:table-cell>
          <table:table-cell office:value-type="float" office:value="75.1689" calcext:value-type="float">
            <text:p>75.168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5.6752" calcext:value-type="float">
            <text:p>45.6752</text:p>
          </table:table-cell>
          <table:table-cell office:value-type="float" office:value="559.27" calcext:value-type="float">
            <text:p>559.27</text:p>
          </table:table-cell>
          <table:table-cell office:value-type="float" office:value="32.422" calcext:value-type="float">
            <text:p>32.422</text:p>
          </table:table-cell>
          <table:table-cell office:value-type="float" office:value="356.478" calcext:value-type="float">
            <text:p>356.47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00.67" calcext:value-type="float">
            <text:p>100.67</text:p>
          </table:table-cell>
          <table:table-cell office:value-type="float" office:value="3218.51" calcext:value-type="float">
            <text:p>3218.51</text:p>
          </table:table-cell>
          <table:table-cell office:value-type="float" office:value="156.326" calcext:value-type="float">
            <text:p>156.326</text:p>
          </table:table-cell>
          <table:table-cell office:value-type="float" office:value="1427.91" calcext:value-type="float">
            <text:p>1427.91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67.519" calcext:value-type="float">
            <text:p>167.519</text:p>
          </table:table-cell>
          <table:table-cell office:value-type="float" office:value="350.706" calcext:value-type="float">
            <text:p>350.706</text:p>
          </table:table-cell>
          <table:table-cell office:value-type="float" office:value="30.0197" calcext:value-type="float">
            <text:p>30.0197</text:p>
          </table:table-cell>
          <table:table-cell office:value-type="float" office:value="53.534" calcext:value-type="float">
            <text:p>53.53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5.4821" calcext:value-type="float">
            <text:p>45.4821</text:p>
          </table:table-cell>
          <table:table-cell office:value-type="float" office:value="794.959" calcext:value-type="float">
            <text:p>794.959</text:p>
          </table:table-cell>
          <table:table-cell office:value-type="float" office:value="29.3572" calcext:value-type="float">
            <text:p>29.3572</text:p>
          </table:table-cell>
          <table:table-cell office:value-type="float" office:value="492.604" calcext:value-type="float">
            <text:p>492.60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4.8432" calcext:value-type="float">
            <text:p>94.8432</text:p>
          </table:table-cell>
          <table:table-cell office:value-type="float" office:value="3752.2" calcext:value-type="float">
            <text:p>3752.2</text:p>
          </table:table-cell>
          <table:table-cell office:value-type="float" office:value="153.59" calcext:value-type="float">
            <text:p>153.59</text:p>
          </table:table-cell>
          <table:table-cell office:value-type="float" office:value="1308.84" calcext:value-type="float">
            <text:p>1308.8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71.578" calcext:value-type="float">
            <text:p>171.578</text:p>
          </table:table-cell>
          <table:table-cell office:value-type="float" office:value="361.434" calcext:value-type="float">
            <text:p>361.434</text:p>
          </table:table-cell>
          <table:table-cell office:value-type="float" office:value="43.8285" calcext:value-type="float">
            <text:p>43.8285</text:p>
          </table:table-cell>
          <table:table-cell office:value-type="float" office:value="48.3759" calcext:value-type="float">
            <text:p>48.3759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6.3495" calcext:value-type="float">
            <text:p>46.3495</text:p>
          </table:table-cell>
          <table:table-cell office:value-type="float" office:value="951.055" calcext:value-type="float">
            <text:p>951.055</text:p>
          </table:table-cell>
          <table:table-cell office:value-type="float" office:value="8.88613" calcext:value-type="float">
            <text:p>8.88613</text:p>
          </table:table-cell>
          <table:table-cell office:value-type="float" office:value="576.64" calcext:value-type="float">
            <text:p>576.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6.2467" calcext:value-type="float">
            <text:p>86.2467</text:p>
          </table:table-cell>
          <table:table-cell office:value-type="float" office:value="4627.74" calcext:value-type="float">
            <text:p>4627.74</text:p>
          </table:table-cell>
          <table:table-cell office:value-type="float" office:value="170.04" calcext:value-type="float">
            <text:p>170.04</text:p>
          </table:table-cell>
          <table:table-cell office:value-type="float" office:value="1289.63" calcext:value-type="float">
            <text:p>1289.63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81.335" calcext:value-type="float">
            <text:p>181.335</text:p>
          </table:table-cell>
          <table:table-cell office:value-type="float" office:value="428.853" calcext:value-type="float">
            <text:p>428.853</text:p>
          </table:table-cell>
          <table:table-cell office:value-type="float" office:value="29.8833" calcext:value-type="float">
            <text:p>29.8833</text:p>
          </table:table-cell>
          <table:table-cell office:value-type="float" office:value="58.4192" calcext:value-type="float">
            <text:p>58.4192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6.362" calcext:value-type="float">
            <text:p>46.362</text:p>
          </table:table-cell>
          <table:table-cell office:value-type="float" office:value="1231.46" calcext:value-type="float">
            <text:p>1231.46</text:p>
          </table:table-cell>
          <table:table-cell office:value-type="float" office:value="20.1581" calcext:value-type="float">
            <text:p>20.1581</text:p>
          </table:table-cell>
          <table:table-cell office:value-type="float" office:value="706.218" calcext:value-type="float">
            <text:p>706.218</text:p>
          </table:table-cell>
        </table:table-row>
        <table:table-row table:style-name="ro1">
          <table:table-cell office:value-type="string" calcext:value-type="string">
            <text:p>Poll and insert benchmark</text:p>
          </table:table-cell>
          <table:table-cell table:number-columns-repeated="5"/>
          <table:table-cell office:value-type="string" calcext:value-type="string">
            <text:p>Poll and insert benchmark</text:p>
          </table:table-cell>
          <table:table-cell table:number-columns-repeated="5"/>
          <table:table-cell office:value-type="string" calcext:value-type="string">
            <text:p>Poll and insert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Ins. stddev</text:p>
          </table:table-cell>
          <table:table-cell table:number-columns-repeated="3"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Ins. stddev</text:p>
          </table:table-cell>
          <table:table-cell table:number-columns-repeated="3"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Ins. stddev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7712" calcext:value-type="float">
            <text:p>42.7712</text:p>
          </table:table-cell>
          <table:table-cell office:value-type="float" office:value="24.4054" calcext:value-type="float">
            <text:p>24.40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2.7802" calcext:value-type="float">
            <text:p>42.7802</text:p>
          </table:table-cell>
          <table:table-cell office:value-type="float" office:value="38.2336" calcext:value-type="float">
            <text:p>38.23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2.7292" calcext:value-type="float">
            <text:p>42.7292</text:p>
          </table:table-cell>
          <table:table-cell office:value-type="float" office:value="10.2031" calcext:value-type="float">
            <text:p>10.20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4065" calcext:value-type="float">
            <text:p>44.4065</text:p>
          </table:table-cell>
          <table:table-cell office:value-type="float" office:value="9.69218" calcext:value-type="float">
            <text:p>9.692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4.6441" calcext:value-type="float">
            <text:p>44.6441</text:p>
          </table:table-cell>
          <table:table-cell office:value-type="float" office:value="32.1684" calcext:value-type="float">
            <text:p>32.16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3.5702" calcext:value-type="float">
            <text:p>43.5702</text:p>
          </table:table-cell>
          <table:table-cell office:value-type="float" office:value="17.6297" calcext:value-type="float">
            <text:p>17.62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035" calcext:value-type="float">
            <text:p>52.035</text:p>
          </table:table-cell>
          <table:table-cell office:value-type="float" office:value="7.55084" calcext:value-type="float">
            <text:p>7.550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5.8651" calcext:value-type="float">
            <text:p>55.8651</text:p>
          </table:table-cell>
          <table:table-cell office:value-type="float" office:value="9.48263" calcext:value-type="float">
            <text:p>9.482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8.151" calcext:value-type="float">
            <text:p>58.151</text:p>
          </table:table-cell>
          <table:table-cell office:value-type="float" office:value="18.296" calcext:value-type="float">
            <text:p>18.2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7826" calcext:value-type="float">
            <text:p>50.7826</text:p>
          </table:table-cell>
          <table:table-cell office:value-type="float" office:value="8.24192" calcext:value-type="float">
            <text:p>8.241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5.8219" calcext:value-type="float">
            <text:p>55.8219</text:p>
          </table:table-cell>
          <table:table-cell office:value-type="float" office:value="13.104" calcext:value-type="float">
            <text:p>13.10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2.0769" calcext:value-type="float">
            <text:p>72.0769</text:p>
          </table:table-cell>
          <table:table-cell office:value-type="float" office:value="22.704" calcext:value-type="float">
            <text:p>22.7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.0469" calcext:value-type="float">
            <text:p>51.0469</text:p>
          </table:table-cell>
          <table:table-cell office:value-type="float" office:value="23.7247" calcext:value-type="float">
            <text:p>23.724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5.8756" calcext:value-type="float">
            <text:p>55.8756</text:p>
          </table:table-cell>
          <table:table-cell office:value-type="float" office:value="22.5554" calcext:value-type="float">
            <text:p>22.555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30.963" calcext:value-type="float">
            <text:p>130.963</text:p>
          </table:table-cell>
          <table:table-cell office:value-type="float" office:value="38.8978" calcext:value-type="float">
            <text:p>38.897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8613" calcext:value-type="float">
            <text:p>50.8613</text:p>
          </table:table-cell>
          <table:table-cell office:value-type="float" office:value="12.2551" calcext:value-type="float">
            <text:p>12.255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.1369" calcext:value-type="float">
            <text:p>53.1369</text:p>
          </table:table-cell>
          <table:table-cell office:value-type="float" office:value="8.46449" calcext:value-type="float">
            <text:p>8.4644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52.581" calcext:value-type="float">
            <text:p>152.581</text:p>
          </table:table-cell>
          <table:table-cell office:value-type="float" office:value="39.8223" calcext:value-type="float">
            <text:p>39.82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.1791" calcext:value-type="float">
            <text:p>51.1791</text:p>
          </table:table-cell>
          <table:table-cell office:value-type="float" office:value="20.0502" calcext:value-type="float">
            <text:p>20.050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5.988" calcext:value-type="float">
            <text:p>55.988</text:p>
          </table:table-cell>
          <table:table-cell office:value-type="float" office:value="50.682" calcext:value-type="float">
            <text:p>50.68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.564" calcext:value-type="float">
            <text:p>180.564</text:p>
          </table:table-cell>
          <table:table-cell office:value-type="float" office:value="41.0761" calcext:value-type="float">
            <text:p>41.076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.7389" calcext:value-type="float">
            <text:p>51.7389</text:p>
          </table:table-cell>
          <table:table-cell office:value-type="float" office:value="17.7488" calcext:value-type="float">
            <text:p>17.7488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5.9334" calcext:value-type="float">
            <text:p>55.9334</text:p>
          </table:table-cell>
          <table:table-cell office:value-type="float" office:value="43.993" calcext:value-type="float">
            <text:p>43.993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40.71" calcext:value-type="float">
            <text:p>240.71</text:p>
          </table:table-cell>
          <table:table-cell office:value-type="float" office:value="49.9995" calcext:value-type="float">
            <text:p>49.999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.1828" calcext:value-type="float">
            <text:p>52.1828</text:p>
          </table:table-cell>
          <table:table-cell office:value-type="float" office:value="32.5368" calcext:value-type="float">
            <text:p>32.5368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3.8384" calcext:value-type="float">
            <text:p>53.8384</text:p>
          </table:table-cell>
          <table:table-cell office:value-type="float" office:value="55.3395" calcext:value-type="float">
            <text:p>55.339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68.33" calcext:value-type="float">
            <text:p>268.33</text:p>
          </table:table-cell>
          <table:table-cell office:value-type="float" office:value="51.3985" calcext:value-type="float">
            <text:p>51.398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.1473" calcext:value-type="float">
            <text:p>53.1473</text:p>
          </table:table-cell>
          <table:table-cell office:value-type="float" office:value="27.3684" calcext:value-type="float">
            <text:p>27.368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3.166" calcext:value-type="float">
            <text:p>53.166</text:p>
          </table:table-cell>
          <table:table-cell office:value-type="float" office:value="10.4197" calcext:value-type="float">
            <text:p>10.419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89.994" calcext:value-type="float">
            <text:p>289.994</text:p>
          </table:table-cell>
          <table:table-cell office:value-type="float" office:value="60.0562" calcext:value-type="float">
            <text:p>60.0562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7.1448" calcext:value-type="float">
            <text:p>57.1448</text:p>
          </table:table-cell>
          <table:table-cell office:value-type="float" office:value="60.4944" calcext:value-type="float">
            <text:p>60.49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52.927" calcext:value-type="float">
            <text:p>52.927</text:p>
          </table:table-cell>
          <table:table-cell office:value-type="float" office:value="17.4344" calcext:value-type="float">
            <text:p>17.43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301.499" calcext:value-type="float">
            <text:p>301.499</text:p>
          </table:table-cell>
          <table:table-cell office:value-type="float" office:value="60.0109" calcext:value-type="float">
            <text:p>60.010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.6105" calcext:value-type="float">
            <text:p>62.6105</text:p>
          </table:table-cell>
          <table:table-cell office:value-type="float" office:value="75.0514" calcext:value-type="float">
            <text:p>75.051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53.2089" calcext:value-type="float">
            <text:p>53.2089</text:p>
          </table:table-cell>
          <table:table-cell office:value-type="float" office:value="37.597" calcext:value-type="float">
            <text:p>37.59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315.946" calcext:value-type="float">
            <text:p>315.946</text:p>
          </table:table-cell>
          <table:table-cell office:value-type="float" office:value="73.8021" calcext:value-type="float">
            <text:p>73.8021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5.9203" calcext:value-type="float">
            <text:p>75.9203</text:p>
          </table:table-cell>
          <table:table-cell office:value-type="float" office:value="118.842" calcext:value-type="float">
            <text:p>118.84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3.228" calcext:value-type="float">
            <text:p>53.228</text:p>
          </table:table-cell>
          <table:table-cell office:value-type="float" office:value="57.8765" calcext:value-type="float">
            <text:p>57.876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29.149" calcext:value-type="float">
            <text:p>329.149</text:p>
          </table:table-cell>
          <table:table-cell office:value-type="float" office:value="83.8612" calcext:value-type="float">
            <text:p>83.8612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7.056" calcext:value-type="float">
            <text:p>127.056</text:p>
          </table:table-cell>
          <table:table-cell office:value-type="float" office:value="230.193" calcext:value-type="float">
            <text:p>230.193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56.0032" calcext:value-type="float">
            <text:p>56.0032</text:p>
          </table:table-cell>
          <table:table-cell office:value-type="float" office:value="51.8724" calcext:value-type="float">
            <text:p>51.8724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49.745" calcext:value-type="float">
            <text:p>349.745</text:p>
          </table:table-cell>
          <table:table-cell office:value-type="float" office:value="103.007" calcext:value-type="float">
            <text:p>103.007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8.024" calcext:value-type="float">
            <text:p>188.024</text:p>
          </table:table-cell>
          <table:table-cell office:value-type="float" office:value="338.357" calcext:value-type="float">
            <text:p>338.357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53.4203" calcext:value-type="float">
            <text:p>53.4203</text:p>
          </table:table-cell>
          <table:table-cell office:value-type="float" office:value="31.7889" calcext:value-type="float">
            <text:p>31.7889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377.506" calcext:value-type="float">
            <text:p>377.506</text:p>
          </table:table-cell>
          <table:table-cell office:value-type="float" office:value="143.115" calcext:value-type="float">
            <text:p>143.115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51.912" calcext:value-type="float">
            <text:p>351.912</text:p>
          </table:table-cell>
          <table:table-cell office:value-type="float" office:value="561.95" calcext:value-type="float">
            <text:p>561.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3.2674" calcext:value-type="float">
            <text:p>53.2674</text:p>
          </table:table-cell>
          <table:table-cell office:value-type="float" office:value="39.4685" calcext:value-type="float">
            <text:p>39.46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462.195" calcext:value-type="float">
            <text:p>462.195</text:p>
          </table:table-cell>
          <table:table-cell office:value-type="float" office:value="259.16" calcext:value-type="float">
            <text:p>259.16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77.757" calcext:value-type="float">
            <text:p>877.757</text:p>
          </table:table-cell>
          <table:table-cell office:value-type="float" office:value="1001.44" calcext:value-type="float">
            <text:p>1001.44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58.5755" calcext:value-type="float">
            <text:p>58.5755</text:p>
          </table:table-cell>
          <table:table-cell office:value-type="float" office:value="33.7937" calcext:value-type="float">
            <text:p>33.7937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539.379" calcext:value-type="float">
            <text:p>539.379</text:p>
          </table:table-cell>
          <table:table-cell office:value-type="float" office:value="348.568" calcext:value-type="float">
            <text:p>348.568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8.04" calcext:value-type="float">
            <text:p>1958.04</text:p>
          </table:table-cell>
          <table:table-cell office:value-type="float" office:value="1398.74" calcext:value-type="float">
            <text:p>1398.74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55.8797" calcext:value-type="float">
            <text:p>55.8797</text:p>
          </table:table-cell>
          <table:table-cell office:value-type="float" office:value="43.7294" calcext:value-type="float">
            <text:p>43.7294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579.745" calcext:value-type="float">
            <text:p>579.745</text:p>
          </table:table-cell>
          <table:table-cell office:value-type="float" office:value="364.661" calcext:value-type="float">
            <text:p>364.661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166.99" calcext:value-type="float">
            <text:p>3166.99</text:p>
          </table:table-cell>
          <table:table-cell office:value-type="float" office:value="1450.1" calcext:value-type="float">
            <text:p>1450.1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  <table:table-cell office:value-type="float" office:value="53.3351" calcext:value-type="float">
            <text:p>53.3351</text:p>
          </table:table-cell>
          <table:table-cell office:value-type="float" office:value="40.4962" calcext:value-type="float">
            <text:p>40.4962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  <table:table-cell office:value-type="float" office:value="802.799" calcext:value-type="float">
            <text:p>802.799</text:p>
          </table:table-cell>
          <table:table-cell office:value-type="float" office:value="500.452" calcext:value-type="float">
            <text:p>500.452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699.44" calcext:value-type="float">
            <text:p>3699.44</text:p>
          </table:table-cell>
          <table:table-cell office:value-type="float" office:value="1358.82" calcext:value-type="float">
            <text:p>1358.82</text:p>
          </table:table-cell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53.3946" calcext:value-type="float">
            <text:p>53.3946</text:p>
          </table:table-cell>
          <table:table-cell office:value-type="float" office:value="12.0977" calcext:value-type="float">
            <text:p>12.0977</text:p>
          </table:table-cell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955.164" calcext:value-type="float">
            <text:p>955.164</text:p>
          </table:table-cell>
          <table:table-cell office:value-type="float" office:value="583.122" calcext:value-type="float">
            <text:p>583.122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598.54" calcext:value-type="float">
            <text:p>4598.54</text:p>
          </table:table-cell>
          <table:table-cell office:value-type="float" office:value="1336.64" calcext:value-type="float">
            <text:p>1336.64</text:p>
          </table:table-cell>
          <table:table-cell table:number-columns-repeated="3"/>
          <table:table-cell office:value-type="float" office:value="10000000" calcext:value-type="float">
            <text:p>10000000</text:p>
          </table:table-cell>
          <table:table-cell office:value-type="float" office:value="53.5224" calcext:value-type="float">
            <text:p>53.5224</text:p>
          </table:table-cell>
          <table:table-cell office:value-type="float" office:value="21.1343" calcext:value-type="float">
            <text:p>21.1343</text:p>
          </table:table-cell>
          <table:table-cell table:number-columns-repeated="3"/>
          <table:table-cell office:value-type="float" office:value="10000000" calcext:value-type="float">
            <text:p>10000000</text:p>
          </table:table-cell>
          <table:table-cell office:value-type="float" office:value="1234.44" calcext:value-type="float">
            <text:p>1234.44</text:p>
          </table:table-cell>
          <table:table-cell office:value-type="float" office:value="705.043" calcext:value-type="float">
            <text:p>705.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16" calcext:value-type="float">
            <text:p>8.7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792" calcext:value-type="float">
            <text:p>8.7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671" calcext:value-type="float">
            <text:p>8.6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648" calcext:value-type="float">
            <text:p>23.64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2.304" calcext:value-type="float">
            <text:p>22.3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2.418" calcext:value-type="float">
            <text:p>22.4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715" calcext:value-type="float">
            <text:p>29.7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0.1436" calcext:value-type="float">
            <text:p>30.143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0.553" calcext:value-type="float">
            <text:p>30.5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6948" calcext:value-type="float">
            <text:p>39.694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2.4912" calcext:value-type="float">
            <text:p>42.491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8.1543" calcext:value-type="float">
            <text:p>38.15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5327" calcext:value-type="float">
            <text:p>52.532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63.6908" calcext:value-type="float">
            <text:p>63.690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5.8971" calcext:value-type="float">
            <text:p>55.897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7915" calcext:value-type="float">
            <text:p>59.79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83.3247" calcext:value-type="float">
            <text:p>83.324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62.546" calcext:value-type="float">
            <text:p>62.54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.2915" calcext:value-type="float">
            <text:p>70.291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4.7648" calcext:value-type="float">
            <text:p>94.764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2.7597" calcext:value-type="float">
            <text:p>72.759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8.5996" calcext:value-type="float">
            <text:p>88.599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4.684" calcext:value-type="float">
            <text:p>154.684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30.284" calcext:value-type="float">
            <text:p>130.28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.743" calcext:value-type="float">
            <text:p>140.743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15.991" calcext:value-type="float">
            <text:p>215.991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85.942" calcext:value-type="float">
            <text:p>185.94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4.982" calcext:value-type="float">
            <text:p>224.98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52.437" calcext:value-type="float">
            <text:p>252.437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28.481" calcext:value-type="float">
            <text:p>228.481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50.656" calcext:value-type="float">
            <text:p>350.656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295.185" calcext:value-type="float">
            <text:p>295.185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268.309" calcext:value-type="float">
            <text:p>268.309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5.479" calcext:value-type="float">
            <text:p>425.479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327.606" calcext:value-type="float">
            <text:p>327.606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289.884" calcext:value-type="float">
            <text:p>289.88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6.147" calcext:value-type="float">
            <text:p>566.147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36.604" calcext:value-type="float">
            <text:p>336.604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08.925" calcext:value-type="float">
            <text:p>308.925</text:p>
          </table:table-cell>
          <table:table-cell table:number-columns-repeated="3"/>
        </table:table-row>
      </table:table>
      <table:table table:name="IntrusiveBinaryHeap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Intrusive binary heap, random 64-bit keys</text:p>
          </table:table-cell>
          <table:table-cell table:number-columns-repeated="5"/>
          <table:table-cell table:style-name="ce1" office:value-type="string" calcext:value-type="string">
            <text:p>Intrusive binary heap, decreasing 64-bit keys</text:p>
          </table:table-cell>
          <table:table-cell table:number-columns-repeated="5"/>
          <table:table-cell table:style-name="ce1" office:value-type="string" calcext:value-type="string">
            <text:p>Intrusive binary heap, increasing 64-bit k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8673" calcext:value-type="float">
            <text:p>43.8673</text:p>
          </table:table-cell>
          <table:table-cell office:value-type="float" office:value="42.2986" calcext:value-type="float">
            <text:p>42.2986</text:p>
          </table:table-cell>
          <table:table-cell office:value-type="float" office:value="16.057" calcext:value-type="float">
            <text:p>16.057</text:p>
          </table:table-cell>
          <table:table-cell office:value-type="float" office:value="9.56715" calcext:value-type="float">
            <text:p>9.567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9203" calcext:value-type="float">
            <text:p>43.9203</text:p>
          </table:table-cell>
          <table:table-cell office:value-type="float" office:value="42.3775" calcext:value-type="float">
            <text:p>42.3775</text:p>
          </table:table-cell>
          <table:table-cell office:value-type="float" office:value="41.8467" calcext:value-type="float">
            <text:p>41.8467</text:p>
          </table:table-cell>
          <table:table-cell office:value-type="float" office:value="26.7434" calcext:value-type="float">
            <text:p>26.74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217" calcext:value-type="float">
            <text:p>43.8217</text:p>
          </table:table-cell>
          <table:table-cell office:value-type="float" office:value="42.2815" calcext:value-type="float">
            <text:p>42.2815</text:p>
          </table:table-cell>
          <table:table-cell office:value-type="float" office:value="13.4371" calcext:value-type="float">
            <text:p>13.4371</text:p>
          </table:table-cell>
          <table:table-cell office:value-type="float" office:value="6.58799" calcext:value-type="float">
            <text:p>6.58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1137" calcext:value-type="float">
            <text:p>48.1137</text:p>
          </table:table-cell>
          <table:table-cell office:value-type="float" office:value="55.7552" calcext:value-type="float">
            <text:p>55.7552</text:p>
          </table:table-cell>
          <table:table-cell office:value-type="float" office:value="23.0484" calcext:value-type="float">
            <text:p>23.0484</text:p>
          </table:table-cell>
          <table:table-cell office:value-type="float" office:value="24.9368" calcext:value-type="float">
            <text:p>24.93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9866" calcext:value-type="float">
            <text:p>49.9866</text:p>
          </table:table-cell>
          <table:table-cell office:value-type="float" office:value="45.6197" calcext:value-type="float">
            <text:p>45.6197</text:p>
          </table:table-cell>
          <table:table-cell office:value-type="float" office:value="54.2098" calcext:value-type="float">
            <text:p>54.2098</text:p>
          </table:table-cell>
          <table:table-cell office:value-type="float" office:value="10.4165" calcext:value-type="float">
            <text:p>10.41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.9782" calcext:value-type="float">
            <text:p>53.9782</text:p>
          </table:table-cell>
          <table:table-cell office:value-type="float" office:value="45.6325" calcext:value-type="float">
            <text:p>45.6325</text:p>
          </table:table-cell>
          <table:table-cell office:value-type="float" office:value="27.6096" calcext:value-type="float">
            <text:p>27.6096</text:p>
          </table:table-cell>
          <table:table-cell office:value-type="float" office:value="13.2192" calcext:value-type="float">
            <text:p>13.2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.7043" calcext:value-type="float">
            <text:p>60.7043</text:p>
          </table:table-cell>
          <table:table-cell office:value-type="float" office:value="67.1886" calcext:value-type="float">
            <text:p>67.1886</text:p>
          </table:table-cell>
          <table:table-cell office:value-type="float" office:value="11.3689" calcext:value-type="float">
            <text:p>11.3689</text:p>
          </table:table-cell>
          <table:table-cell office:value-type="float" office:value="25.8604" calcext:value-type="float">
            <text:p>25.86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.8476" calcext:value-type="float">
            <text:p>59.8476</text:p>
          </table:table-cell>
          <table:table-cell office:value-type="float" office:value="65.4438" calcext:value-type="float">
            <text:p>65.4438</text:p>
          </table:table-cell>
          <table:table-cell office:value-type="float" office:value="61.747" calcext:value-type="float">
            <text:p>61.747</text:p>
          </table:table-cell>
          <table:table-cell office:value-type="float" office:value="129.15" calcext:value-type="float">
            <text:p>129.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.7542" calcext:value-type="float">
            <text:p>59.7542</text:p>
          </table:table-cell>
          <table:table-cell office:value-type="float" office:value="45.6193" calcext:value-type="float">
            <text:p>45.6193</text:p>
          </table:table-cell>
          <table:table-cell office:value-type="float" office:value="8.04436" calcext:value-type="float">
            <text:p>8.04436</text:p>
          </table:table-cell>
          <table:table-cell office:value-type="float" office:value="7.67644" calcext:value-type="float">
            <text:p>7.676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4238" calcext:value-type="float">
            <text:p>61.4238</text:p>
          </table:table-cell>
          <table:table-cell office:value-type="float" office:value="73.8842" calcext:value-type="float">
            <text:p>73.8842</text:p>
          </table:table-cell>
          <table:table-cell office:value-type="float" office:value="13.8209" calcext:value-type="float">
            <text:p>13.8209</text:p>
          </table:table-cell>
          <table:table-cell office:value-type="float" office:value="19.1951" calcext:value-type="float">
            <text:p>19.19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.6735" calcext:value-type="float">
            <text:p>60.6735</text:p>
          </table:table-cell>
          <table:table-cell office:value-type="float" office:value="79.358" calcext:value-type="float">
            <text:p>79.358</text:p>
          </table:table-cell>
          <table:table-cell office:value-type="float" office:value="53.2417" calcext:value-type="float">
            <text:p>53.2417</text:p>
          </table:table-cell>
          <table:table-cell office:value-type="float" office:value="86.5149" calcext:value-type="float">
            <text:p>86.51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.2933" calcext:value-type="float">
            <text:p>69.2933</text:p>
          </table:table-cell>
          <table:table-cell office:value-type="float" office:value="48.9755" calcext:value-type="float">
            <text:p>48.9755</text:p>
          </table:table-cell>
          <table:table-cell office:value-type="float" office:value="15.6239" calcext:value-type="float">
            <text:p>15.6239</text:p>
          </table:table-cell>
          <table:table-cell office:value-type="float" office:value="9.97648" calcext:value-type="float">
            <text:p>9.976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5862" calcext:value-type="float">
            <text:p>70.5862</text:p>
          </table:table-cell>
          <table:table-cell office:value-type="float" office:value="70.974" calcext:value-type="float">
            <text:p>70.974</text:p>
          </table:table-cell>
          <table:table-cell office:value-type="float" office:value="15.0278" calcext:value-type="float">
            <text:p>15.0278</text:p>
          </table:table-cell>
          <table:table-cell office:value-type="float" office:value="21.0559" calcext:value-type="float">
            <text:p>21.05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.1266" calcext:value-type="float">
            <text:p>63.1266</text:p>
          </table:table-cell>
          <table:table-cell office:value-type="float" office:value="92.3838" calcext:value-type="float">
            <text:p>92.3838</text:p>
          </table:table-cell>
          <table:table-cell office:value-type="float" office:value="29.473" calcext:value-type="float">
            <text:p>29.473</text:p>
          </table:table-cell>
          <table:table-cell office:value-type="float" office:value="46.9834" calcext:value-type="float">
            <text:p>46.98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8914" calcext:value-type="float">
            <text:p>68.8914</text:p>
          </table:table-cell>
          <table:table-cell office:value-type="float" office:value="50.6227" calcext:value-type="float">
            <text:p>50.6227</text:p>
          </table:table-cell>
          <table:table-cell office:value-type="float" office:value="11.707" calcext:value-type="float">
            <text:p>11.707</text:p>
          </table:table-cell>
          <table:table-cell office:value-type="float" office:value="15.9121" calcext:value-type="float">
            <text:p>15.9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1665" calcext:value-type="float">
            <text:p>73.1665</text:p>
          </table:table-cell>
          <table:table-cell office:value-type="float" office:value="81.8747" calcext:value-type="float">
            <text:p>81.8747</text:p>
          </table:table-cell>
          <table:table-cell office:value-type="float" office:value="26.3299" calcext:value-type="float">
            <text:p>26.3299</text:p>
          </table:table-cell>
          <table:table-cell office:value-type="float" office:value="16.5041" calcext:value-type="float">
            <text:p>16.5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6.2719" calcext:value-type="float">
            <text:p>66.2719</text:p>
          </table:table-cell>
          <table:table-cell office:value-type="float" office:value="94.8868" calcext:value-type="float">
            <text:p>94.8868</text:p>
          </table:table-cell>
          <table:table-cell office:value-type="float" office:value="61.2112" calcext:value-type="float">
            <text:p>61.2112</text:p>
          </table:table-cell>
          <table:table-cell office:value-type="float" office:value="28.1754" calcext:value-type="float">
            <text:p>28.17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3.0519" calcext:value-type="float">
            <text:p>73.0519</text:p>
          </table:table-cell>
          <table:table-cell office:value-type="float" office:value="52.3413" calcext:value-type="float">
            <text:p>52.3413</text:p>
          </table:table-cell>
          <table:table-cell office:value-type="float" office:value="14.8009" calcext:value-type="float">
            <text:p>14.8009</text:p>
          </table:table-cell>
          <table:table-cell office:value-type="float" office:value="16.4648" calcext:value-type="float">
            <text:p>16.4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.5051" calcext:value-type="float">
            <text:p>85.5051</text:p>
          </table:table-cell>
          <table:table-cell office:value-type="float" office:value="83.9295" calcext:value-type="float">
            <text:p>83.9295</text:p>
          </table:table-cell>
          <table:table-cell office:value-type="float" office:value="34.0131" calcext:value-type="float">
            <text:p>34.0131</text:p>
          </table:table-cell>
          <table:table-cell office:value-type="float" office:value="34.4361" calcext:value-type="float">
            <text:p>34.43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.4331" calcext:value-type="float">
            <text:p>66.4331</text:p>
          </table:table-cell>
          <table:table-cell office:value-type="float" office:value="109.099" calcext:value-type="float">
            <text:p>109.099</text:p>
          </table:table-cell>
          <table:table-cell office:value-type="float" office:value="27.7092" calcext:value-type="float">
            <text:p>27.7092</text:p>
          </table:table-cell>
          <table:table-cell office:value-type="float" office:value="38.0103" calcext:value-type="float">
            <text:p>38.01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7.2285" calcext:value-type="float">
            <text:p>77.2285</text:p>
          </table:table-cell>
          <table:table-cell office:value-type="float" office:value="53.9568" calcext:value-type="float">
            <text:p>53.9568</text:p>
          </table:table-cell>
          <table:table-cell office:value-type="float" office:value="23.48" calcext:value-type="float">
            <text:p>23.48</text:p>
          </table:table-cell>
          <table:table-cell office:value-type="float" office:value="13.391" calcext:value-type="float">
            <text:p>13.3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.6285" calcext:value-type="float">
            <text:p>83.6285</text:p>
          </table:table-cell>
          <table:table-cell office:value-type="float" office:value="94.9162" calcext:value-type="float">
            <text:p>94.9162</text:p>
          </table:table-cell>
          <table:table-cell office:value-type="float" office:value="17.8116" calcext:value-type="float">
            <text:p>17.8116</text:p>
          </table:table-cell>
          <table:table-cell office:value-type="float" office:value="44.4054" calcext:value-type="float">
            <text:p>44.405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4.4716" calcext:value-type="float">
            <text:p>74.4716</text:p>
          </table:table-cell>
          <table:table-cell office:value-type="float" office:value="140.639" calcext:value-type="float">
            <text:p>140.639</text:p>
          </table:table-cell>
          <table:table-cell office:value-type="float" office:value="24.5326" calcext:value-type="float">
            <text:p>24.5326</text:p>
          </table:table-cell>
          <table:table-cell office:value-type="float" office:value="40.1284" calcext:value-type="float">
            <text:p>40.128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6.7764" calcext:value-type="float">
            <text:p>86.7764</text:p>
          </table:table-cell>
          <table:table-cell office:value-type="float" office:value="57.2889" calcext:value-type="float">
            <text:p>57.2889</text:p>
          </table:table-cell>
          <table:table-cell office:value-type="float" office:value="19.4024" calcext:value-type="float">
            <text:p>19.4024</text:p>
          </table:table-cell>
          <table:table-cell office:value-type="float" office:value="11.1341" calcext:value-type="float">
            <text:p>11.13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.986" calcext:value-type="float">
            <text:p>91.986</text:p>
          </table:table-cell>
          <table:table-cell office:value-type="float" office:value="90.6619" calcext:value-type="float">
            <text:p>90.6619</text:p>
          </table:table-cell>
          <table:table-cell office:value-type="float" office:value="27.8667" calcext:value-type="float">
            <text:p>27.8667</text:p>
          </table:table-cell>
          <table:table-cell office:value-type="float" office:value="48.0306" calcext:value-type="float">
            <text:p>48.030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5.1478" calcext:value-type="float">
            <text:p>75.1478</text:p>
          </table:table-cell>
          <table:table-cell office:value-type="float" office:value="142.099" calcext:value-type="float">
            <text:p>142.099</text:p>
          </table:table-cell>
          <table:table-cell office:value-type="float" office:value="40.3602" calcext:value-type="float">
            <text:p>40.3602</text:p>
          </table:table-cell>
          <table:table-cell office:value-type="float" office:value="30.6643" calcext:value-type="float">
            <text:p>30.664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7.2095" calcext:value-type="float">
            <text:p>87.2095</text:p>
          </table:table-cell>
          <table:table-cell office:value-type="float" office:value="57.3186" calcext:value-type="float">
            <text:p>57.3186</text:p>
          </table:table-cell>
          <table:table-cell office:value-type="float" office:value="17.6839" calcext:value-type="float">
            <text:p>17.6839</text:p>
          </table:table-cell>
          <table:table-cell office:value-type="float" office:value="23.7089" calcext:value-type="float">
            <text:p>23.70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.8248" calcext:value-type="float">
            <text:p>93.8248</text:p>
          </table:table-cell>
          <table:table-cell office:value-type="float" office:value="109.166" calcext:value-type="float">
            <text:p>109.166</text:p>
          </table:table-cell>
          <table:table-cell office:value-type="float" office:value="22.4983" calcext:value-type="float">
            <text:p>22.4983</text:p>
          </table:table-cell>
          <table:table-cell office:value-type="float" office:value="23.8675" calcext:value-type="float">
            <text:p>23.86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6.5459" calcext:value-type="float">
            <text:p>76.5459</text:p>
          </table:table-cell>
          <table:table-cell office:value-type="float" office:value="146.319" calcext:value-type="float">
            <text:p>146.319</text:p>
          </table:table-cell>
          <table:table-cell office:value-type="float" office:value="42.9154" calcext:value-type="float">
            <text:p>42.9154</text:p>
          </table:table-cell>
          <table:table-cell office:value-type="float" office:value="131.28" calcext:value-type="float">
            <text:p>131.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0.4933" calcext:value-type="float">
            <text:p>90.4933</text:p>
          </table:table-cell>
          <table:table-cell office:value-type="float" office:value="59.052" calcext:value-type="float">
            <text:p>59.052</text:p>
          </table:table-cell>
          <table:table-cell office:value-type="float" office:value="15.6256" calcext:value-type="float">
            <text:p>15.6256</text:p>
          </table:table-cell>
          <table:table-cell office:value-type="float" office:value="31.5018" calcext:value-type="float">
            <text:p>31.50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6.496" calcext:value-type="float">
            <text:p>106.496</text:p>
          </table:table-cell>
          <table:table-cell office:value-type="float" office:value="103.328" calcext:value-type="float">
            <text:p>103.328</text:p>
          </table:table-cell>
          <table:table-cell office:value-type="float" office:value="31.5989" calcext:value-type="float">
            <text:p>31.5989</text:p>
          </table:table-cell>
          <table:table-cell office:value-type="float" office:value="38.0339" calcext:value-type="float">
            <text:p>38.033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8.5407" calcext:value-type="float">
            <text:p>88.5407</text:p>
          </table:table-cell>
          <table:table-cell office:value-type="float" office:value="177.652" calcext:value-type="float">
            <text:p>177.652</text:p>
          </table:table-cell>
          <table:table-cell office:value-type="float" office:value="51.3857" calcext:value-type="float">
            <text:p>51.3857</text:p>
          </table:table-cell>
          <table:table-cell office:value-type="float" office:value="64.9523" calcext:value-type="float">
            <text:p>64.952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0.866" calcext:value-type="float">
            <text:p>100.866</text:p>
          </table:table-cell>
          <table:table-cell office:value-type="float" office:value="62.3216" calcext:value-type="float">
            <text:p>62.3216</text:p>
          </table:table-cell>
          <table:table-cell office:value-type="float" office:value="17.8544" calcext:value-type="float">
            <text:p>17.8544</text:p>
          </table:table-cell>
          <table:table-cell office:value-type="float" office:value="17.7765" calcext:value-type="float">
            <text:p>17.77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1.299" calcext:value-type="float">
            <text:p>101.299</text:p>
          </table:table-cell>
          <table:table-cell office:value-type="float" office:value="124.445" calcext:value-type="float">
            <text:p>124.445</text:p>
          </table:table-cell>
          <table:table-cell office:value-type="float" office:value="24.9477" calcext:value-type="float">
            <text:p>24.9477</text:p>
          </table:table-cell>
          <table:table-cell office:value-type="float" office:value="35.2266" calcext:value-type="float">
            <text:p>35.226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4.0766" calcext:value-type="float">
            <text:p>94.0766</text:p>
          </table:table-cell>
          <table:table-cell office:value-type="float" office:value="192.451" calcext:value-type="float">
            <text:p>192.451</text:p>
          </table:table-cell>
          <table:table-cell office:value-type="float" office:value="73.7967" calcext:value-type="float">
            <text:p>73.7967</text:p>
          </table:table-cell>
          <table:table-cell office:value-type="float" office:value="125.987" calcext:value-type="float">
            <text:p>125.98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4.443" calcext:value-type="float">
            <text:p>104.443</text:p>
          </table:table-cell>
          <table:table-cell office:value-type="float" office:value="64.8338" calcext:value-type="float">
            <text:p>64.8338</text:p>
          </table:table-cell>
          <table:table-cell office:value-type="float" office:value="23.0372" calcext:value-type="float">
            <text:p>23.0372</text:p>
          </table:table-cell>
          <table:table-cell office:value-type="float" office:value="18.8447" calcext:value-type="float">
            <text:p>18.844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5.461" calcext:value-type="float">
            <text:p>105.461</text:p>
          </table:table-cell>
          <table:table-cell office:value-type="float" office:value="110.06" calcext:value-type="float">
            <text:p>110.06</text:p>
          </table:table-cell>
          <table:table-cell office:value-type="float" office:value="29.5322" calcext:value-type="float">
            <text:p>29.5322</text:p>
          </table:table-cell>
          <table:table-cell office:value-type="float" office:value="52.3757" calcext:value-type="float">
            <text:p>52.375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8.1766" calcext:value-type="float">
            <text:p>98.1766</text:p>
          </table:table-cell>
          <table:table-cell office:value-type="float" office:value="199.029" calcext:value-type="float">
            <text:p>199.029</text:p>
          </table:table-cell>
          <table:table-cell office:value-type="float" office:value="41.6906" calcext:value-type="float">
            <text:p>41.6906</text:p>
          </table:table-cell>
          <table:table-cell office:value-type="float" office:value="163.933" calcext:value-type="float">
            <text:p>163.9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68.9294" calcext:value-type="float">
            <text:p>68.9294</text:p>
          </table:table-cell>
          <table:table-cell office:value-type="float" office:value="20.2478" calcext:value-type="float">
            <text:p>20.2478</text:p>
          </table:table-cell>
          <table:table-cell office:value-type="float" office:value="16.6161" calcext:value-type="float">
            <text:p>16.616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8.802" calcext:value-type="float">
            <text:p>108.802</text:p>
          </table:table-cell>
          <table:table-cell office:value-type="float" office:value="120.721" calcext:value-type="float">
            <text:p>120.721</text:p>
          </table:table-cell>
          <table:table-cell office:value-type="float" office:value="13.6178" calcext:value-type="float">
            <text:p>13.6178</text:p>
          </table:table-cell>
          <table:table-cell office:value-type="float" office:value="41.4153" calcext:value-type="float">
            <text:p>41.415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04.404" calcext:value-type="float">
            <text:p>104.404</text:p>
          </table:table-cell>
          <table:table-cell office:value-type="float" office:value="222.741" calcext:value-type="float">
            <text:p>222.741</text:p>
          </table:table-cell>
          <table:table-cell office:value-type="float" office:value="63.1121" calcext:value-type="float">
            <text:p>63.1121</text:p>
          </table:table-cell>
          <table:table-cell office:value-type="float" office:value="65.418" calcext:value-type="float">
            <text:p>65.41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2.106" calcext:value-type="float">
            <text:p>112.106</text:p>
          </table:table-cell>
          <table:table-cell office:value-type="float" office:value="73.0527" calcext:value-type="float">
            <text:p>73.0527</text:p>
          </table:table-cell>
          <table:table-cell office:value-type="float" office:value="28.7566" calcext:value-type="float">
            <text:p>28.7566</text:p>
          </table:table-cell>
          <table:table-cell office:value-type="float" office:value="15.0665" calcext:value-type="float">
            <text:p>15.066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2.124" calcext:value-type="float">
            <text:p>112.124</text:p>
          </table:table-cell>
          <table:table-cell office:value-type="float" office:value="138.135" calcext:value-type="float">
            <text:p>138.135</text:p>
          </table:table-cell>
          <table:table-cell office:value-type="float" office:value="20.1" calcext:value-type="float">
            <text:p>20.1</text:p>
          </table:table-cell>
          <table:table-cell office:value-type="float" office:value="34.121" calcext:value-type="float">
            <text:p>34.12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0.966" calcext:value-type="float">
            <text:p>110.966</text:p>
          </table:table-cell>
          <table:table-cell office:value-type="float" office:value="233.458" calcext:value-type="float">
            <text:p>233.458</text:p>
          </table:table-cell>
          <table:table-cell office:value-type="float" office:value="42.8829" calcext:value-type="float">
            <text:p>42.8829</text:p>
          </table:table-cell>
          <table:table-cell office:value-type="float" office:value="119.201" calcext:value-type="float">
            <text:p>119.20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2.826" calcext:value-type="float">
            <text:p>112.826</text:p>
          </table:table-cell>
          <table:table-cell office:value-type="float" office:value="76.2775" calcext:value-type="float">
            <text:p>76.2775</text:p>
          </table:table-cell>
          <table:table-cell office:value-type="float" office:value="34.7855" calcext:value-type="float">
            <text:p>34.7855</text:p>
          </table:table-cell>
          <table:table-cell office:value-type="float" office:value="20.6924" calcext:value-type="float">
            <text:p>20.69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0.063" calcext:value-type="float">
            <text:p>120.063</text:p>
          </table:table-cell>
          <table:table-cell office:value-type="float" office:value="146.568" calcext:value-type="float">
            <text:p>146.568</text:p>
          </table:table-cell>
          <table:table-cell office:value-type="float" office:value="25.5709" calcext:value-type="float">
            <text:p>25.5709</text:p>
          </table:table-cell>
          <table:table-cell office:value-type="float" office:value="29.564" calcext:value-type="float">
            <text:p>29.56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2.797" calcext:value-type="float">
            <text:p>112.797</text:p>
          </table:table-cell>
          <table:table-cell office:value-type="float" office:value="241.043" calcext:value-type="float">
            <text:p>241.043</text:p>
          </table:table-cell>
          <table:table-cell office:value-type="float" office:value="36.4653" calcext:value-type="float">
            <text:p>36.4653</text:p>
          </table:table-cell>
          <table:table-cell office:value-type="float" office:value="58.8862" calcext:value-type="float">
            <text:p>58.886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7.086" calcext:value-type="float">
            <text:p>117.086</text:p>
          </table:table-cell>
          <table:table-cell office:value-type="float" office:value="79.2692" calcext:value-type="float">
            <text:p>79.2692</text:p>
          </table:table-cell>
          <table:table-cell office:value-type="float" office:value="26.1143" calcext:value-type="float">
            <text:p>26.1143</text:p>
          </table:table-cell>
          <table:table-cell office:value-type="float" office:value="27.3015" calcext:value-type="float">
            <text:p>27.301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6.605" calcext:value-type="float">
            <text:p>126.605</text:p>
          </table:table-cell>
          <table:table-cell office:value-type="float" office:value="163.343" calcext:value-type="float">
            <text:p>163.343</text:p>
          </table:table-cell>
          <table:table-cell office:value-type="float" office:value="33.5009" calcext:value-type="float">
            <text:p>33.5009</text:p>
          </table:table-cell>
          <table:table-cell office:value-type="float" office:value="43.8169" calcext:value-type="float">
            <text:p>43.8169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22.529" calcext:value-type="float">
            <text:p>122.529</text:p>
          </table:table-cell>
          <table:table-cell office:value-type="float" office:value="269.137" calcext:value-type="float">
            <text:p>269.137</text:p>
          </table:table-cell>
          <table:table-cell office:value-type="float" office:value="53.012" calcext:value-type="float">
            <text:p>53.012</text:p>
          </table:table-cell>
          <table:table-cell office:value-type="float" office:value="55.1465" calcext:value-type="float">
            <text:p>55.1465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26.383" calcext:value-type="float">
            <text:p>126.383</text:p>
          </table:table-cell>
          <table:table-cell office:value-type="float" office:value="84.7182" calcext:value-type="float">
            <text:p>84.7182</text:p>
          </table:table-cell>
          <table:table-cell office:value-type="float" office:value="22.11" calcext:value-type="float">
            <text:p>22.11</text:p>
          </table:table-cell>
          <table:table-cell office:value-type="float" office:value="30.7867" calcext:value-type="float">
            <text:p>30.78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6.765" calcext:value-type="float">
            <text:p>126.765</text:p>
          </table:table-cell>
          <table:table-cell office:value-type="float" office:value="148.548" calcext:value-type="float">
            <text:p>148.548</text:p>
          </table:table-cell>
          <table:table-cell office:value-type="float" office:value="23.4775" calcext:value-type="float">
            <text:p>23.4775</text:p>
          </table:table-cell>
          <table:table-cell office:value-type="float" office:value="44.1318" calcext:value-type="float">
            <text:p>44.131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30.888" calcext:value-type="float">
            <text:p>130.888</text:p>
          </table:table-cell>
          <table:table-cell office:value-type="float" office:value="295.55" calcext:value-type="float">
            <text:p>295.55</text:p>
          </table:table-cell>
          <table:table-cell office:value-type="float" office:value="60.6485" calcext:value-type="float">
            <text:p>60.6485</text:p>
          </table:table-cell>
          <table:table-cell office:value-type="float" office:value="61.8955" calcext:value-type="float">
            <text:p>61.895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27.094" calcext:value-type="float">
            <text:p>127.094</text:p>
          </table:table-cell>
          <table:table-cell office:value-type="float" office:value="88.8546" calcext:value-type="float">
            <text:p>88.8546</text:p>
          </table:table-cell>
          <table:table-cell office:value-type="float" office:value="24.9178" calcext:value-type="float">
            <text:p>24.9178</text:p>
          </table:table-cell>
          <table:table-cell office:value-type="float" office:value="24.5914" calcext:value-type="float">
            <text:p>24.591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179.315" calcext:value-type="float">
            <text:p>179.315</text:p>
          </table:table-cell>
          <table:table-cell office:value-type="float" office:value="25.6066" calcext:value-type="float">
            <text:p>25.6066</text:p>
          </table:table-cell>
          <table:table-cell office:value-type="float" office:value="37.844" calcext:value-type="float">
            <text:p>37.84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37.952" calcext:value-type="float">
            <text:p>137.952</text:p>
          </table:table-cell>
          <table:table-cell office:value-type="float" office:value="335.217" calcext:value-type="float">
            <text:p>335.217</text:p>
          </table:table-cell>
          <table:table-cell office:value-type="float" office:value="58.2743" calcext:value-type="float">
            <text:p>58.2743</text:p>
          </table:table-cell>
          <table:table-cell office:value-type="float" office:value="82.3833" calcext:value-type="float">
            <text:p>82.383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41.886" calcext:value-type="float">
            <text:p>141.886</text:p>
          </table:table-cell>
          <table:table-cell office:value-type="float" office:value="94.6853" calcext:value-type="float">
            <text:p>94.6853</text:p>
          </table:table-cell>
          <table:table-cell office:value-type="float" office:value="18.7863" calcext:value-type="float">
            <text:p>18.7863</text:p>
          </table:table-cell>
          <table:table-cell office:value-type="float" office:value="23.2666" calcext:value-type="float">
            <text:p>23.266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33.649" calcext:value-type="float">
            <text:p>133.649</text:p>
          </table:table-cell>
          <table:table-cell office:value-type="float" office:value="177.535" calcext:value-type="float">
            <text:p>177.535</text:p>
          </table:table-cell>
          <table:table-cell office:value-type="float" office:value="25.4687" calcext:value-type="float">
            <text:p>25.4687</text:p>
          </table:table-cell>
          <table:table-cell office:value-type="float" office:value="40.4669" calcext:value-type="float">
            <text:p>40.4669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42.799" calcext:value-type="float">
            <text:p>142.799</text:p>
          </table:table-cell>
          <table:table-cell office:value-type="float" office:value="368.502" calcext:value-type="float">
            <text:p>368.502</text:p>
          </table:table-cell>
          <table:table-cell office:value-type="float" office:value="28.9198" calcext:value-type="float">
            <text:p>28.9198</text:p>
          </table:table-cell>
          <table:table-cell office:value-type="float" office:value="87.076" calcext:value-type="float">
            <text:p>87.076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43.784" calcext:value-type="float">
            <text:p>143.784</text:p>
          </table:table-cell>
          <table:table-cell office:value-type="float" office:value="97.9722" calcext:value-type="float">
            <text:p>97.9722</text:p>
          </table:table-cell>
          <table:table-cell office:value-type="float" office:value="24.0331" calcext:value-type="float">
            <text:p>24.0331</text:p>
          </table:table-cell>
          <table:table-cell office:value-type="float" office:value="16.8864" calcext:value-type="float">
            <text:p>16.88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1.424" calcext:value-type="float">
            <text:p>141.424</text:p>
          </table:table-cell>
          <table:table-cell office:value-type="float" office:value="176.6" calcext:value-type="float">
            <text:p>176.6</text:p>
          </table:table-cell>
          <table:table-cell office:value-type="float" office:value="124.217" calcext:value-type="float">
            <text:p>124.217</text:p>
          </table:table-cell>
          <table:table-cell office:value-type="float" office:value="69.0768" calcext:value-type="float">
            <text:p>69.076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61.882" calcext:value-type="float">
            <text:p>161.882</text:p>
          </table:table-cell>
          <table:table-cell office:value-type="float" office:value="397.321" calcext:value-type="float">
            <text:p>397.321</text:p>
          </table:table-cell>
          <table:table-cell office:value-type="float" office:value="101.347" calcext:value-type="float">
            <text:p>101.347</text:p>
          </table:table-cell>
          <table:table-cell office:value-type="float" office:value="99.1153" calcext:value-type="float">
            <text:p>99.1153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47.536" calcext:value-type="float">
            <text:p>147.536</text:p>
          </table:table-cell>
          <table:table-cell office:value-type="float" office:value="100.992" calcext:value-type="float">
            <text:p>100.992</text:p>
          </table:table-cell>
          <table:table-cell office:value-type="float" office:value="26.836" calcext:value-type="float">
            <text:p>26.836</text:p>
          </table:table-cell>
          <table:table-cell office:value-type="float" office:value="25.0892" calcext:value-type="float">
            <text:p>25.0892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5833" calcext:value-type="float">
            <text:p>43.5833</text:p>
          </table:table-cell>
          <table:table-cell office:value-type="float" office:value="42.3155" calcext:value-type="float">
            <text:p>42.3155</text:p>
          </table:table-cell>
          <table:table-cell office:value-type="float" office:value="19.379" calcext:value-type="float">
            <text:p>19.379</text:p>
          </table:table-cell>
          <table:table-cell office:value-type="float" office:value="6.29036" calcext:value-type="float">
            <text:p>6.290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568" calcext:value-type="float">
            <text:p>43.8568</text:p>
          </table:table-cell>
          <table:table-cell office:value-type="float" office:value="42.308" calcext:value-type="float">
            <text:p>42.308</text:p>
          </table:table-cell>
          <table:table-cell office:value-type="float" office:value="25.4178" calcext:value-type="float">
            <text:p>25.4178</text:p>
          </table:table-cell>
          <table:table-cell office:value-type="float" office:value="20.5224" calcext:value-type="float">
            <text:p>20.52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8788" calcext:value-type="float">
            <text:p>43.8788</text:p>
          </table:table-cell>
          <table:table-cell office:value-type="float" office:value="42.3312" calcext:value-type="float">
            <text:p>42.3312</text:p>
          </table:table-cell>
          <table:table-cell office:value-type="float" office:value="14.4937" calcext:value-type="float">
            <text:p>14.4937</text:p>
          </table:table-cell>
          <table:table-cell office:value-type="float" office:value="20.0124" calcext:value-type="float">
            <text:p>20.0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8654" calcext:value-type="float">
            <text:p>49.8654</text:p>
          </table:table-cell>
          <table:table-cell office:value-type="float" office:value="52.25" calcext:value-type="float">
            <text:p>52.25</text:p>
          </table:table-cell>
          <table:table-cell office:value-type="float" office:value="17.6927" calcext:value-type="float">
            <text:p>17.6927</text:p>
          </table:table-cell>
          <table:table-cell office:value-type="float" office:value="24.2666" calcext:value-type="float">
            <text:p>24.26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08" calcext:value-type="float">
            <text:p>54.08</text:p>
          </table:table-cell>
          <table:table-cell office:value-type="float" office:value="53.3109" calcext:value-type="float">
            <text:p>53.3109</text:p>
          </table:table-cell>
          <table:table-cell office:value-type="float" office:value="77.3229" calcext:value-type="float">
            <text:p>77.3229</text:p>
          </table:table-cell>
          <table:table-cell office:value-type="float" office:value="26.203" calcext:value-type="float">
            <text:p>26.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4477" calcext:value-type="float">
            <text:p>54.4477</text:p>
          </table:table-cell>
          <table:table-cell office:value-type="float" office:value="20.4728" calcext:value-type="float">
            <text:p>20.4728</text:p>
          </table:table-cell>
          <table:table-cell office:value-type="float" office:value="18.3163" calcext:value-type="float">
            <text:p>18.3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.7143" calcext:value-type="float">
            <text:p>55.7143</text:p>
          </table:table-cell>
          <table:table-cell office:value-type="float" office:value="64.9102" calcext:value-type="float">
            <text:p>64.9102</text:p>
          </table:table-cell>
          <table:table-cell office:value-type="float" office:value="19.6218" calcext:value-type="float">
            <text:p>19.6218</text:p>
          </table:table-cell>
          <table:table-cell office:value-type="float" office:value="21.4576" calcext:value-type="float">
            <text:p>21.45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.4314" calcext:value-type="float">
            <text:p>56.4314</text:p>
          </table:table-cell>
          <table:table-cell office:value-type="float" office:value="72.5209" calcext:value-type="float">
            <text:p>72.5209</text:p>
          </table:table-cell>
          <table:table-cell office:value-type="float" office:value="21.3348" calcext:value-type="float">
            <text:p>21.3348</text:p>
          </table:table-cell>
          <table:table-cell office:value-type="float" office:value="51.1986" calcext:value-type="float">
            <text:p>51.19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.3263" calcext:value-type="float">
            <text:p>59.3263</text:p>
          </table:table-cell>
          <table:table-cell office:value-type="float" office:value="66.6751" calcext:value-type="float">
            <text:p>66.6751</text:p>
          </table:table-cell>
          <table:table-cell office:value-type="float" office:value="23.2516" calcext:value-type="float">
            <text:p>23.2516</text:p>
          </table:table-cell>
          <table:table-cell office:value-type="float" office:value="16.5118" calcext:value-type="float">
            <text:p>16.5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935" calcext:value-type="float">
            <text:p>58.8935</text:p>
          </table:table-cell>
          <table:table-cell office:value-type="float" office:value="78.4639" calcext:value-type="float">
            <text:p>78.4639</text:p>
          </table:table-cell>
          <table:table-cell office:value-type="float" office:value="19.2741" calcext:value-type="float">
            <text:p>19.2741</text:p>
          </table:table-cell>
          <table:table-cell office:value-type="float" office:value="31.0131" calcext:value-type="float">
            <text:p>31.0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.663" calcext:value-type="float">
            <text:p>58.663</text:p>
          </table:table-cell>
          <table:table-cell office:value-type="float" office:value="84.9962" calcext:value-type="float">
            <text:p>84.9962</text:p>
          </table:table-cell>
          <table:table-cell office:value-type="float" office:value="93.8571" calcext:value-type="float">
            <text:p>93.8571</text:p>
          </table:table-cell>
          <table:table-cell office:value-type="float" office:value="22.3801" calcext:value-type="float">
            <text:p>22.3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.3342" calcext:value-type="float">
            <text:p>64.3342</text:p>
          </table:table-cell>
          <table:table-cell office:value-type="float" office:value="95.8765" calcext:value-type="float">
            <text:p>95.8765</text:p>
          </table:table-cell>
          <table:table-cell office:value-type="float" office:value="23.5343" calcext:value-type="float">
            <text:p>23.5343</text:p>
          </table:table-cell>
          <table:table-cell office:value-type="float" office:value="23.86" calcext:value-type="float">
            <text:p>23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.8819" calcext:value-type="float">
            <text:p>58.8819</text:p>
          </table:table-cell>
          <table:table-cell office:value-type="float" office:value="87.9355" calcext:value-type="float">
            <text:p>87.9355</text:p>
          </table:table-cell>
          <table:table-cell office:value-type="float" office:value="24.2746" calcext:value-type="float">
            <text:p>24.2746</text:p>
          </table:table-cell>
          <table:table-cell office:value-type="float" office:value="15.1309" calcext:value-type="float">
            <text:p>15.13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.7991" calcext:value-type="float">
            <text:p>62.7991</text:p>
          </table:table-cell>
          <table:table-cell office:value-type="float" office:value="96.0094" calcext:value-type="float">
            <text:p>96.0094</text:p>
          </table:table-cell>
          <table:table-cell office:value-type="float" office:value="31.1774" calcext:value-type="float">
            <text:p>31.1774</text:p>
          </table:table-cell>
          <table:table-cell office:value-type="float" office:value="61.309" calcext:value-type="float">
            <text:p>61.3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4692" calcext:value-type="float">
            <text:p>68.4692</text:p>
          </table:table-cell>
          <table:table-cell office:value-type="float" office:value="141.963" calcext:value-type="float">
            <text:p>141.963</text:p>
          </table:table-cell>
          <table:table-cell office:value-type="float" office:value="13.8743" calcext:value-type="float">
            <text:p>13.8743</text:p>
          </table:table-cell>
          <table:table-cell office:value-type="float" office:value="46.2184" calcext:value-type="float">
            <text:p>46.21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2186" calcext:value-type="float">
            <text:p>62.2186</text:p>
          </table:table-cell>
          <table:table-cell office:value-type="float" office:value="98.8354" calcext:value-type="float">
            <text:p>98.8354</text:p>
          </table:table-cell>
          <table:table-cell office:value-type="float" office:value="21.6792" calcext:value-type="float">
            <text:p>21.6792</text:p>
          </table:table-cell>
          <table:table-cell office:value-type="float" office:value="34.8517" calcext:value-type="float">
            <text:p>34.85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.6853" calcext:value-type="float">
            <text:p>64.6853</text:p>
          </table:table-cell>
          <table:table-cell office:value-type="float" office:value="109.868" calcext:value-type="float">
            <text:p>109.868</text:p>
          </table:table-cell>
          <table:table-cell office:value-type="float" office:value="44.4112" calcext:value-type="float">
            <text:p>44.4112</text:p>
          </table:table-cell>
          <table:table-cell office:value-type="float" office:value="47.5294" calcext:value-type="float">
            <text:p>47.52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2.6499" calcext:value-type="float">
            <text:p>72.6499</text:p>
          </table:table-cell>
          <table:table-cell office:value-type="float" office:value="169.226" calcext:value-type="float">
            <text:p>169.226</text:p>
          </table:table-cell>
          <table:table-cell office:value-type="float" office:value="24.1559" calcext:value-type="float">
            <text:p>24.1559</text:p>
          </table:table-cell>
          <table:table-cell office:value-type="float" office:value="53.0048" calcext:value-type="float">
            <text:p>53.0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.9781" calcext:value-type="float">
            <text:p>65.9781</text:p>
          </table:table-cell>
          <table:table-cell office:value-type="float" office:value="111.23" calcext:value-type="float">
            <text:p>111.23</text:p>
          </table:table-cell>
          <table:table-cell office:value-type="float" office:value="14.8513" calcext:value-type="float">
            <text:p>14.8513</text:p>
          </table:table-cell>
          <table:table-cell office:value-type="float" office:value="19.3667" calcext:value-type="float">
            <text:p>19.36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.067" calcext:value-type="float">
            <text:p>68.067</text:p>
          </table:table-cell>
          <table:table-cell office:value-type="float" office:value="120.671" calcext:value-type="float">
            <text:p>120.671</text:p>
          </table:table-cell>
          <table:table-cell office:value-type="float" office:value="49.5021" calcext:value-type="float">
            <text:p>49.5021</text:p>
          </table:table-cell>
          <table:table-cell office:value-type="float" office:value="52.3027" calcext:value-type="float">
            <text:p>52.3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.78" calcext:value-type="float">
            <text:p>76.78</text:p>
          </table:table-cell>
          <table:table-cell office:value-type="float" office:value="194.825" calcext:value-type="float">
            <text:p>194.825</text:p>
          </table:table-cell>
          <table:table-cell office:value-type="float" office:value="16.8625" calcext:value-type="float">
            <text:p>16.8625</text:p>
          </table:table-cell>
          <table:table-cell office:value-type="float" office:value="40.0186" calcext:value-type="float">
            <text:p>40.01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.0992" calcext:value-type="float">
            <text:p>76.0992</text:p>
          </table:table-cell>
          <table:table-cell office:value-type="float" office:value="133.717" calcext:value-type="float">
            <text:p>133.717</text:p>
          </table:table-cell>
          <table:table-cell office:value-type="float" office:value="22.6228" calcext:value-type="float">
            <text:p>22.6228</text:p>
          </table:table-cell>
          <table:table-cell office:value-type="float" office:value="36.008" calcext:value-type="float">
            <text:p>36.00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0.1594" calcext:value-type="float">
            <text:p>80.1594</text:p>
          </table:table-cell>
          <table:table-cell office:value-type="float" office:value="149.624" calcext:value-type="float">
            <text:p>149.624</text:p>
          </table:table-cell>
          <table:table-cell office:value-type="float" office:value="30.2666" calcext:value-type="float">
            <text:p>30.2666</text:p>
          </table:table-cell>
          <table:table-cell office:value-type="float" office:value="90.8237" calcext:value-type="float">
            <text:p>90.823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6.3022" calcext:value-type="float">
            <text:p>86.3022</text:p>
          </table:table-cell>
          <table:table-cell office:value-type="float" office:value="229.998" calcext:value-type="float">
            <text:p>229.998</text:p>
          </table:table-cell>
          <table:table-cell office:value-type="float" office:value="18.2045" calcext:value-type="float">
            <text:p>18.2045</text:p>
          </table:table-cell>
          <table:table-cell office:value-type="float" office:value="47.7334" calcext:value-type="float">
            <text:p>47.73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.3804" calcext:value-type="float">
            <text:p>74.3804</text:p>
          </table:table-cell>
          <table:table-cell office:value-type="float" office:value="135.56" calcext:value-type="float">
            <text:p>135.56</text:p>
          </table:table-cell>
          <table:table-cell office:value-type="float" office:value="23.7105" calcext:value-type="float">
            <text:p>23.7105</text:p>
          </table:table-cell>
          <table:table-cell office:value-type="float" office:value="29.2867" calcext:value-type="float">
            <text:p>29.28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5.4825" calcext:value-type="float">
            <text:p>75.4825</text:p>
          </table:table-cell>
          <table:table-cell office:value-type="float" office:value="151.136" calcext:value-type="float">
            <text:p>151.136</text:p>
          </table:table-cell>
          <table:table-cell office:value-type="float" office:value="45.5978" calcext:value-type="float">
            <text:p>45.5978</text:p>
          </table:table-cell>
          <table:table-cell office:value-type="float" office:value="40.8897" calcext:value-type="float">
            <text:p>40.88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7.0333" calcext:value-type="float">
            <text:p>87.0333</text:p>
          </table:table-cell>
          <table:table-cell office:value-type="float" office:value="252.334" calcext:value-type="float">
            <text:p>252.334</text:p>
          </table:table-cell>
          <table:table-cell office:value-type="float" office:value="23.715" calcext:value-type="float">
            <text:p>23.715</text:p>
          </table:table-cell>
          <table:table-cell office:value-type="float" office:value="55.809" calcext:value-type="float">
            <text:p>55.8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2.2932" calcext:value-type="float">
            <text:p>82.2932</text:p>
          </table:table-cell>
          <table:table-cell office:value-type="float" office:value="147.67" calcext:value-type="float">
            <text:p>147.67</text:p>
          </table:table-cell>
          <table:table-cell office:value-type="float" office:value="17.7643" calcext:value-type="float">
            <text:p>17.7643</text:p>
          </table:table-cell>
          <table:table-cell office:value-type="float" office:value="43.2643" calcext:value-type="float">
            <text:p>43.264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9.7823" calcext:value-type="float">
            <text:p>79.7823</text:p>
          </table:table-cell>
          <table:table-cell office:value-type="float" office:value="164.687" calcext:value-type="float">
            <text:p>164.687</text:p>
          </table:table-cell>
          <table:table-cell office:value-type="float" office:value="34.3312" calcext:value-type="float">
            <text:p>34.3312</text:p>
          </table:table-cell>
          <table:table-cell office:value-type="float" office:value="72.0949" calcext:value-type="float">
            <text:p>72.09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9.0219" calcext:value-type="float">
            <text:p>89.0219</text:p>
          </table:table-cell>
          <table:table-cell office:value-type="float" office:value="267.742" calcext:value-type="float">
            <text:p>267.742</text:p>
          </table:table-cell>
          <table:table-cell office:value-type="float" office:value="13.9342" calcext:value-type="float">
            <text:p>13.9342</text:p>
          </table:table-cell>
          <table:table-cell office:value-type="float" office:value="95.3803" calcext:value-type="float">
            <text:p>95.38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2.3655" calcext:value-type="float">
            <text:p>92.3655</text:p>
          </table:table-cell>
          <table:table-cell office:value-type="float" office:value="173.399" calcext:value-type="float">
            <text:p>173.399</text:p>
          </table:table-cell>
          <table:table-cell office:value-type="float" office:value="34.4963" calcext:value-type="float">
            <text:p>34.4963</text:p>
          </table:table-cell>
          <table:table-cell office:value-type="float" office:value="70.7563" calcext:value-type="float">
            <text:p>70.756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8.173" calcext:value-type="float">
            <text:p>88.173</text:p>
          </table:table-cell>
          <table:table-cell office:value-type="float" office:value="185.253" calcext:value-type="float">
            <text:p>185.253</text:p>
          </table:table-cell>
          <table:table-cell office:value-type="float" office:value="45.6446" calcext:value-type="float">
            <text:p>45.6446</text:p>
          </table:table-cell>
          <table:table-cell office:value-type="float" office:value="45.5786" calcext:value-type="float">
            <text:p>45.578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0.394" calcext:value-type="float">
            <text:p>100.394</text:p>
          </table:table-cell>
          <table:table-cell office:value-type="float" office:value="296.398" calcext:value-type="float">
            <text:p>296.398</text:p>
          </table:table-cell>
          <table:table-cell office:value-type="float" office:value="11.1808" calcext:value-type="float">
            <text:p>11.1808</text:p>
          </table:table-cell>
          <table:table-cell office:value-type="float" office:value="55.4388" calcext:value-type="float">
            <text:p>55.43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7.7126" calcext:value-type="float">
            <text:p>97.7126</text:p>
          </table:table-cell>
          <table:table-cell office:value-type="float" office:value="191.245" calcext:value-type="float">
            <text:p>191.245</text:p>
          </table:table-cell>
          <table:table-cell office:value-type="float" office:value="18.6359" calcext:value-type="float">
            <text:p>18.6359</text:p>
          </table:table-cell>
          <table:table-cell office:value-type="float" office:value="89.5641" calcext:value-type="float">
            <text:p>89.564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3.5916" calcext:value-type="float">
            <text:p>93.5916</text:p>
          </table:table-cell>
          <table:table-cell office:value-type="float" office:value="197.457" calcext:value-type="float">
            <text:p>197.457</text:p>
          </table:table-cell>
          <table:table-cell office:value-type="float" office:value="38.3705" calcext:value-type="float">
            <text:p>38.3705</text:p>
          </table:table-cell>
          <table:table-cell office:value-type="float" office:value="49.1583" calcext:value-type="float">
            <text:p>49.158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4.13" calcext:value-type="float">
            <text:p>104.13</text:p>
          </table:table-cell>
          <table:table-cell office:value-type="float" office:value="313.171" calcext:value-type="float">
            <text:p>313.171</text:p>
          </table:table-cell>
          <table:table-cell office:value-type="float" office:value="23.0554" calcext:value-type="float">
            <text:p>23.0554</text:p>
          </table:table-cell>
          <table:table-cell office:value-type="float" office:value="63.9394" calcext:value-type="float">
            <text:p>63.93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4.869" calcext:value-type="float">
            <text:p>104.869</text:p>
          </table:table-cell>
          <table:table-cell office:value-type="float" office:value="216.359" calcext:value-type="float">
            <text:p>216.359</text:p>
          </table:table-cell>
          <table:table-cell office:value-type="float" office:value="58.157" calcext:value-type="float">
            <text:p>58.157</text:p>
          </table:table-cell>
          <table:table-cell office:value-type="float" office:value="128.453" calcext:value-type="float">
            <text:p>128.45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3.917" calcext:value-type="float">
            <text:p>103.917</text:p>
          </table:table-cell>
          <table:table-cell office:value-type="float" office:value="209.757" calcext:value-type="float">
            <text:p>209.757</text:p>
          </table:table-cell>
          <table:table-cell office:value-type="float" office:value="82.5877" calcext:value-type="float">
            <text:p>82.5877</text:p>
          </table:table-cell>
          <table:table-cell office:value-type="float" office:value="27.3807" calcext:value-type="float">
            <text:p>27.380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.124" calcext:value-type="float">
            <text:p>107.124</text:p>
          </table:table-cell>
          <table:table-cell office:value-type="float" office:value="336.716" calcext:value-type="float">
            <text:p>336.716</text:p>
          </table:table-cell>
          <table:table-cell office:value-type="float" office:value="52.9829" calcext:value-type="float">
            <text:p>52.9829</text:p>
          </table:table-cell>
          <table:table-cell office:value-type="float" office:value="84.9774" calcext:value-type="float">
            <text:p>84.97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.332" calcext:value-type="float">
            <text:p>112.332</text:p>
          </table:table-cell>
          <table:table-cell office:value-type="float" office:value="277.627" calcext:value-type="float">
            <text:p>277.627</text:p>
          </table:table-cell>
          <table:table-cell office:value-type="float" office:value="46.7202" calcext:value-type="float">
            <text:p>46.7202</text:p>
          </table:table-cell>
          <table:table-cell office:value-type="float" office:value="230.609" calcext:value-type="float">
            <text:p>230.60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03.683" calcext:value-type="float">
            <text:p>103.683</text:p>
          </table:table-cell>
          <table:table-cell office:value-type="float" office:value="227.948" calcext:value-type="float">
            <text:p>227.948</text:p>
          </table:table-cell>
          <table:table-cell office:value-type="float" office:value="13.021" calcext:value-type="float">
            <text:p>13.021</text:p>
          </table:table-cell>
          <table:table-cell office:value-type="float" office:value="55.4056" calcext:value-type="float">
            <text:p>55.405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0.075" calcext:value-type="float">
            <text:p>110.075</text:p>
          </table:table-cell>
          <table:table-cell office:value-type="float" office:value="374.717" calcext:value-type="float">
            <text:p>374.717</text:p>
          </table:table-cell>
          <table:table-cell office:value-type="float" office:value="18.7697" calcext:value-type="float">
            <text:p>18.7697</text:p>
          </table:table-cell>
          <table:table-cell office:value-type="float" office:value="130.673" calcext:value-type="float">
            <text:p>130.6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0.573" calcext:value-type="float">
            <text:p>120.573</text:p>
          </table:table-cell>
          <table:table-cell office:value-type="float" office:value="339.45" calcext:value-type="float">
            <text:p>339.45</text:p>
          </table:table-cell>
          <table:table-cell office:value-type="float" office:value="43.844" calcext:value-type="float">
            <text:p>43.844</text:p>
          </table:table-cell>
          <table:table-cell office:value-type="float" office:value="305.891" calcext:value-type="float">
            <text:p>305.89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7.503" calcext:value-type="float">
            <text:p>107.503</text:p>
          </table:table-cell>
          <table:table-cell office:value-type="float" office:value="242.2" calcext:value-type="float">
            <text:p>242.2</text:p>
          </table:table-cell>
          <table:table-cell office:value-type="float" office:value="63.2328" calcext:value-type="float">
            <text:p>63.2328</text:p>
          </table:table-cell>
          <table:table-cell office:value-type="float" office:value="82.1382" calcext:value-type="float">
            <text:p>82.138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3.046" calcext:value-type="float">
            <text:p>113.046</text:p>
          </table:table-cell>
          <table:table-cell office:value-type="float" office:value="416.716" calcext:value-type="float">
            <text:p>416.716</text:p>
          </table:table-cell>
          <table:table-cell office:value-type="float" office:value="33.2919" calcext:value-type="float">
            <text:p>33.2919</text:p>
          </table:table-cell>
          <table:table-cell office:value-type="float" office:value="188.139" calcext:value-type="float">
            <text:p>188.13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9.17" calcext:value-type="float">
            <text:p>129.17</text:p>
          </table:table-cell>
          <table:table-cell office:value-type="float" office:value="477.841" calcext:value-type="float">
            <text:p>477.841</text:p>
          </table:table-cell>
          <table:table-cell office:value-type="float" office:value="45.0196" calcext:value-type="float">
            <text:p>45.0196</text:p>
          </table:table-cell>
          <table:table-cell office:value-type="float" office:value="470.182" calcext:value-type="float">
            <text:p>470.18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3.952" calcext:value-type="float">
            <text:p>113.952</text:p>
          </table:table-cell>
          <table:table-cell office:value-type="float" office:value="264.702" calcext:value-type="float">
            <text:p>264.702</text:p>
          </table:table-cell>
          <table:table-cell office:value-type="float" office:value="143.089" calcext:value-type="float">
            <text:p>143.089</text:p>
          </table:table-cell>
          <table:table-cell office:value-type="float" office:value="514.686" calcext:value-type="float">
            <text:p>514.68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1.151" calcext:value-type="float">
            <text:p>121.151</text:p>
          </table:table-cell>
          <table:table-cell office:value-type="float" office:value="473.016" calcext:value-type="float">
            <text:p>473.016</text:p>
          </table:table-cell>
          <table:table-cell office:value-type="float" office:value="39.7392" calcext:value-type="float">
            <text:p>39.7392</text:p>
          </table:table-cell>
          <table:table-cell office:value-type="float" office:value="238.764" calcext:value-type="float">
            <text:p>238.7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46.808" calcext:value-type="float">
            <text:p>146.808</text:p>
          </table:table-cell>
          <table:table-cell office:value-type="float" office:value="926.058" calcext:value-type="float">
            <text:p>926.058</text:p>
          </table:table-cell>
          <table:table-cell office:value-type="float" office:value="53.4955" calcext:value-type="float">
            <text:p>53.4955</text:p>
          </table:table-cell>
          <table:table-cell office:value-type="float" office:value="823.33" calcext:value-type="float">
            <text:p>823.33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23.046" calcext:value-type="float">
            <text:p>123.046</text:p>
          </table:table-cell>
          <table:table-cell office:value-type="float" office:value="291.077" calcext:value-type="float">
            <text:p>291.077</text:p>
          </table:table-cell>
          <table:table-cell office:value-type="float" office:value="25.9579" calcext:value-type="float">
            <text:p>25.9579</text:p>
          </table:table-cell>
          <table:table-cell office:value-type="float" office:value="77.537" calcext:value-type="float">
            <text:p>77.53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55.699" calcext:value-type="float">
            <text:p>155.699</text:p>
          </table:table-cell>
          <table:table-cell office:value-type="float" office:value="537.34" calcext:value-type="float">
            <text:p>537.34</text:p>
          </table:table-cell>
          <table:table-cell office:value-type="float" office:value="63.4035" calcext:value-type="float">
            <text:p>63.4035</text:p>
          </table:table-cell>
          <table:table-cell office:value-type="float" office:value="285.039" calcext:value-type="float">
            <text:p>285.0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3.731" calcext:value-type="float">
            <text:p>153.731</text:p>
          </table:table-cell>
          <table:table-cell office:value-type="float" office:value="1708.2" calcext:value-type="float">
            <text:p>1708.2</text:p>
          </table:table-cell>
          <table:table-cell office:value-type="float" office:value="69.9279" calcext:value-type="float">
            <text:p>69.9279</text:p>
          </table:table-cell>
          <table:table-cell office:value-type="float" office:value="1065.78" calcext:value-type="float">
            <text:p>1065.7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29.001" calcext:value-type="float">
            <text:p>129.001</text:p>
          </table:table-cell>
          <table:table-cell office:value-type="float" office:value="318.659" calcext:value-type="float">
            <text:p>318.659</text:p>
          </table:table-cell>
          <table:table-cell office:value-type="float" office:value="45.8741" calcext:value-type="float">
            <text:p>45.8741</text:p>
          </table:table-cell>
          <table:table-cell office:value-type="float" office:value="90.5308" calcext:value-type="float">
            <text:p>90.530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36.092" calcext:value-type="float">
            <text:p>236.092</text:p>
          </table:table-cell>
          <table:table-cell office:value-type="float" office:value="587.682" calcext:value-type="float">
            <text:p>587.682</text:p>
          </table:table-cell>
          <table:table-cell office:value-type="float" office:value="76.2059" calcext:value-type="float">
            <text:p>76.2059</text:p>
          </table:table-cell>
          <table:table-cell office:value-type="float" office:value="326.174" calcext:value-type="float">
            <text:p>326.17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64.982" calcext:value-type="float">
            <text:p>164.982</text:p>
          </table:table-cell>
          <table:table-cell office:value-type="float" office:value="2585.09" calcext:value-type="float">
            <text:p>2585.09</text:p>
          </table:table-cell>
          <table:table-cell office:value-type="float" office:value="104.592" calcext:value-type="float">
            <text:p>104.592</text:p>
          </table:table-cell>
          <table:table-cell office:value-type="float" office:value="1103.49" calcext:value-type="float">
            <text:p>1103.49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38.666" calcext:value-type="float">
            <text:p>138.666</text:p>
          </table:table-cell>
          <table:table-cell office:value-type="float" office:value="407.497" calcext:value-type="float">
            <text:p>407.497</text:p>
          </table:table-cell>
          <table:table-cell office:value-type="float" office:value="38.3836" calcext:value-type="float">
            <text:p>38.3836</text:p>
          </table:table-cell>
          <table:table-cell office:value-type="float" office:value="73.8682" calcext:value-type="float">
            <text:p>73.8682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49.419" calcext:value-type="float">
            <text:p>349.419</text:p>
          </table:table-cell>
          <table:table-cell office:value-type="float" office:value="859.422" calcext:value-type="float">
            <text:p>859.422</text:p>
          </table:table-cell>
          <table:table-cell office:value-type="float" office:value="109.526" calcext:value-type="float">
            <text:p>109.526</text:p>
          </table:table-cell>
          <table:table-cell office:value-type="float" office:value="426.709" calcext:value-type="float">
            <text:p>426.70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73.447" calcext:value-type="float">
            <text:p>173.447</text:p>
          </table:table-cell>
          <table:table-cell office:value-type="float" office:value="3032.89" calcext:value-type="float">
            <text:p>3032.89</text:p>
          </table:table-cell>
          <table:table-cell office:value-type="float" office:value="77.0007" calcext:value-type="float">
            <text:p>77.0007</text:p>
          </table:table-cell>
          <table:table-cell office:value-type="float" office:value="1111.53" calcext:value-type="float">
            <text:p>1111.5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48.951" calcext:value-type="float">
            <text:p>148.951</text:p>
          </table:table-cell>
          <table:table-cell office:value-type="float" office:value="448.37" calcext:value-type="float">
            <text:p>448.37</text:p>
          </table:table-cell>
          <table:table-cell office:value-type="float" office:value="34.6808" calcext:value-type="float">
            <text:p>34.6808</text:p>
          </table:table-cell>
          <table:table-cell office:value-type="float" office:value="141.599" calcext:value-type="float">
            <text:p>141.599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97.763" calcext:value-type="float">
            <text:p>297.763</text:p>
          </table:table-cell>
          <table:table-cell office:value-type="float" office:value="951.491" calcext:value-type="float">
            <text:p>951.491</text:p>
          </table:table-cell>
          <table:table-cell office:value-type="float" office:value="96.1404" calcext:value-type="float">
            <text:p>96.1404</text:p>
          </table:table-cell>
          <table:table-cell office:value-type="float" office:value="497.199" calcext:value-type="float">
            <text:p>497.19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2.668" calcext:value-type="float">
            <text:p>182.668</text:p>
          </table:table-cell>
          <table:table-cell office:value-type="float" office:value="3729.37" calcext:value-type="float">
            <text:p>3729.37</text:p>
          </table:table-cell>
          <table:table-cell office:value-type="float" office:value="90.8897" calcext:value-type="float">
            <text:p>90.8897</text:p>
          </table:table-cell>
          <table:table-cell office:value-type="float" office:value="1142.05" calcext:value-type="float">
            <text:p>1142.05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48.934" calcext:value-type="float">
            <text:p>148.934</text:p>
          </table:table-cell>
          <table:table-cell office:value-type="float" office:value="470.655" calcext:value-type="float">
            <text:p>470.655</text:p>
          </table:table-cell>
          <table:table-cell office:value-type="float" office:value="40.9993" calcext:value-type="float">
            <text:p>40.9993</text:p>
          </table:table-cell>
          <table:table-cell office:value-type="float" office:value="179.318" calcext:value-type="float">
            <text:p>179.31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308.568" calcext:value-type="float">
            <text:p>308.568</text:p>
          </table:table-cell>
          <table:table-cell office:value-type="float" office:value="1209.97" calcext:value-type="float">
            <text:p>1209.97</text:p>
          </table:table-cell>
          <table:table-cell office:value-type="float" office:value="104.431" calcext:value-type="float">
            <text:p>104.431</text:p>
          </table:table-cell>
          <table:table-cell office:value-type="float" office:value="567.2" calcext:value-type="float">
            <text:p>567.2</text:p>
          </table:table-cell>
        </table:table-row>
        <table:table-row table:style-name="ro1">
          <table:table-cell office:value-type="string" calcext:value-type="string">
            <text:p>Poll and insert benchmark</text:p>
          </table:table-cell>
          <table:table-cell table:number-columns-repeated="5"/>
          <table:table-cell office:value-type="string" calcext:value-type="string">
            <text:p>Poll and insert benchmark</text:p>
          </table:table-cell>
          <table:table-cell table:number-columns-repeated="5"/>
          <table:table-cell office:value-type="string" calcext:value-type="string">
            <text:p>Poll and insert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Ins. stddev</text:p>
          </table:table-cell>
          <table:table-cell table:number-columns-repeated="3"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Ins. stddev</text:p>
          </table:table-cell>
          <table:table-cell table:number-columns-repeated="3"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Ins. stddev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9969" calcext:value-type="float">
            <text:p>43.9969</text:p>
          </table:table-cell>
          <table:table-cell office:value-type="float" office:value="14.1672" calcext:value-type="float">
            <text:p>14.167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5.1606" calcext:value-type="float">
            <text:p>45.1606</text:p>
          </table:table-cell>
          <table:table-cell office:value-type="float" office:value="51.9803" calcext:value-type="float">
            <text:p>51.98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4.9359" calcext:value-type="float">
            <text:p>44.9359</text:p>
          </table:table-cell>
          <table:table-cell office:value-type="float" office:value="18.2364" calcext:value-type="float">
            <text:p>18.23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8503" calcext:value-type="float">
            <text:p>44.8503</text:p>
          </table:table-cell>
          <table:table-cell office:value-type="float" office:value="14.3161" calcext:value-type="float">
            <text:p>14.316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.3221" calcext:value-type="float">
            <text:p>48.3221</text:p>
          </table:table-cell>
          <table:table-cell office:value-type="float" office:value="15.1361" calcext:value-type="float">
            <text:p>15.136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5.6418" calcext:value-type="float">
            <text:p>45.6418</text:p>
          </table:table-cell>
          <table:table-cell office:value-type="float" office:value="11.926" calcext:value-type="float">
            <text:p>11.9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.1837" calcext:value-type="float">
            <text:p>47.1837</text:p>
          </table:table-cell>
          <table:table-cell office:value-type="float" office:value="22.4351" calcext:value-type="float">
            <text:p>22.43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16" calcext:value-type="float">
            <text:p>52.3216</text:p>
          </table:table-cell>
          <table:table-cell office:value-type="float" office:value="60.5058" calcext:value-type="float">
            <text:p>60.50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6.9253" calcext:value-type="float">
            <text:p>56.9253</text:p>
          </table:table-cell>
          <table:table-cell office:value-type="float" office:value="25.1057" calcext:value-type="float">
            <text:p>25.105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035" calcext:value-type="float">
            <text:p>47.7035</text:p>
          </table:table-cell>
          <table:table-cell office:value-type="float" office:value="14.2049" calcext:value-type="float">
            <text:p>14.204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2.2654" calcext:value-type="float">
            <text:p>52.2654</text:p>
          </table:table-cell>
          <table:table-cell office:value-type="float" office:value="27.4364" calcext:value-type="float">
            <text:p>27.43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7.124" calcext:value-type="float">
            <text:p>77.124</text:p>
          </table:table-cell>
          <table:table-cell office:value-type="float" office:value="23.9261" calcext:value-type="float">
            <text:p>23.92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4999" calcext:value-type="float">
            <text:p>47.4999</text:p>
          </table:table-cell>
          <table:table-cell office:value-type="float" office:value="17.1553" calcext:value-type="float">
            <text:p>17.155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2.2647" calcext:value-type="float">
            <text:p>52.2647</text:p>
          </table:table-cell>
          <table:table-cell office:value-type="float" office:value="23.5222" calcext:value-type="float">
            <text:p>23.522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27.056" calcext:value-type="float">
            <text:p>127.056</text:p>
          </table:table-cell>
          <table:table-cell office:value-type="float" office:value="44.5659" calcext:value-type="float">
            <text:p>44.565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607" calcext:value-type="float">
            <text:p>47.607</text:p>
          </table:table-cell>
          <table:table-cell office:value-type="float" office:value="19.77" calcext:value-type="float">
            <text:p>19.7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.3301" calcext:value-type="float">
            <text:p>52.3301</text:p>
          </table:table-cell>
          <table:table-cell office:value-type="float" office:value="23.303" calcext:value-type="float">
            <text:p>23.30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42.089" calcext:value-type="float">
            <text:p>142.089</text:p>
          </table:table-cell>
          <table:table-cell office:value-type="float" office:value="121.686" calcext:value-type="float">
            <text:p>121.68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.6405" calcext:value-type="float">
            <text:p>47.6405</text:p>
          </table:table-cell>
          <table:table-cell office:value-type="float" office:value="21.5463" calcext:value-type="float">
            <text:p>21.54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2.3088" calcext:value-type="float">
            <text:p>52.3088</text:p>
          </table:table-cell>
          <table:table-cell office:value-type="float" office:value="27.3666" calcext:value-type="float">
            <text:p>27.366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1.406" calcext:value-type="float">
            <text:p>161.406</text:p>
          </table:table-cell>
          <table:table-cell office:value-type="float" office:value="77.6273" calcext:value-type="float">
            <text:p>77.627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.2211" calcext:value-type="float">
            <text:p>48.2211</text:p>
          </table:table-cell>
          <table:table-cell office:value-type="float" office:value="34.0945" calcext:value-type="float">
            <text:p>34.094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3.6694" calcext:value-type="float">
            <text:p>53.6694</text:p>
          </table:table-cell>
          <table:table-cell office:value-type="float" office:value="69.7469" calcext:value-type="float">
            <text:p>69.7469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04.341" calcext:value-type="float">
            <text:p>204.341</text:p>
          </table:table-cell>
          <table:table-cell office:value-type="float" office:value="52.056" calcext:value-type="float">
            <text:p>52.05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.6805" calcext:value-type="float">
            <text:p>48.6805</text:p>
          </table:table-cell>
          <table:table-cell office:value-type="float" office:value="30.0695" calcext:value-type="float">
            <text:p>30.069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2.3258" calcext:value-type="float">
            <text:p>52.3258</text:p>
          </table:table-cell>
          <table:table-cell office:value-type="float" office:value="38.5806" calcext:value-type="float">
            <text:p>38.580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36.728" calcext:value-type="float">
            <text:p>236.728</text:p>
          </table:table-cell>
          <table:table-cell office:value-type="float" office:value="50.5715" calcext:value-type="float">
            <text:p>50.57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.8477" calcext:value-type="float">
            <text:p>49.8477</text:p>
          </table:table-cell>
          <table:table-cell office:value-type="float" office:value="43.6208" calcext:value-type="float">
            <text:p>43.62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3.5635" calcext:value-type="float">
            <text:p>53.5635</text:p>
          </table:table-cell>
          <table:table-cell office:value-type="float" office:value="27.3809" calcext:value-type="float">
            <text:p>27.380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61.026" calcext:value-type="float">
            <text:p>261.026</text:p>
          </table:table-cell>
          <table:table-cell office:value-type="float" office:value="48.5101" calcext:value-type="float">
            <text:p>48.510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3.8795" calcext:value-type="float">
            <text:p>53.8795</text:p>
          </table:table-cell>
          <table:table-cell office:value-type="float" office:value="60.5679" calcext:value-type="float">
            <text:p>60.567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52.3453" calcext:value-type="float">
            <text:p>52.3453</text:p>
          </table:table-cell>
          <table:table-cell office:value-type="float" office:value="26.2552" calcext:value-type="float">
            <text:p>26.255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277.464" calcext:value-type="float">
            <text:p>277.464</text:p>
          </table:table-cell>
          <table:table-cell office:value-type="float" office:value="62.9707" calcext:value-type="float">
            <text:p>62.9707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9.0974" calcext:value-type="float">
            <text:p>59.0974</text:p>
          </table:table-cell>
          <table:table-cell office:value-type="float" office:value="84.9055" calcext:value-type="float">
            <text:p>84.905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52.2878" calcext:value-type="float">
            <text:p>52.2878</text:p>
          </table:table-cell>
          <table:table-cell office:value-type="float" office:value="16.2084" calcext:value-type="float">
            <text:p>16.208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291.258" calcext:value-type="float">
            <text:p>291.258</text:p>
          </table:table-cell>
          <table:table-cell office:value-type="float" office:value="62.0846" calcext:value-type="float">
            <text:p>62.084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.9058" calcext:value-type="float">
            <text:p>69.9058</text:p>
          </table:table-cell>
          <table:table-cell office:value-type="float" office:value="110.442" calcext:value-type="float">
            <text:p>110.44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2.2762" calcext:value-type="float">
            <text:p>52.2762</text:p>
          </table:table-cell>
          <table:table-cell office:value-type="float" office:value="17.2699" calcext:value-type="float">
            <text:p>17.269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04.674" calcext:value-type="float">
            <text:p>304.674</text:p>
          </table:table-cell>
          <table:table-cell office:value-type="float" office:value="73.7591" calcext:value-type="float">
            <text:p>73.7591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6.942" calcext:value-type="float">
            <text:p>116.942</text:p>
          </table:table-cell>
          <table:table-cell office:value-type="float" office:value="217.562" calcext:value-type="float">
            <text:p>217.562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53.6071" calcext:value-type="float">
            <text:p>53.6071</text:p>
          </table:table-cell>
          <table:table-cell office:value-type="float" office:value="52.9096" calcext:value-type="float">
            <text:p>52.9096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29.279" calcext:value-type="float">
            <text:p>329.279</text:p>
          </table:table-cell>
          <table:table-cell office:value-type="float" office:value="106.01" calcext:value-type="float">
            <text:p>106.01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3.358" calcext:value-type="float">
            <text:p>173.358</text:p>
          </table:table-cell>
          <table:table-cell office:value-type="float" office:value="321.255" calcext:value-type="float">
            <text:p>321.255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52.3242" calcext:value-type="float">
            <text:p>52.3242</text:p>
          </table:table-cell>
          <table:table-cell office:value-type="float" office:value="14.1684" calcext:value-type="float">
            <text:p>14.1684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357.261" calcext:value-type="float">
            <text:p>357.261</text:p>
          </table:table-cell>
          <table:table-cell office:value-type="float" office:value="157.4" calcext:value-type="float">
            <text:p>157.4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9.526" calcext:value-type="float">
            <text:p>309.526</text:p>
          </table:table-cell>
          <table:table-cell office:value-type="float" office:value="502.227" calcext:value-type="float">
            <text:p>502.22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3.5865" calcext:value-type="float">
            <text:p>53.5865</text:p>
          </table:table-cell>
          <table:table-cell office:value-type="float" office:value="24.2549" calcext:value-type="float">
            <text:p>24.254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75.665" calcext:value-type="float">
            <text:p>375.665</text:p>
          </table:table-cell>
          <table:table-cell office:value-type="float" office:value="224.489" calcext:value-type="float">
            <text:p>224.489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51.79" calcext:value-type="float">
            <text:p>751.79</text:p>
          </table:table-cell>
          <table:table-cell office:value-type="float" office:value="853.287" calcext:value-type="float">
            <text:p>853.287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52.3841" calcext:value-type="float">
            <text:p>52.3841</text:p>
          </table:table-cell>
          <table:table-cell office:value-type="float" office:value="26.7495" calcext:value-type="float">
            <text:p>26.7495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479.997" calcext:value-type="float">
            <text:p>479.997</text:p>
          </table:table-cell>
          <table:table-cell office:value-type="float" office:value="300.796" calcext:value-type="float">
            <text:p>300.796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96.09" calcext:value-type="float">
            <text:p>1596.09</text:p>
          </table:table-cell>
          <table:table-cell office:value-type="float" office:value="1130.83" calcext:value-type="float">
            <text:p>1130.83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53.5665" calcext:value-type="float">
            <text:p>53.5665</text:p>
          </table:table-cell>
          <table:table-cell office:value-type="float" office:value="14.2827" calcext:value-type="float">
            <text:p>14.2827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523.575" calcext:value-type="float">
            <text:p>523.575</text:p>
          </table:table-cell>
          <table:table-cell office:value-type="float" office:value="340.391" calcext:value-type="float">
            <text:p>340.391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480.13" calcext:value-type="float">
            <text:p>2480.13</text:p>
          </table:table-cell>
          <table:table-cell office:value-type="float" office:value="1162.64" calcext:value-type="float">
            <text:p>1162.64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  <table:table-cell office:value-type="float" office:value="52.2842" calcext:value-type="float">
            <text:p>52.2842</text:p>
          </table:table-cell>
          <table:table-cell office:value-type="float" office:value="22.0671" calcext:value-type="float">
            <text:p>22.0671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  <table:table-cell office:value-type="float" office:value="757.249" calcext:value-type="float">
            <text:p>757.249</text:p>
          </table:table-cell>
          <table:table-cell office:value-type="float" office:value="431.185" calcext:value-type="float">
            <text:p>431.185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934.17" calcext:value-type="float">
            <text:p>2934.17</text:p>
          </table:table-cell>
          <table:table-cell office:value-type="float" office:value="1164.55" calcext:value-type="float">
            <text:p>1164.55</text:p>
          </table:table-cell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53.5789" calcext:value-type="float">
            <text:p>53.5789</text:p>
          </table:table-cell>
          <table:table-cell office:value-type="float" office:value="28.102" calcext:value-type="float">
            <text:p>28.102</text:p>
          </table:table-cell>
          <table:table-cell table:number-columns-repeated="3"/>
          <table:table-cell office:value-type="float" office:value="5000000" calcext:value-type="float">
            <text:p>5000000</text:p>
          </table:table-cell>
          <table:table-cell office:value-type="float" office:value="896.418" calcext:value-type="float">
            <text:p>896.418</text:p>
          </table:table-cell>
          <table:table-cell office:value-type="float" office:value="495.101" calcext:value-type="float">
            <text:p>495.101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16.16" calcext:value-type="float">
            <text:p>3616.16</text:p>
          </table:table-cell>
          <table:table-cell office:value-type="float" office:value="1178.08" calcext:value-type="float">
            <text:p>1178.08</text:p>
          </table:table-cell>
          <table:table-cell table:number-columns-repeated="3"/>
          <table:table-cell office:value-type="float" office:value="10000000" calcext:value-type="float">
            <text:p>10000000</text:p>
          </table:table-cell>
          <table:table-cell office:value-type="float" office:value="53.5671" calcext:value-type="float">
            <text:p>53.5671</text:p>
          </table:table-cell>
          <table:table-cell office:value-type="float" office:value="25.1252" calcext:value-type="float">
            <text:p>25.1252</text:p>
          </table:table-cell>
          <table:table-cell table:number-columns-repeated="3"/>
          <table:table-cell office:value-type="float" office:value="10000000" calcext:value-type="float">
            <text:p>10000000</text:p>
          </table:table-cell>
          <table:table-cell office:value-type="float" office:value="1145.24" calcext:value-type="float">
            <text:p>1145.24</text:p>
          </table:table-cell>
          <table:table-cell office:value-type="float" office:value="573.157" calcext:value-type="float">
            <text:p>573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985" calcext:value-type="float">
            <text:p>16.9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.951" calcext:value-type="float">
            <text:p>15.9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2213" calcext:value-type="float">
            <text:p>30.22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0.994" calcext:value-type="float">
            <text:p>30.99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2.357" calcext:value-type="float">
            <text:p>32.3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8078" calcext:value-type="float">
            <text:p>38.807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8.4468" calcext:value-type="float">
            <text:p>38.446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7.8968" calcext:value-type="float">
            <text:p>37.896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6051" calcext:value-type="float">
            <text:p>52.605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3.2755" calcext:value-type="float">
            <text:p>53.27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2.7707" calcext:value-type="float">
            <text:p>52.770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.523" calcext:value-type="float">
            <text:p>71.52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6.7798" calcext:value-type="float">
            <text:p>76.779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5.2158" calcext:value-type="float">
            <text:p>75.215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.5365" calcext:value-type="float">
            <text:p>83.536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89.9085" calcext:value-type="float">
            <text:p>89.908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86.1232" calcext:value-type="float">
            <text:p>86.123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.473" calcext:value-type="float">
            <text:p>101.47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9.027" calcext:value-type="float">
            <text:p>109.02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3.556" calcext:value-type="float">
            <text:p>103.55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.334" calcext:value-type="float">
            <text:p>226.334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23.283" calcext:value-type="float">
            <text:p>223.283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53.37" calcext:value-type="float">
            <text:p>253.3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5.878" calcext:value-type="float">
            <text:p>315.87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97.611" calcext:value-type="float">
            <text:p>297.611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318.837" calcext:value-type="float">
            <text:p>318.83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3.642" calcext:value-type="float">
            <text:p>383.64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44.639" calcext:value-type="float">
            <text:p>344.639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82.628" calcext:value-type="float">
            <text:p>382.62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60.459" calcext:value-type="float">
            <text:p>460.45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396.286" calcext:value-type="float">
            <text:p>396.286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440.992" calcext:value-type="float">
            <text:p>440.99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3.81" calcext:value-type="float">
            <text:p>503.81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405.995" calcext:value-type="float">
            <text:p>405.995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455.097" calcext:value-type="float">
            <text:p>455.09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3.806" calcext:value-type="float">
            <text:p>563.80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423.271" calcext:value-type="float">
            <text:p>423.271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477.229" calcext:value-type="float">
            <text:p>477.229</text:p>
          </table:table-cell>
          <table:table-cell table:number-columns-repeated="3"/>
        </table:table-row>
      </table:table>
      <table:table table:name="LeftistHeap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Leftist heap, random 64-bit keys</text:p>
          </table:table-cell>
          <table:table-cell table:number-columns-repeated="5"/>
          <table:table-cell table:style-name="ce1" office:value-type="string" calcext:value-type="string">
            <text:p>Leftist heap, decreasing 64-bit keys</text:p>
          </table:table-cell>
          <table:table-cell table:number-columns-repeated="5"/>
          <table:table-cell table:style-name="ce1" office:value-type="string" calcext:value-type="string">
            <text:p>Leftist heap, increasing 64-bit k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575" calcext:value-type="float">
            <text:p>42.3575</text:p>
          </table:table-cell>
          <table:table-cell office:value-type="float" office:value="42.3334" calcext:value-type="float">
            <text:p>42.3334</text:p>
          </table:table-cell>
          <table:table-cell office:value-type="float" office:value="32.872" calcext:value-type="float">
            <text:p>32.872</text:p>
          </table:table-cell>
          <table:table-cell office:value-type="float" office:value="23.0556" calcext:value-type="float">
            <text:p>23.0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707" calcext:value-type="float">
            <text:p>42.3707</text:p>
          </table:table-cell>
          <table:table-cell office:value-type="float" office:value="42.4806" calcext:value-type="float">
            <text:p>42.4806</text:p>
          </table:table-cell>
          <table:table-cell office:value-type="float" office:value="34.5165" calcext:value-type="float">
            <text:p>34.5165</text:p>
          </table:table-cell>
          <table:table-cell office:value-type="float" office:value="79.3383" calcext:value-type="float">
            <text:p>79.3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1398" calcext:value-type="float">
            <text:p>42.1398</text:p>
          </table:table-cell>
          <table:table-cell office:value-type="float" office:value="42.4886" calcext:value-type="float">
            <text:p>42.4886</text:p>
          </table:table-cell>
          <table:table-cell office:value-type="float" office:value="48.0451" calcext:value-type="float">
            <text:p>48.0451</text:p>
          </table:table-cell>
          <table:table-cell office:value-type="float" office:value="9.99967" calcext:value-type="float">
            <text:p>9.99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9675" calcext:value-type="float">
            <text:p>46.9675</text:p>
          </table:table-cell>
          <table:table-cell office:value-type="float" office:value="42.4077" calcext:value-type="float">
            <text:p>42.4077</text:p>
          </table:table-cell>
          <table:table-cell office:value-type="float" office:value="24.5592" calcext:value-type="float">
            <text:p>24.5592</text:p>
          </table:table-cell>
          <table:table-cell office:value-type="float" office:value="6.57038" calcext:value-type="float">
            <text:p>6.57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.1505" calcext:value-type="float">
            <text:p>48.1505</text:p>
          </table:table-cell>
          <table:table-cell office:value-type="float" office:value="42.3085" calcext:value-type="float">
            <text:p>42.3085</text:p>
          </table:table-cell>
          <table:table-cell office:value-type="float" office:value="15.6984" calcext:value-type="float">
            <text:p>15.6984</text:p>
          </table:table-cell>
          <table:table-cell office:value-type="float" office:value="6.36172" calcext:value-type="float">
            <text:p>6.361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.4652" calcext:value-type="float">
            <text:p>46.4652</text:p>
          </table:table-cell>
          <table:table-cell office:value-type="float" office:value="42.7912" calcext:value-type="float">
            <text:p>42.7912</text:p>
          </table:table-cell>
          <table:table-cell office:value-type="float" office:value="10.4224" calcext:value-type="float">
            <text:p>10.4224</text:p>
          </table:table-cell>
          <table:table-cell office:value-type="float" office:value="37.3275" calcext:value-type="float">
            <text:p>37.3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3417" calcext:value-type="float">
            <text:p>57.3417</text:p>
          </table:table-cell>
          <table:table-cell office:value-type="float" office:value="42.3513" calcext:value-type="float">
            <text:p>42.3513</text:p>
          </table:table-cell>
          <table:table-cell office:value-type="float" office:value="14.5801" calcext:value-type="float">
            <text:p>14.5801</text:p>
          </table:table-cell>
          <table:table-cell office:value-type="float" office:value="17.0081" calcext:value-type="float">
            <text:p>17.00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8.1524" calcext:value-type="float">
            <text:p>48.1524</text:p>
          </table:table-cell>
          <table:table-cell office:value-type="float" office:value="42.2855" calcext:value-type="float">
            <text:p>42.2855</text:p>
          </table:table-cell>
          <table:table-cell office:value-type="float" office:value="21.6629" calcext:value-type="float">
            <text:p>21.6629</text:p>
          </table:table-cell>
          <table:table-cell office:value-type="float" office:value="6.56782" calcext:value-type="float">
            <text:p>6.567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.511" calcext:value-type="float">
            <text:p>46.511</text:p>
          </table:table-cell>
          <table:table-cell office:value-type="float" office:value="42.7781" calcext:value-type="float">
            <text:p>42.7781</text:p>
          </table:table-cell>
          <table:table-cell office:value-type="float" office:value="26.9988" calcext:value-type="float">
            <text:p>26.9988</text:p>
          </table:table-cell>
          <table:table-cell office:value-type="float" office:value="33.0072" calcext:value-type="float">
            <text:p>33.0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.4497" calcext:value-type="float">
            <text:p>72.4497</text:p>
          </table:table-cell>
          <table:table-cell office:value-type="float" office:value="42.5522" calcext:value-type="float">
            <text:p>42.5522</text:p>
          </table:table-cell>
          <table:table-cell office:value-type="float" office:value="26.9991" calcext:value-type="float">
            <text:p>26.9991</text:p>
          </table:table-cell>
          <table:table-cell office:value-type="float" office:value="12.3892" calcext:value-type="float">
            <text:p>12.3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.3616" calcext:value-type="float">
            <text:p>53.3616</text:p>
          </table:table-cell>
          <table:table-cell office:value-type="float" office:value="42.6235" calcext:value-type="float">
            <text:p>42.6235</text:p>
          </table:table-cell>
          <table:table-cell office:value-type="float" office:value="18.6531" calcext:value-type="float">
            <text:p>18.6531</text:p>
          </table:table-cell>
          <table:table-cell office:value-type="float" office:value="12.7412" calcext:value-type="float">
            <text:p>12.74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.4785" calcext:value-type="float">
            <text:p>46.4785</text:p>
          </table:table-cell>
          <table:table-cell office:value-type="float" office:value="42.7707" calcext:value-type="float">
            <text:p>42.7707</text:p>
          </table:table-cell>
          <table:table-cell office:value-type="float" office:value="20.787" calcext:value-type="float">
            <text:p>20.787</text:p>
          </table:table-cell>
          <table:table-cell office:value-type="float" office:value="20.8684" calcext:value-type="float">
            <text:p>20.86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7082" calcext:value-type="float">
            <text:p>67.7082</text:p>
          </table:table-cell>
          <table:table-cell office:value-type="float" office:value="42.4966" calcext:value-type="float">
            <text:p>42.4966</text:p>
          </table:table-cell>
          <table:table-cell office:value-type="float" office:value="16.7834" calcext:value-type="float">
            <text:p>16.7834</text:p>
          </table:table-cell>
          <table:table-cell office:value-type="float" office:value="12.0393" calcext:value-type="float">
            <text:p>12.03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3.5666" calcext:value-type="float">
            <text:p>53.5666</text:p>
          </table:table-cell>
          <table:table-cell office:value-type="float" office:value="42.5674" calcext:value-type="float">
            <text:p>42.5674</text:p>
          </table:table-cell>
          <table:table-cell office:value-type="float" office:value="19.8266" calcext:value-type="float">
            <text:p>19.8266</text:p>
          </table:table-cell>
          <table:table-cell office:value-type="float" office:value="30.1329" calcext:value-type="float">
            <text:p>30.13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6523" calcext:value-type="float">
            <text:p>68.6523</text:p>
          </table:table-cell>
          <table:table-cell office:value-type="float" office:value="42.9341" calcext:value-type="float">
            <text:p>42.9341</text:p>
          </table:table-cell>
          <table:table-cell office:value-type="float" office:value="49.1317" calcext:value-type="float">
            <text:p>49.1317</text:p>
          </table:table-cell>
          <table:table-cell office:value-type="float" office:value="26.6774" calcext:value-type="float">
            <text:p>26.67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0346" calcext:value-type="float">
            <text:p>59.0346</text:p>
          </table:table-cell>
          <table:table-cell office:value-type="float" office:value="42.3781" calcext:value-type="float">
            <text:p>42.3781</text:p>
          </table:table-cell>
          <table:table-cell office:value-type="float" office:value="26.5021" calcext:value-type="float">
            <text:p>26.5021</text:p>
          </table:table-cell>
          <table:table-cell office:value-type="float" office:value="22.1386" calcext:value-type="float">
            <text:p>22.13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.4358" calcext:value-type="float">
            <text:p>53.4358</text:p>
          </table:table-cell>
          <table:table-cell office:value-type="float" office:value="42.5924" calcext:value-type="float">
            <text:p>42.5924</text:p>
          </table:table-cell>
          <table:table-cell office:value-type="float" office:value="8.9605" calcext:value-type="float">
            <text:p>8.9605</text:p>
          </table:table-cell>
          <table:table-cell office:value-type="float" office:value="20.827" calcext:value-type="float">
            <text:p>20.8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.5874" calcext:value-type="float">
            <text:p>76.5874</text:p>
          </table:table-cell>
          <table:table-cell office:value-type="float" office:value="42.8498" calcext:value-type="float">
            <text:p>42.8498</text:p>
          </table:table-cell>
          <table:table-cell office:value-type="float" office:value="33.2773" calcext:value-type="float">
            <text:p>33.2773</text:p>
          </table:table-cell>
          <table:table-cell office:value-type="float" office:value="47.6507" calcext:value-type="float">
            <text:p>47.6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8274" calcext:value-type="float">
            <text:p>76.8274</text:p>
          </table:table-cell>
          <table:table-cell office:value-type="float" office:value="42.4855" calcext:value-type="float">
            <text:p>42.4855</text:p>
          </table:table-cell>
          <table:table-cell office:value-type="float" office:value="20.1991" calcext:value-type="float">
            <text:p>20.1991</text:p>
          </table:table-cell>
          <table:table-cell office:value-type="float" office:value="10.9237" calcext:value-type="float">
            <text:p>10.92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.2966" calcext:value-type="float">
            <text:p>53.2966</text:p>
          </table:table-cell>
          <table:table-cell office:value-type="float" office:value="42.66" calcext:value-type="float">
            <text:p>42.66</text:p>
          </table:table-cell>
          <table:table-cell office:value-type="float" office:value="20.1403" calcext:value-type="float">
            <text:p>20.1403</text:p>
          </table:table-cell>
          <table:table-cell office:value-type="float" office:value="8.87801" calcext:value-type="float">
            <text:p>8.878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.3268" calcext:value-type="float">
            <text:p>85.3268</text:p>
          </table:table-cell>
          <table:table-cell office:value-type="float" office:value="43.1441" calcext:value-type="float">
            <text:p>43.1441</text:p>
          </table:table-cell>
          <table:table-cell office:value-type="float" office:value="16.037" calcext:value-type="float">
            <text:p>16.037</text:p>
          </table:table-cell>
          <table:table-cell office:value-type="float" office:value="6.43899" calcext:value-type="float">
            <text:p>6.438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5.4312" calcext:value-type="float">
            <text:p>95.4312</text:p>
          </table:table-cell>
          <table:table-cell office:value-type="float" office:value="42.7241" calcext:value-type="float">
            <text:p>42.7241</text:p>
          </table:table-cell>
          <table:table-cell office:value-type="float" office:value="22.7616" calcext:value-type="float">
            <text:p>22.7616</text:p>
          </table:table-cell>
          <table:table-cell office:value-type="float" office:value="17.7108" calcext:value-type="float">
            <text:p>17.710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3.496" calcext:value-type="float">
            <text:p>53.496</text:p>
          </table:table-cell>
          <table:table-cell office:value-type="float" office:value="42.5725" calcext:value-type="float">
            <text:p>42.5725</text:p>
          </table:table-cell>
          <table:table-cell office:value-type="float" office:value="17.1059" calcext:value-type="float">
            <text:p>17.1059</text:p>
          </table:table-cell>
          <table:table-cell office:value-type="float" office:value="21.3513" calcext:value-type="float">
            <text:p>21.351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9.645" calcext:value-type="float">
            <text:p>109.645</text:p>
          </table:table-cell>
          <table:table-cell office:value-type="float" office:value="42.9195" calcext:value-type="float">
            <text:p>42.9195</text:p>
          </table:table-cell>
          <table:table-cell office:value-type="float" office:value="34.7567" calcext:value-type="float">
            <text:p>34.7567</text:p>
          </table:table-cell>
          <table:table-cell office:value-type="float" office:value="18.5172" calcext:value-type="float">
            <text:p>18.51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4.4249" calcext:value-type="float">
            <text:p>84.4249</text:p>
          </table:table-cell>
          <table:table-cell office:value-type="float" office:value="42.6164" calcext:value-type="float">
            <text:p>42.6164</text:p>
          </table:table-cell>
          <table:table-cell office:value-type="float" office:value="26.2677" calcext:value-type="float">
            <text:p>26.2677</text:p>
          </table:table-cell>
          <table:table-cell office:value-type="float" office:value="25.6996" calcext:value-type="float">
            <text:p>25.69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3.5099" calcext:value-type="float">
            <text:p>53.5099</text:p>
          </table:table-cell>
          <table:table-cell office:value-type="float" office:value="42.5689" calcext:value-type="float">
            <text:p>42.5689</text:p>
          </table:table-cell>
          <table:table-cell office:value-type="float" office:value="12.6336" calcext:value-type="float">
            <text:p>12.6336</text:p>
          </table:table-cell>
          <table:table-cell office:value-type="float" office:value="22.8072" calcext:value-type="float">
            <text:p>22.80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9.642" calcext:value-type="float">
            <text:p>109.642</text:p>
          </table:table-cell>
          <table:table-cell office:value-type="float" office:value="42.8428" calcext:value-type="float">
            <text:p>42.8428</text:p>
          </table:table-cell>
          <table:table-cell office:value-type="float" office:value="49.4094" calcext:value-type="float">
            <text:p>49.4094</text:p>
          </table:table-cell>
          <table:table-cell office:value-type="float" office:value="18.7207" calcext:value-type="float">
            <text:p>18.72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.1692" calcext:value-type="float">
            <text:p>93.1692</text:p>
          </table:table-cell>
          <table:table-cell office:value-type="float" office:value="42.6262" calcext:value-type="float">
            <text:p>42.6262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6.44622" calcext:value-type="float">
            <text:p>6.446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.4095" calcext:value-type="float">
            <text:p>53.4095</text:p>
          </table:table-cell>
          <table:table-cell office:value-type="float" office:value="42.5797" calcext:value-type="float">
            <text:p>42.5797</text:p>
          </table:table-cell>
          <table:table-cell office:value-type="float" office:value="7.72116" calcext:value-type="float">
            <text:p>7.72116</text:p>
          </table:table-cell>
          <table:table-cell office:value-type="float" office:value="15.6797" calcext:value-type="float">
            <text:p>15.679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0.11" calcext:value-type="float">
            <text:p>120.11</text:p>
          </table:table-cell>
          <table:table-cell office:value-type="float" office:value="42.7371" calcext:value-type="float">
            <text:p>42.7371</text:p>
          </table:table-cell>
          <table:table-cell office:value-type="float" office:value="35.1233" calcext:value-type="float">
            <text:p>35.1233</text:p>
          </table:table-cell>
          <table:table-cell office:value-type="float" office:value="23.7265" calcext:value-type="float">
            <text:p>23.72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8.3181" calcext:value-type="float">
            <text:p>78.3181</text:p>
          </table:table-cell>
          <table:table-cell office:value-type="float" office:value="42.7434" calcext:value-type="float">
            <text:p>42.7434</text:p>
          </table:table-cell>
          <table:table-cell office:value-type="float" office:value="18.1575" calcext:value-type="float">
            <text:p>18.1575</text:p>
          </table:table-cell>
          <table:table-cell office:value-type="float" office:value="26.4954" calcext:value-type="float">
            <text:p>26.495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3.34" calcext:value-type="float">
            <text:p>53.34</text:p>
          </table:table-cell>
          <table:table-cell office:value-type="float" office:value="42.5332" calcext:value-type="float">
            <text:p>42.5332</text:p>
          </table:table-cell>
          <table:table-cell office:value-type="float" office:value="17.8458" calcext:value-type="float">
            <text:p>17.8458</text:p>
          </table:table-cell>
          <table:table-cell office:value-type="float" office:value="7.13603" calcext:value-type="float">
            <text:p>7.1360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30.659" calcext:value-type="float">
            <text:p>130.659</text:p>
          </table:table-cell>
          <table:table-cell office:value-type="float" office:value="42.9496" calcext:value-type="float">
            <text:p>42.9496</text:p>
          </table:table-cell>
          <table:table-cell office:value-type="float" office:value="54.7338" calcext:value-type="float">
            <text:p>54.7338</text:p>
          </table:table-cell>
          <table:table-cell office:value-type="float" office:value="36.0666" calcext:value-type="float">
            <text:p>36.06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9.8631" calcext:value-type="float">
            <text:p>79.8631</text:p>
          </table:table-cell>
          <table:table-cell office:value-type="float" office:value="42.6332" calcext:value-type="float">
            <text:p>42.6332</text:p>
          </table:table-cell>
          <table:table-cell office:value-type="float" office:value="26.9998" calcext:value-type="float">
            <text:p>26.9998</text:p>
          </table:table-cell>
          <table:table-cell office:value-type="float" office:value="21.345" calcext:value-type="float">
            <text:p>21.34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7.4519" calcext:value-type="float">
            <text:p>57.4519</text:p>
          </table:table-cell>
          <table:table-cell office:value-type="float" office:value="42.5682" calcext:value-type="float">
            <text:p>42.5682</text:p>
          </table:table-cell>
          <table:table-cell office:value-type="float" office:value="23.2383" calcext:value-type="float">
            <text:p>23.2383</text:p>
          </table:table-cell>
          <table:table-cell office:value-type="float" office:value="16.5419" calcext:value-type="float">
            <text:p>16.541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1.2" calcext:value-type="float">
            <text:p>151.2</text:p>
          </table:table-cell>
          <table:table-cell office:value-type="float" office:value="42.8512" calcext:value-type="float">
            <text:p>42.8512</text:p>
          </table:table-cell>
          <table:table-cell office:value-type="float" office:value="91.8631" calcext:value-type="float">
            <text:p>91.8631</text:p>
          </table:table-cell>
          <table:table-cell office:value-type="float" office:value="53.0431" calcext:value-type="float">
            <text:p>53.04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6.393" calcext:value-type="float">
            <text:p>106.393</text:p>
          </table:table-cell>
          <table:table-cell office:value-type="float" office:value="42.3454" calcext:value-type="float">
            <text:p>42.3454</text:p>
          </table:table-cell>
          <table:table-cell office:value-type="float" office:value="10.7092" calcext:value-type="float">
            <text:p>10.7092</text:p>
          </table:table-cell>
          <table:table-cell office:value-type="float" office:value="17.7235" calcext:value-type="float">
            <text:p>17.72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3.4247" calcext:value-type="float">
            <text:p>53.4247</text:p>
          </table:table-cell>
          <table:table-cell office:value-type="float" office:value="42.5553" calcext:value-type="float">
            <text:p>42.5553</text:p>
          </table:table-cell>
          <table:table-cell office:value-type="float" office:value="16.8915" calcext:value-type="float">
            <text:p>16.8915</text:p>
          </table:table-cell>
          <table:table-cell office:value-type="float" office:value="19.1991" calcext:value-type="float">
            <text:p>19.199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1.017" calcext:value-type="float">
            <text:p>151.017</text:p>
          </table:table-cell>
          <table:table-cell office:value-type="float" office:value="42.841" calcext:value-type="float">
            <text:p>42.841</text:p>
          </table:table-cell>
          <table:table-cell office:value-type="float" office:value="41.9817" calcext:value-type="float">
            <text:p>41.9817</text:p>
          </table:table-cell>
          <table:table-cell office:value-type="float" office:value="21.7443" calcext:value-type="float">
            <text:p>21.744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6.198" calcext:value-type="float">
            <text:p>116.198</text:p>
          </table:table-cell>
          <table:table-cell office:value-type="float" office:value="42.4925" calcext:value-type="float">
            <text:p>42.4925</text:p>
          </table:table-cell>
          <table:table-cell office:value-type="float" office:value="21.799" calcext:value-type="float">
            <text:p>21.799</text:p>
          </table:table-cell>
          <table:table-cell office:value-type="float" office:value="20.4248" calcext:value-type="float">
            <text:p>20.424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7.5091" calcext:value-type="float">
            <text:p>57.5091</text:p>
          </table:table-cell>
          <table:table-cell office:value-type="float" office:value="42.6427" calcext:value-type="float">
            <text:p>42.6427</text:p>
          </table:table-cell>
          <table:table-cell office:value-type="float" office:value="29.5241" calcext:value-type="float">
            <text:p>29.5241</text:p>
          </table:table-cell>
          <table:table-cell office:value-type="float" office:value="10.5226" calcext:value-type="float">
            <text:p>10.522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72.474" calcext:value-type="float">
            <text:p>172.474</text:p>
          </table:table-cell>
          <table:table-cell office:value-type="float" office:value="42.8851" calcext:value-type="float">
            <text:p>42.8851</text:p>
          </table:table-cell>
          <table:table-cell office:value-type="float" office:value="53.3242" calcext:value-type="float">
            <text:p>53.3242</text:p>
          </table:table-cell>
          <table:table-cell office:value-type="float" office:value="27.5747" calcext:value-type="float">
            <text:p>27.57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7.107" calcext:value-type="float">
            <text:p>127.107</text:p>
          </table:table-cell>
          <table:table-cell office:value-type="float" office:value="42.5301" calcext:value-type="float">
            <text:p>42.5301</text:p>
          </table:table-cell>
          <table:table-cell office:value-type="float" office:value="34.5095" calcext:value-type="float">
            <text:p>34.5095</text:p>
          </table:table-cell>
          <table:table-cell office:value-type="float" office:value="6.31126" calcext:value-type="float">
            <text:p>6.3112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3.4611" calcext:value-type="float">
            <text:p>53.4611</text:p>
          </table:table-cell>
          <table:table-cell office:value-type="float" office:value="42.5653" calcext:value-type="float">
            <text:p>42.5653</text:p>
          </table:table-cell>
          <table:table-cell office:value-type="float" office:value="26.8875" calcext:value-type="float">
            <text:p>26.8875</text:p>
          </table:table-cell>
          <table:table-cell office:value-type="float" office:value="36.3914" calcext:value-type="float">
            <text:p>36.391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62.83" calcext:value-type="float">
            <text:p>162.83</text:p>
          </table:table-cell>
          <table:table-cell office:value-type="float" office:value="42.8065" calcext:value-type="float">
            <text:p>42.8065</text:p>
          </table:table-cell>
          <table:table-cell office:value-type="float" office:value="85.1014" calcext:value-type="float">
            <text:p>85.1014</text:p>
          </table:table-cell>
          <table:table-cell office:value-type="float" office:value="34.7812" calcext:value-type="float">
            <text:p>34.78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5.186" calcext:value-type="float">
            <text:p>155.186</text:p>
          </table:table-cell>
          <table:table-cell office:value-type="float" office:value="42.7304" calcext:value-type="float">
            <text:p>42.7304</text:p>
          </table:table-cell>
          <table:table-cell office:value-type="float" office:value="34.8663" calcext:value-type="float">
            <text:p>34.8663</text:p>
          </table:table-cell>
          <table:table-cell office:value-type="float" office:value="13.0626" calcext:value-type="float">
            <text:p>13.062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3.4326" calcext:value-type="float">
            <text:p>53.4326</text:p>
          </table:table-cell>
          <table:table-cell office:value-type="float" office:value="42.6669" calcext:value-type="float">
            <text:p>42.6669</text:p>
          </table:table-cell>
          <table:table-cell office:value-type="float" office:value="15.7577" calcext:value-type="float">
            <text:p>15.7577</text:p>
          </table:table-cell>
          <table:table-cell office:value-type="float" office:value="13.2951" calcext:value-type="float">
            <text:p>13.295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84.183" calcext:value-type="float">
            <text:p>184.183</text:p>
          </table:table-cell>
          <table:table-cell office:value-type="float" office:value="42.7548" calcext:value-type="float">
            <text:p>42.7548</text:p>
          </table:table-cell>
          <table:table-cell office:value-type="float" office:value="199.569" calcext:value-type="float">
            <text:p>199.569</text:p>
          </table:table-cell>
          <table:table-cell office:value-type="float" office:value="8.34837" calcext:value-type="float">
            <text:p>8.3483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2.207" calcext:value-type="float">
            <text:p>152.207</text:p>
          </table:table-cell>
          <table:table-cell office:value-type="float" office:value="42.6131" calcext:value-type="float">
            <text:p>42.6131</text:p>
          </table:table-cell>
          <table:table-cell office:value-type="float" office:value="32.9063" calcext:value-type="float">
            <text:p>32.9063</text:p>
          </table:table-cell>
          <table:table-cell office:value-type="float" office:value="15.2073" calcext:value-type="float">
            <text:p>15.2073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53.4674" calcext:value-type="float">
            <text:p>53.4674</text:p>
          </table:table-cell>
          <table:table-cell office:value-type="float" office:value="42.5177" calcext:value-type="float">
            <text:p>42.5177</text:p>
          </table:table-cell>
          <table:table-cell office:value-type="float" office:value="12.9439" calcext:value-type="float">
            <text:p>12.9439</text:p>
          </table:table-cell>
          <table:table-cell office:value-type="float" office:value="8.36102" calcext:value-type="float">
            <text:p>8.36102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12.213" calcext:value-type="float">
            <text:p>212.213</text:p>
          </table:table-cell>
          <table:table-cell office:value-type="float" office:value="42.7231" calcext:value-type="float">
            <text:p>42.7231</text:p>
          </table:table-cell>
          <table:table-cell office:value-type="float" office:value="56.4676" calcext:value-type="float">
            <text:p>56.4676</text:p>
          </table:table-cell>
          <table:table-cell office:value-type="float" office:value="9.41072" calcext:value-type="float">
            <text:p>9.4107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2.864" calcext:value-type="float">
            <text:p>162.864</text:p>
          </table:table-cell>
          <table:table-cell office:value-type="float" office:value="42.571" calcext:value-type="float">
            <text:p>42.571</text:p>
          </table:table-cell>
          <table:table-cell office:value-type="float" office:value="47.6433" calcext:value-type="float">
            <text:p>47.6433</text:p>
          </table:table-cell>
          <table:table-cell office:value-type="float" office:value="31.3446" calcext:value-type="float">
            <text:p>31.344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7.4689" calcext:value-type="float">
            <text:p>57.4689</text:p>
          </table:table-cell>
          <table:table-cell office:value-type="float" office:value="42.6251" calcext:value-type="float">
            <text:p>42.6251</text:p>
          </table:table-cell>
          <table:table-cell office:value-type="float" office:value="7.33119" calcext:value-type="float">
            <text:p>7.33119</text:p>
          </table:table-cell>
          <table:table-cell office:value-type="float" office:value="11.9264" calcext:value-type="float">
            <text:p>11.926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51.108" calcext:value-type="float">
            <text:p>251.108</text:p>
          </table:table-cell>
          <table:table-cell office:value-type="float" office:value="42.7254" calcext:value-type="float">
            <text:p>42.7254</text:p>
          </table:table-cell>
          <table:table-cell office:value-type="float" office:value="158.795" calcext:value-type="float">
            <text:p>158.795</text:p>
          </table:table-cell>
          <table:table-cell office:value-type="float" office:value="7.851" calcext:value-type="float">
            <text:p>7.85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02.266" calcext:value-type="float">
            <text:p>202.266</text:p>
          </table:table-cell>
          <table:table-cell office:value-type="float" office:value="42.5288" calcext:value-type="float">
            <text:p>42.5288</text:p>
          </table:table-cell>
          <table:table-cell office:value-type="float" office:value="39.8701" calcext:value-type="float">
            <text:p>39.8701</text:p>
          </table:table-cell>
          <table:table-cell office:value-type="float" office:value="14.8087" calcext:value-type="float">
            <text:p>14.8087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53.3238" calcext:value-type="float">
            <text:p>53.3238</text:p>
          </table:table-cell>
          <table:table-cell office:value-type="float" office:value="42.6331" calcext:value-type="float">
            <text:p>42.6331</text:p>
          </table:table-cell>
          <table:table-cell office:value-type="float" office:value="12.6119" calcext:value-type="float">
            <text:p>12.6119</text:p>
          </table:table-cell>
          <table:table-cell office:value-type="float" office:value="20.3683" calcext:value-type="float">
            <text:p>20.368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70.69" calcext:value-type="float">
            <text:p>270.69</text:p>
          </table:table-cell>
          <table:table-cell office:value-type="float" office:value="42.732" calcext:value-type="float">
            <text:p>42.732</text:p>
          </table:table-cell>
          <table:table-cell office:value-type="float" office:value="61.3976" calcext:value-type="float">
            <text:p>61.3976</text:p>
          </table:table-cell>
          <table:table-cell office:value-type="float" office:value="15.4215" calcext:value-type="float">
            <text:p>15.421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14.131" calcext:value-type="float">
            <text:p>214.131</text:p>
          </table:table-cell>
          <table:table-cell office:value-type="float" office:value="42.4156" calcext:value-type="float">
            <text:p>42.4156</text:p>
          </table:table-cell>
          <table:table-cell office:value-type="float" office:value="50.0987" calcext:value-type="float">
            <text:p>50.0987</text:p>
          </table:table-cell>
          <table:table-cell office:value-type="float" office:value="6.46344" calcext:value-type="float">
            <text:p>6.4634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53.4487" calcext:value-type="float">
            <text:p>53.4487</text:p>
          </table:table-cell>
          <table:table-cell office:value-type="float" office:value="42.5801" calcext:value-type="float">
            <text:p>42.5801</text:p>
          </table:table-cell>
          <table:table-cell office:value-type="float" office:value="10.8429" calcext:value-type="float">
            <text:p>10.8429</text:p>
          </table:table-cell>
          <table:table-cell office:value-type="float" office:value="7.75136" calcext:value-type="float">
            <text:p>7.75136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87.347" calcext:value-type="float">
            <text:p>287.347</text:p>
          </table:table-cell>
          <table:table-cell office:value-type="float" office:value="42.8098" calcext:value-type="float">
            <text:p>42.8098</text:p>
          </table:table-cell>
          <table:table-cell office:value-type="float" office:value="62.1167" calcext:value-type="float">
            <text:p>62.1167</text:p>
          </table:table-cell>
          <table:table-cell office:value-type="float" office:value="16.8859" calcext:value-type="float">
            <text:p>16.885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14.419" calcext:value-type="float">
            <text:p>114.419</text:p>
          </table:table-cell>
          <table:table-cell office:value-type="float" office:value="42.5421" calcext:value-type="float">
            <text:p>42.5421</text:p>
          </table:table-cell>
          <table:table-cell office:value-type="float" office:value="29.2032" calcext:value-type="float">
            <text:p>29.2032</text:p>
          </table:table-cell>
          <table:table-cell office:value-type="float" office:value="7.59909" calcext:value-type="float">
            <text:p>7.59909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53.2859" calcext:value-type="float">
            <text:p>53.2859</text:p>
          </table:table-cell>
          <table:table-cell office:value-type="float" office:value="42.694" calcext:value-type="float">
            <text:p>42.694</text:p>
          </table:table-cell>
          <table:table-cell office:value-type="float" office:value="7.83578" calcext:value-type="float">
            <text:p>7.83578</text:p>
          </table:table-cell>
          <table:table-cell office:value-type="float" office:value="18.2619" calcext:value-type="float">
            <text:p>18.2619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87.105" calcext:value-type="float">
            <text:p>287.105</text:p>
          </table:table-cell>
          <table:table-cell office:value-type="float" office:value="42.7996" calcext:value-type="float">
            <text:p>42.7996</text:p>
          </table:table-cell>
          <table:table-cell office:value-type="float" office:value="60.0457" calcext:value-type="float">
            <text:p>60.0457</text:p>
          </table:table-cell>
          <table:table-cell office:value-type="float" office:value="13.464" calcext:value-type="float">
            <text:p>13.464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92" calcext:value-type="float">
            <text:p>42.392</text:p>
          </table:table-cell>
          <table:table-cell office:value-type="float" office:value="42.3452" calcext:value-type="float">
            <text:p>42.3452</text:p>
          </table:table-cell>
          <table:table-cell office:value-type="float" office:value="93.3242" calcext:value-type="float">
            <text:p>93.3242</text:p>
          </table:table-cell>
          <table:table-cell office:value-type="float" office:value="23.6258" calcext:value-type="float">
            <text:p>23.62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334" calcext:value-type="float">
            <text:p>42.3334</text:p>
          </table:table-cell>
          <table:table-cell office:value-type="float" office:value="42.3428" calcext:value-type="float">
            <text:p>42.3428</text:p>
          </table:table-cell>
          <table:table-cell office:value-type="float" office:value="13.5357" calcext:value-type="float">
            <text:p>13.5357</text:p>
          </table:table-cell>
          <table:table-cell office:value-type="float" office:value="8.58698" calcext:value-type="float">
            <text:p>8.58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288" calcext:value-type="float">
            <text:p>42.3288</text:p>
          </table:table-cell>
          <table:table-cell office:value-type="float" office:value="42.3396" calcext:value-type="float">
            <text:p>42.3396</text:p>
          </table:table-cell>
          <table:table-cell office:value-type="float" office:value="23.0963" calcext:value-type="float">
            <text:p>23.0963</text:p>
          </table:table-cell>
          <table:table-cell office:value-type="float" office:value="25.6995" calcext:value-type="float">
            <text:p>25.69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4748" calcext:value-type="float">
            <text:p>48.4748</text:p>
          </table:table-cell>
          <table:table-cell office:value-type="float" office:value="42.3268" calcext:value-type="float">
            <text:p>42.3268</text:p>
          </table:table-cell>
          <table:table-cell office:value-type="float" office:value="8.27985" calcext:value-type="float">
            <text:p>8.27985</text:p>
          </table:table-cell>
          <table:table-cell office:value-type="float" office:value="7.33217" calcext:value-type="float">
            <text:p>7.332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7784" calcext:value-type="float">
            <text:p>49.7784</text:p>
          </table:table-cell>
          <table:table-cell office:value-type="float" office:value="42.3208" calcext:value-type="float">
            <text:p>42.3208</text:p>
          </table:table-cell>
          <table:table-cell office:value-type="float" office:value="7.30777" calcext:value-type="float">
            <text:p>7.30777</text:p>
          </table:table-cell>
          <table:table-cell office:value-type="float" office:value="20.7761" calcext:value-type="float">
            <text:p>20.77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.7926" calcext:value-type="float">
            <text:p>47.7926</text:p>
          </table:table-cell>
          <table:table-cell office:value-type="float" office:value="49.8512" calcext:value-type="float">
            <text:p>49.8512</text:p>
          </table:table-cell>
          <table:table-cell office:value-type="float" office:value="46.8449" calcext:value-type="float">
            <text:p>46.8449</text:p>
          </table:table-cell>
          <table:table-cell office:value-type="float" office:value="38.7839" calcext:value-type="float">
            <text:p>38.7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.5993" calcext:value-type="float">
            <text:p>48.5993</text:p>
          </table:table-cell>
          <table:table-cell office:value-type="float" office:value="42.3154" calcext:value-type="float">
            <text:p>42.3154</text:p>
          </table:table-cell>
          <table:table-cell office:value-type="float" office:value="15.8442" calcext:value-type="float">
            <text:p>15.8442</text:p>
          </table:table-cell>
          <table:table-cell office:value-type="float" office:value="17.7773" calcext:value-type="float">
            <text:p>17.77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.797" calcext:value-type="float">
            <text:p>49.797</text:p>
          </table:table-cell>
          <table:table-cell office:value-type="float" office:value="42.3037" calcext:value-type="float">
            <text:p>42.3037</text:p>
          </table:table-cell>
          <table:table-cell office:value-type="float" office:value="15.2864" calcext:value-type="float">
            <text:p>15.2864</text:p>
          </table:table-cell>
          <table:table-cell office:value-type="float" office:value="11.1608" calcext:value-type="float">
            <text:p>11.16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.6392" calcext:value-type="float">
            <text:p>52.6392</text:p>
          </table:table-cell>
          <table:table-cell office:value-type="float" office:value="55.733" calcext:value-type="float">
            <text:p>55.733</text:p>
          </table:table-cell>
          <table:table-cell office:value-type="float" office:value="29.6599" calcext:value-type="float">
            <text:p>29.6599</text:p>
          </table:table-cell>
          <table:table-cell office:value-type="float" office:value="14.3672" calcext:value-type="float">
            <text:p>14.3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5337" calcext:value-type="float">
            <text:p>48.5337</text:p>
          </table:table-cell>
          <table:table-cell office:value-type="float" office:value="42.329" calcext:value-type="float">
            <text:p>42.329</text:p>
          </table:table-cell>
          <table:table-cell office:value-type="float" office:value="16.4118" calcext:value-type="float">
            <text:p>16.4118</text:p>
          </table:table-cell>
          <table:table-cell office:value-type="float" office:value="19.8042" calcext:value-type="float">
            <text:p>19.80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.8085" calcext:value-type="float">
            <text:p>49.8085</text:p>
          </table:table-cell>
          <table:table-cell office:value-type="float" office:value="42.3242" calcext:value-type="float">
            <text:p>42.3242</text:p>
          </table:table-cell>
          <table:table-cell office:value-type="float" office:value="24.4469" calcext:value-type="float">
            <text:p>24.4469</text:p>
          </table:table-cell>
          <table:table-cell office:value-type="float" office:value="15.9594" calcext:value-type="float">
            <text:p>15.95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.2906" calcext:value-type="float">
            <text:p>57.2906</text:p>
          </table:table-cell>
          <table:table-cell office:value-type="float" office:value="62.9414" calcext:value-type="float">
            <text:p>62.9414</text:p>
          </table:table-cell>
          <table:table-cell office:value-type="float" office:value="35.8709" calcext:value-type="float">
            <text:p>35.8709</text:p>
          </table:table-cell>
          <table:table-cell office:value-type="float" office:value="22.234" calcext:value-type="float">
            <text:p>22.2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4838" calcext:value-type="float">
            <text:p>48.4838</text:p>
          </table:table-cell>
          <table:table-cell office:value-type="float" office:value="42.3901" calcext:value-type="float">
            <text:p>42.3901</text:p>
          </table:table-cell>
          <table:table-cell office:value-type="float" office:value="24.8828" calcext:value-type="float">
            <text:p>24.8828</text:p>
          </table:table-cell>
          <table:table-cell office:value-type="float" office:value="24.0943" calcext:value-type="float">
            <text:p>24.09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.7973" calcext:value-type="float">
            <text:p>49.7973</text:p>
          </table:table-cell>
          <table:table-cell office:value-type="float" office:value="42.3107" calcext:value-type="float">
            <text:p>42.3107</text:p>
          </table:table-cell>
          <table:table-cell office:value-type="float" office:value="15.8659" calcext:value-type="float">
            <text:p>15.8659</text:p>
          </table:table-cell>
          <table:table-cell office:value-type="float" office:value="6.46773" calcext:value-type="float">
            <text:p>6.467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4.9209" calcext:value-type="float">
            <text:p>84.9209</text:p>
          </table:table-cell>
          <table:table-cell office:value-type="float" office:value="144.877" calcext:value-type="float">
            <text:p>144.877</text:p>
          </table:table-cell>
          <table:table-cell office:value-type="float" office:value="52.3173" calcext:value-type="float">
            <text:p>52.3173</text:p>
          </table:table-cell>
          <table:table-cell office:value-type="float" office:value="60.3782" calcext:value-type="float">
            <text:p>60.3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.4942" calcext:value-type="float">
            <text:p>48.4942</text:p>
          </table:table-cell>
          <table:table-cell office:value-type="float" office:value="42.4182" calcext:value-type="float">
            <text:p>42.4182</text:p>
          </table:table-cell>
          <table:table-cell office:value-type="float" office:value="17.3386" calcext:value-type="float">
            <text:p>17.3386</text:p>
          </table:table-cell>
          <table:table-cell office:value-type="float" office:value="16.0294" calcext:value-type="float">
            <text:p>16.02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.8086" calcext:value-type="float">
            <text:p>49.8086</text:p>
          </table:table-cell>
          <table:table-cell office:value-type="float" office:value="42.3295" calcext:value-type="float">
            <text:p>42.3295</text:p>
          </table:table-cell>
          <table:table-cell office:value-type="float" office:value="11.8922" calcext:value-type="float">
            <text:p>11.8922</text:p>
          </table:table-cell>
          <table:table-cell office:value-type="float" office:value="9.2441" calcext:value-type="float">
            <text:p>9.24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2.8543" calcext:value-type="float">
            <text:p>92.8543</text:p>
          </table:table-cell>
          <table:table-cell office:value-type="float" office:value="170.975" calcext:value-type="float">
            <text:p>170.975</text:p>
          </table:table-cell>
          <table:table-cell office:value-type="float" office:value="50.1512" calcext:value-type="float">
            <text:p>50.1512</text:p>
          </table:table-cell>
          <table:table-cell office:value-type="float" office:value="80.7482" calcext:value-type="float">
            <text:p>80.7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.5233" calcext:value-type="float">
            <text:p>48.5233</text:p>
          </table:table-cell>
          <table:table-cell office:value-type="float" office:value="42.5004" calcext:value-type="float">
            <text:p>42.5004</text:p>
          </table:table-cell>
          <table:table-cell office:value-type="float" office:value="18.1313" calcext:value-type="float">
            <text:p>18.1313</text:p>
          </table:table-cell>
          <table:table-cell office:value-type="float" office:value="10.3141" calcext:value-type="float">
            <text:p>10.31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8063" calcext:value-type="float">
            <text:p>49.8063</text:p>
          </table:table-cell>
          <table:table-cell office:value-type="float" office:value="42.2977" calcext:value-type="float">
            <text:p>42.2977</text:p>
          </table:table-cell>
          <table:table-cell office:value-type="float" office:value="14.4207" calcext:value-type="float">
            <text:p>14.4207</text:p>
          </table:table-cell>
          <table:table-cell office:value-type="float" office:value="8.83815" calcext:value-type="float">
            <text:p>8.838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.276" calcext:value-type="float">
            <text:p>109.276</text:p>
          </table:table-cell>
          <table:table-cell office:value-type="float" office:value="211.236" calcext:value-type="float">
            <text:p>211.236</text:p>
          </table:table-cell>
          <table:table-cell office:value-type="float" office:value="50.0055" calcext:value-type="float">
            <text:p>50.0055</text:p>
          </table:table-cell>
          <table:table-cell office:value-type="float" office:value="89.0551" calcext:value-type="float">
            <text:p>89.05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.0169" calcext:value-type="float">
            <text:p>49.0169</text:p>
          </table:table-cell>
          <table:table-cell office:value-type="float" office:value="43.0637" calcext:value-type="float">
            <text:p>43.0637</text:p>
          </table:table-cell>
          <table:table-cell office:value-type="float" office:value="24.5023" calcext:value-type="float">
            <text:p>24.5023</text:p>
          </table:table-cell>
          <table:table-cell office:value-type="float" office:value="21.959" calcext:value-type="float">
            <text:p>21.9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9.7947" calcext:value-type="float">
            <text:p>49.7947</text:p>
          </table:table-cell>
          <table:table-cell office:value-type="float" office:value="42.3131" calcext:value-type="float">
            <text:p>42.3131</text:p>
          </table:table-cell>
          <table:table-cell office:value-type="float" office:value="11.1439" calcext:value-type="float">
            <text:p>11.1439</text:p>
          </table:table-cell>
          <table:table-cell office:value-type="float" office:value="14.047" calcext:value-type="float">
            <text:p>14.04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7.901" calcext:value-type="float">
            <text:p>117.901</text:p>
          </table:table-cell>
          <table:table-cell office:value-type="float" office:value="271.065" calcext:value-type="float">
            <text:p>271.065</text:p>
          </table:table-cell>
          <table:table-cell office:value-type="float" office:value="61.0968" calcext:value-type="float">
            <text:p>61.0968</text:p>
          </table:table-cell>
          <table:table-cell office:value-type="float" office:value="91.9018" calcext:value-type="float">
            <text:p>91.9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1706" calcext:value-type="float">
            <text:p>49.1706</text:p>
          </table:table-cell>
          <table:table-cell office:value-type="float" office:value="43.5094" calcext:value-type="float">
            <text:p>43.5094</text:p>
          </table:table-cell>
          <table:table-cell office:value-type="float" office:value="16.6574" calcext:value-type="float">
            <text:p>16.6574</text:p>
          </table:table-cell>
          <table:table-cell office:value-type="float" office:value="23.14" calcext:value-type="float">
            <text:p>23.1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9.8204" calcext:value-type="float">
            <text:p>49.8204</text:p>
          </table:table-cell>
          <table:table-cell office:value-type="float" office:value="42.3117" calcext:value-type="float">
            <text:p>42.3117</text:p>
          </table:table-cell>
          <table:table-cell office:value-type="float" office:value="23.9767" calcext:value-type="float">
            <text:p>23.9767</text:p>
          </table:table-cell>
          <table:table-cell office:value-type="float" office:value="17.7128" calcext:value-type="float">
            <text:p>17.71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7.598" calcext:value-type="float">
            <text:p>117.598</text:p>
          </table:table-cell>
          <table:table-cell office:value-type="float" office:value="301.908" calcext:value-type="float">
            <text:p>301.908</text:p>
          </table:table-cell>
          <table:table-cell office:value-type="float" office:value="42.6586" calcext:value-type="float">
            <text:p>42.6586</text:p>
          </table:table-cell>
          <table:table-cell office:value-type="float" office:value="98.2859" calcext:value-type="float">
            <text:p>98.28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.7274" calcext:value-type="float">
            <text:p>49.7274</text:p>
          </table:table-cell>
          <table:table-cell office:value-type="float" office:value="44.7227" calcext:value-type="float">
            <text:p>44.7227</text:p>
          </table:table-cell>
          <table:table-cell office:value-type="float" office:value="27.8186" calcext:value-type="float">
            <text:p>27.8186</text:p>
          </table:table-cell>
          <table:table-cell office:value-type="float" office:value="33.3233" calcext:value-type="float">
            <text:p>33.32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.843" calcext:value-type="float">
            <text:p>49.843</text:p>
          </table:table-cell>
          <table:table-cell office:value-type="float" office:value="42.3447" calcext:value-type="float">
            <text:p>42.3447</text:p>
          </table:table-cell>
          <table:table-cell office:value-type="float" office:value="28.6087" calcext:value-type="float">
            <text:p>28.6087</text:p>
          </table:table-cell>
          <table:table-cell office:value-type="float" office:value="14.5558" calcext:value-type="float">
            <text:p>14.555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8.924" calcext:value-type="float">
            <text:p>138.924</text:p>
          </table:table-cell>
          <table:table-cell office:value-type="float" office:value="348.107" calcext:value-type="float">
            <text:p>348.107</text:p>
          </table:table-cell>
          <table:table-cell office:value-type="float" office:value="70.9449" calcext:value-type="float">
            <text:p>70.9449</text:p>
          </table:table-cell>
          <table:table-cell office:value-type="float" office:value="97.6582" calcext:value-type="float">
            <text:p>97.65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.0158" calcext:value-type="float">
            <text:p>52.0158</text:p>
          </table:table-cell>
          <table:table-cell office:value-type="float" office:value="49.5811" calcext:value-type="float">
            <text:p>49.5811</text:p>
          </table:table-cell>
          <table:table-cell office:value-type="float" office:value="41.7892" calcext:value-type="float">
            <text:p>41.7892</text:p>
          </table:table-cell>
          <table:table-cell office:value-type="float" office:value="61.8705" calcext:value-type="float">
            <text:p>61.870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9.7858" calcext:value-type="float">
            <text:p>49.7858</text:p>
          </table:table-cell>
          <table:table-cell office:value-type="float" office:value="42.3206" calcext:value-type="float">
            <text:p>42.3206</text:p>
          </table:table-cell>
          <table:table-cell office:value-type="float" office:value="9.60312" calcext:value-type="float">
            <text:p>9.60312</text:p>
          </table:table-cell>
          <table:table-cell office:value-type="float" office:value="9.49649" calcext:value-type="float">
            <text:p>9.4964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54.922" calcext:value-type="float">
            <text:p>154.922</text:p>
          </table:table-cell>
          <table:table-cell office:value-type="float" office:value="412.083" calcext:value-type="float">
            <text:p>412.083</text:p>
          </table:table-cell>
          <table:table-cell office:value-type="float" office:value="122.693" calcext:value-type="float">
            <text:p>122.693</text:p>
          </table:table-cell>
          <table:table-cell office:value-type="float" office:value="122.341" calcext:value-type="float">
            <text:p>122.3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4.5591" calcext:value-type="float">
            <text:p>54.5591</text:p>
          </table:table-cell>
          <table:table-cell office:value-type="float" office:value="54.5711" calcext:value-type="float">
            <text:p>54.5711</text:p>
          </table:table-cell>
          <table:table-cell office:value-type="float" office:value="49.444" calcext:value-type="float">
            <text:p>49.444</text:p>
          </table:table-cell>
          <table:table-cell office:value-type="float" office:value="83.251" calcext:value-type="float">
            <text:p>83.25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9.8071" calcext:value-type="float">
            <text:p>49.8071</text:p>
          </table:table-cell>
          <table:table-cell office:value-type="float" office:value="42.311" calcext:value-type="float">
            <text:p>42.311</text:p>
          </table:table-cell>
          <table:table-cell office:value-type="float" office:value="13.5069" calcext:value-type="float">
            <text:p>13.5069</text:p>
          </table:table-cell>
          <table:table-cell office:value-type="float" office:value="6.61428" calcext:value-type="float">
            <text:p>6.6142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75.586" calcext:value-type="float">
            <text:p>175.586</text:p>
          </table:table-cell>
          <table:table-cell office:value-type="float" office:value="448.965" calcext:value-type="float">
            <text:p>448.965</text:p>
          </table:table-cell>
          <table:table-cell office:value-type="float" office:value="61.3792" calcext:value-type="float">
            <text:p>61.3792</text:p>
          </table:table-cell>
          <table:table-cell office:value-type="float" office:value="366.534" calcext:value-type="float">
            <text:p>366.5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0.9873" calcext:value-type="float">
            <text:p>60.9873</text:p>
          </table:table-cell>
          <table:table-cell office:value-type="float" office:value="66.6055" calcext:value-type="float">
            <text:p>66.6055</text:p>
          </table:table-cell>
          <table:table-cell office:value-type="float" office:value="72.5528" calcext:value-type="float">
            <text:p>72.5528</text:p>
          </table:table-cell>
          <table:table-cell office:value-type="float" office:value="118.233" calcext:value-type="float">
            <text:p>118.2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9.7872" calcext:value-type="float">
            <text:p>49.7872</text:p>
          </table:table-cell>
          <table:table-cell office:value-type="float" office:value="42.3398" calcext:value-type="float">
            <text:p>42.3398</text:p>
          </table:table-cell>
          <table:table-cell office:value-type="float" office:value="9.6693" calcext:value-type="float">
            <text:p>9.6693</text:p>
          </table:table-cell>
          <table:table-cell office:value-type="float" office:value="18.5443" calcext:value-type="float">
            <text:p>18.544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4.281" calcext:value-type="float">
            <text:p>214.281</text:p>
          </table:table-cell>
          <table:table-cell office:value-type="float" office:value="508.071" calcext:value-type="float">
            <text:p>508.071</text:p>
          </table:table-cell>
          <table:table-cell office:value-type="float" office:value="82.4518" calcext:value-type="float">
            <text:p>82.4518</text:p>
          </table:table-cell>
          <table:table-cell office:value-type="float" office:value="159.507" calcext:value-type="float">
            <text:p>159.5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5.9632" calcext:value-type="float">
            <text:p>85.9632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130.2" calcext:value-type="float">
            <text:p>130.2</text:p>
          </table:table-cell>
          <table:table-cell office:value-type="float" office:value="213.198" calcext:value-type="float">
            <text:p>213.19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9.7931" calcext:value-type="float">
            <text:p>49.7931</text:p>
          </table:table-cell>
          <table:table-cell office:value-type="float" office:value="42.3574" calcext:value-type="float">
            <text:p>42.3574</text:p>
          </table:table-cell>
          <table:table-cell office:value-type="float" office:value="16.3057" calcext:value-type="float">
            <text:p>16.3057</text:p>
          </table:table-cell>
          <table:table-cell office:value-type="float" office:value="24.3811" calcext:value-type="float">
            <text:p>24.381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78.799" calcext:value-type="float">
            <text:p>278.799</text:p>
          </table:table-cell>
          <table:table-cell office:value-type="float" office:value="608.251" calcext:value-type="float">
            <text:p>608.251</text:p>
          </table:table-cell>
          <table:table-cell office:value-type="float" office:value="132.754" calcext:value-type="float">
            <text:p>132.754</text:p>
          </table:table-cell>
          <table:table-cell office:value-type="float" office:value="186.946" calcext:value-type="float">
            <text:p>186.9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0.594" calcext:value-type="float">
            <text:p>120.594</text:p>
          </table:table-cell>
          <table:table-cell office:value-type="float" office:value="161.318" calcext:value-type="float">
            <text:p>161.318</text:p>
          </table:table-cell>
          <table:table-cell office:value-type="float" office:value="195.396" calcext:value-type="float">
            <text:p>195.396</text:p>
          </table:table-cell>
          <table:table-cell office:value-type="float" office:value="300.1" calcext:value-type="float">
            <text:p>300.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9.7821" calcext:value-type="float">
            <text:p>49.7821</text:p>
          </table:table-cell>
          <table:table-cell office:value-type="float" office:value="42.3205" calcext:value-type="float">
            <text:p>42.3205</text:p>
          </table:table-cell>
          <table:table-cell office:value-type="float" office:value="13.0916" calcext:value-type="float">
            <text:p>13.0916</text:p>
          </table:table-cell>
          <table:table-cell office:value-type="float" office:value="14.8548" calcext:value-type="float">
            <text:p>14.854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46.813" calcext:value-type="float">
            <text:p>346.813</text:p>
          </table:table-cell>
          <table:table-cell office:value-type="float" office:value="684.798" calcext:value-type="float">
            <text:p>684.798</text:p>
          </table:table-cell>
          <table:table-cell office:value-type="float" office:value="157.701" calcext:value-type="float">
            <text:p>157.701</text:p>
          </table:table-cell>
          <table:table-cell office:value-type="float" office:value="462.203" calcext:value-type="float">
            <text:p>462.2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8.619" calcext:value-type="float">
            <text:p>198.619</text:p>
          </table:table-cell>
          <table:table-cell office:value-type="float" office:value="273.831" calcext:value-type="float">
            <text:p>273.831</text:p>
          </table:table-cell>
          <table:table-cell office:value-type="float" office:value="305.341" calcext:value-type="float">
            <text:p>305.341</text:p>
          </table:table-cell>
          <table:table-cell office:value-type="float" office:value="444.433" calcext:value-type="float">
            <text:p>444.4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9.8039" calcext:value-type="float">
            <text:p>49.8039</text:p>
          </table:table-cell>
          <table:table-cell office:value-type="float" office:value="42.3095" calcext:value-type="float">
            <text:p>42.3095</text:p>
          </table:table-cell>
          <table:table-cell office:value-type="float" office:value="20.1283" calcext:value-type="float">
            <text:p>20.1283</text:p>
          </table:table-cell>
          <table:table-cell office:value-type="float" office:value="8.3259" calcext:value-type="float">
            <text:p>8.325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18.078" calcext:value-type="float">
            <text:p>518.078</text:p>
          </table:table-cell>
          <table:table-cell office:value-type="float" office:value="880.088" calcext:value-type="float">
            <text:p>880.088</text:p>
          </table:table-cell>
          <table:table-cell office:value-type="float" office:value="277.319" calcext:value-type="float">
            <text:p>277.319</text:p>
          </table:table-cell>
          <table:table-cell office:value-type="float" office:value="314.535" calcext:value-type="float">
            <text:p>314.53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57.569" calcext:value-type="float">
            <text:p>457.569</text:p>
          </table:table-cell>
          <table:table-cell office:value-type="float" office:value="619.848" calcext:value-type="float">
            <text:p>619.848</text:p>
          </table:table-cell>
          <table:table-cell office:value-type="float" office:value="518.111" calcext:value-type="float">
            <text:p>518.111</text:p>
          </table:table-cell>
          <table:table-cell office:value-type="float" office:value="706.785" calcext:value-type="float">
            <text:p>706.785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49.803" calcext:value-type="float">
            <text:p>49.803</text:p>
          </table:table-cell>
          <table:table-cell office:value-type="float" office:value="42.3226" calcext:value-type="float">
            <text:p>42.3226</text:p>
          </table:table-cell>
          <table:table-cell office:value-type="float" office:value="31.8563" calcext:value-type="float">
            <text:p>31.8563</text:p>
          </table:table-cell>
          <table:table-cell office:value-type="float" office:value="15.1297" calcext:value-type="float">
            <text:p>15.129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732.675" calcext:value-type="float">
            <text:p>732.675</text:p>
          </table:table-cell>
          <table:table-cell office:value-type="float" office:value="1108.97" calcext:value-type="float">
            <text:p>1108.97</text:p>
          </table:table-cell>
          <table:table-cell office:value-type="float" office:value="383.936" calcext:value-type="float">
            <text:p>383.936</text:p>
          </table:table-cell>
          <table:table-cell office:value-type="float" office:value="409.308" calcext:value-type="float">
            <text:p>409.3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57.645" calcext:value-type="float">
            <text:p>957.645</text:p>
          </table:table-cell>
          <table:table-cell office:value-type="float" office:value="1249.54" calcext:value-type="float">
            <text:p>1249.54</text:p>
          </table:table-cell>
          <table:table-cell office:value-type="float" office:value="701.274" calcext:value-type="float">
            <text:p>701.274</text:p>
          </table:table-cell>
          <table:table-cell office:value-type="float" office:value="897.299" calcext:value-type="float">
            <text:p>897.29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9.7883" calcext:value-type="float">
            <text:p>49.7883</text:p>
          </table:table-cell>
          <table:table-cell office:value-type="float" office:value="42.3009" calcext:value-type="float">
            <text:p>42.3009</text:p>
          </table:table-cell>
          <table:table-cell office:value-type="float" office:value="11.2777" calcext:value-type="float">
            <text:p>11.2777</text:p>
          </table:table-cell>
          <table:table-cell office:value-type="float" office:value="8.09034" calcext:value-type="float">
            <text:p>8.0903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035.2" calcext:value-type="float">
            <text:p>1035.2</text:p>
          </table:table-cell>
          <table:table-cell office:value-type="float" office:value="1490.8" calcext:value-type="float">
            <text:p>1490.8</text:p>
          </table:table-cell>
          <table:table-cell office:value-type="float" office:value="412.893" calcext:value-type="float">
            <text:p>412.893</text:p>
          </table:table-cell>
          <table:table-cell office:value-type="float" office:value="679.796" calcext:value-type="float">
            <text:p>679.79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541.06" calcext:value-type="float">
            <text:p>1541.06</text:p>
          </table:table-cell>
          <table:table-cell office:value-type="float" office:value="1927.78" calcext:value-type="float">
            <text:p>1927.78</text:p>
          </table:table-cell>
          <table:table-cell office:value-type="float" office:value="767.985" calcext:value-type="float">
            <text:p>767.985</text:p>
          </table:table-cell>
          <table:table-cell office:value-type="float" office:value="913.595" calcext:value-type="float">
            <text:p>913.595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9.775" calcext:value-type="float">
            <text:p>49.775</text:p>
          </table:table-cell>
          <table:table-cell office:value-type="float" office:value="42.2966" calcext:value-type="float">
            <text:p>42.2966</text:p>
          </table:table-cell>
          <table:table-cell office:value-type="float" office:value="7.7304" calcext:value-type="float">
            <text:p>7.7304</text:p>
          </table:table-cell>
          <table:table-cell office:value-type="float" office:value="7.15753" calcext:value-type="float">
            <text:p>7.1575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320.71" calcext:value-type="float">
            <text:p>1320.71</text:p>
          </table:table-cell>
          <table:table-cell office:value-type="float" office:value="1719.42" calcext:value-type="float">
            <text:p>1719.42</text:p>
          </table:table-cell>
          <table:table-cell office:value-type="float" office:value="529.139" calcext:value-type="float">
            <text:p>529.139</text:p>
          </table:table-cell>
          <table:table-cell office:value-type="float" office:value="519.886" calcext:value-type="float">
            <text:p>519.88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867.68" calcext:value-type="float">
            <text:p>1867.68</text:p>
          </table:table-cell>
          <table:table-cell office:value-type="float" office:value="2249.37" calcext:value-type="float">
            <text:p>2249.37</text:p>
          </table:table-cell>
          <table:table-cell office:value-type="float" office:value="804.678" calcext:value-type="float">
            <text:p>804.678</text:p>
          </table:table-cell>
          <table:table-cell office:value-type="float" office:value="917.182" calcext:value-type="float">
            <text:p>917.182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9.7913" calcext:value-type="float">
            <text:p>49.7913</text:p>
          </table:table-cell>
          <table:table-cell office:value-type="float" office:value="42.3164" calcext:value-type="float">
            <text:p>42.3164</text:p>
          </table:table-cell>
          <table:table-cell office:value-type="float" office:value="12.4519" calcext:value-type="float">
            <text:p>12.4519</text:p>
          </table:table-cell>
          <table:table-cell office:value-type="float" office:value="14.5068" calcext:value-type="float">
            <text:p>14.506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861.15" calcext:value-type="float">
            <text:p>1861.15</text:p>
          </table:table-cell>
          <table:table-cell office:value-type="float" office:value="2208.71" calcext:value-type="float">
            <text:p>2208.71</text:p>
          </table:table-cell>
          <table:table-cell office:value-type="float" office:value="655.291" calcext:value-type="float">
            <text:p>655.291</text:p>
          </table:table-cell>
          <table:table-cell office:value-type="float" office:value="645.105" calcext:value-type="float">
            <text:p>645.10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294.21" calcext:value-type="float">
            <text:p>2294.21</text:p>
          </table:table-cell>
          <table:table-cell office:value-type="float" office:value="2730.37" calcext:value-type="float">
            <text:p>2730.37</text:p>
          </table:table-cell>
          <table:table-cell office:value-type="float" office:value="818.277" calcext:value-type="float">
            <text:p>818.277</text:p>
          </table:table-cell>
          <table:table-cell office:value-type="float" office:value="902.223" calcext:value-type="float">
            <text:p>902.223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9.7841" calcext:value-type="float">
            <text:p>49.7841</text:p>
          </table:table-cell>
          <table:table-cell office:value-type="float" office:value="42.3083" calcext:value-type="float">
            <text:p>42.3083</text:p>
          </table:table-cell>
          <table:table-cell office:value-type="float" office:value="12.2796" calcext:value-type="float">
            <text:p>12.2796</text:p>
          </table:table-cell>
          <table:table-cell office:value-type="float" office:value="7.95551" calcext:value-type="float">
            <text:p>7.9555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027.86" calcext:value-type="float">
            <text:p>2027.86</text:p>
          </table:table-cell>
          <table:table-cell office:value-type="float" office:value="2413.4" calcext:value-type="float">
            <text:p>2413.4</text:p>
          </table:table-cell>
          <table:table-cell office:value-type="float" office:value="820.806" calcext:value-type="float">
            <text:p>820.806</text:p>
          </table:table-cell>
          <table:table-cell office:value-type="float" office:value="1024.32" calcext:value-type="float">
            <text:p>1024.32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47" calcext:value-type="float">
            <text:p>9.64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.142" calcext:value-type="float">
            <text:p>9.1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.112" calcext:value-type="float">
            <text:p>9.1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507" calcext:value-type="float">
            <text:p>21.050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4.3097" calcext:value-type="float">
            <text:p>24.309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1.3683" calcext:value-type="float">
            <text:p>21.36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8732" calcext:value-type="float">
            <text:p>28.873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0.2452" calcext:value-type="float">
            <text:p>30.245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1.6796" calcext:value-type="float">
            <text:p>21.67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9236" calcext:value-type="float">
            <text:p>28.923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3.5812" calcext:value-type="float">
            <text:p>23.581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1.8917" calcext:value-type="float">
            <text:p>31.891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.9793" calcext:value-type="float">
            <text:p>57.979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8.5429" calcext:value-type="float">
            <text:p>38.542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60.8208" calcext:value-type="float">
            <text:p>60.82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9032" calcext:value-type="float">
            <text:p>76.903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7.8222" calcext:value-type="float">
            <text:p>47.822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75.6392" calcext:value-type="float">
            <text:p>75.639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.184" calcext:value-type="float">
            <text:p>104.18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6.018" calcext:value-type="float">
            <text:p>36.01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2.608" calcext:value-type="float">
            <text:p>102.60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.213" calcext:value-type="float">
            <text:p>133.213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0.0118" calcext:value-type="float">
            <text:p>40.011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0.023" calcext:value-type="float">
            <text:p>150.02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.538" calcext:value-type="float">
            <text:p>193.53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38.2051" calcext:value-type="float">
            <text:p>38.2051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36.98" calcext:value-type="float">
            <text:p>236.9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895" calcext:value-type="float">
            <text:p>315.89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2.4702" calcext:value-type="float">
            <text:p>42.470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01.063" calcext:value-type="float">
            <text:p>301.063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31.371" calcext:value-type="float">
            <text:p>431.371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35.9185" calcext:value-type="float">
            <text:p>35.9185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406.48" calcext:value-type="float">
            <text:p>406.48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8.959" calcext:value-type="float">
            <text:p>488.959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40.6891" calcext:value-type="float">
            <text:p>40.6891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451.804" calcext:value-type="float">
            <text:p>451.80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8.481" calcext:value-type="float">
            <text:p>558.481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7.985" calcext:value-type="float">
            <text:p>37.985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534.848" calcext:value-type="float">
            <text:p>534.848</text:p>
          </table:table-cell>
          <table:table-cell table:number-columns-repeated="3"/>
        </table:table-row>
      </table:table>
      <table:table table:name="AvlTree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AVL tree, random 64-bit keys</text:p>
          </table:table-cell>
          <table:table-cell table:number-columns-repeated="5"/>
          <table:table-cell table:style-name="ce1" office:value-type="string" calcext:value-type="string">
            <text:p>AVL tree, decreasing 64-bit keys</text:p>
          </table:table-cell>
          <table:table-cell table:number-columns-repeated="5"/>
          <table:table-cell table:style-name="ce1" office:value-type="string" calcext:value-type="string">
            <text:p>AVL tree, increasing 64-bit k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AvlTree_Node size: 64</text:p>
          </table:table-cell>
          <table:table-cell table:number-columns-repeated="5"/>
          <table:table-cell office:value-type="string" calcext:value-type="string">
            <text:p>TestAvlTree_Node size: 64</text:p>
          </table:table-cell>
          <table:table-cell table:number-columns-repeated="5"/>
          <table:table-cell office:value-type="string" calcext:value-type="string">
            <text:p>TestAvlTree_Nod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599" calcext:value-type="float">
            <text:p>42.3599</text:p>
          </table:table-cell>
          <table:table-cell office:value-type="float" office:value="53.7401" calcext:value-type="float">
            <text:p>53.7401</text:p>
          </table:table-cell>
          <table:table-cell office:value-type="float" office:value="27.53" calcext:value-type="float">
            <text:p>27.53</text:p>
          </table:table-cell>
          <table:table-cell office:value-type="float" office:value="42.7101" calcext:value-type="float">
            <text:p>42.7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913" calcext:value-type="float">
            <text:p>42.3913</text:p>
          </table:table-cell>
          <table:table-cell office:value-type="float" office:value="53.656" calcext:value-type="float">
            <text:p>53.656</text:p>
          </table:table-cell>
          <table:table-cell office:value-type="float" office:value="59.837" calcext:value-type="float">
            <text:p>59.837</text:p>
          </table:table-cell>
          <table:table-cell office:value-type="float" office:value="37.3068" calcext:value-type="float">
            <text:p>37.30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617" calcext:value-type="float">
            <text:p>42.3617</text:p>
          </table:table-cell>
          <table:table-cell office:value-type="float" office:value="53.6995" calcext:value-type="float">
            <text:p>53.6995</text:p>
          </table:table-cell>
          <table:table-cell office:value-type="float" office:value="44.8136" calcext:value-type="float">
            <text:p>44.8136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.1465" calcext:value-type="float">
            <text:p>77.1465</text:p>
          </table:table-cell>
          <table:table-cell office:value-type="float" office:value="52.4752" calcext:value-type="float">
            <text:p>52.4752</text:p>
          </table:table-cell>
          <table:table-cell office:value-type="float" office:value="10.8332" calcext:value-type="float">
            <text:p>10.8332</text:p>
          </table:table-cell>
          <table:table-cell office:value-type="float" office:value="8.021" calcext:value-type="float">
            <text:p>8.0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.2757" calcext:value-type="float">
            <text:p>52.2757</text:p>
          </table:table-cell>
          <table:table-cell office:value-type="float" office:value="53.9252" calcext:value-type="float">
            <text:p>53.9252</text:p>
          </table:table-cell>
          <table:table-cell office:value-type="float" office:value="15.5378" calcext:value-type="float">
            <text:p>15.5378</text:p>
          </table:table-cell>
          <table:table-cell office:value-type="float" office:value="9.80567" calcext:value-type="float">
            <text:p>9.805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7242" calcext:value-type="float">
            <text:p>77.7242</text:p>
          </table:table-cell>
          <table:table-cell office:value-type="float" office:value="52.3004" calcext:value-type="float">
            <text:p>52.3004</text:p>
          </table:table-cell>
          <table:table-cell office:value-type="float" office:value="12.3431" calcext:value-type="float">
            <text:p>12.3431</text:p>
          </table:table-cell>
          <table:table-cell office:value-type="float" office:value="12.3669" calcext:value-type="float">
            <text:p>12.3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8663" calcext:value-type="float">
            <text:p>59.8663</text:p>
          </table:table-cell>
          <table:table-cell office:value-type="float" office:value="55.3835" calcext:value-type="float">
            <text:p>55.3835</text:p>
          </table:table-cell>
          <table:table-cell office:value-type="float" office:value="15.0976" calcext:value-type="float">
            <text:p>15.0976</text:p>
          </table:table-cell>
          <table:table-cell office:value-type="float" office:value="17.9111" calcext:value-type="float">
            <text:p>17.91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.2188" calcext:value-type="float">
            <text:p>52.2188</text:p>
          </table:table-cell>
          <table:table-cell office:value-type="float" office:value="53.9635" calcext:value-type="float">
            <text:p>53.9635</text:p>
          </table:table-cell>
          <table:table-cell office:value-type="float" office:value="9.06598" calcext:value-type="float">
            <text:p>9.06598</text:p>
          </table:table-cell>
          <table:table-cell office:value-type="float" office:value="18.2023" calcext:value-type="float">
            <text:p>18.20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279" calcext:value-type="float">
            <text:p>87.279</text:p>
          </table:table-cell>
          <table:table-cell office:value-type="float" office:value="50.6592" calcext:value-type="float">
            <text:p>50.6592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35.1247" calcext:value-type="float">
            <text:p>35.1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1353" calcext:value-type="float">
            <text:p>88.1353</text:p>
          </table:table-cell>
          <table:table-cell office:value-type="float" office:value="59.094" calcext:value-type="float">
            <text:p>59.094</text:p>
          </table:table-cell>
          <table:table-cell office:value-type="float" office:value="25.3238" calcext:value-type="float">
            <text:p>25.3238</text:p>
          </table:table-cell>
          <table:table-cell office:value-type="float" office:value="13.1127" calcext:value-type="float">
            <text:p>13.11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7.1516" calcext:value-type="float">
            <text:p>97.1516</text:p>
          </table:table-cell>
          <table:table-cell office:value-type="float" office:value="54.1482" calcext:value-type="float">
            <text:p>54.1482</text:p>
          </table:table-cell>
          <table:table-cell office:value-type="float" office:value="56.712" calcext:value-type="float">
            <text:p>56.712</text:p>
          </table:table-cell>
          <table:table-cell office:value-type="float" office:value="49.4223" calcext:value-type="float">
            <text:p>49.42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.1362" calcext:value-type="float">
            <text:p>59.1362</text:p>
          </table:table-cell>
          <table:table-cell office:value-type="float" office:value="53.9136" calcext:value-type="float">
            <text:p>53.9136</text:p>
          </table:table-cell>
          <table:table-cell office:value-type="float" office:value="10.2735" calcext:value-type="float">
            <text:p>10.2735</text:p>
          </table:table-cell>
          <table:table-cell office:value-type="float" office:value="10.8207" calcext:value-type="float">
            <text:p>10.82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.049" calcext:value-type="float">
            <text:p>121.049</text:p>
          </table:table-cell>
          <table:table-cell office:value-type="float" office:value="58.4227" calcext:value-type="float">
            <text:p>58.4227</text:p>
          </table:table-cell>
          <table:table-cell office:value-type="float" office:value="29.4974" calcext:value-type="float">
            <text:p>29.4974</text:p>
          </table:table-cell>
          <table:table-cell office:value-type="float" office:value="14.3097" calcext:value-type="float">
            <text:p>14.30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8.4738" calcext:value-type="float">
            <text:p>88.4738</text:p>
          </table:table-cell>
          <table:table-cell office:value-type="float" office:value="63.2003" calcext:value-type="float">
            <text:p>63.2003</text:p>
          </table:table-cell>
          <table:table-cell office:value-type="float" office:value="65.9078" calcext:value-type="float">
            <text:p>65.9078</text:p>
          </table:table-cell>
          <table:table-cell office:value-type="float" office:value="55.4512" calcext:value-type="float">
            <text:p>55.45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.7217" calcext:value-type="float">
            <text:p>87.7217</text:p>
          </table:table-cell>
          <table:table-cell office:value-type="float" office:value="62.2235" calcext:value-type="float">
            <text:p>62.2235</text:p>
          </table:table-cell>
          <table:table-cell office:value-type="float" office:value="19.1136" calcext:value-type="float">
            <text:p>19.1136</text:p>
          </table:table-cell>
          <table:table-cell office:value-type="float" office:value="27.5451" calcext:value-type="float">
            <text:p>27.5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.989" calcext:value-type="float">
            <text:p>130.989</text:p>
          </table:table-cell>
          <table:table-cell office:value-type="float" office:value="54.6283" calcext:value-type="float">
            <text:p>54.6283</text:p>
          </table:table-cell>
          <table:table-cell office:value-type="float" office:value="33.7121" calcext:value-type="float">
            <text:p>33.7121</text:p>
          </table:table-cell>
          <table:table-cell office:value-type="float" office:value="11.4195" calcext:value-type="float">
            <text:p>11.41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9.0158" calcext:value-type="float">
            <text:p>69.0158</text:p>
          </table:table-cell>
          <table:table-cell office:value-type="float" office:value="53.9743" calcext:value-type="float">
            <text:p>53.9743</text:p>
          </table:table-cell>
          <table:table-cell office:value-type="float" office:value="35.9747" calcext:value-type="float">
            <text:p>35.9747</text:p>
          </table:table-cell>
          <table:table-cell office:value-type="float" office:value="29.6306" calcext:value-type="float">
            <text:p>29.63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9.8912" calcext:value-type="float">
            <text:p>69.8912</text:p>
          </table:table-cell>
          <table:table-cell office:value-type="float" office:value="53.9165" calcext:value-type="float">
            <text:p>53.9165</text:p>
          </table:table-cell>
          <table:table-cell office:value-type="float" office:value="21.2627" calcext:value-type="float">
            <text:p>21.2627</text:p>
          </table:table-cell>
          <table:table-cell office:value-type="float" office:value="8.47524" calcext:value-type="float">
            <text:p>8.47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1.21" calcext:value-type="float">
            <text:p>141.21</text:p>
          </table:table-cell>
          <table:table-cell office:value-type="float" office:value="56.5431" calcext:value-type="float">
            <text:p>56.5431</text:p>
          </table:table-cell>
          <table:table-cell office:value-type="float" office:value="38.2396" calcext:value-type="float">
            <text:p>38.2396</text:p>
          </table:table-cell>
          <table:table-cell office:value-type="float" office:value="11.3062" calcext:value-type="float">
            <text:p>11.30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.2463" calcext:value-type="float">
            <text:p>76.2463</text:p>
          </table:table-cell>
          <table:table-cell office:value-type="float" office:value="53.952" calcext:value-type="float">
            <text:p>53.952</text:p>
          </table:table-cell>
          <table:table-cell office:value-type="float" office:value="23.5232" calcext:value-type="float">
            <text:p>23.5232</text:p>
          </table:table-cell>
          <table:table-cell office:value-type="float" office:value="20.1758" calcext:value-type="float">
            <text:p>20.17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.0824" calcext:value-type="float">
            <text:p>71.0824</text:p>
          </table:table-cell>
          <table:table-cell office:value-type="float" office:value="53.9515" calcext:value-type="float">
            <text:p>53.9515</text:p>
          </table:table-cell>
          <table:table-cell office:value-type="float" office:value="7.12814" calcext:value-type="float">
            <text:p>7.12814</text:p>
          </table:table-cell>
          <table:table-cell office:value-type="float" office:value="14.0125" calcext:value-type="float">
            <text:p>14.0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2.893" calcext:value-type="float">
            <text:p>172.893</text:p>
          </table:table-cell>
          <table:table-cell office:value-type="float" office:value="58.9543" calcext:value-type="float">
            <text:p>58.9543</text:p>
          </table:table-cell>
          <table:table-cell office:value-type="float" office:value="44.3951" calcext:value-type="float">
            <text:p>44.3951</text:p>
          </table:table-cell>
          <table:table-cell office:value-type="float" office:value="13.4133" calcext:value-type="float">
            <text:p>13.41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1.7527" calcext:value-type="float">
            <text:p>81.7527</text:p>
          </table:table-cell>
          <table:table-cell office:value-type="float" office:value="54.5752" calcext:value-type="float">
            <text:p>54.5752</text:p>
          </table:table-cell>
          <table:table-cell office:value-type="float" office:value="58.0486" calcext:value-type="float">
            <text:p>58.0486</text:p>
          </table:table-cell>
          <table:table-cell office:value-type="float" office:value="9.10938" calcext:value-type="float">
            <text:p>9.1093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1.164" calcext:value-type="float">
            <text:p>81.164</text:p>
          </table:table-cell>
          <table:table-cell office:value-type="float" office:value="53.9053" calcext:value-type="float">
            <text:p>53.9053</text:p>
          </table:table-cell>
          <table:table-cell office:value-type="float" office:value="16.4378" calcext:value-type="float">
            <text:p>16.4378</text:p>
          </table:table-cell>
          <table:table-cell office:value-type="float" office:value="6.62444" calcext:value-type="float">
            <text:p>6.62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1.911" calcext:value-type="float">
            <text:p>191.911</text:p>
          </table:table-cell>
          <table:table-cell office:value-type="float" office:value="59.6905" calcext:value-type="float">
            <text:p>59.6905</text:p>
          </table:table-cell>
          <table:table-cell office:value-type="float" office:value="47.9339" calcext:value-type="float">
            <text:p>47.9339</text:p>
          </table:table-cell>
          <table:table-cell office:value-type="float" office:value="17.0685" calcext:value-type="float">
            <text:p>17.06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3.433" calcext:value-type="float">
            <text:p>83.433</text:p>
          </table:table-cell>
          <table:table-cell office:value-type="float" office:value="54.0718" calcext:value-type="float">
            <text:p>54.0718</text:p>
          </table:table-cell>
          <table:table-cell office:value-type="float" office:value="28.7777" calcext:value-type="float">
            <text:p>28.7777</text:p>
          </table:table-cell>
          <table:table-cell office:value-type="float" office:value="104.278" calcext:value-type="float">
            <text:p>104.2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6.1482" calcext:value-type="float">
            <text:p>86.1482</text:p>
          </table:table-cell>
          <table:table-cell office:value-type="float" office:value="53.9135" calcext:value-type="float">
            <text:p>53.9135</text:p>
          </table:table-cell>
          <table:table-cell office:value-type="float" office:value="13.2432" calcext:value-type="float">
            <text:p>13.2432</text:p>
          </table:table-cell>
          <table:table-cell office:value-type="float" office:value="16.0265" calcext:value-type="float">
            <text:p>16.02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2.145" calcext:value-type="float">
            <text:p>232.145</text:p>
          </table:table-cell>
          <table:table-cell office:value-type="float" office:value="64.0058" calcext:value-type="float">
            <text:p>64.0058</text:p>
          </table:table-cell>
          <table:table-cell office:value-type="float" office:value="54.3906" calcext:value-type="float">
            <text:p>54.3906</text:p>
          </table:table-cell>
          <table:table-cell office:value-type="float" office:value="24.9947" calcext:value-type="float">
            <text:p>24.994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8.238" calcext:value-type="float">
            <text:p>88.238</text:p>
          </table:table-cell>
          <table:table-cell office:value-type="float" office:value="54.0033" calcext:value-type="float">
            <text:p>54.0033</text:p>
          </table:table-cell>
          <table:table-cell office:value-type="float" office:value="20.9679" calcext:value-type="float">
            <text:p>20.9679</text:p>
          </table:table-cell>
          <table:table-cell office:value-type="float" office:value="26.5988" calcext:value-type="float">
            <text:p>26.598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1.1147" calcext:value-type="float">
            <text:p>91.1147</text:p>
          </table:table-cell>
          <table:table-cell office:value-type="float" office:value="53.844" calcext:value-type="float">
            <text:p>53.844</text:p>
          </table:table-cell>
          <table:table-cell office:value-type="float" office:value="16.2307" calcext:value-type="float">
            <text:p>16.2307</text:p>
          </table:table-cell>
          <table:table-cell office:value-type="float" office:value="7.36307" calcext:value-type="float">
            <text:p>7.363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1.193" calcext:value-type="float">
            <text:p>291.193</text:p>
          </table:table-cell>
          <table:table-cell office:value-type="float" office:value="72.9841" calcext:value-type="float">
            <text:p>72.9841</text:p>
          </table:table-cell>
          <table:table-cell office:value-type="float" office:value="60.2686" calcext:value-type="float">
            <text:p>60.2686</text:p>
          </table:table-cell>
          <table:table-cell office:value-type="float" office:value="33.7127" calcext:value-type="float">
            <text:p>33.712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28.924" calcext:value-type="float">
            <text:p>128.924</text:p>
          </table:table-cell>
          <table:table-cell office:value-type="float" office:value="68.4786" calcext:value-type="float">
            <text:p>68.4786</text:p>
          </table:table-cell>
          <table:table-cell office:value-type="float" office:value="38.1655" calcext:value-type="float">
            <text:p>38.1655</text:p>
          </table:table-cell>
          <table:table-cell office:value-type="float" office:value="21.8862" calcext:value-type="float">
            <text:p>21.88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15.348" calcext:value-type="float">
            <text:p>115.348</text:p>
          </table:table-cell>
          <table:table-cell office:value-type="float" office:value="62.2059" calcext:value-type="float">
            <text:p>62.2059</text:p>
          </table:table-cell>
          <table:table-cell office:value-type="float" office:value="13.8542" calcext:value-type="float">
            <text:p>13.8542</text:p>
          </table:table-cell>
          <table:table-cell office:value-type="float" office:value="10.6449" calcext:value-type="float">
            <text:p>10.64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4.045" calcext:value-type="float">
            <text:p>324.045</text:p>
          </table:table-cell>
          <table:table-cell office:value-type="float" office:value="73.0584" calcext:value-type="float">
            <text:p>73.0584</text:p>
          </table:table-cell>
          <table:table-cell office:value-type="float" office:value="58.963" calcext:value-type="float">
            <text:p>58.963</text:p>
          </table:table-cell>
          <table:table-cell office:value-type="float" office:value="33.7636" calcext:value-type="float">
            <text:p>33.763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9.8862" calcext:value-type="float">
            <text:p>99.8862</text:p>
          </table:table-cell>
          <table:table-cell office:value-type="float" office:value="54.721" calcext:value-type="float">
            <text:p>54.721</text:p>
          </table:table-cell>
          <table:table-cell office:value-type="float" office:value="42.673" calcext:value-type="float">
            <text:p>42.673</text:p>
          </table:table-cell>
          <table:table-cell office:value-type="float" office:value="19.6311" calcext:value-type="float">
            <text:p>19.631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1.52" calcext:value-type="float">
            <text:p>101.52</text:p>
          </table:table-cell>
          <table:table-cell office:value-type="float" office:value="53.9316" calcext:value-type="float">
            <text:p>53.9316</text:p>
          </table:table-cell>
          <table:table-cell office:value-type="float" office:value="14.0547" calcext:value-type="float">
            <text:p>14.0547</text:p>
          </table:table-cell>
          <table:table-cell office:value-type="float" office:value="12.2473" calcext:value-type="float">
            <text:p>12.24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2.619" calcext:value-type="float">
            <text:p>392.619</text:p>
          </table:table-cell>
          <table:table-cell office:value-type="float" office:value="75.1265" calcext:value-type="float">
            <text:p>75.1265</text:p>
          </table:table-cell>
          <table:table-cell office:value-type="float" office:value="73.213" calcext:value-type="float">
            <text:p>73.213</text:p>
          </table:table-cell>
          <table:table-cell office:value-type="float" office:value="35.0957" calcext:value-type="float">
            <text:p>35.095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9.294" calcext:value-type="float">
            <text:p>119.294</text:p>
          </table:table-cell>
          <table:table-cell office:value-type="float" office:value="62.2287" calcext:value-type="float">
            <text:p>62.2287</text:p>
          </table:table-cell>
          <table:table-cell office:value-type="float" office:value="56.0145" calcext:value-type="float">
            <text:p>56.0145</text:p>
          </table:table-cell>
          <table:table-cell office:value-type="float" office:value="22.8143" calcext:value-type="float">
            <text:p>22.814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4.903" calcext:value-type="float">
            <text:p>174.903</text:p>
          </table:table-cell>
          <table:table-cell office:value-type="float" office:value="86.1546" calcext:value-type="float">
            <text:p>86.1546</text:p>
          </table:table-cell>
          <table:table-cell office:value-type="float" office:value="18.7987" calcext:value-type="float">
            <text:p>18.7987</text:p>
          </table:table-cell>
          <table:table-cell office:value-type="float" office:value="19.4272" calcext:value-type="float">
            <text:p>19.42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92.502" calcext:value-type="float">
            <text:p>492.502</text:p>
          </table:table-cell>
          <table:table-cell office:value-type="float" office:value="74.5301" calcext:value-type="float">
            <text:p>74.5301</text:p>
          </table:table-cell>
          <table:table-cell office:value-type="float" office:value="102.52" calcext:value-type="float">
            <text:p>102.52</text:p>
          </table:table-cell>
          <table:table-cell office:value-type="float" office:value="35.8889" calcext:value-type="float">
            <text:p>35.888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2.891" calcext:value-type="float">
            <text:p>112.891</text:p>
          </table:table-cell>
          <table:table-cell office:value-type="float" office:value="53.9773" calcext:value-type="float">
            <text:p>53.9773</text:p>
          </table:table-cell>
          <table:table-cell office:value-type="float" office:value="44.9074" calcext:value-type="float">
            <text:p>44.9074</text:p>
          </table:table-cell>
          <table:table-cell office:value-type="float" office:value="39.7537" calcext:value-type="float">
            <text:p>39.753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6.164" calcext:value-type="float">
            <text:p>116.164</text:p>
          </table:table-cell>
          <table:table-cell office:value-type="float" office:value="53.9097" calcext:value-type="float">
            <text:p>53.9097</text:p>
          </table:table-cell>
          <table:table-cell office:value-type="float" office:value="11.772" calcext:value-type="float">
            <text:p>11.772</text:p>
          </table:table-cell>
          <table:table-cell office:value-type="float" office:value="9.24088" calcext:value-type="float">
            <text:p>9.240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9.272" calcext:value-type="float">
            <text:p>559.272</text:p>
          </table:table-cell>
          <table:table-cell office:value-type="float" office:value="75.483" calcext:value-type="float">
            <text:p>75.483</text:p>
          </table:table-cell>
          <table:table-cell office:value-type="float" office:value="126.182" calcext:value-type="float">
            <text:p>126.182</text:p>
          </table:table-cell>
          <table:table-cell office:value-type="float" office:value="39.8572" calcext:value-type="float">
            <text:p>39.857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7.384" calcext:value-type="float">
            <text:p>117.384</text:p>
          </table:table-cell>
          <table:table-cell office:value-type="float" office:value="53.9412" calcext:value-type="float">
            <text:p>53.9412</text:p>
          </table:table-cell>
          <table:table-cell office:value-type="float" office:value="53.0027" calcext:value-type="float">
            <text:p>53.0027</text:p>
          </table:table-cell>
          <table:table-cell office:value-type="float" office:value="14.5003" calcext:value-type="float">
            <text:p>14.5003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21.485" calcext:value-type="float">
            <text:p>221.485</text:p>
          </table:table-cell>
          <table:table-cell office:value-type="float" office:value="56.4025" calcext:value-type="float">
            <text:p>56.4025</text:p>
          </table:table-cell>
          <table:table-cell office:value-type="float" office:value="30.6987" calcext:value-type="float">
            <text:p>30.6987</text:p>
          </table:table-cell>
          <table:table-cell office:value-type="float" office:value="8.34328" calcext:value-type="float">
            <text:p>8.3432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65.222" calcext:value-type="float">
            <text:p>765.222</text:p>
          </table:table-cell>
          <table:table-cell office:value-type="float" office:value="75.2201" calcext:value-type="float">
            <text:p>75.2201</text:p>
          </table:table-cell>
          <table:table-cell office:value-type="float" office:value="266.694" calcext:value-type="float">
            <text:p>266.694</text:p>
          </table:table-cell>
          <table:table-cell office:value-type="float" office:value="35.9111" calcext:value-type="float">
            <text:p>35.911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65.075" calcext:value-type="float">
            <text:p>165.075</text:p>
          </table:table-cell>
          <table:table-cell office:value-type="float" office:value="53.9443" calcext:value-type="float">
            <text:p>53.9443</text:p>
          </table:table-cell>
          <table:table-cell office:value-type="float" office:value="58.7107" calcext:value-type="float">
            <text:p>58.7107</text:p>
          </table:table-cell>
          <table:table-cell office:value-type="float" office:value="23.1482" calcext:value-type="float">
            <text:p>23.148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87.42" calcext:value-type="float">
            <text:p>187.42</text:p>
          </table:table-cell>
          <table:table-cell office:value-type="float" office:value="62.239" calcext:value-type="float">
            <text:p>62.239</text:p>
          </table:table-cell>
          <table:table-cell office:value-type="float" office:value="42.7481" calcext:value-type="float">
            <text:p>42.7481</text:p>
          </table:table-cell>
          <table:table-cell office:value-type="float" office:value="11.6561" calcext:value-type="float">
            <text:p>11.656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91.85" calcext:value-type="float">
            <text:p>1291.85</text:p>
          </table:table-cell>
          <table:table-cell office:value-type="float" office:value="76.2161" calcext:value-type="float">
            <text:p>76.2161</text:p>
          </table:table-cell>
          <table:table-cell office:value-type="float" office:value="392.469" calcext:value-type="float">
            <text:p>392.469</text:p>
          </table:table-cell>
          <table:table-cell office:value-type="float" office:value="40.1867" calcext:value-type="float">
            <text:p>40.186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00.454" calcext:value-type="float">
            <text:p>200.454</text:p>
          </table:table-cell>
          <table:table-cell office:value-type="float" office:value="62.8521" calcext:value-type="float">
            <text:p>62.8521</text:p>
          </table:table-cell>
          <table:table-cell office:value-type="float" office:value="44.1326" calcext:value-type="float">
            <text:p>44.1326</text:p>
          </table:table-cell>
          <table:table-cell office:value-type="float" office:value="30.1626" calcext:value-type="float">
            <text:p>30.1626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65.183" calcext:value-type="float">
            <text:p>265.183</text:p>
          </table:table-cell>
          <table:table-cell office:value-type="float" office:value="53.9309" calcext:value-type="float">
            <text:p>53.9309</text:p>
          </table:table-cell>
          <table:table-cell office:value-type="float" office:value="19.9491" calcext:value-type="float">
            <text:p>19.9491</text:p>
          </table:table-cell>
          <table:table-cell office:value-type="float" office:value="15.6061" calcext:value-type="float">
            <text:p>15.60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06.01" calcext:value-type="float">
            <text:p>1906.01</text:p>
          </table:table-cell>
          <table:table-cell office:value-type="float" office:value="78.0109" calcext:value-type="float">
            <text:p>78.0109</text:p>
          </table:table-cell>
          <table:table-cell office:value-type="float" office:value="462.455" calcext:value-type="float">
            <text:p>462.455</text:p>
          </table:table-cell>
          <table:table-cell office:value-type="float" office:value="50.1971" calcext:value-type="float">
            <text:p>50.197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62.979" calcext:value-type="float">
            <text:p>462.979</text:p>
          </table:table-cell>
          <table:table-cell office:value-type="float" office:value="63.0707" calcext:value-type="float">
            <text:p>63.0707</text:p>
          </table:table-cell>
          <table:table-cell office:value-type="float" office:value="78.9213" calcext:value-type="float">
            <text:p>78.9213</text:p>
          </table:table-cell>
          <table:table-cell office:value-type="float" office:value="14.7287" calcext:value-type="float">
            <text:p>14.728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88.913" calcext:value-type="float">
            <text:p>288.913</text:p>
          </table:table-cell>
          <table:table-cell office:value-type="float" office:value="53.9258" calcext:value-type="float">
            <text:p>53.9258</text:p>
          </table:table-cell>
          <table:table-cell office:value-type="float" office:value="33.6753" calcext:value-type="float">
            <text:p>33.6753</text:p>
          </table:table-cell>
          <table:table-cell office:value-type="float" office:value="11.138" calcext:value-type="float">
            <text:p>11.13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396.78" calcext:value-type="float">
            <text:p>2396.78</text:p>
          </table:table-cell>
          <table:table-cell office:value-type="float" office:value="79.7373" calcext:value-type="float">
            <text:p>79.7373</text:p>
          </table:table-cell>
          <table:table-cell office:value-type="float" office:value="422.231" calcext:value-type="float">
            <text:p>422.231</text:p>
          </table:table-cell>
          <table:table-cell office:value-type="float" office:value="35.8103" calcext:value-type="float">
            <text:p>35.810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538.363" calcext:value-type="float">
            <text:p>538.363</text:p>
          </table:table-cell>
          <table:table-cell office:value-type="float" office:value="55.1436" calcext:value-type="float">
            <text:p>55.1436</text:p>
          </table:table-cell>
          <table:table-cell office:value-type="float" office:value="69.4193" calcext:value-type="float">
            <text:p>69.4193</text:p>
          </table:table-cell>
          <table:table-cell office:value-type="float" office:value="18.6662" calcext:value-type="float">
            <text:p>18.6662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569.977" calcext:value-type="float">
            <text:p>569.977</text:p>
          </table:table-cell>
          <table:table-cell office:value-type="float" office:value="55.1912" calcext:value-type="float">
            <text:p>55.1912</text:p>
          </table:table-cell>
          <table:table-cell office:value-type="float" office:value="34.2669" calcext:value-type="float">
            <text:p>34.2669</text:p>
          </table:table-cell>
          <table:table-cell office:value-type="float" office:value="8.11654" calcext:value-type="float">
            <text:p>8.1165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659.74" calcext:value-type="float">
            <text:p>2659.74</text:p>
          </table:table-cell>
          <table:table-cell office:value-type="float" office:value="80.2282" calcext:value-type="float">
            <text:p>80.2282</text:p>
          </table:table-cell>
          <table:table-cell office:value-type="float" office:value="450.289" calcext:value-type="float">
            <text:p>450.289</text:p>
          </table:table-cell>
          <table:table-cell office:value-type="float" office:value="37.7362" calcext:value-type="float">
            <text:p>37.7362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91.773" calcext:value-type="float">
            <text:p>391.773</text:p>
          </table:table-cell>
          <table:table-cell office:value-type="float" office:value="54.6374" calcext:value-type="float">
            <text:p>54.6374</text:p>
          </table:table-cell>
          <table:table-cell office:value-type="float" office:value="70.3743" calcext:value-type="float">
            <text:p>70.3743</text:p>
          </table:table-cell>
          <table:table-cell office:value-type="float" office:value="12.2696" calcext:value-type="float">
            <text:p>12.2696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80.174" calcext:value-type="float">
            <text:p>480.174</text:p>
          </table:table-cell>
          <table:table-cell office:value-type="float" office:value="55.5526" calcext:value-type="float">
            <text:p>55.5526</text:p>
          </table:table-cell>
          <table:table-cell office:value-type="float" office:value="35.3242" calcext:value-type="float">
            <text:p>35.3242</text:p>
          </table:table-cell>
          <table:table-cell office:value-type="float" office:value="19.2774" calcext:value-type="float">
            <text:p>19.277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268.09" calcext:value-type="float">
            <text:p>3268.09</text:p>
          </table:table-cell>
          <table:table-cell office:value-type="float" office:value="80.7863" calcext:value-type="float">
            <text:p>80.7863</text:p>
          </table:table-cell>
          <table:table-cell office:value-type="float" office:value="630.295" calcext:value-type="float">
            <text:p>630.295</text:p>
          </table:table-cell>
          <table:table-cell office:value-type="float" office:value="53.2482" calcext:value-type="float">
            <text:p>53.2482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667.053" calcext:value-type="float">
            <text:p>667.053</text:p>
          </table:table-cell>
          <table:table-cell office:value-type="float" office:value="70.0229" calcext:value-type="float">
            <text:p>70.0229</text:p>
          </table:table-cell>
          <table:table-cell office:value-type="float" office:value="67.2268" calcext:value-type="float">
            <text:p>67.2268</text:p>
          </table:table-cell>
          <table:table-cell office:value-type="float" office:value="23.4428" calcext:value-type="float">
            <text:p>23.442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657.113" calcext:value-type="float">
            <text:p>657.113</text:p>
          </table:table-cell>
          <table:table-cell office:value-type="float" office:value="55.0745" calcext:value-type="float">
            <text:p>55.0745</text:p>
          </table:table-cell>
          <table:table-cell office:value-type="float" office:value="28.215" calcext:value-type="float">
            <text:p>28.215</text:p>
          </table:table-cell>
          <table:table-cell office:value-type="float" office:value="8.09257" calcext:value-type="float">
            <text:p>8.09257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314" calcext:value-type="float">
            <text:p>42.3314</text:p>
          </table:table-cell>
          <table:table-cell office:value-type="float" office:value="53.5082" calcext:value-type="float">
            <text:p>53.5082</text:p>
          </table:table-cell>
          <table:table-cell office:value-type="float" office:value="8.20167" calcext:value-type="float">
            <text:p>8.20167</text:p>
          </table:table-cell>
          <table:table-cell office:value-type="float" office:value="11.2509" calcext:value-type="float">
            <text:p>11.2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119" calcext:value-type="float">
            <text:p>42.3119</text:p>
          </table:table-cell>
          <table:table-cell office:value-type="float" office:value="53.6176" calcext:value-type="float">
            <text:p>53.6176</text:p>
          </table:table-cell>
          <table:table-cell office:value-type="float" office:value="13.8925" calcext:value-type="float">
            <text:p>13.8925</text:p>
          </table:table-cell>
          <table:table-cell office:value-type="float" office:value="8.31031" calcext:value-type="float">
            <text:p>8.31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021" calcext:value-type="float">
            <text:p>42.3021</text:p>
          </table:table-cell>
          <table:table-cell office:value-type="float" office:value="53.633" calcext:value-type="float">
            <text:p>53.633</text:p>
          </table:table-cell>
          <table:table-cell office:value-type="float" office:value="7.37845" calcext:value-type="float">
            <text:p>7.37845</text:p>
          </table:table-cell>
          <table:table-cell office:value-type="float" office:value="13.8407" calcext:value-type="float">
            <text:p>13.8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2697" calcext:value-type="float">
            <text:p>49.2697</text:p>
          </table:table-cell>
          <table:table-cell office:value-type="float" office:value="54.0819" calcext:value-type="float">
            <text:p>54.0819</text:p>
          </table:table-cell>
          <table:table-cell office:value-type="float" office:value="8.19223" calcext:value-type="float">
            <text:p>8.19223</text:p>
          </table:table-cell>
          <table:table-cell office:value-type="float" office:value="8.99618" calcext:value-type="float">
            <text:p>8.99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.5949" calcext:value-type="float">
            <text:p>50.5949</text:p>
          </table:table-cell>
          <table:table-cell office:value-type="float" office:value="54.6816" calcext:value-type="float">
            <text:p>54.6816</text:p>
          </table:table-cell>
          <table:table-cell office:value-type="float" office:value="13.4464" calcext:value-type="float">
            <text:p>13.4464</text:p>
          </table:table-cell>
          <table:table-cell office:value-type="float" office:value="32.121" calcext:value-type="float">
            <text:p>32.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.1621" calcext:value-type="float">
            <text:p>83.1621</text:p>
          </table:table-cell>
          <table:table-cell office:value-type="float" office:value="54.6179" calcext:value-type="float">
            <text:p>54.6179</text:p>
          </table:table-cell>
          <table:table-cell office:value-type="float" office:value="16.6697" calcext:value-type="float">
            <text:p>16.6697</text:p>
          </table:table-cell>
          <table:table-cell office:value-type="float" office:value="9.42278" calcext:value-type="float">
            <text:p>9.422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2265" calcext:value-type="float">
            <text:p>49.2265</text:p>
          </table:table-cell>
          <table:table-cell office:value-type="float" office:value="54.0741" calcext:value-type="float">
            <text:p>54.0741</text:p>
          </table:table-cell>
          <table:table-cell office:value-type="float" office:value="22.0293" calcext:value-type="float">
            <text:p>22.0293</text:p>
          </table:table-cell>
          <table:table-cell office:value-type="float" office:value="10.3428" calcext:value-type="float">
            <text:p>10.34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.0742" calcext:value-type="float">
            <text:p>56.0742</text:p>
          </table:table-cell>
          <table:table-cell office:value-type="float" office:value="60.932" calcext:value-type="float">
            <text:p>60.932</text:p>
          </table:table-cell>
          <table:table-cell office:value-type="float" office:value="29.4767" calcext:value-type="float">
            <text:p>29.4767</text:p>
          </table:table-cell>
          <table:table-cell office:value-type="float" office:value="23.8903" calcext:value-type="float">
            <text:p>23.89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59.491" calcext:value-type="float">
            <text:p>59.491</text:p>
          </table:table-cell>
          <table:table-cell office:value-type="float" office:value="17.9136" calcext:value-type="float">
            <text:p>17.9136</text:p>
          </table:table-cell>
          <table:table-cell office:value-type="float" office:value="18.8358" calcext:value-type="float">
            <text:p>18.8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028" calcext:value-type="float">
            <text:p>53.028</text:p>
          </table:table-cell>
          <table:table-cell office:value-type="float" office:value="56.7088" calcext:value-type="float">
            <text:p>56.7088</text:p>
          </table:table-cell>
          <table:table-cell office:value-type="float" office:value="12.0119" calcext:value-type="float">
            <text:p>12.0119</text:p>
          </table:table-cell>
          <table:table-cell office:value-type="float" office:value="12.6735" calcext:value-type="float">
            <text:p>12.67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.6192" calcext:value-type="float">
            <text:p>50.6192</text:p>
          </table:table-cell>
          <table:table-cell office:value-type="float" office:value="54.6214" calcext:value-type="float">
            <text:p>54.6214</text:p>
          </table:table-cell>
          <table:table-cell office:value-type="float" office:value="8.9816" calcext:value-type="float">
            <text:p>8.9816</text:p>
          </table:table-cell>
          <table:table-cell office:value-type="float" office:value="15.5123" calcext:value-type="float">
            <text:p>15.5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.632" calcext:value-type="float">
            <text:p>100.632</text:p>
          </table:table-cell>
          <table:table-cell office:value-type="float" office:value="63.6474" calcext:value-type="float">
            <text:p>63.6474</text:p>
          </table:table-cell>
          <table:table-cell office:value-type="float" office:value="16.8404" calcext:value-type="float">
            <text:p>16.8404</text:p>
          </table:table-cell>
          <table:table-cell office:value-type="float" office:value="15.252" calcext:value-type="float">
            <text:p>15.2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.8765" calcext:value-type="float">
            <text:p>58.8765</text:p>
          </table:table-cell>
          <table:table-cell office:value-type="float" office:value="59.7589" calcext:value-type="float">
            <text:p>59.7589</text:p>
          </table:table-cell>
          <table:table-cell office:value-type="float" office:value="28.8234" calcext:value-type="float">
            <text:p>28.8234</text:p>
          </table:table-cell>
          <table:table-cell office:value-type="float" office:value="13.9232" calcext:value-type="float">
            <text:p>13.9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.6335" calcext:value-type="float">
            <text:p>50.6335</text:p>
          </table:table-cell>
          <table:table-cell office:value-type="float" office:value="54.6046" calcext:value-type="float">
            <text:p>54.60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9.73923" calcext:value-type="float">
            <text:p>9.739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.544" calcext:value-type="float">
            <text:p>108.544</text:p>
          </table:table-cell>
          <table:table-cell office:value-type="float" office:value="70.6339" calcext:value-type="float">
            <text:p>70.6339</text:p>
          </table:table-cell>
          <table:table-cell office:value-type="float" office:value="15.7854" calcext:value-type="float">
            <text:p>15.7854</text:p>
          </table:table-cell>
          <table:table-cell office:value-type="float" office:value="24.3915" calcext:value-type="float">
            <text:p>24.3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.5398" calcext:value-type="float">
            <text:p>58.5398</text:p>
          </table:table-cell>
          <table:table-cell office:value-type="float" office:value="59.5772" calcext:value-type="float">
            <text:p>59.5772</text:p>
          </table:table-cell>
          <table:table-cell office:value-type="float" office:value="18.5579" calcext:value-type="float">
            <text:p>18.5579</text:p>
          </table:table-cell>
          <table:table-cell office:value-type="float" office:value="13.5227" calcext:value-type="float">
            <text:p>13.52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.672" calcext:value-type="float">
            <text:p>50.672</text:p>
          </table:table-cell>
          <table:table-cell office:value-type="float" office:value="54.637" calcext:value-type="float">
            <text:p>54.637</text:p>
          </table:table-cell>
          <table:table-cell office:value-type="float" office:value="27.4601" calcext:value-type="float">
            <text:p>27.4601</text:p>
          </table:table-cell>
          <table:table-cell office:value-type="float" office:value="26.8754" calcext:value-type="float">
            <text:p>26.87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3.493" calcext:value-type="float">
            <text:p>113.493</text:p>
          </table:table-cell>
          <table:table-cell office:value-type="float" office:value="70.4379" calcext:value-type="float">
            <text:p>70.4379</text:p>
          </table:table-cell>
          <table:table-cell office:value-type="float" office:value="16.3005" calcext:value-type="float">
            <text:p>16.3005</text:p>
          </table:table-cell>
          <table:table-cell office:value-type="float" office:value="26.8235" calcext:value-type="float">
            <text:p>26.82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8881" calcext:value-type="float">
            <text:p>59.8881</text:p>
          </table:table-cell>
          <table:table-cell office:value-type="float" office:value="60.1537" calcext:value-type="float">
            <text:p>60.1537</text:p>
          </table:table-cell>
          <table:table-cell office:value-type="float" office:value="20.2851" calcext:value-type="float">
            <text:p>20.2851</text:p>
          </table:table-cell>
          <table:table-cell office:value-type="float" office:value="12.78" calcext:value-type="float">
            <text:p>12.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.7363" calcext:value-type="float">
            <text:p>67.7363</text:p>
          </table:table-cell>
          <table:table-cell office:value-type="float" office:value="65.5618" calcext:value-type="float">
            <text:p>65.5618</text:p>
          </table:table-cell>
          <table:table-cell office:value-type="float" office:value="23.65" calcext:value-type="float">
            <text:p>23.65</text:p>
          </table:table-cell>
          <table:table-cell office:value-type="float" office:value="20.4745" calcext:value-type="float">
            <text:p>20.47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9.33" calcext:value-type="float">
            <text:p>119.33</text:p>
          </table:table-cell>
          <table:table-cell office:value-type="float" office:value="71.2451" calcext:value-type="float">
            <text:p>71.2451</text:p>
          </table:table-cell>
          <table:table-cell office:value-type="float" office:value="24.1116" calcext:value-type="float">
            <text:p>24.1116</text:p>
          </table:table-cell>
          <table:table-cell office:value-type="float" office:value="24.1062" calcext:value-type="float">
            <text:p>24.10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.7642" calcext:value-type="float">
            <text:p>60.7642</text:p>
          </table:table-cell>
          <table:table-cell office:value-type="float" office:value="60.6323" calcext:value-type="float">
            <text:p>60.6323</text:p>
          </table:table-cell>
          <table:table-cell office:value-type="float" office:value="23.4944" calcext:value-type="float">
            <text:p>23.4944</text:p>
          </table:table-cell>
          <table:table-cell office:value-type="float" office:value="19.2501" calcext:value-type="float">
            <text:p>19.25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0.613" calcext:value-type="float">
            <text:p>50.613</text:p>
          </table:table-cell>
          <table:table-cell office:value-type="float" office:value="54.6661" calcext:value-type="float">
            <text:p>54.6661</text:p>
          </table:table-cell>
          <table:table-cell office:value-type="float" office:value="9.38405" calcext:value-type="float">
            <text:p>9.38405</text:p>
          </table:table-cell>
          <table:table-cell office:value-type="float" office:value="32.907" calcext:value-type="float">
            <text:p>32.90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5.797" calcext:value-type="float">
            <text:p>125.797</text:p>
          </table:table-cell>
          <table:table-cell office:value-type="float" office:value="72.2637" calcext:value-type="float">
            <text:p>72.2637</text:p>
          </table:table-cell>
          <table:table-cell office:value-type="float" office:value="22.8036" calcext:value-type="float">
            <text:p>22.8036</text:p>
          </table:table-cell>
          <table:table-cell office:value-type="float" office:value="26.9907" calcext:value-type="float">
            <text:p>26.99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1.2767" calcext:value-type="float">
            <text:p>61.2767</text:p>
          </table:table-cell>
          <table:table-cell office:value-type="float" office:value="60.5978" calcext:value-type="float">
            <text:p>60.5978</text:p>
          </table:table-cell>
          <table:table-cell office:value-type="float" office:value="26.6006" calcext:value-type="float">
            <text:p>26.6006</text:p>
          </table:table-cell>
          <table:table-cell office:value-type="float" office:value="17.0915" calcext:value-type="float">
            <text:p>17.091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0.6842" calcext:value-type="float">
            <text:p>50.6842</text:p>
          </table:table-cell>
          <table:table-cell office:value-type="float" office:value="54.6401" calcext:value-type="float">
            <text:p>54.6401</text:p>
          </table:table-cell>
          <table:table-cell office:value-type="float" office:value="31.3224" calcext:value-type="float">
            <text:p>31.3224</text:p>
          </table:table-cell>
          <table:table-cell office:value-type="float" office:value="34.3309" calcext:value-type="float">
            <text:p>34.33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8.186" calcext:value-type="float">
            <text:p>128.186</text:p>
          </table:table-cell>
          <table:table-cell office:value-type="float" office:value="74.6517" calcext:value-type="float">
            <text:p>74.6517</text:p>
          </table:table-cell>
          <table:table-cell office:value-type="float" office:value="23.7476" calcext:value-type="float">
            <text:p>23.7476</text:p>
          </table:table-cell>
          <table:table-cell office:value-type="float" office:value="31.3943" calcext:value-type="float">
            <text:p>31.39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.9958" calcext:value-type="float">
            <text:p>62.9958</text:p>
          </table:table-cell>
          <table:table-cell office:value-type="float" office:value="61.1173" calcext:value-type="float">
            <text:p>61.1173</text:p>
          </table:table-cell>
          <table:table-cell office:value-type="float" office:value="32.5976" calcext:value-type="float">
            <text:p>32.5976</text:p>
          </table:table-cell>
          <table:table-cell office:value-type="float" office:value="19.0691" calcext:value-type="float">
            <text:p>19.06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.7004" calcext:value-type="float">
            <text:p>50.7004</text:p>
          </table:table-cell>
          <table:table-cell office:value-type="float" office:value="54.647" calcext:value-type="float">
            <text:p>54.647</text:p>
          </table:table-cell>
          <table:table-cell office:value-type="float" office:value="52.266" calcext:value-type="float">
            <text:p>52.266</text:p>
          </table:table-cell>
          <table:table-cell office:value-type="float" office:value="27.2692" calcext:value-type="float">
            <text:p>27.26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1.807" calcext:value-type="float">
            <text:p>131.807</text:p>
          </table:table-cell>
          <table:table-cell office:value-type="float" office:value="73.2559" calcext:value-type="float">
            <text:p>73.2559</text:p>
          </table:table-cell>
          <table:table-cell office:value-type="float" office:value="25.7981" calcext:value-type="float">
            <text:p>25.7981</text:p>
          </table:table-cell>
          <table:table-cell office:value-type="float" office:value="26.7382" calcext:value-type="float">
            <text:p>26.73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6.602" calcext:value-type="float">
            <text:p>66.602</text:p>
          </table:table-cell>
          <table:table-cell office:value-type="float" office:value="61.6184" calcext:value-type="float">
            <text:p>61.6184</text:p>
          </table:table-cell>
          <table:table-cell office:value-type="float" office:value="49.3001" calcext:value-type="float">
            <text:p>49.3001</text:p>
          </table:table-cell>
          <table:table-cell office:value-type="float" office:value="20.1633" calcext:value-type="float">
            <text:p>20.163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0.6649" calcext:value-type="float">
            <text:p>50.6649</text:p>
          </table:table-cell>
          <table:table-cell office:value-type="float" office:value="54.6333" calcext:value-type="float">
            <text:p>54.6333</text:p>
          </table:table-cell>
          <table:table-cell office:value-type="float" office:value="28.9505" calcext:value-type="float">
            <text:p>28.9505</text:p>
          </table:table-cell>
          <table:table-cell office:value-type="float" office:value="25.5833" calcext:value-type="float">
            <text:p>25.583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45.126" calcext:value-type="float">
            <text:p>145.126</text:p>
          </table:table-cell>
          <table:table-cell office:value-type="float" office:value="73.6348" calcext:value-type="float">
            <text:p>73.6348</text:p>
          </table:table-cell>
          <table:table-cell office:value-type="float" office:value="40.7787" calcext:value-type="float">
            <text:p>40.7787</text:p>
          </table:table-cell>
          <table:table-cell office:value-type="float" office:value="31.3228" calcext:value-type="float">
            <text:p>31.32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1.5939" calcext:value-type="float">
            <text:p>71.5939</text:p>
          </table:table-cell>
          <table:table-cell office:value-type="float" office:value="62.5063" calcext:value-type="float">
            <text:p>62.5063</text:p>
          </table:table-cell>
          <table:table-cell office:value-type="float" office:value="67.8154" calcext:value-type="float">
            <text:p>67.8154</text:p>
          </table:table-cell>
          <table:table-cell office:value-type="float" office:value="20.4529" calcext:value-type="float">
            <text:p>20.452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.6515" calcext:value-type="float">
            <text:p>50.6515</text:p>
          </table:table-cell>
          <table:table-cell office:value-type="float" office:value="54.6444" calcext:value-type="float">
            <text:p>54.6444</text:p>
          </table:table-cell>
          <table:table-cell office:value-type="float" office:value="20.7025" calcext:value-type="float">
            <text:p>20.7025</text:p>
          </table:table-cell>
          <table:table-cell office:value-type="float" office:value="27.2521" calcext:value-type="float">
            <text:p>27.25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45.562" calcext:value-type="float">
            <text:p>145.562</text:p>
          </table:table-cell>
          <table:table-cell office:value-type="float" office:value="76.553" calcext:value-type="float">
            <text:p>76.553</text:p>
          </table:table-cell>
          <table:table-cell office:value-type="float" office:value="24.9059" calcext:value-type="float">
            <text:p>24.9059</text:p>
          </table:table-cell>
          <table:table-cell office:value-type="float" office:value="33.1425" calcext:value-type="float">
            <text:p>33.14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3.0228" calcext:value-type="float">
            <text:p>83.0228</text:p>
          </table:table-cell>
          <table:table-cell office:value-type="float" office:value="64.489" calcext:value-type="float">
            <text:p>64.489</text:p>
          </table:table-cell>
          <table:table-cell office:value-type="float" office:value="105.036" calcext:value-type="float">
            <text:p>105.036</text:p>
          </table:table-cell>
          <table:table-cell office:value-type="float" office:value="35.7691" calcext:value-type="float">
            <text:p>35.769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.6171" calcext:value-type="float">
            <text:p>50.6171</text:p>
          </table:table-cell>
          <table:table-cell office:value-type="float" office:value="54.6123" calcext:value-type="float">
            <text:p>54.6123</text:p>
          </table:table-cell>
          <table:table-cell office:value-type="float" office:value="10.7491" calcext:value-type="float">
            <text:p>10.7491</text:p>
          </table:table-cell>
          <table:table-cell office:value-type="float" office:value="10.7289" calcext:value-type="float">
            <text:p>10.728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1.793" calcext:value-type="float">
            <text:p>151.793</text:p>
          </table:table-cell>
          <table:table-cell office:value-type="float" office:value="75.6306" calcext:value-type="float">
            <text:p>75.6306</text:p>
          </table:table-cell>
          <table:table-cell office:value-type="float" office:value="36.7974" calcext:value-type="float">
            <text:p>36.7974</text:p>
          </table:table-cell>
          <table:table-cell office:value-type="float" office:value="34.1708" calcext:value-type="float">
            <text:p>34.170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5.711" calcext:value-type="float">
            <text:p>125.711</text:p>
          </table:table-cell>
          <table:table-cell office:value-type="float" office:value="70.2971" calcext:value-type="float">
            <text:p>70.2971</text:p>
          </table:table-cell>
          <table:table-cell office:value-type="float" office:value="197.054" calcext:value-type="float">
            <text:p>197.054</text:p>
          </table:table-cell>
          <table:table-cell office:value-type="float" office:value="48.818" calcext:value-type="float">
            <text:p>48.81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67.8399" calcext:value-type="float">
            <text:p>67.8399</text:p>
          </table:table-cell>
          <table:table-cell office:value-type="float" office:value="65.1444" calcext:value-type="float">
            <text:p>65.1444</text:p>
          </table:table-cell>
          <table:table-cell office:value-type="float" office:value="38.8223" calcext:value-type="float">
            <text:p>38.8223</text:p>
          </table:table-cell>
          <table:table-cell office:value-type="float" office:value="15.0741" calcext:value-type="float">
            <text:p>15.074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65.202" calcext:value-type="float">
            <text:p>165.202</text:p>
          </table:table-cell>
          <table:table-cell office:value-type="float" office:value="78.2171" calcext:value-type="float">
            <text:p>78.2171</text:p>
          </table:table-cell>
          <table:table-cell office:value-type="float" office:value="34.9223" calcext:value-type="float">
            <text:p>34.9223</text:p>
          </table:table-cell>
          <table:table-cell office:value-type="float" office:value="51.1761" calcext:value-type="float">
            <text:p>51.17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2.952" calcext:value-type="float">
            <text:p>162.952</text:p>
          </table:table-cell>
          <table:table-cell office:value-type="float" office:value="75.1231" calcext:value-type="float">
            <text:p>75.1231</text:p>
          </table:table-cell>
          <table:table-cell office:value-type="float" office:value="247.933" calcext:value-type="float">
            <text:p>247.933</text:p>
          </table:table-cell>
          <table:table-cell office:value-type="float" office:value="60.1164" calcext:value-type="float">
            <text:p>60.116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0.682" calcext:value-type="float">
            <text:p>50.682</text:p>
          </table:table-cell>
          <table:table-cell office:value-type="float" office:value="54.6405" calcext:value-type="float">
            <text:p>54.6405</text:p>
          </table:table-cell>
          <table:table-cell office:value-type="float" office:value="40.2279" calcext:value-type="float">
            <text:p>40.2279</text:p>
          </table:table-cell>
          <table:table-cell office:value-type="float" office:value="25.8517" calcext:value-type="float">
            <text:p>25.851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72.271" calcext:value-type="float">
            <text:p>172.271</text:p>
          </table:table-cell>
          <table:table-cell office:value-type="float" office:value="82.8677" calcext:value-type="float">
            <text:p>82.8677</text:p>
          </table:table-cell>
          <table:table-cell office:value-type="float" office:value="36.8484" calcext:value-type="float">
            <text:p>36.8484</text:p>
          </table:table-cell>
          <table:table-cell office:value-type="float" office:value="62.6461" calcext:value-type="float">
            <text:p>62.646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4.753" calcext:value-type="float">
            <text:p>284.753</text:p>
          </table:table-cell>
          <table:table-cell office:value-type="float" office:value="93.7183" calcext:value-type="float">
            <text:p>93.7183</text:p>
          </table:table-cell>
          <table:table-cell office:value-type="float" office:value="414.569" calcext:value-type="float">
            <text:p>414.569</text:p>
          </table:table-cell>
          <table:table-cell office:value-type="float" office:value="109.364" calcext:value-type="float">
            <text:p>109.36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7.8248" calcext:value-type="float">
            <text:p>67.8248</text:p>
          </table:table-cell>
          <table:table-cell office:value-type="float" office:value="65.1617" calcext:value-type="float">
            <text:p>65.1617</text:p>
          </table:table-cell>
          <table:table-cell office:value-type="float" office:value="29.1959" calcext:value-type="float">
            <text:p>29.1959</text:p>
          </table:table-cell>
          <table:table-cell office:value-type="float" office:value="32.6847" calcext:value-type="float">
            <text:p>32.684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14.431" calcext:value-type="float">
            <text:p>214.431</text:p>
          </table:table-cell>
          <table:table-cell office:value-type="float" office:value="91.9566" calcext:value-type="float">
            <text:p>91.9566</text:p>
          </table:table-cell>
          <table:table-cell office:value-type="float" office:value="56.4636" calcext:value-type="float">
            <text:p>56.4636</text:p>
          </table:table-cell>
          <table:table-cell office:value-type="float" office:value="96.3473" calcext:value-type="float">
            <text:p>96.347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88.345" calcext:value-type="float">
            <text:p>688.345</text:p>
          </table:table-cell>
          <table:table-cell office:value-type="float" office:value="144.145" calcext:value-type="float">
            <text:p>144.145</text:p>
          </table:table-cell>
          <table:table-cell office:value-type="float" office:value="740.784" calcext:value-type="float">
            <text:p>740.784</text:p>
          </table:table-cell>
          <table:table-cell office:value-type="float" office:value="190.054" calcext:value-type="float">
            <text:p>190.05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50.5997" calcext:value-type="float">
            <text:p>50.5997</text:p>
          </table:table-cell>
          <table:table-cell office:value-type="float" office:value="54.6919" calcext:value-type="float">
            <text:p>54.6919</text:p>
          </table:table-cell>
          <table:table-cell office:value-type="float" office:value="9.30849" calcext:value-type="float">
            <text:p>9.30849</text:p>
          </table:table-cell>
          <table:table-cell office:value-type="float" office:value="74.5477" calcext:value-type="float">
            <text:p>74.547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69.97" calcext:value-type="float">
            <text:p>269.97</text:p>
          </table:table-cell>
          <table:table-cell office:value-type="float" office:value="100.851" calcext:value-type="float">
            <text:p>100.851</text:p>
          </table:table-cell>
          <table:table-cell office:value-type="float" office:value="56.1849" calcext:value-type="float">
            <text:p>56.1849</text:p>
          </table:table-cell>
          <table:table-cell office:value-type="float" office:value="107.628" calcext:value-type="float">
            <text:p>107.62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400.16" calcext:value-type="float">
            <text:p>1400.16</text:p>
          </table:table-cell>
          <table:table-cell office:value-type="float" office:value="215.757" calcext:value-type="float">
            <text:p>215.757</text:p>
          </table:table-cell>
          <table:table-cell office:value-type="float" office:value="920.936" calcext:value-type="float">
            <text:p>920.936</text:p>
          </table:table-cell>
          <table:table-cell office:value-type="float" office:value="263.545" calcext:value-type="float">
            <text:p>263.54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67.7449" calcext:value-type="float">
            <text:p>67.7449</text:p>
          </table:table-cell>
          <table:table-cell office:value-type="float" office:value="65.1682" calcext:value-type="float">
            <text:p>65.1682</text:p>
          </table:table-cell>
          <table:table-cell office:value-type="float" office:value="18.0713" calcext:value-type="float">
            <text:p>18.0713</text:p>
          </table:table-cell>
          <table:table-cell office:value-type="float" office:value="23.8137" calcext:value-type="float">
            <text:p>23.813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09.104" calcext:value-type="float">
            <text:p>409.104</text:p>
          </table:table-cell>
          <table:table-cell office:value-type="float" office:value="92.1024" calcext:value-type="float">
            <text:p>92.1024</text:p>
          </table:table-cell>
          <table:table-cell office:value-type="float" office:value="114.547" calcext:value-type="float">
            <text:p>114.547</text:p>
          </table:table-cell>
          <table:table-cell office:value-type="float" office:value="97.0775" calcext:value-type="float">
            <text:p>97.077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168.57" calcext:value-type="float">
            <text:p>2168.57</text:p>
          </table:table-cell>
          <table:table-cell office:value-type="float" office:value="267.801" calcext:value-type="float">
            <text:p>267.801</text:p>
          </table:table-cell>
          <table:table-cell office:value-type="float" office:value="911.525" calcext:value-type="float">
            <text:p>911.525</text:p>
          </table:table-cell>
          <table:table-cell office:value-type="float" office:value="307.151" calcext:value-type="float">
            <text:p>307.151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78.813" calcext:value-type="float">
            <text:p>78.813</text:p>
          </table:table-cell>
          <table:table-cell office:value-type="float" office:value="68.4716" calcext:value-type="float">
            <text:p>68.4716</text:p>
          </table:table-cell>
          <table:table-cell office:value-type="float" office:value="12.0257" calcext:value-type="float">
            <text:p>12.0257</text:p>
          </table:table-cell>
          <table:table-cell office:value-type="float" office:value="26.9407" calcext:value-type="float">
            <text:p>26.9407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52.395" calcext:value-type="float">
            <text:p>452.395</text:p>
          </table:table-cell>
          <table:table-cell office:value-type="float" office:value="91.9651" calcext:value-type="float">
            <text:p>91.9651</text:p>
          </table:table-cell>
          <table:table-cell office:value-type="float" office:value="120.361" calcext:value-type="float">
            <text:p>120.361</text:p>
          </table:table-cell>
          <table:table-cell office:value-type="float" office:value="94.9054" calcext:value-type="float">
            <text:p>94.905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501.2" calcext:value-type="float">
            <text:p>2501.2</text:p>
          </table:table-cell>
          <table:table-cell office:value-type="float" office:value="284.131" calcext:value-type="float">
            <text:p>284.131</text:p>
          </table:table-cell>
          <table:table-cell office:value-type="float" office:value="861.697" calcext:value-type="float">
            <text:p>861.697</text:p>
          </table:table-cell>
          <table:table-cell office:value-type="float" office:value="321.456" calcext:value-type="float">
            <text:p>321.456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78.9149" calcext:value-type="float">
            <text:p>78.9149</text:p>
          </table:table-cell>
          <table:table-cell office:value-type="float" office:value="68.415" calcext:value-type="float">
            <text:p>68.415</text:p>
          </table:table-cell>
          <table:table-cell office:value-type="float" office:value="54.1533" calcext:value-type="float">
            <text:p>54.1533</text:p>
          </table:table-cell>
          <table:table-cell office:value-type="float" office:value="25.0247" calcext:value-type="float">
            <text:p>25.0247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507.361" calcext:value-type="float">
            <text:p>507.361</text:p>
          </table:table-cell>
          <table:table-cell office:value-type="float" office:value="88.7049" calcext:value-type="float">
            <text:p>88.7049</text:p>
          </table:table-cell>
          <table:table-cell office:value-type="float" office:value="104.392" calcext:value-type="float">
            <text:p>104.392</text:p>
          </table:table-cell>
          <table:table-cell office:value-type="float" office:value="91.0265" calcext:value-type="float">
            <text:p>91.026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88.3" calcext:value-type="float">
            <text:p>3088.3</text:p>
          </table:table-cell>
          <table:table-cell office:value-type="float" office:value="323.641" calcext:value-type="float">
            <text:p>323.641</text:p>
          </table:table-cell>
          <table:table-cell office:value-type="float" office:value="862.076" calcext:value-type="float">
            <text:p>862.076</text:p>
          </table:table-cell>
          <table:table-cell office:value-type="float" office:value="370.937" calcext:value-type="float">
            <text:p>370.93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82.3451" calcext:value-type="float">
            <text:p>82.3451</text:p>
          </table:table-cell>
          <table:table-cell office:value-type="float" office:value="69.2765" calcext:value-type="float">
            <text:p>69.2765</text:p>
          </table:table-cell>
          <table:table-cell office:value-type="float" office:value="38.9114" calcext:value-type="float">
            <text:p>38.9114</text:p>
          </table:table-cell>
          <table:table-cell office:value-type="float" office:value="12.0955" calcext:value-type="float">
            <text:p>12.0955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515.19" calcext:value-type="float">
            <text:p>515.19</text:p>
          </table:table-cell>
          <table:table-cell office:value-type="float" office:value="108.062" calcext:value-type="float">
            <text:p>108.062</text:p>
          </table:table-cell>
          <table:table-cell office:value-type="float" office:value="97.3465" calcext:value-type="float">
            <text:p>97.3465</text:p>
          </table:table-cell>
          <table:table-cell office:value-type="float" office:value="118.017" calcext:value-type="float">
            <text:p>118.017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459" calcext:value-type="float">
            <text:p>32.45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3.227" calcext:value-type="float">
            <text:p>33.2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2.528" calcext:value-type="float">
            <text:p>32.52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9947" calcext:value-type="float">
            <text:p>38.99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5.9947" calcext:value-type="float">
            <text:p>35.99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9.1217" calcext:value-type="float">
            <text:p>39.12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.414" calcext:value-type="float">
            <text:p>44.4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4.9252" calcext:value-type="float">
            <text:p>44.925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7.0982" calcext:value-type="float">
            <text:p>47.09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519" calcext:value-type="float">
            <text:p>64.51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5.2236" calcext:value-type="float">
            <text:p>55.223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7.2385" calcext:value-type="float">
            <text:p>57.23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.7684" calcext:value-type="float">
            <text:p>72.768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9.243" calcext:value-type="float">
            <text:p>79.24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4.6131" calcext:value-type="float">
            <text:p>74.61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6117" calcext:value-type="float">
            <text:p>73.611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88.5409" calcext:value-type="float">
            <text:p>88.540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3.3155" calcext:value-type="float">
            <text:p>93.315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.944" calcext:value-type="float">
            <text:p>81.94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5.806" calcext:value-type="float">
            <text:p>105.80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8.652" calcext:value-type="float">
            <text:p>108.65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9.7741" calcext:value-type="float">
            <text:p>99.7741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11.313" calcext:value-type="float">
            <text:p>111.313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16.856" calcext:value-type="float">
            <text:p>116.85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4.107" calcext:value-type="float">
            <text:p>154.10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08.624" calcext:value-type="float">
            <text:p>108.62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99.8848" calcext:value-type="float">
            <text:p>99.884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0.56" calcext:value-type="float">
            <text:p>220.56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12.061" calcext:value-type="float">
            <text:p>112.061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18.279" calcext:value-type="float">
            <text:p>118.279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2.836" calcext:value-type="float">
            <text:p>292.836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26.876" calcext:value-type="float">
            <text:p>126.876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16.011" calcext:value-type="float">
            <text:p>116.011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9.381" calcext:value-type="float">
            <text:p>319.381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133.098" calcext:value-type="float">
            <text:p>133.098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118.439" calcext:value-type="float">
            <text:p>118.43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1.297" calcext:value-type="float">
            <text:p>361.297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24.187" calcext:value-type="float">
            <text:p>124.187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31.756" calcext:value-type="float">
            <text:p>131.756</text:p>
          </table:table-cell>
          <table:table-cell table:number-columns-repeated="3"/>
        </table:table-row>
      </table:table>
      <table:table table:name="RedBlackTree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Red-black tree, random 64-bit keys</text:p>
          </table:table-cell>
          <table:table-cell table:number-columns-repeated="5"/>
          <table:table-cell table:style-name="ce1" office:value-type="string" calcext:value-type="string">
            <text:p>Red-black tree, decreasing 64-bit keys</text:p>
          </table:table-cell>
          <table:table-cell table:number-columns-repeated="5"/>
          <table:table-cell table:style-name="ce1" office:value-type="string" calcext:value-type="string">
            <text:p>Red-black tree, increasing 64-bit k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189" calcext:value-type="float">
            <text:p>42.3189</text:p>
          </table:table-cell>
          <table:table-cell office:value-type="float" office:value="57.4438" calcext:value-type="float">
            <text:p>57.4438</text:p>
          </table:table-cell>
          <table:table-cell office:value-type="float" office:value="34.3595" calcext:value-type="float">
            <text:p>34.3595</text:p>
          </table:table-cell>
          <table:table-cell office:value-type="float" office:value="134.107" calcext:value-type="float">
            <text:p>134.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341" calcext:value-type="float">
            <text:p>42.3341</text:p>
          </table:table-cell>
          <table:table-cell office:value-type="float" office:value="57.3377" calcext:value-type="float">
            <text:p>57.3377</text:p>
          </table:table-cell>
          <table:table-cell office:value-type="float" office:value="10.0713" calcext:value-type="float">
            <text:p>10.0713</text:p>
          </table:table-cell>
          <table:table-cell office:value-type="float" office:value="29.9577" calcext:value-type="float">
            <text:p>29.95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8384" calcext:value-type="float">
            <text:p>42.8384</text:p>
          </table:table-cell>
          <table:table-cell office:value-type="float" office:value="57.298" calcext:value-type="float">
            <text:p>57.298</text:p>
          </table:table-cell>
          <table:table-cell office:value-type="float" office:value="510.17" calcext:value-type="float">
            <text:p>510.17</text:p>
          </table:table-cell>
          <table:table-cell office:value-type="float" office:value="26.5426" calcext:value-type="float">
            <text:p>26.5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.4126" calcext:value-type="float">
            <text:p>83.4126</text:p>
          </table:table-cell>
          <table:table-cell office:value-type="float" office:value="53.6897" calcext:value-type="float">
            <text:p>53.6897</text:p>
          </table:table-cell>
          <table:table-cell office:value-type="float" office:value="14.7919" calcext:value-type="float">
            <text:p>14.7919</text:p>
          </table:table-cell>
          <table:table-cell office:value-type="float" office:value="28.4203" calcext:value-type="float">
            <text:p>28.4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.9274" calcext:value-type="float">
            <text:p>87.9274</text:p>
          </table:table-cell>
          <table:table-cell office:value-type="float" office:value="54.0265" calcext:value-type="float">
            <text:p>54.0265</text:p>
          </table:table-cell>
          <table:table-cell office:value-type="float" office:value="14.9454" calcext:value-type="float">
            <text:p>14.9454</text:p>
          </table:table-cell>
          <table:table-cell office:value-type="float" office:value="20.9227" calcext:value-type="float">
            <text:p>20.92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.0915" calcext:value-type="float">
            <text:p>92.0915</text:p>
          </table:table-cell>
          <table:table-cell office:value-type="float" office:value="54.2935" calcext:value-type="float">
            <text:p>54.2935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18.4216" calcext:value-type="float">
            <text:p>18.4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.2804" calcext:value-type="float">
            <text:p>60.2804</text:p>
          </table:table-cell>
          <table:table-cell office:value-type="float" office:value="50.6708" calcext:value-type="float">
            <text:p>50.6708</text:p>
          </table:table-cell>
          <table:table-cell office:value-type="float" office:value="20.9774" calcext:value-type="float">
            <text:p>20.9774</text:p>
          </table:table-cell>
          <table:table-cell office:value-type="float" office:value="23.6032" calcext:value-type="float">
            <text:p>23.60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.581" calcext:value-type="float">
            <text:p>95.581</text:p>
          </table:table-cell>
          <table:table-cell office:value-type="float" office:value="53.834" calcext:value-type="float">
            <text:p>53.834</text:p>
          </table:table-cell>
          <table:table-cell office:value-type="float" office:value="11.6302" calcext:value-type="float">
            <text:p>11.6302</text:p>
          </table:table-cell>
          <table:table-cell office:value-type="float" office:value="11.2898" calcext:value-type="float">
            <text:p>11.28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.0825" calcext:value-type="float">
            <text:p>60.0825</text:p>
          </table:table-cell>
          <table:table-cell office:value-type="float" office:value="50.6182" calcext:value-type="float">
            <text:p>50.6182</text:p>
          </table:table-cell>
          <table:table-cell office:value-type="float" office:value="16.078" calcext:value-type="float">
            <text:p>16.078</text:p>
          </table:table-cell>
          <table:table-cell office:value-type="float" office:value="20.702" calcext:value-type="float">
            <text:p>20.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5583" calcext:value-type="float">
            <text:p>82.5583</text:p>
          </table:table-cell>
          <table:table-cell office:value-type="float" office:value="50.3928" calcext:value-type="float">
            <text:p>50.3928</text:p>
          </table:table-cell>
          <table:table-cell office:value-type="float" office:value="24.5413" calcext:value-type="float">
            <text:p>24.5413</text:p>
          </table:table-cell>
          <table:table-cell office:value-type="float" office:value="10.0808" calcext:value-type="float">
            <text:p>10.08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.1535" calcext:value-type="float">
            <text:p>62.1535</text:p>
          </table:table-cell>
          <table:table-cell office:value-type="float" office:value="50.6146" calcext:value-type="float">
            <text:p>50.6146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17.2573" calcext:value-type="float">
            <text:p>17.25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.9619" calcext:value-type="float">
            <text:p>63.9619</text:p>
          </table:table-cell>
          <table:table-cell office:value-type="float" office:value="50.6284" calcext:value-type="float">
            <text:p>50.6284</text:p>
          </table:table-cell>
          <table:table-cell office:value-type="float" office:value="19.6185" calcext:value-type="float">
            <text:p>19.6185</text:p>
          </table:table-cell>
          <table:table-cell office:value-type="float" office:value="15.7487" calcext:value-type="float">
            <text:p>15.74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.288" calcext:value-type="float">
            <text:p>114.288</text:p>
          </table:table-cell>
          <table:table-cell office:value-type="float" office:value="50.9179" calcext:value-type="float">
            <text:p>50.9179</text:p>
          </table:table-cell>
          <table:table-cell office:value-type="float" office:value="27.4084" calcext:value-type="float">
            <text:p>27.4084</text:p>
          </table:table-cell>
          <table:table-cell office:value-type="float" office:value="11.7993" calcext:value-type="float">
            <text:p>11.79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.5688" calcext:value-type="float">
            <text:p>75.5688</text:p>
          </table:table-cell>
          <table:table-cell office:value-type="float" office:value="50.6165" calcext:value-type="float">
            <text:p>50.6165</text:p>
          </table:table-cell>
          <table:table-cell office:value-type="float" office:value="10.621" calcext:value-type="float">
            <text:p>10.621</text:p>
          </table:table-cell>
          <table:table-cell office:value-type="float" office:value="15.2261" calcext:value-type="float">
            <text:p>15.22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4.0721" calcext:value-type="float">
            <text:p>74.0721</text:p>
          </table:table-cell>
          <table:table-cell office:value-type="float" office:value="50.5736" calcext:value-type="float">
            <text:p>50.5736</text:p>
          </table:table-cell>
          <table:table-cell office:value-type="float" office:value="13.3898" calcext:value-type="float">
            <text:p>13.3898</text:p>
          </table:table-cell>
          <table:table-cell office:value-type="float" office:value="9.18063" calcext:value-type="float">
            <text:p>9.18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.965" calcext:value-type="float">
            <text:p>124.965</text:p>
          </table:table-cell>
          <table:table-cell office:value-type="float" office:value="50.8356" calcext:value-type="float">
            <text:p>50.8356</text:p>
          </table:table-cell>
          <table:table-cell office:value-type="float" office:value="31.0014" calcext:value-type="float">
            <text:p>31.0014</text:p>
          </table:table-cell>
          <table:table-cell office:value-type="float" office:value="10.2345" calcext:value-type="float">
            <text:p>10.23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2.9103" calcext:value-type="float">
            <text:p>82.9103</text:p>
          </table:table-cell>
          <table:table-cell office:value-type="float" office:value="50.6116" calcext:value-type="float">
            <text:p>50.6116</text:p>
          </table:table-cell>
          <table:table-cell office:value-type="float" office:value="20.7581" calcext:value-type="float">
            <text:p>20.7581</text:p>
          </table:table-cell>
          <table:table-cell office:value-type="float" office:value="10.0898" calcext:value-type="float">
            <text:p>10.08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.2499" calcext:value-type="float">
            <text:p>85.2499</text:p>
          </table:table-cell>
          <table:table-cell office:value-type="float" office:value="50.6183" calcext:value-type="float">
            <text:p>50.6183</text:p>
          </table:table-cell>
          <table:table-cell office:value-type="float" office:value="17.9772" calcext:value-type="float">
            <text:p>17.9772</text:p>
          </table:table-cell>
          <table:table-cell office:value-type="float" office:value="7.47772" calcext:value-type="float">
            <text:p>7.477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50.8617" calcext:value-type="float">
            <text:p>50.8617</text:p>
          </table:table-cell>
          <table:table-cell office:value-type="float" office:value="30.8901" calcext:value-type="float">
            <text:p>30.8901</text:p>
          </table:table-cell>
          <table:table-cell office:value-type="float" office:value="8.49402" calcext:value-type="float">
            <text:p>8.494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2787" calcext:value-type="float">
            <text:p>90.2787</text:p>
          </table:table-cell>
          <table:table-cell office:value-type="float" office:value="50.6173" calcext:value-type="float">
            <text:p>50.6173</text:p>
          </table:table-cell>
          <table:table-cell office:value-type="float" office:value="19.3865" calcext:value-type="float">
            <text:p>19.3865</text:p>
          </table:table-cell>
          <table:table-cell office:value-type="float" office:value="13.7371" calcext:value-type="float">
            <text:p>13.73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.0846" calcext:value-type="float">
            <text:p>95.0846</text:p>
          </table:table-cell>
          <table:table-cell office:value-type="float" office:value="50.6451" calcext:value-type="float">
            <text:p>50.6451</text:p>
          </table:table-cell>
          <table:table-cell office:value-type="float" office:value="14.0063" calcext:value-type="float">
            <text:p>14.0063</text:p>
          </table:table-cell>
          <table:table-cell office:value-type="float" office:value="9.99489" calcext:value-type="float">
            <text:p>9.994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2.341" calcext:value-type="float">
            <text:p>162.341</text:p>
          </table:table-cell>
          <table:table-cell office:value-type="float" office:value="51.0503" calcext:value-type="float">
            <text:p>51.0503</text:p>
          </table:table-cell>
          <table:table-cell office:value-type="float" office:value="39.6842" calcext:value-type="float">
            <text:p>39.6842</text:p>
          </table:table-cell>
          <table:table-cell office:value-type="float" office:value="10.2247" calcext:value-type="float">
            <text:p>10.224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5.2" calcext:value-type="float">
            <text:p>105.2</text:p>
          </table:table-cell>
          <table:table-cell office:value-type="float" office:value="50.6116" calcext:value-type="float">
            <text:p>50.6116</text:p>
          </table:table-cell>
          <table:table-cell office:value-type="float" office:value="18.3779" calcext:value-type="float">
            <text:p>18.3779</text:p>
          </table:table-cell>
          <table:table-cell office:value-type="float" office:value="9.65461" calcext:value-type="float">
            <text:p>9.654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9.16" calcext:value-type="float">
            <text:p>109.16</text:p>
          </table:table-cell>
          <table:table-cell office:value-type="float" office:value="50.5922" calcext:value-type="float">
            <text:p>50.5922</text:p>
          </table:table-cell>
          <table:table-cell office:value-type="float" office:value="16.176" calcext:value-type="float">
            <text:p>16.176</text:p>
          </table:table-cell>
          <table:table-cell office:value-type="float" office:value="8.23141" calcext:value-type="float">
            <text:p>8.23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9.977" calcext:value-type="float">
            <text:p>169.977</text:p>
          </table:table-cell>
          <table:table-cell office:value-type="float" office:value="50.8446" calcext:value-type="float">
            <text:p>50.8446</text:p>
          </table:table-cell>
          <table:table-cell office:value-type="float" office:value="40.753" calcext:value-type="float">
            <text:p>40.753</text:p>
          </table:table-cell>
          <table:table-cell office:value-type="float" office:value="8.16049" calcext:value-type="float">
            <text:p>8.1604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9.09" calcext:value-type="float">
            <text:p>109.09</text:p>
          </table:table-cell>
          <table:table-cell office:value-type="float" office:value="50.6273" calcext:value-type="float">
            <text:p>50.6273</text:p>
          </table:table-cell>
          <table:table-cell office:value-type="float" office:value="13.6313" calcext:value-type="float">
            <text:p>13.6313</text:p>
          </table:table-cell>
          <table:table-cell office:value-type="float" office:value="14.3675" calcext:value-type="float">
            <text:p>14.367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3.771" calcext:value-type="float">
            <text:p>113.771</text:p>
          </table:table-cell>
          <table:table-cell office:value-type="float" office:value="50.5795" calcext:value-type="float">
            <text:p>50.5795</text:p>
          </table:table-cell>
          <table:table-cell office:value-type="float" office:value="11.6197" calcext:value-type="float">
            <text:p>11.6197</text:p>
          </table:table-cell>
          <table:table-cell office:value-type="float" office:value="7.29255" calcext:value-type="float">
            <text:p>7.292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.642" calcext:value-type="float">
            <text:p>201.642</text:p>
          </table:table-cell>
          <table:table-cell office:value-type="float" office:value="50.9051" calcext:value-type="float">
            <text:p>50.9051</text:p>
          </table:table-cell>
          <table:table-cell office:value-type="float" office:value="51.8679" calcext:value-type="float">
            <text:p>51.8679</text:p>
          </table:table-cell>
          <table:table-cell office:value-type="float" office:value="11.4534" calcext:value-type="float">
            <text:p>11.45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0.193" calcext:value-type="float">
            <text:p>120.193</text:p>
          </table:table-cell>
          <table:table-cell office:value-type="float" office:value="50.59" calcext:value-type="float">
            <text:p>50.59</text:p>
          </table:table-cell>
          <table:table-cell office:value-type="float" office:value="24.2661" calcext:value-type="float">
            <text:p>24.2661</text:p>
          </table:table-cell>
          <table:table-cell office:value-type="float" office:value="11.2548" calcext:value-type="float">
            <text:p>11.254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50.6712" calcext:value-type="float">
            <text:p>50.6712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16.9849" calcext:value-type="float">
            <text:p>16.98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3.894" calcext:value-type="float">
            <text:p>253.894</text:p>
          </table:table-cell>
          <table:table-cell office:value-type="float" office:value="50.9674" calcext:value-type="float">
            <text:p>50.9674</text:p>
          </table:table-cell>
          <table:table-cell office:value-type="float" office:value="61.4053" calcext:value-type="float">
            <text:p>61.4053</text:p>
          </table:table-cell>
          <table:table-cell office:value-type="float" office:value="17.104" calcext:value-type="float">
            <text:p>17.10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34.687" calcext:value-type="float">
            <text:p>134.687</text:p>
          </table:table-cell>
          <table:table-cell office:value-type="float" office:value="50.6228" calcext:value-type="float">
            <text:p>50.6228</text:p>
          </table:table-cell>
          <table:table-cell office:value-type="float" office:value="21.2583" calcext:value-type="float">
            <text:p>21.2583</text:p>
          </table:table-cell>
          <table:table-cell office:value-type="float" office:value="24.248" calcext:value-type="float">
            <text:p>24.24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55.948" calcext:value-type="float">
            <text:p>255.948</text:p>
          </table:table-cell>
          <table:table-cell office:value-type="float" office:value="50.572" calcext:value-type="float">
            <text:p>50.572</text:p>
          </table:table-cell>
          <table:table-cell office:value-type="float" office:value="19.6076" calcext:value-type="float">
            <text:p>19.6076</text:p>
          </table:table-cell>
          <table:table-cell office:value-type="float" office:value="8.93444" calcext:value-type="float">
            <text:p>8.934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0.572" calcext:value-type="float">
            <text:p>290.572</text:p>
          </table:table-cell>
          <table:table-cell office:value-type="float" office:value="51.0108" calcext:value-type="float">
            <text:p>51.0108</text:p>
          </table:table-cell>
          <table:table-cell office:value-type="float" office:value="67.3987" calcext:value-type="float">
            <text:p>67.3987</text:p>
          </table:table-cell>
          <table:table-cell office:value-type="float" office:value="17.2514" calcext:value-type="float">
            <text:p>17.251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44.39" calcext:value-type="float">
            <text:p>144.39</text:p>
          </table:table-cell>
          <table:table-cell office:value-type="float" office:value="50.6016" calcext:value-type="float">
            <text:p>50.6016</text:p>
          </table:table-cell>
          <table:table-cell office:value-type="float" office:value="17.4235" calcext:value-type="float">
            <text:p>17.4235</text:p>
          </table:table-cell>
          <table:table-cell office:value-type="float" office:value="8.84256" calcext:value-type="float">
            <text:p>8.8425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76.803" calcext:value-type="float">
            <text:p>176.803</text:p>
          </table:table-cell>
          <table:table-cell office:value-type="float" office:value="50.5375" calcext:value-type="float">
            <text:p>50.5375</text:p>
          </table:table-cell>
          <table:table-cell office:value-type="float" office:value="18.5653" calcext:value-type="float">
            <text:p>18.5653</text:p>
          </table:table-cell>
          <table:table-cell office:value-type="float" office:value="7.98682" calcext:value-type="float">
            <text:p>7.986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4.562" calcext:value-type="float">
            <text:p>354.562</text:p>
          </table:table-cell>
          <table:table-cell office:value-type="float" office:value="50.9692" calcext:value-type="float">
            <text:p>50.9692</text:p>
          </table:table-cell>
          <table:table-cell office:value-type="float" office:value="82.9781" calcext:value-type="float">
            <text:p>82.9781</text:p>
          </table:table-cell>
          <table:table-cell office:value-type="float" office:value="11.2374" calcext:value-type="float">
            <text:p>11.237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82.221" calcext:value-type="float">
            <text:p>182.221</text:p>
          </table:table-cell>
          <table:table-cell office:value-type="float" office:value="50.6099" calcext:value-type="float">
            <text:p>50.6099</text:p>
          </table:table-cell>
          <table:table-cell office:value-type="float" office:value="30.1948" calcext:value-type="float">
            <text:p>30.1948</text:p>
          </table:table-cell>
          <table:table-cell office:value-type="float" office:value="11.7702" calcext:value-type="float">
            <text:p>11.770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20.227" calcext:value-type="float">
            <text:p>220.227</text:p>
          </table:table-cell>
          <table:table-cell office:value-type="float" office:value="50.6257" calcext:value-type="float">
            <text:p>50.6257</text:p>
          </table:table-cell>
          <table:table-cell office:value-type="float" office:value="23.3025" calcext:value-type="float">
            <text:p>23.3025</text:p>
          </table:table-cell>
          <table:table-cell office:value-type="float" office:value="10.766" calcext:value-type="float">
            <text:p>10.7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46.339" calcext:value-type="float">
            <text:p>446.339</text:p>
          </table:table-cell>
          <table:table-cell office:value-type="float" office:value="50.9577" calcext:value-type="float">
            <text:p>50.9577</text:p>
          </table:table-cell>
          <table:table-cell office:value-type="float" office:value="93.7297" calcext:value-type="float">
            <text:p>93.7297</text:p>
          </table:table-cell>
          <table:table-cell office:value-type="float" office:value="11.1963" calcext:value-type="float">
            <text:p>11.196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28.292" calcext:value-type="float">
            <text:p>328.292</text:p>
          </table:table-cell>
          <table:table-cell office:value-type="float" office:value="50.615" calcext:value-type="float">
            <text:p>50.615</text:p>
          </table:table-cell>
          <table:table-cell office:value-type="float" office:value="24.659" calcext:value-type="float">
            <text:p>24.659</text:p>
          </table:table-cell>
          <table:table-cell office:value-type="float" office:value="21.562" calcext:value-type="float">
            <text:p>21.56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71.073" calcext:value-type="float">
            <text:p>371.073</text:p>
          </table:table-cell>
          <table:table-cell office:value-type="float" office:value="50.6116" calcext:value-type="float">
            <text:p>50.6116</text:p>
          </table:table-cell>
          <table:table-cell office:value-type="float" office:value="23.1901" calcext:value-type="float">
            <text:p>23.1901</text:p>
          </table:table-cell>
          <table:table-cell office:value-type="float" office:value="8.89071" calcext:value-type="float">
            <text:p>8.8907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5.467" calcext:value-type="float">
            <text:p>525.467</text:p>
          </table:table-cell>
          <table:table-cell office:value-type="float" office:value="50.9326" calcext:value-type="float">
            <text:p>50.9326</text:p>
          </table:table-cell>
          <table:table-cell office:value-type="float" office:value="135.069" calcext:value-type="float">
            <text:p>135.069</text:p>
          </table:table-cell>
          <table:table-cell office:value-type="float" office:value="14.1333" calcext:value-type="float">
            <text:p>14.1333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90.918" calcext:value-type="float">
            <text:p>390.918</text:p>
          </table:table-cell>
          <table:table-cell office:value-type="float" office:value="50.5754" calcext:value-type="float">
            <text:p>50.5754</text:p>
          </table:table-cell>
          <table:table-cell office:value-type="float" office:value="39.4103" calcext:value-type="float">
            <text:p>39.4103</text:p>
          </table:table-cell>
          <table:table-cell office:value-type="float" office:value="6.46724" calcext:value-type="float">
            <text:p>6.4672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51.812" calcext:value-type="float">
            <text:p>451.812</text:p>
          </table:table-cell>
          <table:table-cell office:value-type="float" office:value="50.6149" calcext:value-type="float">
            <text:p>50.6149</text:p>
          </table:table-cell>
          <table:table-cell office:value-type="float" office:value="30.7715" calcext:value-type="float">
            <text:p>30.7715</text:p>
          </table:table-cell>
          <table:table-cell office:value-type="float" office:value="17.4252" calcext:value-type="float">
            <text:p>17.42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16.431" calcext:value-type="float">
            <text:p>716.431</text:p>
          </table:table-cell>
          <table:table-cell office:value-type="float" office:value="51.0088" calcext:value-type="float">
            <text:p>51.0088</text:p>
          </table:table-cell>
          <table:table-cell office:value-type="float" office:value="252.307" calcext:value-type="float">
            <text:p>252.307</text:p>
          </table:table-cell>
          <table:table-cell office:value-type="float" office:value="19.2666" calcext:value-type="float">
            <text:p>19.266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64.346" calcext:value-type="float">
            <text:p>464.346</text:p>
          </table:table-cell>
          <table:table-cell office:value-type="float" office:value="50.5993" calcext:value-type="float">
            <text:p>50.5993</text:p>
          </table:table-cell>
          <table:table-cell office:value-type="float" office:value="31.2677" calcext:value-type="float">
            <text:p>31.2677</text:p>
          </table:table-cell>
          <table:table-cell office:value-type="float" office:value="9.58398" calcext:value-type="float">
            <text:p>9.5839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711.183" calcext:value-type="float">
            <text:p>711.183</text:p>
          </table:table-cell>
          <table:table-cell office:value-type="float" office:value="50.4724" calcext:value-type="float">
            <text:p>50.4724</text:p>
          </table:table-cell>
          <table:table-cell office:value-type="float" office:value="45.1196" calcext:value-type="float">
            <text:p>45.1196</text:p>
          </table:table-cell>
          <table:table-cell office:value-type="float" office:value="8.96466" calcext:value-type="float">
            <text:p>8.9646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18.98" calcext:value-type="float">
            <text:p>1218.98</text:p>
          </table:table-cell>
          <table:table-cell office:value-type="float" office:value="51.3214" calcext:value-type="float">
            <text:p>51.3214</text:p>
          </table:table-cell>
          <table:table-cell office:value-type="float" office:value="382.159" calcext:value-type="float">
            <text:p>382.159</text:p>
          </table:table-cell>
          <table:table-cell office:value-type="float" office:value="20.2099" calcext:value-type="float">
            <text:p>20.2099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769.804" calcext:value-type="float">
            <text:p>769.804</text:p>
          </table:table-cell>
          <table:table-cell office:value-type="float" office:value="50.6085" calcext:value-type="float">
            <text:p>50.6085</text:p>
          </table:table-cell>
          <table:table-cell office:value-type="float" office:value="58.5088" calcext:value-type="float">
            <text:p>58.5088</text:p>
          </table:table-cell>
          <table:table-cell office:value-type="float" office:value="8.96184" calcext:value-type="float">
            <text:p>8.9618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723.709" calcext:value-type="float">
            <text:p>723.709</text:p>
          </table:table-cell>
          <table:table-cell office:value-type="float" office:value="50.637" calcext:value-type="float">
            <text:p>50.637</text:p>
          </table:table-cell>
          <table:table-cell office:value-type="float" office:value="35.1194" calcext:value-type="float">
            <text:p>35.1194</text:p>
          </table:table-cell>
          <table:table-cell office:value-type="float" office:value="10.7779" calcext:value-type="float">
            <text:p>10.77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97.17" calcext:value-type="float">
            <text:p>1797.17</text:p>
          </table:table-cell>
          <table:table-cell office:value-type="float" office:value="56.4427" calcext:value-type="float">
            <text:p>56.4427</text:p>
          </table:table-cell>
          <table:table-cell office:value-type="float" office:value="387.724" calcext:value-type="float">
            <text:p>387.724</text:p>
          </table:table-cell>
          <table:table-cell office:value-type="float" office:value="15.9326" calcext:value-type="float">
            <text:p>15.932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960.961" calcext:value-type="float">
            <text:p>960.961</text:p>
          </table:table-cell>
          <table:table-cell office:value-type="float" office:value="50.5852" calcext:value-type="float">
            <text:p>50.5852</text:p>
          </table:table-cell>
          <table:table-cell office:value-type="float" office:value="34.945" calcext:value-type="float">
            <text:p>34.945</text:p>
          </table:table-cell>
          <table:table-cell office:value-type="float" office:value="8.79542" calcext:value-type="float">
            <text:p>8.7954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047.8" calcext:value-type="float">
            <text:p>1047.8</text:p>
          </table:table-cell>
          <table:table-cell office:value-type="float" office:value="50.7287" calcext:value-type="float">
            <text:p>50.7287</text:p>
          </table:table-cell>
          <table:table-cell office:value-type="float" office:value="121.17" calcext:value-type="float">
            <text:p>121.17</text:p>
          </table:table-cell>
          <table:table-cell office:value-type="float" office:value="9.34288" calcext:value-type="float">
            <text:p>9.3428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396.56" calcext:value-type="float">
            <text:p>2396.56</text:p>
          </table:table-cell>
          <table:table-cell office:value-type="float" office:value="57.556" calcext:value-type="float">
            <text:p>57.556</text:p>
          </table:table-cell>
          <table:table-cell office:value-type="float" office:value="450.894" calcext:value-type="float">
            <text:p>450.894</text:p>
          </table:table-cell>
          <table:table-cell office:value-type="float" office:value="19.6321" calcext:value-type="float">
            <text:p>19.6321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150.16" calcext:value-type="float">
            <text:p>1150.16</text:p>
          </table:table-cell>
          <table:table-cell office:value-type="float" office:value="50.5923" calcext:value-type="float">
            <text:p>50.5923</text:p>
          </table:table-cell>
          <table:table-cell office:value-type="float" office:value="39.0288" calcext:value-type="float">
            <text:p>39.0288</text:p>
          </table:table-cell>
          <table:table-cell office:value-type="float" office:value="12.7606" calcext:value-type="float">
            <text:p>12.7606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166.69" calcext:value-type="float">
            <text:p>1166.69</text:p>
          </table:table-cell>
          <table:table-cell office:value-type="float" office:value="50.7326" calcext:value-type="float">
            <text:p>50.7326</text:p>
          </table:table-cell>
          <table:table-cell office:value-type="float" office:value="44.0888" calcext:value-type="float">
            <text:p>44.0888</text:p>
          </table:table-cell>
          <table:table-cell office:value-type="float" office:value="13.5789" calcext:value-type="float">
            <text:p>13.578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702.62" calcext:value-type="float">
            <text:p>2702.62</text:p>
          </table:table-cell>
          <table:table-cell office:value-type="float" office:value="58.1658" calcext:value-type="float">
            <text:p>58.1658</text:p>
          </table:table-cell>
          <table:table-cell office:value-type="float" office:value="513.265" calcext:value-type="float">
            <text:p>513.265</text:p>
          </table:table-cell>
          <table:table-cell office:value-type="float" office:value="25.1686" calcext:value-type="float">
            <text:p>25.1686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282.61" calcext:value-type="float">
            <text:p>1282.61</text:p>
          </table:table-cell>
          <table:table-cell office:value-type="float" office:value="50.5637" calcext:value-type="float">
            <text:p>50.5637</text:p>
          </table:table-cell>
          <table:table-cell office:value-type="float" office:value="46.6646" calcext:value-type="float">
            <text:p>46.6646</text:p>
          </table:table-cell>
          <table:table-cell office:value-type="float" office:value="12.2595" calcext:value-type="float">
            <text:p>12.259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322.51" calcext:value-type="float">
            <text:p>1322.51</text:p>
          </table:table-cell>
          <table:table-cell office:value-type="float" office:value="50.7327" calcext:value-type="float">
            <text:p>50.7327</text:p>
          </table:table-cell>
          <table:table-cell office:value-type="float" office:value="41.6364" calcext:value-type="float">
            <text:p>41.6364</text:p>
          </table:table-cell>
          <table:table-cell office:value-type="float" office:value="8.9295" calcext:value-type="float">
            <text:p>8.929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67.88" calcext:value-type="float">
            <text:p>3067.88</text:p>
          </table:table-cell>
          <table:table-cell office:value-type="float" office:value="59.9224" calcext:value-type="float">
            <text:p>59.9224</text:p>
          </table:table-cell>
          <table:table-cell office:value-type="float" office:value="527.928" calcext:value-type="float">
            <text:p>527.928</text:p>
          </table:table-cell>
          <table:table-cell office:value-type="float" office:value="20.4907" calcext:value-type="float">
            <text:p>20.490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382.55" calcext:value-type="float">
            <text:p>1382.55</text:p>
          </table:table-cell>
          <table:table-cell office:value-type="float" office:value="50.3999" calcext:value-type="float">
            <text:p>50.3999</text:p>
          </table:table-cell>
          <table:table-cell office:value-type="float" office:value="47.6146" calcext:value-type="float">
            <text:p>47.6146</text:p>
          </table:table-cell>
          <table:table-cell office:value-type="float" office:value="8.99203" calcext:value-type="float">
            <text:p>8.99203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351.91" calcext:value-type="float">
            <text:p>1351.91</text:p>
          </table:table-cell>
          <table:table-cell office:value-type="float" office:value="50.5943" calcext:value-type="float">
            <text:p>50.5943</text:p>
          </table:table-cell>
          <table:table-cell office:value-type="float" office:value="82.8525" calcext:value-type="float">
            <text:p>82.8525</text:p>
          </table:table-cell>
          <table:table-cell office:value-type="float" office:value="7.55226" calcext:value-type="float">
            <text:p>7.55226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2999" calcext:value-type="float">
            <text:p>42.2999</text:p>
          </table:table-cell>
          <table:table-cell office:value-type="float" office:value="56.4225" calcext:value-type="float">
            <text:p>56.4225</text:p>
          </table:table-cell>
          <table:table-cell office:value-type="float" office:value="11.2685" calcext:value-type="float">
            <text:p>11.2685</text:p>
          </table:table-cell>
          <table:table-cell office:value-type="float" office:value="11.2538" calcext:value-type="float">
            <text:p>11.25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036" calcext:value-type="float">
            <text:p>42.3036</text:p>
          </table:table-cell>
          <table:table-cell office:value-type="float" office:value="56.4057" calcext:value-type="float">
            <text:p>56.4057</text:p>
          </table:table-cell>
          <table:table-cell office:value-type="float" office:value="7.53993" calcext:value-type="float">
            <text:p>7.53993</text:p>
          </table:table-cell>
          <table:table-cell office:value-type="float" office:value="7.72941" calcext:value-type="float">
            <text:p>7.729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048" calcext:value-type="float">
            <text:p>42.3048</text:p>
          </table:table-cell>
          <table:table-cell office:value-type="float" office:value="56.414" calcext:value-type="float">
            <text:p>56.414</text:p>
          </table:table-cell>
          <table:table-cell office:value-type="float" office:value="11.2098" calcext:value-type="float">
            <text:p>11.2098</text:p>
          </table:table-cell>
          <table:table-cell office:value-type="float" office:value="9.54024" calcext:value-type="float">
            <text:p>9.54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5636" calcext:value-type="float">
            <text:p>50.5636</text:p>
          </table:table-cell>
          <table:table-cell office:value-type="float" office:value="53.9059" calcext:value-type="float">
            <text:p>53.9059</text:p>
          </table:table-cell>
          <table:table-cell office:value-type="float" office:value="9.08995" calcext:value-type="float">
            <text:p>9.08995</text:p>
          </table:table-cell>
          <table:table-cell office:value-type="float" office:value="7.74577" calcext:value-type="float">
            <text:p>7.745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.2749" calcext:value-type="float">
            <text:p>52.2749</text:p>
          </table:table-cell>
          <table:table-cell office:value-type="float" office:value="55.1842" calcext:value-type="float">
            <text:p>55.1842</text:p>
          </table:table-cell>
          <table:table-cell office:value-type="float" office:value="11.7835" calcext:value-type="float">
            <text:p>11.7835</text:p>
          </table:table-cell>
          <table:table-cell office:value-type="float" office:value="14.1321" calcext:value-type="float">
            <text:p>14.1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6.6735" calcext:value-type="float">
            <text:p>86.6735</text:p>
          </table:table-cell>
          <table:table-cell office:value-type="float" office:value="53.9571" calcext:value-type="float">
            <text:p>53.9571</text:p>
          </table:table-cell>
          <table:table-cell office:value-type="float" office:value="13.8363" calcext:value-type="float">
            <text:p>13.8363</text:p>
          </table:table-cell>
          <table:table-cell office:value-type="float" office:value="14.3184" calcext:value-type="float">
            <text:p>14.3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6041" calcext:value-type="float">
            <text:p>50.6041</text:p>
          </table:table-cell>
          <table:table-cell office:value-type="float" office:value="53.961" calcext:value-type="float">
            <text:p>53.961</text:p>
          </table:table-cell>
          <table:table-cell office:value-type="float" office:value="10.9627" calcext:value-type="float">
            <text:p>10.9627</text:p>
          </table:table-cell>
          <table:table-cell office:value-type="float" office:value="11.5672" calcext:value-type="float">
            <text:p>11.56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.2608" calcext:value-type="float">
            <text:p>52.2608</text:p>
          </table:table-cell>
          <table:table-cell office:value-type="float" office:value="53.9231" calcext:value-type="float">
            <text:p>53.9231</text:p>
          </table:table-cell>
          <table:table-cell office:value-type="float" office:value="8.87923" calcext:value-type="float">
            <text:p>8.87923</text:p>
          </table:table-cell>
          <table:table-cell office:value-type="float" office:value="9.87589" calcext:value-type="float">
            <text:p>9.875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3118" calcext:value-type="float">
            <text:p>76.3118</text:p>
          </table:table-cell>
          <table:table-cell office:value-type="float" office:value="66.348" calcext:value-type="float">
            <text:p>66.348</text:p>
          </table:table-cell>
          <table:table-cell office:value-type="float" office:value="23.4334" calcext:value-type="float">
            <text:p>23.4334</text:p>
          </table:table-cell>
          <table:table-cell office:value-type="float" office:value="12.9567" calcext:value-type="float">
            <text:p>12.9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172" calcext:value-type="float">
            <text:p>50.6172</text:p>
          </table:table-cell>
          <table:table-cell office:value-type="float" office:value="55.1602" calcext:value-type="float">
            <text:p>55.1602</text:p>
          </table:table-cell>
          <table:table-cell office:value-type="float" office:value="11.3225" calcext:value-type="float">
            <text:p>11.3225</text:p>
          </table:table-cell>
          <table:table-cell office:value-type="float" office:value="8.19815" calcext:value-type="float">
            <text:p>8.198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.2694" calcext:value-type="float">
            <text:p>52.2694</text:p>
          </table:table-cell>
          <table:table-cell office:value-type="float" office:value="53.9082" calcext:value-type="float">
            <text:p>53.9082</text:p>
          </table:table-cell>
          <table:table-cell office:value-type="float" office:value="12.0214" calcext:value-type="float">
            <text:p>12.0214</text:p>
          </table:table-cell>
          <table:table-cell office:value-type="float" office:value="8.07188" calcext:value-type="float">
            <text:p>8.071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8.2253" calcext:value-type="float">
            <text:p>88.2253</text:p>
          </table:table-cell>
          <table:table-cell office:value-type="float" office:value="68.8963" calcext:value-type="float">
            <text:p>68.8963</text:p>
          </table:table-cell>
          <table:table-cell office:value-type="float" office:value="16.7619" calcext:value-type="float">
            <text:p>16.7619</text:p>
          </table:table-cell>
          <table:table-cell office:value-type="float" office:value="13.5944" calcext:value-type="float">
            <text:p>13.59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.5592" calcext:value-type="float">
            <text:p>51.5592</text:p>
          </table:table-cell>
          <table:table-cell office:value-type="float" office:value="53.9659" calcext:value-type="float">
            <text:p>53.9659</text:p>
          </table:table-cell>
          <table:table-cell office:value-type="float" office:value="13.2137" calcext:value-type="float">
            <text:p>13.2137</text:p>
          </table:table-cell>
          <table:table-cell office:value-type="float" office:value="8.74255" calcext:value-type="float">
            <text:p>8.742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.2698" calcext:value-type="float">
            <text:p>52.2698</text:p>
          </table:table-cell>
          <table:table-cell office:value-type="float" office:value="53.9334" calcext:value-type="float">
            <text:p>53.9334</text:p>
          </table:table-cell>
          <table:table-cell office:value-type="float" office:value="9.84338" calcext:value-type="float">
            <text:p>9.84338</text:p>
          </table:table-cell>
          <table:table-cell office:value-type="float" office:value="11.3447" calcext:value-type="float">
            <text:p>11.34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6.294" calcext:value-type="float">
            <text:p>116.294</text:p>
          </table:table-cell>
          <table:table-cell office:value-type="float" office:value="69.2379" calcext:value-type="float">
            <text:p>69.2379</text:p>
          </table:table-cell>
          <table:table-cell office:value-type="float" office:value="27.9542" calcext:value-type="float">
            <text:p>27.9542</text:p>
          </table:table-cell>
          <table:table-cell office:value-type="float" office:value="15.8167" calcext:value-type="float">
            <text:p>15.81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5942" calcext:value-type="float">
            <text:p>51.5942</text:p>
          </table:table-cell>
          <table:table-cell office:value-type="float" office:value="53.9674" calcext:value-type="float">
            <text:p>53.9674</text:p>
          </table:table-cell>
          <table:table-cell office:value-type="float" office:value="9.9985" calcext:value-type="float">
            <text:p>9.9985</text:p>
          </table:table-cell>
          <table:table-cell office:value-type="float" office:value="11.821" calcext:value-type="float">
            <text:p>11.8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6.4056" calcext:value-type="float">
            <text:p>56.4056</text:p>
          </table:table-cell>
          <table:table-cell office:value-type="float" office:value="53.9434" calcext:value-type="float">
            <text:p>53.9434</text:p>
          </table:table-cell>
          <table:table-cell office:value-type="float" office:value="7.59958" calcext:value-type="float">
            <text:p>7.59958</text:p>
          </table:table-cell>
          <table:table-cell office:value-type="float" office:value="13.1452" calcext:value-type="float">
            <text:p>13.14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9.234" calcext:value-type="float">
            <text:p>119.234</text:p>
          </table:table-cell>
          <table:table-cell office:value-type="float" office:value="70.2546" calcext:value-type="float">
            <text:p>70.2546</text:p>
          </table:table-cell>
          <table:table-cell office:value-type="float" office:value="19.1929" calcext:value-type="float">
            <text:p>19.1929</text:p>
          </table:table-cell>
          <table:table-cell office:value-type="float" office:value="22.4678" calcext:value-type="float">
            <text:p>22.46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.7802" calcext:value-type="float">
            <text:p>51.7802</text:p>
          </table:table-cell>
          <table:table-cell office:value-type="float" office:value="53.9777" calcext:value-type="float">
            <text:p>53.9777</text:p>
          </table:table-cell>
          <table:table-cell office:value-type="float" office:value="15.0858" calcext:value-type="float">
            <text:p>15.0858</text:p>
          </table:table-cell>
          <table:table-cell office:value-type="float" office:value="13.0612" calcext:value-type="float">
            <text:p>13.06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2793" calcext:value-type="float">
            <text:p>52.2793</text:p>
          </table:table-cell>
          <table:table-cell office:value-type="float" office:value="53.9174" calcext:value-type="float">
            <text:p>53.9174</text:p>
          </table:table-cell>
          <table:table-cell office:value-type="float" office:value="10.8176" calcext:value-type="float">
            <text:p>10.8176</text:p>
          </table:table-cell>
          <table:table-cell office:value-type="float" office:value="9.6543" calcext:value-type="float">
            <text:p>9.65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.914" calcext:value-type="float">
            <text:p>130.914</text:p>
          </table:table-cell>
          <table:table-cell office:value-type="float" office:value="72.9353" calcext:value-type="float">
            <text:p>72.9353</text:p>
          </table:table-cell>
          <table:table-cell office:value-type="float" office:value="18.3333" calcext:value-type="float">
            <text:p>18.3333</text:p>
          </table:table-cell>
          <table:table-cell office:value-type="float" office:value="22.5091" calcext:value-type="float">
            <text:p>22.50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.1572" calcext:value-type="float">
            <text:p>52.1572</text:p>
          </table:table-cell>
          <table:table-cell office:value-type="float" office:value="54.077" calcext:value-type="float">
            <text:p>54.077</text:p>
          </table:table-cell>
          <table:table-cell office:value-type="float" office:value="16.8916" calcext:value-type="float">
            <text:p>16.8916</text:p>
          </table:table-cell>
          <table:table-cell office:value-type="float" office:value="11.8837" calcext:value-type="float">
            <text:p>11.883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2.2701" calcext:value-type="float">
            <text:p>52.2701</text:p>
          </table:table-cell>
          <table:table-cell office:value-type="float" office:value="53.9145" calcext:value-type="float">
            <text:p>53.9145</text:p>
          </table:table-cell>
          <table:table-cell office:value-type="float" office:value="7.69656" calcext:value-type="float">
            <text:p>7.69656</text:p>
          </table:table-cell>
          <table:table-cell office:value-type="float" office:value="12.0194" calcext:value-type="float">
            <text:p>12.019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8.92" calcext:value-type="float">
            <text:p>158.92</text:p>
          </table:table-cell>
          <table:table-cell office:value-type="float" office:value="74.997" calcext:value-type="float">
            <text:p>74.997</text:p>
          </table:table-cell>
          <table:table-cell office:value-type="float" office:value="26.4863" calcext:value-type="float">
            <text:p>26.4863</text:p>
          </table:table-cell>
          <table:table-cell office:value-type="float" office:value="24.5805" calcext:value-type="float">
            <text:p>24.5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.4608" calcext:value-type="float">
            <text:p>52.4608</text:p>
          </table:table-cell>
          <table:table-cell office:value-type="float" office:value="54.1398" calcext:value-type="float">
            <text:p>54.1398</text:p>
          </table:table-cell>
          <table:table-cell office:value-type="float" office:value="19.6924" calcext:value-type="float">
            <text:p>19.6924</text:p>
          </table:table-cell>
          <table:table-cell office:value-type="float" office:value="9.54524" calcext:value-type="float">
            <text:p>9.5452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2.2472" calcext:value-type="float">
            <text:p>52.2472</text:p>
          </table:table-cell>
          <table:table-cell office:value-type="float" office:value="53.9386" calcext:value-type="float">
            <text:p>53.9386</text:p>
          </table:table-cell>
          <table:table-cell office:value-type="float" office:value="13.5806" calcext:value-type="float">
            <text:p>13.5806</text:p>
          </table:table-cell>
          <table:table-cell office:value-type="float" office:value="14.7352" calcext:value-type="float">
            <text:p>14.735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2.888" calcext:value-type="float">
            <text:p>162.888</text:p>
          </table:table-cell>
          <table:table-cell office:value-type="float" office:value="75.7562" calcext:value-type="float">
            <text:p>75.7562</text:p>
          </table:table-cell>
          <table:table-cell office:value-type="float" office:value="37.3483" calcext:value-type="float">
            <text:p>37.3483</text:p>
          </table:table-cell>
          <table:table-cell office:value-type="float" office:value="52.0507" calcext:value-type="float">
            <text:p>52.05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.3917" calcext:value-type="float">
            <text:p>53.3917</text:p>
          </table:table-cell>
          <table:table-cell office:value-type="float" office:value="54.3304" calcext:value-type="float">
            <text:p>54.3304</text:p>
          </table:table-cell>
          <table:table-cell office:value-type="float" office:value="25.7657" calcext:value-type="float">
            <text:p>25.7657</text:p>
          </table:table-cell>
          <table:table-cell office:value-type="float" office:value="22.7698" calcext:value-type="float">
            <text:p>22.76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.2965" calcext:value-type="float">
            <text:p>52.2965</text:p>
          </table:table-cell>
          <table:table-cell office:value-type="float" office:value="53.9476" calcext:value-type="float">
            <text:p>53.9476</text:p>
          </table:table-cell>
          <table:table-cell office:value-type="float" office:value="18.1779" calcext:value-type="float">
            <text:p>18.1779</text:p>
          </table:table-cell>
          <table:table-cell office:value-type="float" office:value="14.7934" calcext:value-type="float">
            <text:p>14.79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7.464" calcext:value-type="float">
            <text:p>177.464</text:p>
          </table:table-cell>
          <table:table-cell office:value-type="float" office:value="76.3858" calcext:value-type="float">
            <text:p>76.3858</text:p>
          </table:table-cell>
          <table:table-cell office:value-type="float" office:value="36.1766" calcext:value-type="float">
            <text:p>36.1766</text:p>
          </table:table-cell>
          <table:table-cell office:value-type="float" office:value="30.1919" calcext:value-type="float">
            <text:p>30.19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7.7976" calcext:value-type="float">
            <text:p>57.7976</text:p>
          </table:table-cell>
          <table:table-cell office:value-type="float" office:value="55.0373" calcext:value-type="float">
            <text:p>55.0373</text:p>
          </table:table-cell>
          <table:table-cell office:value-type="float" office:value="52.7259" calcext:value-type="float">
            <text:p>52.7259</text:p>
          </table:table-cell>
          <table:table-cell office:value-type="float" office:value="26.846" calcext:value-type="float">
            <text:p>26.84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2.2505" calcext:value-type="float">
            <text:p>52.2505</text:p>
          </table:table-cell>
          <table:table-cell office:value-type="float" office:value="53.9514" calcext:value-type="float">
            <text:p>53.9514</text:p>
          </table:table-cell>
          <table:table-cell office:value-type="float" office:value="9.15401" calcext:value-type="float">
            <text:p>9.15401</text:p>
          </table:table-cell>
          <table:table-cell office:value-type="float" office:value="21.9296" calcext:value-type="float">
            <text:p>21.929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18.728" calcext:value-type="float">
            <text:p>218.728</text:p>
          </table:table-cell>
          <table:table-cell office:value-type="float" office:value="77.747" calcext:value-type="float">
            <text:p>77.747</text:p>
          </table:table-cell>
          <table:table-cell office:value-type="float" office:value="45.5313" calcext:value-type="float">
            <text:p>45.5313</text:p>
          </table:table-cell>
          <table:table-cell office:value-type="float" office:value="35.0604" calcext:value-type="float">
            <text:p>35.06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.1418" calcext:value-type="float">
            <text:p>62.1418</text:p>
          </table:table-cell>
          <table:table-cell office:value-type="float" office:value="55.6134" calcext:value-type="float">
            <text:p>55.6134</text:p>
          </table:table-cell>
          <table:table-cell office:value-type="float" office:value="69.8863" calcext:value-type="float">
            <text:p>69.8863</text:p>
          </table:table-cell>
          <table:table-cell office:value-type="float" office:value="16.701" calcext:value-type="float">
            <text:p>16.7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2.2541" calcext:value-type="float">
            <text:p>52.2541</text:p>
          </table:table-cell>
          <table:table-cell office:value-type="float" office:value="53.9136" calcext:value-type="float">
            <text:p>53.9136</text:p>
          </table:table-cell>
          <table:table-cell office:value-type="float" office:value="9.20303" calcext:value-type="float">
            <text:p>9.20303</text:p>
          </table:table-cell>
          <table:table-cell office:value-type="float" office:value="7.35572" calcext:value-type="float">
            <text:p>7.3557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41.015" calcext:value-type="float">
            <text:p>241.015</text:p>
          </table:table-cell>
          <table:table-cell office:value-type="float" office:value="79.8616" calcext:value-type="float">
            <text:p>79.8616</text:p>
          </table:table-cell>
          <table:table-cell office:value-type="float" office:value="49.6144" calcext:value-type="float">
            <text:p>49.6144</text:p>
          </table:table-cell>
          <table:table-cell office:value-type="float" office:value="40.3605" calcext:value-type="float">
            <text:p>40.36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1.0642" calcext:value-type="float">
            <text:p>71.0642</text:p>
          </table:table-cell>
          <table:table-cell office:value-type="float" office:value="57.0339" calcext:value-type="float">
            <text:p>57.0339</text:p>
          </table:table-cell>
          <table:table-cell office:value-type="float" office:value="97.1065" calcext:value-type="float">
            <text:p>97.1065</text:p>
          </table:table-cell>
          <table:table-cell office:value-type="float" office:value="24.5172" calcext:value-type="float">
            <text:p>24.517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2.3006" calcext:value-type="float">
            <text:p>52.3006</text:p>
          </table:table-cell>
          <table:table-cell office:value-type="float" office:value="53.9602" calcext:value-type="float">
            <text:p>53.9602</text:p>
          </table:table-cell>
          <table:table-cell office:value-type="float" office:value="8.10718" calcext:value-type="float">
            <text:p>8.10718</text:p>
          </table:table-cell>
          <table:table-cell office:value-type="float" office:value="11.6769" calcext:value-type="float">
            <text:p>11.67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25.739" calcext:value-type="float">
            <text:p>325.739</text:p>
          </table:table-cell>
          <table:table-cell office:value-type="float" office:value="79.3556" calcext:value-type="float">
            <text:p>79.3556</text:p>
          </table:table-cell>
          <table:table-cell office:value-type="float" office:value="69.5972" calcext:value-type="float">
            <text:p>69.5972</text:p>
          </table:table-cell>
          <table:table-cell office:value-type="float" office:value="44.0033" calcext:value-type="float">
            <text:p>44.00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62.1602" calcext:value-type="float">
            <text:p>62.1602</text:p>
          </table:table-cell>
          <table:table-cell office:value-type="float" office:value="189.929" calcext:value-type="float">
            <text:p>189.929</text:p>
          </table:table-cell>
          <table:table-cell office:value-type="float" office:value="39.2124" calcext:value-type="float">
            <text:p>39.212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2.2662" calcext:value-type="float">
            <text:p>52.2662</text:p>
          </table:table-cell>
          <table:table-cell office:value-type="float" office:value="53.9611" calcext:value-type="float">
            <text:p>53.9611</text:p>
          </table:table-cell>
          <table:table-cell office:value-type="float" office:value="7.40269" calcext:value-type="float">
            <text:p>7.40269</text:p>
          </table:table-cell>
          <table:table-cell office:value-type="float" office:value="24.6063" calcext:value-type="float">
            <text:p>24.606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93.617" calcext:value-type="float">
            <text:p>393.617</text:p>
          </table:table-cell>
          <table:table-cell office:value-type="float" office:value="81.9735" calcext:value-type="float">
            <text:p>81.9735</text:p>
          </table:table-cell>
          <table:table-cell office:value-type="float" office:value="69.5053" calcext:value-type="float">
            <text:p>69.5053</text:p>
          </table:table-cell>
          <table:table-cell office:value-type="float" office:value="57.1506" calcext:value-type="float">
            <text:p>57.15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0.749" calcext:value-type="float">
            <text:p>160.749</text:p>
          </table:table-cell>
          <table:table-cell office:value-type="float" office:value="68.1265" calcext:value-type="float">
            <text:p>68.1265</text:p>
          </table:table-cell>
          <table:table-cell office:value-type="float" office:value="288.281" calcext:value-type="float">
            <text:p>288.281</text:p>
          </table:table-cell>
          <table:table-cell office:value-type="float" office:value="61.261" calcext:value-type="float">
            <text:p>61.26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2.2656" calcext:value-type="float">
            <text:p>52.2656</text:p>
          </table:table-cell>
          <table:table-cell office:value-type="float" office:value="53.9208" calcext:value-type="float">
            <text:p>53.9208</text:p>
          </table:table-cell>
          <table:table-cell office:value-type="float" office:value="9.08655" calcext:value-type="float">
            <text:p>9.08655</text:p>
          </table:table-cell>
          <table:table-cell office:value-type="float" office:value="10.0345" calcext:value-type="float">
            <text:p>10.034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04.376" calcext:value-type="float">
            <text:p>504.376</text:p>
          </table:table-cell>
          <table:table-cell office:value-type="float" office:value="85.5953" calcext:value-type="float">
            <text:p>85.5953</text:p>
          </table:table-cell>
          <table:table-cell office:value-type="float" office:value="117.206" calcext:value-type="float">
            <text:p>117.206</text:p>
          </table:table-cell>
          <table:table-cell office:value-type="float" office:value="73.9364" calcext:value-type="float">
            <text:p>73.936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6.999" calcext:value-type="float">
            <text:p>276.999</text:p>
          </table:table-cell>
          <table:table-cell office:value-type="float" office:value="82.9267" calcext:value-type="float">
            <text:p>82.9267</text:p>
          </table:table-cell>
          <table:table-cell office:value-type="float" office:value="437.917" calcext:value-type="float">
            <text:p>437.917</text:p>
          </table:table-cell>
          <table:table-cell office:value-type="float" office:value="93.7136" calcext:value-type="float">
            <text:p>93.713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2.3154" calcext:value-type="float">
            <text:p>52.3154</text:p>
          </table:table-cell>
          <table:table-cell office:value-type="float" office:value="53.9253" calcext:value-type="float">
            <text:p>53.9253</text:p>
          </table:table-cell>
          <table:table-cell office:value-type="float" office:value="23.9734" calcext:value-type="float">
            <text:p>23.9734</text:p>
          </table:table-cell>
          <table:table-cell office:value-type="float" office:value="13.9051" calcext:value-type="float">
            <text:p>13.905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05.689" calcext:value-type="float">
            <text:p>605.689</text:p>
          </table:table-cell>
          <table:table-cell office:value-type="float" office:value="97.0812" calcext:value-type="float">
            <text:p>97.0812</text:p>
          </table:table-cell>
          <table:table-cell office:value-type="float" office:value="133.568" calcext:value-type="float">
            <text:p>133.568</text:p>
          </table:table-cell>
          <table:table-cell office:value-type="float" office:value="112.266" calcext:value-type="float">
            <text:p>112.26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81.107" calcext:value-type="float">
            <text:p>681.107</text:p>
          </table:table-cell>
          <table:table-cell office:value-type="float" office:value="121.543" calcext:value-type="float">
            <text:p>121.543</text:p>
          </table:table-cell>
          <table:table-cell office:value-type="float" office:value="765.59" calcext:value-type="float">
            <text:p>765.59</text:p>
          </table:table-cell>
          <table:table-cell office:value-type="float" office:value="147.704" calcext:value-type="float">
            <text:p>147.70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52.2058" calcext:value-type="float">
            <text:p>52.2058</text:p>
          </table:table-cell>
          <table:table-cell office:value-type="float" office:value="53.9101" calcext:value-type="float">
            <text:p>53.9101</text:p>
          </table:table-cell>
          <table:table-cell office:value-type="float" office:value="6.66195" calcext:value-type="float">
            <text:p>6.66195</text:p>
          </table:table-cell>
          <table:table-cell office:value-type="float" office:value="16.5618" calcext:value-type="float">
            <text:p>16.561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791.822" calcext:value-type="float">
            <text:p>791.822</text:p>
          </table:table-cell>
          <table:table-cell office:value-type="float" office:value="100.305" calcext:value-type="float">
            <text:p>100.305</text:p>
          </table:table-cell>
          <table:table-cell office:value-type="float" office:value="109.43" calcext:value-type="float">
            <text:p>109.43</text:p>
          </table:table-cell>
          <table:table-cell office:value-type="float" office:value="121.623" calcext:value-type="float">
            <text:p>121.6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404.8" calcext:value-type="float">
            <text:p>1404.8</text:p>
          </table:table-cell>
          <table:table-cell office:value-type="float" office:value="174.113" calcext:value-type="float">
            <text:p>174.113</text:p>
          </table:table-cell>
          <table:table-cell office:value-type="float" office:value="956.462" calcext:value-type="float">
            <text:p>956.462</text:p>
          </table:table-cell>
          <table:table-cell office:value-type="float" office:value="192.104" calcext:value-type="float">
            <text:p>192.10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2.2517" calcext:value-type="float">
            <text:p>52.2517</text:p>
          </table:table-cell>
          <table:table-cell office:value-type="float" office:value="53.9112" calcext:value-type="float">
            <text:p>53.9112</text:p>
          </table:table-cell>
          <table:table-cell office:value-type="float" office:value="7.64349" calcext:value-type="float">
            <text:p>7.64349</text:p>
          </table:table-cell>
          <table:table-cell office:value-type="float" office:value="8.87411" calcext:value-type="float">
            <text:p>8.8741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023.64" calcext:value-type="float">
            <text:p>1023.64</text:p>
          </table:table-cell>
          <table:table-cell office:value-type="float" office:value="102.033" calcext:value-type="float">
            <text:p>102.033</text:p>
          </table:table-cell>
          <table:table-cell office:value-type="float" office:value="122.758" calcext:value-type="float">
            <text:p>122.758</text:p>
          </table:table-cell>
          <table:table-cell office:value-type="float" office:value="130.65" calcext:value-type="float">
            <text:p>130.6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183.31" calcext:value-type="float">
            <text:p>2183.31</text:p>
          </table:table-cell>
          <table:table-cell office:value-type="float" office:value="213.749" calcext:value-type="float">
            <text:p>213.749</text:p>
          </table:table-cell>
          <table:table-cell office:value-type="float" office:value="948.857" calcext:value-type="float">
            <text:p>948.857</text:p>
          </table:table-cell>
          <table:table-cell office:value-type="float" office:value="218.748" calcext:value-type="float">
            <text:p>218.748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52.2623" calcext:value-type="float">
            <text:p>52.2623</text:p>
          </table:table-cell>
          <table:table-cell office:value-type="float" office:value="53.9362" calcext:value-type="float">
            <text:p>53.9362</text:p>
          </table:table-cell>
          <table:table-cell office:value-type="float" office:value="10.3622" calcext:value-type="float">
            <text:p>10.3622</text:p>
          </table:table-cell>
          <table:table-cell office:value-type="float" office:value="11.3157" calcext:value-type="float">
            <text:p>11.3157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122.28" calcext:value-type="float">
            <text:p>1122.28</text:p>
          </table:table-cell>
          <table:table-cell office:value-type="float" office:value="101.182" calcext:value-type="float">
            <text:p>101.182</text:p>
          </table:table-cell>
          <table:table-cell office:value-type="float" office:value="86.5013" calcext:value-type="float">
            <text:p>86.5013</text:p>
          </table:table-cell>
          <table:table-cell office:value-type="float" office:value="129.513" calcext:value-type="float">
            <text:p>129.51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521.44" calcext:value-type="float">
            <text:p>2521.44</text:p>
          </table:table-cell>
          <table:table-cell office:value-type="float" office:value="226.141" calcext:value-type="float">
            <text:p>226.141</text:p>
          </table:table-cell>
          <table:table-cell office:value-type="float" office:value="894.515" calcext:value-type="float">
            <text:p>894.515</text:p>
          </table:table-cell>
          <table:table-cell office:value-type="float" office:value="227.025" calcext:value-type="float">
            <text:p>227.02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52.272" calcext:value-type="float">
            <text:p>52.272</text:p>
          </table:table-cell>
          <table:table-cell office:value-type="float" office:value="53.9161" calcext:value-type="float">
            <text:p>53.9161</text:p>
          </table:table-cell>
          <table:table-cell office:value-type="float" office:value="9.63472" calcext:value-type="float">
            <text:p>9.63472</text:p>
          </table:table-cell>
          <table:table-cell office:value-type="float" office:value="9.71975" calcext:value-type="float">
            <text:p>9.7197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192.82" calcext:value-type="float">
            <text:p>1192.82</text:p>
          </table:table-cell>
          <table:table-cell office:value-type="float" office:value="102.774" calcext:value-type="float">
            <text:p>102.774</text:p>
          </table:table-cell>
          <table:table-cell office:value-type="float" office:value="91.9445" calcext:value-type="float">
            <text:p>91.9445</text:p>
          </table:table-cell>
          <table:table-cell office:value-type="float" office:value="130.721" calcext:value-type="float">
            <text:p>130.72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988.62" calcext:value-type="float">
            <text:p>2988.62</text:p>
          </table:table-cell>
          <table:table-cell office:value-type="float" office:value="244.819" calcext:value-type="float">
            <text:p>244.819</text:p>
          </table:table-cell>
          <table:table-cell office:value-type="float" office:value="830.112" calcext:value-type="float">
            <text:p>830.112</text:p>
          </table:table-cell>
          <table:table-cell office:value-type="float" office:value="243.341" calcext:value-type="float">
            <text:p>243.34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9219" calcext:value-type="float">
            <text:p>53.9219</text:p>
          </table:table-cell>
          <table:table-cell office:value-type="float" office:value="9.60162" calcext:value-type="float">
            <text:p>9.60162</text:p>
          </table:table-cell>
          <table:table-cell office:value-type="float" office:value="10.0779" calcext:value-type="float">
            <text:p>10.0779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335.14" calcext:value-type="float">
            <text:p>1335.14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93.8845" calcext:value-type="float">
            <text:p>93.8845</text:p>
          </table:table-cell>
          <table:table-cell office:value-type="float" office:value="132.337" calcext:value-type="float">
            <text:p>132.337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233" calcext:value-type="float">
            <text:p>35.2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4.571" calcext:value-type="float">
            <text:p>34.5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5.393" calcext:value-type="float">
            <text:p>35.3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717" calcext:value-type="float">
            <text:p>49.97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2.6497" calcext:value-type="float">
            <text:p>42.649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7.5307" calcext:value-type="float">
            <text:p>47.53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3572" calcext:value-type="float">
            <text:p>49.357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6.7176" calcext:value-type="float">
            <text:p>46.717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3.7188" calcext:value-type="float">
            <text:p>53.718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.2111" calcext:value-type="float">
            <text:p>55.211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5.5338" calcext:value-type="float">
            <text:p>65.533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72.5699" calcext:value-type="float">
            <text:p>72.56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.1136" calcext:value-type="float">
            <text:p>69.113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87.4376" calcext:value-type="float">
            <text:p>87.437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86.9533" calcext:value-type="float">
            <text:p>86.95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.119" calcext:value-type="float">
            <text:p>79.11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86.2903" calcext:value-type="float">
            <text:p>86.290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8.2452" calcext:value-type="float">
            <text:p>98.245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.0659" calcext:value-type="float">
            <text:p>83.065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9.369" calcext:value-type="float">
            <text:p>109.36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18.236" calcext:value-type="float">
            <text:p>118.23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4.779" calcext:value-type="float">
            <text:p>124.779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34.528" calcext:value-type="float">
            <text:p>134.52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17.366" calcext:value-type="float">
            <text:p>117.36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6.463" calcext:value-type="float">
            <text:p>186.463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34.969" calcext:value-type="float">
            <text:p>134.969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13.905" calcext:value-type="float">
            <text:p>113.90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9.552" calcext:value-type="float">
            <text:p>239.55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.404" calcext:value-type="float">
            <text:p>150.404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45.907" calcext:value-type="float">
            <text:p>145.907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6.02" calcext:value-type="float">
            <text:p>296.02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20.05" calcext:value-type="float">
            <text:p>120.05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56.154" calcext:value-type="float">
            <text:p>156.154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5.798" calcext:value-type="float">
            <text:p>325.798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177.263" calcext:value-type="float">
            <text:p>177.263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221.314" calcext:value-type="float">
            <text:p>221.31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8.928" calcext:value-type="float">
            <text:p>368.928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231.048" calcext:value-type="float">
            <text:p>231.048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200.879" calcext:value-type="float">
            <text:p>200.879</text:p>
          </table:table-cell>
          <table:table-cell table:number-columns-repeated="3"/>
        </table:table-row>
      </table:table>
      <table:table table:name="4-aryTrie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4-ary trie, random 64-bit keys</text:p>
          </table:table-cell>
          <table:table-cell table:number-columns-repeated="5"/>
          <table:table-cell table:style-name="ce1" office:value-type="string" calcext:value-type="string">
            <text:p>4-ary trie, decreasing 64-bit keys</text:p>
          </table:table-cell>
          <table:table-cell table:number-columns-repeated="5"/>
          <table:table-cell table:style-name="ce1" office:value-type="string" calcext:value-type="string">
            <text:p>4-ary trie, increasing 64-bit keys</text:p>
          </table:table-cell>
          <table:table-cell table:number-columns-repeated="5"/>
          <table:table-cell table:style-name="ce3" office:value-type="string" calcext:value-type="string">
            <text:p>4-ary trie, random 64-bit keys with bits 24..55 cl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09" calcext:value-type="float">
            <text:p>42.309</text:p>
          </table:table-cell>
          <table:table-cell office:value-type="float" office:value="44.0225" calcext:value-type="float">
            <text:p>44.0225</text:p>
          </table:table-cell>
          <table:table-cell office:value-type="float" office:value="9.49457" calcext:value-type="float">
            <text:p>9.49457</text:p>
          </table:table-cell>
          <table:table-cell office:value-type="float" office:value="24.9143" calcext:value-type="float">
            <text:p>24.9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702" calcext:value-type="float">
            <text:p>42.3702</text:p>
          </table:table-cell>
          <table:table-cell office:value-type="float" office:value="44.0467" calcext:value-type="float">
            <text:p>44.0467</text:p>
          </table:table-cell>
          <table:table-cell office:value-type="float" office:value="9.90816" calcext:value-type="float">
            <text:p>9.90816</text:p>
          </table:table-cell>
          <table:table-cell office:value-type="float" office:value="25.6457" calcext:value-type="float">
            <text:p>25.64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281" calcext:value-type="float">
            <text:p>42.3281</text:p>
          </table:table-cell>
          <table:table-cell office:value-type="float" office:value="43.9379" calcext:value-type="float">
            <text:p>43.9379</text:p>
          </table:table-cell>
          <table:table-cell office:value-type="float" office:value="12.7251" calcext:value-type="float">
            <text:p>12.7251</text:p>
          </table:table-cell>
          <table:table-cell office:value-type="float" office:value="19.7798" calcext:value-type="float">
            <text:p>19.7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777" calcext:value-type="float">
            <text:p>42.3777</text:p>
          </table:table-cell>
          <table:table-cell office:value-type="float" office:value="44.0248" calcext:value-type="float">
            <text:p>44.0248</text:p>
          </table:table-cell>
          <table:table-cell office:value-type="float" office:value="19.9117" calcext:value-type="float">
            <text:p>19.9117</text:p>
          </table:table-cell>
          <table:table-cell office:value-type="float" office:value="24.1484" calcext:value-type="float">
            <text:p>24.1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6953" calcext:value-type="float">
            <text:p>55.6953</text:p>
          </table:table-cell>
          <table:table-cell office:value-type="float" office:value="64.1695" calcext:value-type="float">
            <text:p>64.1695</text:p>
          </table:table-cell>
          <table:table-cell office:value-type="float" office:value="17.7305" calcext:value-type="float">
            <text:p>17.7305</text:p>
          </table:table-cell>
          <table:table-cell office:value-type="float" office:value="18.6268" calcext:value-type="float">
            <text:p>18.62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521" calcext:value-type="float">
            <text:p>64.521</text:p>
          </table:table-cell>
          <table:table-cell office:value-type="float" office:value="51.3163" calcext:value-type="float">
            <text:p>51.3163</text:p>
          </table:table-cell>
          <table:table-cell office:value-type="float" office:value="24.6149" calcext:value-type="float">
            <text:p>24.6149</text:p>
          </table:table-cell>
          <table:table-cell office:value-type="float" office:value="11.2342" calcext:value-type="float">
            <text:p>11.2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5756" calcext:value-type="float">
            <text:p>64.5756</text:p>
          </table:table-cell>
          <table:table-cell office:value-type="float" office:value="48.1528" calcext:value-type="float">
            <text:p>48.1528</text:p>
          </table:table-cell>
          <table:table-cell office:value-type="float" office:value="8.88826" calcext:value-type="float">
            <text:p>8.88826</text:p>
          </table:table-cell>
          <table:table-cell office:value-type="float" office:value="31.761" calcext:value-type="float">
            <text:p>31.7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8794" calcext:value-type="float">
            <text:p>54.8794</text:p>
          </table:table-cell>
          <table:table-cell office:value-type="float" office:value="65.2739" calcext:value-type="float">
            <text:p>65.2739</text:p>
          </table:table-cell>
          <table:table-cell office:value-type="float" office:value="21.0262" calcext:value-type="float">
            <text:p>21.0262</text:p>
          </table:table-cell>
          <table:table-cell office:value-type="float" office:value="32.6979" calcext:value-type="float">
            <text:p>32.69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055" calcext:value-type="float">
            <text:p>76.055</text:p>
          </table:table-cell>
          <table:table-cell office:value-type="float" office:value="61.1707" calcext:value-type="float">
            <text:p>61.1707</text:p>
          </table:table-cell>
          <table:table-cell office:value-type="float" office:value="21.7912" calcext:value-type="float">
            <text:p>21.7912</text:p>
          </table:table-cell>
          <table:table-cell office:value-type="float" office:value="18.2959" calcext:value-type="float">
            <text:p>18.29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8001" calcext:value-type="float">
            <text:p>80.8001</text:p>
          </table:table-cell>
          <table:table-cell office:value-type="float" office:value="51.1749" calcext:value-type="float">
            <text:p>51.1749</text:p>
          </table:table-cell>
          <table:table-cell office:value-type="float" office:value="24.1529" calcext:value-type="float">
            <text:p>24.1529</text:p>
          </table:table-cell>
          <table:table-cell office:value-type="float" office:value="17.1283" calcext:value-type="float">
            <text:p>17.12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.1749" calcext:value-type="float">
            <text:p>73.1749</text:p>
          </table:table-cell>
          <table:table-cell office:value-type="float" office:value="48.1131" calcext:value-type="float">
            <text:p>48.1131</text:p>
          </table:table-cell>
          <table:table-cell office:value-type="float" office:value="9.95245" calcext:value-type="float">
            <text:p>9.95245</text:p>
          </table:table-cell>
          <table:table-cell office:value-type="float" office:value="9.59227" calcext:value-type="float">
            <text:p>9.592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.669" calcext:value-type="float">
            <text:p>69.669</text:p>
          </table:table-cell>
          <table:table-cell office:value-type="float" office:value="73.3422" calcext:value-type="float">
            <text:p>73.3422</text:p>
          </table:table-cell>
          <table:table-cell office:value-type="float" office:value="16.6674" calcext:value-type="float">
            <text:p>16.6674</text:p>
          </table:table-cell>
          <table:table-cell office:value-type="float" office:value="22.1958" calcext:value-type="float">
            <text:p>22.1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5353" calcext:value-type="float">
            <text:p>81.5353</text:p>
          </table:table-cell>
          <table:table-cell office:value-type="float" office:value="70.2791" calcext:value-type="float">
            <text:p>70.2791</text:p>
          </table:table-cell>
          <table:table-cell office:value-type="float" office:value="22.8242" calcext:value-type="float">
            <text:p>22.8242</text:p>
          </table:table-cell>
          <table:table-cell office:value-type="float" office:value="29.1324" calcext:value-type="float">
            <text:p>29.13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4.306" calcext:value-type="float">
            <text:p>114.306</text:p>
          </table:table-cell>
          <table:table-cell office:value-type="float" office:value="50.6249" calcext:value-type="float">
            <text:p>50.6249</text:p>
          </table:table-cell>
          <table:table-cell office:value-type="float" office:value="25.0934" calcext:value-type="float">
            <text:p>25.0934</text:p>
          </table:table-cell>
          <table:table-cell office:value-type="float" office:value="11.1037" calcext:value-type="float">
            <text:p>11.10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5.877" calcext:value-type="float">
            <text:p>105.877</text:p>
          </table:table-cell>
          <table:table-cell office:value-type="float" office:value="48.1171" calcext:value-type="float">
            <text:p>48.1171</text:p>
          </table:table-cell>
          <table:table-cell office:value-type="float" office:value="12.2313" calcext:value-type="float">
            <text:p>12.2313</text:p>
          </table:table-cell>
          <table:table-cell office:value-type="float" office:value="9.75704" calcext:value-type="float">
            <text:p>9.757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7339" calcext:value-type="float">
            <text:p>82.7339</text:p>
          </table:table-cell>
          <table:table-cell office:value-type="float" office:value="69.5617" calcext:value-type="float">
            <text:p>69.5617</text:p>
          </table:table-cell>
          <table:table-cell office:value-type="float" office:value="15.8643" calcext:value-type="float">
            <text:p>15.8643</text:p>
          </table:table-cell>
          <table:table-cell office:value-type="float" office:value="27.8457" calcext:value-type="float">
            <text:p>27.84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8682" calcext:value-type="float">
            <text:p>89.8682</text:p>
          </table:table-cell>
          <table:table-cell office:value-type="float" office:value="72.8576" calcext:value-type="float">
            <text:p>72.8576</text:p>
          </table:table-cell>
          <table:table-cell office:value-type="float" office:value="21.1279" calcext:value-type="float">
            <text:p>21.1279</text:p>
          </table:table-cell>
          <table:table-cell office:value-type="float" office:value="18.2038" calcext:value-type="float">
            <text:p>18.20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7.056" calcext:value-type="float">
            <text:p>227.056</text:p>
          </table:table-cell>
          <table:table-cell office:value-type="float" office:value="51.0205" calcext:value-type="float">
            <text:p>51.0205</text:p>
          </table:table-cell>
          <table:table-cell office:value-type="float" office:value="44.3374" calcext:value-type="float">
            <text:p>44.3374</text:p>
          </table:table-cell>
          <table:table-cell office:value-type="float" office:value="20.2883" calcext:value-type="float">
            <text:p>20.28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6.793" calcext:value-type="float">
            <text:p>226.793</text:p>
          </table:table-cell>
          <table:table-cell office:value-type="float" office:value="49.8224" calcext:value-type="float">
            <text:p>49.8224</text:p>
          </table:table-cell>
          <table:table-cell office:value-type="float" office:value="22.9436" calcext:value-type="float">
            <text:p>22.9436</text:p>
          </table:table-cell>
          <table:table-cell office:value-type="float" office:value="14.1043" calcext:value-type="float">
            <text:p>14.10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0.4025" calcext:value-type="float">
            <text:p>90.4025</text:p>
          </table:table-cell>
          <table:table-cell office:value-type="float" office:value="73.5197" calcext:value-type="float">
            <text:p>73.5197</text:p>
          </table:table-cell>
          <table:table-cell office:value-type="float" office:value="22.1251" calcext:value-type="float">
            <text:p>22.1251</text:p>
          </table:table-cell>
          <table:table-cell office:value-type="float" office:value="20.2336" calcext:value-type="float">
            <text:p>20.2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2995" calcext:value-type="float">
            <text:p>93.2995</text:p>
          </table:table-cell>
          <table:table-cell office:value-type="float" office:value="73.0507" calcext:value-type="float">
            <text:p>73.0507</text:p>
          </table:table-cell>
          <table:table-cell office:value-type="float" office:value="18.8255" calcext:value-type="float">
            <text:p>18.8255</text:p>
          </table:table-cell>
          <table:table-cell office:value-type="float" office:value="22.1548" calcext:value-type="float">
            <text:p>22.154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4.669" calcext:value-type="float">
            <text:p>234.669</text:p>
          </table:table-cell>
          <table:table-cell office:value-type="float" office:value="49.6214" calcext:value-type="float">
            <text:p>49.6214</text:p>
          </table:table-cell>
          <table:table-cell office:value-type="float" office:value="23.4221" calcext:value-type="float">
            <text:p>23.4221</text:p>
          </table:table-cell>
          <table:table-cell office:value-type="float" office:value="13.098" calcext:value-type="float">
            <text:p>13.0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4.744" calcext:value-type="float">
            <text:p>234.744</text:p>
          </table:table-cell>
          <table:table-cell office:value-type="float" office:value="49.0165" calcext:value-type="float">
            <text:p>49.0165</text:p>
          </table:table-cell>
          <table:table-cell office:value-type="float" office:value="31.1125" calcext:value-type="float">
            <text:p>31.1125</text:p>
          </table:table-cell>
          <table:table-cell office:value-type="float" office:value="17.8911" calcext:value-type="float">
            <text:p>17.89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.4834" calcext:value-type="float">
            <text:p>93.4834</text:p>
          </table:table-cell>
          <table:table-cell office:value-type="float" office:value="72.6439" calcext:value-type="float">
            <text:p>72.6439</text:p>
          </table:table-cell>
          <table:table-cell office:value-type="float" office:value="25.5708" calcext:value-type="float">
            <text:p>25.5708</text:p>
          </table:table-cell>
          <table:table-cell office:value-type="float" office:value="18.7414" calcext:value-type="float">
            <text:p>18.7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.8412" calcext:value-type="float">
            <text:p>97.8412</text:p>
          </table:table-cell>
          <table:table-cell office:value-type="float" office:value="71.4958" calcext:value-type="float">
            <text:p>71.4958</text:p>
          </table:table-cell>
          <table:table-cell office:value-type="float" office:value="23.5643" calcext:value-type="float">
            <text:p>23.5643</text:p>
          </table:table-cell>
          <table:table-cell office:value-type="float" office:value="17.9149" calcext:value-type="float">
            <text:p>17.91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1.45" calcext:value-type="float">
            <text:p>241.45</text:p>
          </table:table-cell>
          <table:table-cell office:value-type="float" office:value="50.2794" calcext:value-type="float">
            <text:p>50.2794</text:p>
          </table:table-cell>
          <table:table-cell office:value-type="float" office:value="34.4632" calcext:value-type="float">
            <text:p>34.4632</text:p>
          </table:table-cell>
          <table:table-cell office:value-type="float" office:value="15.1349" calcext:value-type="float">
            <text:p>15.13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3.221" calcext:value-type="float">
            <text:p>233.221</text:p>
          </table:table-cell>
          <table:table-cell office:value-type="float" office:value="50.219" calcext:value-type="float">
            <text:p>50.219</text:p>
          </table:table-cell>
          <table:table-cell office:value-type="float" office:value="24.8078" calcext:value-type="float">
            <text:p>24.8078</text:p>
          </table:table-cell>
          <table:table-cell office:value-type="float" office:value="7.51503" calcext:value-type="float">
            <text:p>7.515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8.1174" calcext:value-type="float">
            <text:p>98.1174</text:p>
          </table:table-cell>
          <table:table-cell office:value-type="float" office:value="64.952" calcext:value-type="float">
            <text:p>64.952</text:p>
          </table:table-cell>
          <table:table-cell office:value-type="float" office:value="27.3037" calcext:value-type="float">
            <text:p>27.3037</text:p>
          </table:table-cell>
          <table:table-cell office:value-type="float" office:value="19.6183" calcext:value-type="float">
            <text:p>19.61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2.626" calcext:value-type="float">
            <text:p>102.626</text:p>
          </table:table-cell>
          <table:table-cell office:value-type="float" office:value="72.7442" calcext:value-type="float">
            <text:p>72.7442</text:p>
          </table:table-cell>
          <table:table-cell office:value-type="float" office:value="24.5368" calcext:value-type="float">
            <text:p>24.5368</text:p>
          </table:table-cell>
          <table:table-cell office:value-type="float" office:value="27.9306" calcext:value-type="float">
            <text:p>27.93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42.485" calcext:value-type="float">
            <text:p>242.485</text:p>
          </table:table-cell>
          <table:table-cell office:value-type="float" office:value="48.1688" calcext:value-type="float">
            <text:p>48.1688</text:p>
          </table:table-cell>
          <table:table-cell office:value-type="float" office:value="41.3536" calcext:value-type="float">
            <text:p>41.3536</text:p>
          </table:table-cell>
          <table:table-cell office:value-type="float" office:value="18.3626" calcext:value-type="float">
            <text:p>18.36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36.683" calcext:value-type="float">
            <text:p>236.683</text:p>
          </table:table-cell>
          <table:table-cell office:value-type="float" office:value="50.8851" calcext:value-type="float">
            <text:p>50.8851</text:p>
          </table:table-cell>
          <table:table-cell office:value-type="float" office:value="26.3786" calcext:value-type="float">
            <text:p>26.3786</text:p>
          </table:table-cell>
          <table:table-cell office:value-type="float" office:value="8.11301" calcext:value-type="float">
            <text:p>8.113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5.137" calcext:value-type="float">
            <text:p>125.137</text:p>
          </table:table-cell>
          <table:table-cell office:value-type="float" office:value="52.0436" calcext:value-type="float">
            <text:p>52.0436</text:p>
          </table:table-cell>
          <table:table-cell office:value-type="float" office:value="33.2964" calcext:value-type="float">
            <text:p>33.2964</text:p>
          </table:table-cell>
          <table:table-cell office:value-type="float" office:value="14.7001" calcext:value-type="float">
            <text:p>14.7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.305" calcext:value-type="float">
            <text:p>110.305</text:p>
          </table:table-cell>
          <table:table-cell office:value-type="float" office:value="72.6352" calcext:value-type="float">
            <text:p>72.6352</text:p>
          </table:table-cell>
          <table:table-cell office:value-type="float" office:value="38.3158" calcext:value-type="float">
            <text:p>38.3158</text:p>
          </table:table-cell>
          <table:table-cell office:value-type="float" office:value="18.1702" calcext:value-type="float">
            <text:p>18.17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8.575" calcext:value-type="float">
            <text:p>238.575</text:p>
          </table:table-cell>
          <table:table-cell office:value-type="float" office:value="48.7288" calcext:value-type="float">
            <text:p>48.7288</text:p>
          </table:table-cell>
          <table:table-cell office:value-type="float" office:value="29.864" calcext:value-type="float">
            <text:p>29.864</text:p>
          </table:table-cell>
          <table:table-cell office:value-type="float" office:value="11.2907" calcext:value-type="float">
            <text:p>11.29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1.545" calcext:value-type="float">
            <text:p>231.545</text:p>
          </table:table-cell>
          <table:table-cell office:value-type="float" office:value="50.3533" calcext:value-type="float">
            <text:p>50.3533</text:p>
          </table:table-cell>
          <table:table-cell office:value-type="float" office:value="26.8144" calcext:value-type="float">
            <text:p>26.8144</text:p>
          </table:table-cell>
          <table:table-cell office:value-type="float" office:value="9.63338" calcext:value-type="float">
            <text:p>9.633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0.118" calcext:value-type="float">
            <text:p>140.118</text:p>
          </table:table-cell>
          <table:table-cell office:value-type="float" office:value="49.474" calcext:value-type="float">
            <text:p>49.474</text:p>
          </table:table-cell>
          <table:table-cell office:value-type="float" office:value="25.494" calcext:value-type="float">
            <text:p>25.494</text:p>
          </table:table-cell>
          <table:table-cell office:value-type="float" office:value="10.8454" calcext:value-type="float">
            <text:p>10.84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5.49" calcext:value-type="float">
            <text:p>115.49</text:p>
          </table:table-cell>
          <table:table-cell office:value-type="float" office:value="72.9953" calcext:value-type="float">
            <text:p>72.9953</text:p>
          </table:table-cell>
          <table:table-cell office:value-type="float" office:value="49.2762" calcext:value-type="float">
            <text:p>49.2762</text:p>
          </table:table-cell>
          <table:table-cell office:value-type="float" office:value="39.811" calcext:value-type="float">
            <text:p>39.8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4.435" calcext:value-type="float">
            <text:p>244.435</text:p>
          </table:table-cell>
          <table:table-cell office:value-type="float" office:value="49.1066" calcext:value-type="float">
            <text:p>49.1066</text:p>
          </table:table-cell>
          <table:table-cell office:value-type="float" office:value="29.4642" calcext:value-type="float">
            <text:p>29.4642</text:p>
          </table:table-cell>
          <table:table-cell office:value-type="float" office:value="14.0742" calcext:value-type="float">
            <text:p>14.0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5.688" calcext:value-type="float">
            <text:p>235.688</text:p>
          </table:table-cell>
          <table:table-cell office:value-type="float" office:value="50.1277" calcext:value-type="float">
            <text:p>50.1277</text:p>
          </table:table-cell>
          <table:table-cell office:value-type="float" office:value="40.4948" calcext:value-type="float">
            <text:p>40.4948</text:p>
          </table:table-cell>
          <table:table-cell office:value-type="float" office:value="19.0803" calcext:value-type="float">
            <text:p>19.08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.611" calcext:value-type="float">
            <text:p>199.611</text:p>
          </table:table-cell>
          <table:table-cell office:value-type="float" office:value="48.7271" calcext:value-type="float">
            <text:p>48.7271</text:p>
          </table:table-cell>
          <table:table-cell office:value-type="float" office:value="41.5964" calcext:value-type="float">
            <text:p>41.5964</text:p>
          </table:table-cell>
          <table:table-cell office:value-type="float" office:value="25.5645" calcext:value-type="float">
            <text:p>25.56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1.589" calcext:value-type="float">
            <text:p>131.589</text:p>
          </table:table-cell>
          <table:table-cell office:value-type="float" office:value="72.7092" calcext:value-type="float">
            <text:p>72.7092</text:p>
          </table:table-cell>
          <table:table-cell office:value-type="float" office:value="21.3591" calcext:value-type="float">
            <text:p>21.3591</text:p>
          </table:table-cell>
          <table:table-cell office:value-type="float" office:value="19.6488" calcext:value-type="float">
            <text:p>19.648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48.714" calcext:value-type="float">
            <text:p>248.714</text:p>
          </table:table-cell>
          <table:table-cell office:value-type="float" office:value="48.8598" calcext:value-type="float">
            <text:p>48.8598</text:p>
          </table:table-cell>
          <table:table-cell office:value-type="float" office:value="34.5384" calcext:value-type="float">
            <text:p>34.5384</text:p>
          </table:table-cell>
          <table:table-cell office:value-type="float" office:value="9.02689" calcext:value-type="float">
            <text:p>9.0268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35.631" calcext:value-type="float">
            <text:p>235.631</text:p>
          </table:table-cell>
          <table:table-cell office:value-type="float" office:value="50.4629" calcext:value-type="float">
            <text:p>50.4629</text:p>
          </table:table-cell>
          <table:table-cell office:value-type="float" office:value="23.0127" calcext:value-type="float">
            <text:p>23.0127</text:p>
          </table:table-cell>
          <table:table-cell office:value-type="float" office:value="6.71399" calcext:value-type="float">
            <text:p>6.7139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45.051" calcext:value-type="float">
            <text:p>345.051</text:p>
          </table:table-cell>
          <table:table-cell office:value-type="float" office:value="72.8108" calcext:value-type="float">
            <text:p>72.8108</text:p>
          </table:table-cell>
          <table:table-cell office:value-type="float" office:value="44.1405" calcext:value-type="float">
            <text:p>44.1405</text:p>
          </table:table-cell>
          <table:table-cell office:value-type="float" office:value="19.8732" calcext:value-type="float">
            <text:p>19.87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2.395" calcext:value-type="float">
            <text:p>142.395</text:p>
          </table:table-cell>
          <table:table-cell office:value-type="float" office:value="72.8662" calcext:value-type="float">
            <text:p>72.8662</text:p>
          </table:table-cell>
          <table:table-cell office:value-type="float" office:value="47.312" calcext:value-type="float">
            <text:p>47.312</text:p>
          </table:table-cell>
          <table:table-cell office:value-type="float" office:value="17.7921" calcext:value-type="float">
            <text:p>17.79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42.707" calcext:value-type="float">
            <text:p>242.707</text:p>
          </table:table-cell>
          <table:table-cell office:value-type="float" office:value="48.5167" calcext:value-type="float">
            <text:p>48.5167</text:p>
          </table:table-cell>
          <table:table-cell office:value-type="float" office:value="45.1779" calcext:value-type="float">
            <text:p>45.1779</text:p>
          </table:table-cell>
          <table:table-cell office:value-type="float" office:value="7.51119" calcext:value-type="float">
            <text:p>7.5111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34.026" calcext:value-type="float">
            <text:p>234.026</text:p>
          </table:table-cell>
          <table:table-cell office:value-type="float" office:value="50.6419" calcext:value-type="float">
            <text:p>50.6419</text:p>
          </table:table-cell>
          <table:table-cell office:value-type="float" office:value="22.0119" calcext:value-type="float">
            <text:p>22.0119</text:p>
          </table:table-cell>
          <table:table-cell office:value-type="float" office:value="9.48933" calcext:value-type="float">
            <text:p>9.4893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82.338" calcext:value-type="float">
            <text:p>382.338</text:p>
          </table:table-cell>
          <table:table-cell office:value-type="float" office:value="74.2281" calcext:value-type="float">
            <text:p>74.2281</text:p>
          </table:table-cell>
          <table:table-cell office:value-type="float" office:value="60.7967" calcext:value-type="float">
            <text:p>60.7967</text:p>
          </table:table-cell>
          <table:table-cell office:value-type="float" office:value="17.1324" calcext:value-type="float">
            <text:p>17.13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7.674" calcext:value-type="float">
            <text:p>167.674</text:p>
          </table:table-cell>
          <table:table-cell office:value-type="float" office:value="72.7795" calcext:value-type="float">
            <text:p>72.7795</text:p>
          </table:table-cell>
          <table:table-cell office:value-type="float" office:value="55.218" calcext:value-type="float">
            <text:p>55.218</text:p>
          </table:table-cell>
          <table:table-cell office:value-type="float" office:value="15.7624" calcext:value-type="float">
            <text:p>15.762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42.238" calcext:value-type="float">
            <text:p>242.238</text:p>
          </table:table-cell>
          <table:table-cell office:value-type="float" office:value="48.8026" calcext:value-type="float">
            <text:p>48.8026</text:p>
          </table:table-cell>
          <table:table-cell office:value-type="float" office:value="65.3724" calcext:value-type="float">
            <text:p>65.3724</text:p>
          </table:table-cell>
          <table:table-cell office:value-type="float" office:value="25.2513" calcext:value-type="float">
            <text:p>25.251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31.45" calcext:value-type="float">
            <text:p>231.45</text:p>
          </table:table-cell>
          <table:table-cell office:value-type="float" office:value="50.4356" calcext:value-type="float">
            <text:p>50.4356</text:p>
          </table:table-cell>
          <table:table-cell office:value-type="float" office:value="28.3441" calcext:value-type="float">
            <text:p>28.3441</text:p>
          </table:table-cell>
          <table:table-cell office:value-type="float" office:value="8.42639" calcext:value-type="float">
            <text:p>8.4263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12.734" calcext:value-type="float">
            <text:p>412.734</text:p>
          </table:table-cell>
          <table:table-cell office:value-type="float" office:value="74.2968" calcext:value-type="float">
            <text:p>74.2968</text:p>
          </table:table-cell>
          <table:table-cell office:value-type="float" office:value="64.6517" calcext:value-type="float">
            <text:p>64.6517</text:p>
          </table:table-cell>
          <table:table-cell office:value-type="float" office:value="23.5471" calcext:value-type="float">
            <text:p>23.54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.409" calcext:value-type="float">
            <text:p>209.409</text:p>
          </table:table-cell>
          <table:table-cell office:value-type="float" office:value="72.7277" calcext:value-type="float">
            <text:p>72.7277</text:p>
          </table:table-cell>
          <table:table-cell office:value-type="float" office:value="72.3329" calcext:value-type="float">
            <text:p>72.3329</text:p>
          </table:table-cell>
          <table:table-cell office:value-type="float" office:value="24.3246" calcext:value-type="float">
            <text:p>24.324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44.725" calcext:value-type="float">
            <text:p>244.725</text:p>
          </table:table-cell>
          <table:table-cell office:value-type="float" office:value="49.05" calcext:value-type="float">
            <text:p>49.05</text:p>
          </table:table-cell>
          <table:table-cell office:value-type="float" office:value="31.2838" calcext:value-type="float">
            <text:p>31.2838</text:p>
          </table:table-cell>
          <table:table-cell office:value-type="float" office:value="11.738" calcext:value-type="float">
            <text:p>11.73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35.666" calcext:value-type="float">
            <text:p>235.666</text:p>
          </table:table-cell>
          <table:table-cell office:value-type="float" office:value="49.7248" calcext:value-type="float">
            <text:p>49.7248</text:p>
          </table:table-cell>
          <table:table-cell office:value-type="float" office:value="17.2907" calcext:value-type="float">
            <text:p>17.2907</text:p>
          </table:table-cell>
          <table:table-cell office:value-type="float" office:value="8.61322" calcext:value-type="float">
            <text:p>8.6132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70.378" calcext:value-type="float">
            <text:p>470.378</text:p>
          </table:table-cell>
          <table:table-cell office:value-type="float" office:value="74.3204" calcext:value-type="float">
            <text:p>74.3204</text:p>
          </table:table-cell>
          <table:table-cell office:value-type="float" office:value="93.9145" calcext:value-type="float">
            <text:p>93.9145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9.738" calcext:value-type="float">
            <text:p>249.738</text:p>
          </table:table-cell>
          <table:table-cell office:value-type="float" office:value="72.7319" calcext:value-type="float">
            <text:p>72.7319</text:p>
          </table:table-cell>
          <table:table-cell office:value-type="float" office:value="108.689" calcext:value-type="float">
            <text:p>108.689</text:p>
          </table:table-cell>
          <table:table-cell office:value-type="float" office:value="19.6326" calcext:value-type="float">
            <text:p>19.632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45.396" calcext:value-type="float">
            <text:p>245.396</text:p>
          </table:table-cell>
          <table:table-cell office:value-type="float" office:value="48.9034" calcext:value-type="float">
            <text:p>48.9034</text:p>
          </table:table-cell>
          <table:table-cell office:value-type="float" office:value="36.8649" calcext:value-type="float">
            <text:p>36.8649</text:p>
          </table:table-cell>
          <table:table-cell office:value-type="float" office:value="8.00827" calcext:value-type="float">
            <text:p>8.0082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35.493" calcext:value-type="float">
            <text:p>235.493</text:p>
          </table:table-cell>
          <table:table-cell office:value-type="float" office:value="50.1444" calcext:value-type="float">
            <text:p>50.1444</text:p>
          </table:table-cell>
          <table:table-cell office:value-type="float" office:value="32.3547" calcext:value-type="float">
            <text:p>32.3547</text:p>
          </table:table-cell>
          <table:table-cell office:value-type="float" office:value="12.3552" calcext:value-type="float">
            <text:p>12.355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13.595" calcext:value-type="float">
            <text:p>513.595</text:p>
          </table:table-cell>
          <table:table-cell office:value-type="float" office:value="74.1907" calcext:value-type="float">
            <text:p>74.1907</text:p>
          </table:table-cell>
          <table:table-cell office:value-type="float" office:value="111.98" calcext:value-type="float">
            <text:p>111.98</text:p>
          </table:table-cell>
          <table:table-cell office:value-type="float" office:value="27.6648" calcext:value-type="float">
            <text:p>27.66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0.963" calcext:value-type="float">
            <text:p>320.963</text:p>
          </table:table-cell>
          <table:table-cell office:value-type="float" office:value="72.7982" calcext:value-type="float">
            <text:p>72.7982</text:p>
          </table:table-cell>
          <table:table-cell office:value-type="float" office:value="160.591" calcext:value-type="float">
            <text:p>160.591</text:p>
          </table:table-cell>
          <table:table-cell office:value-type="float" office:value="26.9668" calcext:value-type="float">
            <text:p>26.966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43.074" calcext:value-type="float">
            <text:p>243.074</text:p>
          </table:table-cell>
          <table:table-cell office:value-type="float" office:value="48.3397" calcext:value-type="float">
            <text:p>48.3397</text:p>
          </table:table-cell>
          <table:table-cell office:value-type="float" office:value="27.6602" calcext:value-type="float">
            <text:p>27.6602</text:p>
          </table:table-cell>
          <table:table-cell office:value-type="float" office:value="12.734" calcext:value-type="float">
            <text:p>12.73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34.328" calcext:value-type="float">
            <text:p>234.328</text:p>
          </table:table-cell>
          <table:table-cell office:value-type="float" office:value="50.3559" calcext:value-type="float">
            <text:p>50.3559</text:p>
          </table:table-cell>
          <table:table-cell office:value-type="float" office:value="21.4689" calcext:value-type="float">
            <text:p>21.4689</text:p>
          </table:table-cell>
          <table:table-cell office:value-type="float" office:value="8.01642" calcext:value-type="float">
            <text:p>8.0164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25.418" calcext:value-type="float">
            <text:p>625.418</text:p>
          </table:table-cell>
          <table:table-cell office:value-type="float" office:value="74.2535" calcext:value-type="float">
            <text:p>74.2535</text:p>
          </table:table-cell>
          <table:table-cell office:value-type="float" office:value="186.366" calcext:value-type="float">
            <text:p>186.366</text:p>
          </table:table-cell>
          <table:table-cell office:value-type="float" office:value="40.2225" calcext:value-type="float">
            <text:p>40.222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33.58" calcext:value-type="float">
            <text:p>533.58</text:p>
          </table:table-cell>
          <table:table-cell office:value-type="float" office:value="72.8696" calcext:value-type="float">
            <text:p>72.8696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20.3688" calcext:value-type="float">
            <text:p>20.368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30.057" calcext:value-type="float">
            <text:p>230.057</text:p>
          </table:table-cell>
          <table:table-cell office:value-type="float" office:value="49.334" calcext:value-type="float">
            <text:p>49.334</text:p>
          </table:table-cell>
          <table:table-cell office:value-type="float" office:value="39.7977" calcext:value-type="float">
            <text:p>39.7977</text:p>
          </table:table-cell>
          <table:table-cell office:value-type="float" office:value="11.7006" calcext:value-type="float">
            <text:p>11.7006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20.223" calcext:value-type="float">
            <text:p>220.223</text:p>
          </table:table-cell>
          <table:table-cell office:value-type="float" office:value="49.9003" calcext:value-type="float">
            <text:p>49.9003</text:p>
          </table:table-cell>
          <table:table-cell office:value-type="float" office:value="33.6815" calcext:value-type="float">
            <text:p>33.6815</text:p>
          </table:table-cell>
          <table:table-cell office:value-type="float" office:value="9.68337" calcext:value-type="float">
            <text:p>9.6833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831.458" calcext:value-type="float">
            <text:p>831.458</text:p>
          </table:table-cell>
          <table:table-cell office:value-type="float" office:value="74.1671" calcext:value-type="float">
            <text:p>74.1671</text:p>
          </table:table-cell>
          <table:table-cell office:value-type="float" office:value="256.288" calcext:value-type="float">
            <text:p>256.288</text:p>
          </table:table-cell>
          <table:table-cell office:value-type="float" office:value="19.8483" calcext:value-type="float">
            <text:p>19.848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06.779" calcext:value-type="float">
            <text:p>806.779</text:p>
          </table:table-cell>
          <table:table-cell office:value-type="float" office:value="72.702" calcext:value-type="float">
            <text:p>72.702</text:p>
          </table:table-cell>
          <table:table-cell office:value-type="float" office:value="275.912" calcext:value-type="float">
            <text:p>275.912</text:p>
          </table:table-cell>
          <table:table-cell office:value-type="float" office:value="20.7823" calcext:value-type="float">
            <text:p>20.782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45.417" calcext:value-type="float">
            <text:p>245.417</text:p>
          </table:table-cell>
          <table:table-cell office:value-type="float" office:value="48.8119" calcext:value-type="float">
            <text:p>48.8119</text:p>
          </table:table-cell>
          <table:table-cell office:value-type="float" office:value="36.221" calcext:value-type="float">
            <text:p>36.221</text:p>
          </table:table-cell>
          <table:table-cell office:value-type="float" office:value="9.39441" calcext:value-type="float">
            <text:p>9.3944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36.556" calcext:value-type="float">
            <text:p>236.556</text:p>
          </table:table-cell>
          <table:table-cell office:value-type="float" office:value="49.9122" calcext:value-type="float">
            <text:p>49.9122</text:p>
          </table:table-cell>
          <table:table-cell office:value-type="float" office:value="24.3761" calcext:value-type="float">
            <text:p>24.3761</text:p>
          </table:table-cell>
          <table:table-cell office:value-type="float" office:value="9.46742" calcext:value-type="float">
            <text:p>9.4674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120.13" calcext:value-type="float">
            <text:p>1120.13</text:p>
          </table:table-cell>
          <table:table-cell office:value-type="float" office:value="74.221" calcext:value-type="float">
            <text:p>74.221</text:p>
          </table:table-cell>
          <table:table-cell office:value-type="float" office:value="292.626" calcext:value-type="float">
            <text:p>292.626</text:p>
          </table:table-cell>
          <table:table-cell office:value-type="float" office:value="31.6234" calcext:value-type="float">
            <text:p>31.623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038.46" calcext:value-type="float">
            <text:p>1038.46</text:p>
          </table:table-cell>
          <table:table-cell office:value-type="float" office:value="72.6375" calcext:value-type="float">
            <text:p>72.6375</text:p>
          </table:table-cell>
          <table:table-cell office:value-type="float" office:value="291.293" calcext:value-type="float">
            <text:p>291.293</text:p>
          </table:table-cell>
          <table:table-cell office:value-type="float" office:value="27.24" calcext:value-type="float">
            <text:p>27.2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47.052" calcext:value-type="float">
            <text:p>247.052</text:p>
          </table:table-cell>
          <table:table-cell office:value-type="float" office:value="49.0307" calcext:value-type="float">
            <text:p>49.0307</text:p>
          </table:table-cell>
          <table:table-cell office:value-type="float" office:value="28.5759" calcext:value-type="float">
            <text:p>28.5759</text:p>
          </table:table-cell>
          <table:table-cell office:value-type="float" office:value="8.06279" calcext:value-type="float">
            <text:p>8.06279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36.41" calcext:value-type="float">
            <text:p>236.41</text:p>
          </table:table-cell>
          <table:table-cell office:value-type="float" office:value="50.2241" calcext:value-type="float">
            <text:p>50.2241</text:p>
          </table:table-cell>
          <table:table-cell office:value-type="float" office:value="25.1568" calcext:value-type="float">
            <text:p>25.1568</text:p>
          </table:table-cell>
          <table:table-cell office:value-type="float" office:value="22.3847" calcext:value-type="float">
            <text:p>22.3847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365.23" calcext:value-type="float">
            <text:p>1365.23</text:p>
          </table:table-cell>
          <table:table-cell office:value-type="float" office:value="74.1359" calcext:value-type="float">
            <text:p>74.1359</text:p>
          </table:table-cell>
          <table:table-cell office:value-type="float" office:value="313.274" calcext:value-type="float">
            <text:p>313.274</text:p>
          </table:table-cell>
          <table:table-cell office:value-type="float" office:value="22.2588" calcext:value-type="float">
            <text:p>22.258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151.28" calcext:value-type="float">
            <text:p>1151.28</text:p>
          </table:table-cell>
          <table:table-cell office:value-type="float" office:value="72.6181" calcext:value-type="float">
            <text:p>72.6181</text:p>
          </table:table-cell>
          <table:table-cell office:value-type="float" office:value="313.575" calcext:value-type="float">
            <text:p>313.575</text:p>
          </table:table-cell>
          <table:table-cell office:value-type="float" office:value="24.8464" calcext:value-type="float">
            <text:p>24.846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36.602" calcext:value-type="float">
            <text:p>236.602</text:p>
          </table:table-cell>
          <table:table-cell office:value-type="float" office:value="48.8806" calcext:value-type="float">
            <text:p>48.8806</text:p>
          </table:table-cell>
          <table:table-cell office:value-type="float" office:value="24.4336" calcext:value-type="float">
            <text:p>24.4336</text:p>
          </table:table-cell>
          <table:table-cell office:value-type="float" office:value="12.2022" calcext:value-type="float">
            <text:p>12.2022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48.775" calcext:value-type="float">
            <text:p>248.775</text:p>
          </table:table-cell>
          <table:table-cell office:value-type="float" office:value="49.9506" calcext:value-type="float">
            <text:p>49.9506</text:p>
          </table:table-cell>
          <table:table-cell office:value-type="float" office:value="27.1686" calcext:value-type="float">
            <text:p>27.1686</text:p>
          </table:table-cell>
          <table:table-cell office:value-type="float" office:value="9.12391" calcext:value-type="float">
            <text:p>9.12391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494.02" calcext:value-type="float">
            <text:p>1494.02</text:p>
          </table:table-cell>
          <table:table-cell office:value-type="float" office:value="74.1367" calcext:value-type="float">
            <text:p>74.1367</text:p>
          </table:table-cell>
          <table:table-cell office:value-type="float" office:value="333.76" calcext:value-type="float">
            <text:p>333.76</text:p>
          </table:table-cell>
          <table:table-cell office:value-type="float" office:value="25.3937" calcext:value-type="float">
            <text:p>25.393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92.29" calcext:value-type="float">
            <text:p>1392.29</text:p>
          </table:table-cell>
          <table:table-cell office:value-type="float" office:value="72.5976" calcext:value-type="float">
            <text:p>72.5976</text:p>
          </table:table-cell>
          <table:table-cell office:value-type="float" office:value="360.662" calcext:value-type="float">
            <text:p>360.662</text:p>
          </table:table-cell>
          <table:table-cell office:value-type="float" office:value="26.0098" calcext:value-type="float">
            <text:p>26.009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42.786" calcext:value-type="float">
            <text:p>242.786</text:p>
          </table:table-cell>
          <table:table-cell office:value-type="float" office:value="48.884" calcext:value-type="float">
            <text:p>48.884</text:p>
          </table:table-cell>
          <table:table-cell office:value-type="float" office:value="28.4862" calcext:value-type="float">
            <text:p>28.4862</text:p>
          </table:table-cell>
          <table:table-cell office:value-type="float" office:value="8.31384" calcext:value-type="float">
            <text:p>8.31384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37.431" calcext:value-type="float">
            <text:p>237.431</text:p>
          </table:table-cell>
          <table:table-cell office:value-type="float" office:value="50.188" calcext:value-type="float">
            <text:p>50.188</text:p>
          </table:table-cell>
          <table:table-cell office:value-type="float" office:value="23.2618" calcext:value-type="float">
            <text:p>23.2618</text:p>
          </table:table-cell>
          <table:table-cell office:value-type="float" office:value="10.5999" calcext:value-type="float">
            <text:p>10.5999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737.98" calcext:value-type="float">
            <text:p>1737.98</text:p>
          </table:table-cell>
          <table:table-cell office:value-type="float" office:value="74.0018" calcext:value-type="float">
            <text:p>74.0018</text:p>
          </table:table-cell>
          <table:table-cell office:value-type="float" office:value="386.129" calcext:value-type="float">
            <text:p>386.129</text:p>
          </table:table-cell>
          <table:table-cell office:value-type="float" office:value="21.3743" calcext:value-type="float">
            <text:p>21.3743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399" calcext:value-type="float">
            <text:p>42.3399</text:p>
          </table:table-cell>
          <table:table-cell office:value-type="float" office:value="54.754" calcext:value-type="float">
            <text:p>54.754</text:p>
          </table:table-cell>
          <table:table-cell office:value-type="float" office:value="15.5817" calcext:value-type="float">
            <text:p>15.5817</text:p>
          </table:table-cell>
          <table:table-cell office:value-type="float" office:value="9.08506" calcext:value-type="float">
            <text:p>9.08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511" calcext:value-type="float">
            <text:p>42.2511</text:p>
          </table:table-cell>
          <table:table-cell office:value-type="float" office:value="54.7095" calcext:value-type="float">
            <text:p>54.7095</text:p>
          </table:table-cell>
          <table:table-cell office:value-type="float" office:value="9.75024" calcext:value-type="float">
            <text:p>9.75024</text:p>
          </table:table-cell>
          <table:table-cell office:value-type="float" office:value="13.2767" calcext:value-type="float">
            <text:p>13.2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471" calcext:value-type="float">
            <text:p>42.3471</text:p>
          </table:table-cell>
          <table:table-cell office:value-type="float" office:value="54.3539" calcext:value-type="float">
            <text:p>54.3539</text:p>
          </table:table-cell>
          <table:table-cell office:value-type="float" office:value="16.9293" calcext:value-type="float">
            <text:p>16.9293</text:p>
          </table:table-cell>
          <table:table-cell office:value-type="float" office:value="8.53302" calcext:value-type="float">
            <text:p>8.533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087" calcext:value-type="float">
            <text:p>42.3087</text:p>
          </table:table-cell>
          <table:table-cell office:value-type="float" office:value="55.1153" calcext:value-type="float">
            <text:p>55.1153</text:p>
          </table:table-cell>
          <table:table-cell office:value-type="float" office:value="8.83346" calcext:value-type="float">
            <text:p>8.83346</text:p>
          </table:table-cell>
          <table:table-cell office:value-type="float" office:value="19.302" calcext:value-type="float">
            <text:p>19.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3734" calcext:value-type="float">
            <text:p>76.3734</text:p>
          </table:table-cell>
          <table:table-cell office:value-type="float" office:value="78.262" calcext:value-type="float">
            <text:p>78.262</text:p>
          </table:table-cell>
          <table:table-cell office:value-type="float" office:value="20.3263" calcext:value-type="float">
            <text:p>20.3263</text:p>
          </table:table-cell>
          <table:table-cell office:value-type="float" office:value="21.6137" calcext:value-type="float">
            <text:p>21.61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5697" calcext:value-type="float">
            <text:p>64.5697</text:p>
          </table:table-cell>
          <table:table-cell office:value-type="float" office:value="74.7007" calcext:value-type="float">
            <text:p>74.7007</text:p>
          </table:table-cell>
          <table:table-cell office:value-type="float" office:value="17.2195" calcext:value-type="float">
            <text:p>17.2195</text:p>
          </table:table-cell>
          <table:table-cell office:value-type="float" office:value="26.3437" calcext:value-type="float">
            <text:p>26.34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5451" calcext:value-type="float">
            <text:p>64.5451</text:p>
          </table:table-cell>
          <table:table-cell office:value-type="float" office:value="82.9408" calcext:value-type="float">
            <text:p>82.9408</text:p>
          </table:table-cell>
          <table:table-cell office:value-type="float" office:value="7.566" calcext:value-type="float">
            <text:p>7.566</text:p>
          </table:table-cell>
          <table:table-cell office:value-type="float" office:value="17.0824" calcext:value-type="float">
            <text:p>17.0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4136" calcext:value-type="float">
            <text:p>76.4136</text:p>
          </table:table-cell>
          <table:table-cell office:value-type="float" office:value="79.3024" calcext:value-type="float">
            <text:p>79.3024</text:p>
          </table:table-cell>
          <table:table-cell office:value-type="float" office:value="20.8967" calcext:value-type="float">
            <text:p>20.8967</text:p>
          </table:table-cell>
          <table:table-cell office:value-type="float" office:value="23.8904" calcext:value-type="float">
            <text:p>23.89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832" calcext:value-type="float">
            <text:p>76.832</text:p>
          </table:table-cell>
          <table:table-cell office:value-type="float" office:value="80.7664" calcext:value-type="float">
            <text:p>80.7664</text:p>
          </table:table-cell>
          <table:table-cell office:value-type="float" office:value="21.0329" calcext:value-type="float">
            <text:p>21.0329</text:p>
          </table:table-cell>
          <table:table-cell office:value-type="float" office:value="24.8261" calcext:value-type="float">
            <text:p>24.82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991" calcext:value-type="float">
            <text:p>80.991</text:p>
          </table:table-cell>
          <table:table-cell office:value-type="float" office:value="88.4183" calcext:value-type="float">
            <text:p>88.4183</text:p>
          </table:table-cell>
          <table:table-cell office:value-type="float" office:value="17.0153" calcext:value-type="float">
            <text:p>17.0153</text:p>
          </table:table-cell>
          <table:table-cell office:value-type="float" office:value="22.2599" calcext:value-type="float">
            <text:p>22.25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.1312" calcext:value-type="float">
            <text:p>73.1312</text:p>
          </table:table-cell>
          <table:table-cell office:value-type="float" office:value="87.9394" calcext:value-type="float">
            <text:p>87.9394</text:p>
          </table:table-cell>
          <table:table-cell office:value-type="float" office:value="10.4404" calcext:value-type="float">
            <text:p>10.4404</text:p>
          </table:table-cell>
          <table:table-cell office:value-type="float" office:value="12.6278" calcext:value-type="float">
            <text:p>12.62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0411" calcext:value-type="float">
            <text:p>81.0411</text:p>
          </table:table-cell>
          <table:table-cell office:value-type="float" office:value="80.2757" calcext:value-type="float">
            <text:p>80.2757</text:p>
          </table:table-cell>
          <table:table-cell office:value-type="float" office:value="24.8027" calcext:value-type="float">
            <text:p>24.8027</text:p>
          </table:table-cell>
          <table:table-cell office:value-type="float" office:value="24.8392" calcext:value-type="float">
            <text:p>24.8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.1249" calcext:value-type="float">
            <text:p>84.1249</text:p>
          </table:table-cell>
          <table:table-cell office:value-type="float" office:value="82.0174" calcext:value-type="float">
            <text:p>82.0174</text:p>
          </table:table-cell>
          <table:table-cell office:value-type="float" office:value="31.8263" calcext:value-type="float">
            <text:p>31.8263</text:p>
          </table:table-cell>
          <table:table-cell office:value-type="float" office:value="40.6386" calcext:value-type="float">
            <text:p>40.63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1.83" calcext:value-type="float">
            <text:p>121.83</text:p>
          </table:table-cell>
          <table:table-cell office:value-type="float" office:value="118.221" calcext:value-type="float">
            <text:p>118.221</text:p>
          </table:table-cell>
          <table:table-cell office:value-type="float" office:value="18.8975" calcext:value-type="float">
            <text:p>18.8975</text:p>
          </table:table-cell>
          <table:table-cell office:value-type="float" office:value="30.7341" calcext:value-type="float">
            <text:p>30.73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4.426" calcext:value-type="float">
            <text:p>114.426</text:p>
          </table:table-cell>
          <table:table-cell office:value-type="float" office:value="120.694" calcext:value-type="float">
            <text:p>120.694</text:p>
          </table:table-cell>
          <table:table-cell office:value-type="float" office:value="7.33655" calcext:value-type="float">
            <text:p>7.33655</text:p>
          </table:table-cell>
          <table:table-cell office:value-type="float" office:value="23.896" calcext:value-type="float">
            <text:p>23.8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3739" calcext:value-type="float">
            <text:p>82.3739</text:p>
          </table:table-cell>
          <table:table-cell office:value-type="float" office:value="81.8109" calcext:value-type="float">
            <text:p>81.8109</text:p>
          </table:table-cell>
          <table:table-cell office:value-type="float" office:value="26.9208" calcext:value-type="float">
            <text:p>26.9208</text:p>
          </table:table-cell>
          <table:table-cell office:value-type="float" office:value="30.2588" calcext:value-type="float">
            <text:p>30.25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.4392" calcext:value-type="float">
            <text:p>82.4392</text:p>
          </table:table-cell>
          <table:table-cell office:value-type="float" office:value="81.2733" calcext:value-type="float">
            <text:p>81.2733</text:p>
          </table:table-cell>
          <table:table-cell office:value-type="float" office:value="27.3089" calcext:value-type="float">
            <text:p>27.3089</text:p>
          </table:table-cell>
          <table:table-cell office:value-type="float" office:value="38.3808" calcext:value-type="float">
            <text:p>38.38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.933" calcext:value-type="float">
            <text:p>235.933</text:p>
          </table:table-cell>
          <table:table-cell office:value-type="float" office:value="193.859" calcext:value-type="float">
            <text:p>193.859</text:p>
          </table:table-cell>
          <table:table-cell office:value-type="float" office:value="27.8269" calcext:value-type="float">
            <text:p>27.8269</text:p>
          </table:table-cell>
          <table:table-cell office:value-type="float" office:value="29.2017" calcext:value-type="float">
            <text:p>29.20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2.98" calcext:value-type="float">
            <text:p>272.98</text:p>
          </table:table-cell>
          <table:table-cell office:value-type="float" office:value="320.916" calcext:value-type="float">
            <text:p>320.916</text:p>
          </table:table-cell>
          <table:table-cell office:value-type="float" office:value="34.2337" calcext:value-type="float">
            <text:p>34.2337</text:p>
          </table:table-cell>
          <table:table-cell office:value-type="float" office:value="50.8604" calcext:value-type="float">
            <text:p>50.86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.3739" calcext:value-type="float">
            <text:p>83.3739</text:p>
          </table:table-cell>
          <table:table-cell office:value-type="float" office:value="83.3152" calcext:value-type="float">
            <text:p>83.3152</text:p>
          </table:table-cell>
          <table:table-cell office:value-type="float" office:value="33.7356" calcext:value-type="float">
            <text:p>33.7356</text:p>
          </table:table-cell>
          <table:table-cell office:value-type="float" office:value="48.8673" calcext:value-type="float">
            <text:p>48.8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.4522" calcext:value-type="float">
            <text:p>82.4522</text:p>
          </table:table-cell>
          <table:table-cell office:value-type="float" office:value="80.2493" calcext:value-type="float">
            <text:p>80.2493</text:p>
          </table:table-cell>
          <table:table-cell office:value-type="float" office:value="26.8469" calcext:value-type="float">
            <text:p>26.8469</text:p>
          </table:table-cell>
          <table:table-cell office:value-type="float" office:value="27.3247" calcext:value-type="float">
            <text:p>27.32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3.369" calcext:value-type="float">
            <text:p>233.369</text:p>
          </table:table-cell>
          <table:table-cell office:value-type="float" office:value="191.459" calcext:value-type="float">
            <text:p>191.459</text:p>
          </table:table-cell>
          <table:table-cell office:value-type="float" office:value="27.0722" calcext:value-type="float">
            <text:p>27.0722</text:p>
          </table:table-cell>
          <table:table-cell office:value-type="float" office:value="31.1985" calcext:value-type="float">
            <text:p>31.19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1.843" calcext:value-type="float">
            <text:p>331.843</text:p>
          </table:table-cell>
          <table:table-cell office:value-type="float" office:value="536.218" calcext:value-type="float">
            <text:p>536.218</text:p>
          </table:table-cell>
          <table:table-cell office:value-type="float" office:value="33.1584" calcext:value-type="float">
            <text:p>33.1584</text:p>
          </table:table-cell>
          <table:table-cell office:value-type="float" office:value="78.9994" calcext:value-type="float">
            <text:p>78.99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.6811" calcext:value-type="float">
            <text:p>83.6811</text:p>
          </table:table-cell>
          <table:table-cell office:value-type="float" office:value="83.1103" calcext:value-type="float">
            <text:p>83.1103</text:p>
          </table:table-cell>
          <table:table-cell office:value-type="float" office:value="33.9085" calcext:value-type="float">
            <text:p>33.9085</text:p>
          </table:table-cell>
          <table:table-cell office:value-type="float" office:value="30.476" calcext:value-type="float">
            <text:p>30.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.4904" calcext:value-type="float">
            <text:p>82.4904</text:p>
          </table:table-cell>
          <table:table-cell office:value-type="float" office:value="81.5531" calcext:value-type="float">
            <text:p>81.5531</text:p>
          </table:table-cell>
          <table:table-cell office:value-type="float" office:value="27.0408" calcext:value-type="float">
            <text:p>27.0408</text:p>
          </table:table-cell>
          <table:table-cell office:value-type="float" office:value="32.8177" calcext:value-type="float">
            <text:p>32.81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2.442" calcext:value-type="float">
            <text:p>242.442</text:p>
          </table:table-cell>
          <table:table-cell office:value-type="float" office:value="197.071" calcext:value-type="float">
            <text:p>197.071</text:p>
          </table:table-cell>
          <table:table-cell office:value-type="float" office:value="36.054" calcext:value-type="float">
            <text:p>36.054</text:p>
          </table:table-cell>
          <table:table-cell office:value-type="float" office:value="34.6235" calcext:value-type="float">
            <text:p>34.62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2.375" calcext:value-type="float">
            <text:p>332.375</text:p>
          </table:table-cell>
          <table:table-cell office:value-type="float" office:value="532.943" calcext:value-type="float">
            <text:p>532.943</text:p>
          </table:table-cell>
          <table:table-cell office:value-type="float" office:value="38.741" calcext:value-type="float">
            <text:p>38.741</text:p>
          </table:table-cell>
          <table:table-cell office:value-type="float" office:value="68.8786" calcext:value-type="float">
            <text:p>68.87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5515" calcext:value-type="float">
            <text:p>83.5515</text:p>
          </table:table-cell>
          <table:table-cell office:value-type="float" office:value="83.3882" calcext:value-type="float">
            <text:p>83.3882</text:p>
          </table:table-cell>
          <table:table-cell office:value-type="float" office:value="33.9816" calcext:value-type="float">
            <text:p>33.9816</text:p>
          </table:table-cell>
          <table:table-cell office:value-type="float" office:value="39.6642" calcext:value-type="float">
            <text:p>39.66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.7423" calcext:value-type="float">
            <text:p>82.7423</text:p>
          </table:table-cell>
          <table:table-cell office:value-type="float" office:value="82.0864" calcext:value-type="float">
            <text:p>82.0864</text:p>
          </table:table-cell>
          <table:table-cell office:value-type="float" office:value="30.441" calcext:value-type="float">
            <text:p>30.441</text:p>
          </table:table-cell>
          <table:table-cell office:value-type="float" office:value="30.9097" calcext:value-type="float">
            <text:p>30.909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43.105" calcext:value-type="float">
            <text:p>243.105</text:p>
          </table:table-cell>
          <table:table-cell office:value-type="float" office:value="196.57" calcext:value-type="float">
            <text:p>196.57</text:p>
          </table:table-cell>
          <table:table-cell office:value-type="float" office:value="27.1545" calcext:value-type="float">
            <text:p>27.1545</text:p>
          </table:table-cell>
          <table:table-cell office:value-type="float" office:value="30.1716" calcext:value-type="float">
            <text:p>30.17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33.136" calcext:value-type="float">
            <text:p>333.136</text:p>
          </table:table-cell>
          <table:table-cell office:value-type="float" office:value="532.868" calcext:value-type="float">
            <text:p>532.868</text:p>
          </table:table-cell>
          <table:table-cell office:value-type="float" office:value="27.6159" calcext:value-type="float">
            <text:p>27.6159</text:p>
          </table:table-cell>
          <table:table-cell office:value-type="float" office:value="75.2255" calcext:value-type="float">
            <text:p>75.225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3.7135" calcext:value-type="float">
            <text:p>83.7135</text:p>
          </table:table-cell>
          <table:table-cell office:value-type="float" office:value="84.4997" calcext:value-type="float">
            <text:p>84.4997</text:p>
          </table:table-cell>
          <table:table-cell office:value-type="float" office:value="35.5349" calcext:value-type="float">
            <text:p>35.5349</text:p>
          </table:table-cell>
          <table:table-cell office:value-type="float" office:value="37.012" calcext:value-type="float">
            <text:p>37.0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2.8315" calcext:value-type="float">
            <text:p>82.8315</text:p>
          </table:table-cell>
          <table:table-cell office:value-type="float" office:value="82.9485" calcext:value-type="float">
            <text:p>82.9485</text:p>
          </table:table-cell>
          <table:table-cell office:value-type="float" office:value="29.9157" calcext:value-type="float">
            <text:p>29.9157</text:p>
          </table:table-cell>
          <table:table-cell office:value-type="float" office:value="32.448" calcext:value-type="float">
            <text:p>32.44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9.206" calcext:value-type="float">
            <text:p>239.206</text:p>
          </table:table-cell>
          <table:table-cell office:value-type="float" office:value="195.146" calcext:value-type="float">
            <text:p>195.146</text:p>
          </table:table-cell>
          <table:table-cell office:value-type="float" office:value="26.7526" calcext:value-type="float">
            <text:p>26.7526</text:p>
          </table:table-cell>
          <table:table-cell office:value-type="float" office:value="22.8325" calcext:value-type="float">
            <text:p>22.83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2.475" calcext:value-type="float">
            <text:p>332.475</text:p>
          </table:table-cell>
          <table:table-cell office:value-type="float" office:value="533.179" calcext:value-type="float">
            <text:p>533.179</text:p>
          </table:table-cell>
          <table:table-cell office:value-type="float" office:value="36.0819" calcext:value-type="float">
            <text:p>36.0819</text:p>
          </table:table-cell>
          <table:table-cell office:value-type="float" office:value="78.7937" calcext:value-type="float">
            <text:p>78.79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4.0771" calcext:value-type="float">
            <text:p>84.0771</text:p>
          </table:table-cell>
          <table:table-cell office:value-type="float" office:value="84.2977" calcext:value-type="float">
            <text:p>84.2977</text:p>
          </table:table-cell>
          <table:table-cell office:value-type="float" office:value="37.2946" calcext:value-type="float">
            <text:p>37.2946</text:p>
          </table:table-cell>
          <table:table-cell office:value-type="float" office:value="40.8714" calcext:value-type="float">
            <text:p>40.87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.1847" calcext:value-type="float">
            <text:p>83.1847</text:p>
          </table:table-cell>
          <table:table-cell office:value-type="float" office:value="83.5236" calcext:value-type="float">
            <text:p>83.5236</text:p>
          </table:table-cell>
          <table:table-cell office:value-type="float" office:value="31.9902" calcext:value-type="float">
            <text:p>31.9902</text:p>
          </table:table-cell>
          <table:table-cell office:value-type="float" office:value="36.1173" calcext:value-type="float">
            <text:p>36.117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4.507" calcext:value-type="float">
            <text:p>234.507</text:p>
          </table:table-cell>
          <table:table-cell office:value-type="float" office:value="190.514" calcext:value-type="float">
            <text:p>190.514</text:p>
          </table:table-cell>
          <table:table-cell office:value-type="float" office:value="31.1065" calcext:value-type="float">
            <text:p>31.1065</text:p>
          </table:table-cell>
          <table:table-cell office:value-type="float" office:value="23.0023" calcext:value-type="float">
            <text:p>23.00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3.14" calcext:value-type="float">
            <text:p>333.14</text:p>
          </table:table-cell>
          <table:table-cell office:value-type="float" office:value="537.074" calcext:value-type="float">
            <text:p>537.074</text:p>
          </table:table-cell>
          <table:table-cell office:value-type="float" office:value="30.3109" calcext:value-type="float">
            <text:p>30.3109</text:p>
          </table:table-cell>
          <table:table-cell office:value-type="float" office:value="72.0273" calcext:value-type="float">
            <text:p>72.027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4.7315" calcext:value-type="float">
            <text:p>84.7315</text:p>
          </table:table-cell>
          <table:table-cell office:value-type="float" office:value="86.5372" calcext:value-type="float">
            <text:p>86.5372</text:p>
          </table:table-cell>
          <table:table-cell office:value-type="float" office:value="39.3297" calcext:value-type="float">
            <text:p>39.3297</text:p>
          </table:table-cell>
          <table:table-cell office:value-type="float" office:value="46.9142" calcext:value-type="float">
            <text:p>46.9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4.5142" calcext:value-type="float">
            <text:p>84.5142</text:p>
          </table:table-cell>
          <table:table-cell office:value-type="float" office:value="86.7844" calcext:value-type="float">
            <text:p>86.7844</text:p>
          </table:table-cell>
          <table:table-cell office:value-type="float" office:value="39.7273" calcext:value-type="float">
            <text:p>39.7273</text:p>
          </table:table-cell>
          <table:table-cell office:value-type="float" office:value="48.4242" calcext:value-type="float">
            <text:p>48.424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38.098" calcext:value-type="float">
            <text:p>238.098</text:p>
          </table:table-cell>
          <table:table-cell office:value-type="float" office:value="197.482" calcext:value-type="float">
            <text:p>197.482</text:p>
          </table:table-cell>
          <table:table-cell office:value-type="float" office:value="27.2055" calcext:value-type="float">
            <text:p>27.2055</text:p>
          </table:table-cell>
          <table:table-cell office:value-type="float" office:value="25.9512" calcext:value-type="float">
            <text:p>25.951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33.413" calcext:value-type="float">
            <text:p>333.413</text:p>
          </table:table-cell>
          <table:table-cell office:value-type="float" office:value="535.018" calcext:value-type="float">
            <text:p>535.018</text:p>
          </table:table-cell>
          <table:table-cell office:value-type="float" office:value="51.0953" calcext:value-type="float">
            <text:p>51.0953</text:p>
          </table:table-cell>
          <table:table-cell office:value-type="float" office:value="86.5568" calcext:value-type="float">
            <text:p>86.556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7.5533" calcext:value-type="float">
            <text:p>87.5533</text:p>
          </table:table-cell>
          <table:table-cell office:value-type="float" office:value="91.0152" calcext:value-type="float">
            <text:p>91.0152</text:p>
          </table:table-cell>
          <table:table-cell office:value-type="float" office:value="54.7222" calcext:value-type="float">
            <text:p>54.7222</text:p>
          </table:table-cell>
          <table:table-cell office:value-type="float" office:value="67.7983" calcext:value-type="float">
            <text:p>67.79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5.7975" calcext:value-type="float">
            <text:p>85.7975</text:p>
          </table:table-cell>
          <table:table-cell office:value-type="float" office:value="89.4744" calcext:value-type="float">
            <text:p>89.4744</text:p>
          </table:table-cell>
          <table:table-cell office:value-type="float" office:value="40.7337" calcext:value-type="float">
            <text:p>40.7337</text:p>
          </table:table-cell>
          <table:table-cell office:value-type="float" office:value="59.9444" calcext:value-type="float">
            <text:p>59.944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38.413" calcext:value-type="float">
            <text:p>238.413</text:p>
          </table:table-cell>
          <table:table-cell office:value-type="float" office:value="197.436" calcext:value-type="float">
            <text:p>197.436</text:p>
          </table:table-cell>
          <table:table-cell office:value-type="float" office:value="31.2949" calcext:value-type="float">
            <text:p>31.2949</text:p>
          </table:table-cell>
          <table:table-cell office:value-type="float" office:value="30.4866" calcext:value-type="float">
            <text:p>30.486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33.832" calcext:value-type="float">
            <text:p>333.832</text:p>
          </table:table-cell>
          <table:table-cell office:value-type="float" office:value="533.981" calcext:value-type="float">
            <text:p>533.981</text:p>
          </table:table-cell>
          <table:table-cell office:value-type="float" office:value="34.3943" calcext:value-type="float">
            <text:p>34.3943</text:p>
          </table:table-cell>
          <table:table-cell office:value-type="float" office:value="74.28" calcext:value-type="float">
            <text:p>74.2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0.7333" calcext:value-type="float">
            <text:p>90.7333</text:p>
          </table:table-cell>
          <table:table-cell office:value-type="float" office:value="95.5297" calcext:value-type="float">
            <text:p>95.5297</text:p>
          </table:table-cell>
          <table:table-cell office:value-type="float" office:value="66.145" calcext:value-type="float">
            <text:p>66.145</text:p>
          </table:table-cell>
          <table:table-cell office:value-type="float" office:value="81.1197" calcext:value-type="float">
            <text:p>81.11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9.9598" calcext:value-type="float">
            <text:p>89.9598</text:p>
          </table:table-cell>
          <table:table-cell office:value-type="float" office:value="95.6841" calcext:value-type="float">
            <text:p>95.6841</text:p>
          </table:table-cell>
          <table:table-cell office:value-type="float" office:value="57.3999" calcext:value-type="float">
            <text:p>57.3999</text:p>
          </table:table-cell>
          <table:table-cell office:value-type="float" office:value="74.8594" calcext:value-type="float">
            <text:p>74.859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39.586" calcext:value-type="float">
            <text:p>239.586</text:p>
          </table:table-cell>
          <table:table-cell office:value-type="float" office:value="197.928" calcext:value-type="float">
            <text:p>197.928</text:p>
          </table:table-cell>
          <table:table-cell office:value-type="float" office:value="22.1637" calcext:value-type="float">
            <text:p>22.1637</text:p>
          </table:table-cell>
          <table:table-cell office:value-type="float" office:value="19.4834" calcext:value-type="float">
            <text:p>19.483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34.053" calcext:value-type="float">
            <text:p>334.053</text:p>
          </table:table-cell>
          <table:table-cell office:value-type="float" office:value="540.308" calcext:value-type="float">
            <text:p>540.308</text:p>
          </table:table-cell>
          <table:table-cell office:value-type="float" office:value="29.5509" calcext:value-type="float">
            <text:p>29.5509</text:p>
          </table:table-cell>
          <table:table-cell office:value-type="float" office:value="81.6855" calcext:value-type="float">
            <text:p>81.685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.826" calcext:value-type="float">
            <text:p>100.826</text:p>
          </table:table-cell>
          <table:table-cell office:value-type="float" office:value="106.289" calcext:value-type="float">
            <text:p>106.289</text:p>
          </table:table-cell>
          <table:table-cell office:value-type="float" office:value="97.8718" calcext:value-type="float">
            <text:p>97.8718</text:p>
          </table:table-cell>
          <table:table-cell office:value-type="float" office:value="112.917" calcext:value-type="float">
            <text:p>112.91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7.382" calcext:value-type="float">
            <text:p>107.382</text:p>
          </table:table-cell>
          <table:table-cell office:value-type="float" office:value="114.581" calcext:value-type="float">
            <text:p>114.581</text:p>
          </table:table-cell>
          <table:table-cell office:value-type="float" office:value="98.2547" calcext:value-type="float">
            <text:p>98.2547</text:p>
          </table:table-cell>
          <table:table-cell office:value-type="float" office:value="112.1" calcext:value-type="float">
            <text:p>112.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39.651" calcext:value-type="float">
            <text:p>239.651</text:p>
          </table:table-cell>
          <table:table-cell office:value-type="float" office:value="195.917" calcext:value-type="float">
            <text:p>195.917</text:p>
          </table:table-cell>
          <table:table-cell office:value-type="float" office:value="18.8722" calcext:value-type="float">
            <text:p>18.8722</text:p>
          </table:table-cell>
          <table:table-cell office:value-type="float" office:value="35.2822" calcext:value-type="float">
            <text:p>35.282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33.778" calcext:value-type="float">
            <text:p>333.778</text:p>
          </table:table-cell>
          <table:table-cell office:value-type="float" office:value="526.757" calcext:value-type="float">
            <text:p>526.757</text:p>
          </table:table-cell>
          <table:table-cell office:value-type="float" office:value="37.2537" calcext:value-type="float">
            <text:p>37.2537</text:p>
          </table:table-cell>
          <table:table-cell office:value-type="float" office:value="93.7594" calcext:value-type="float">
            <text:p>93.759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29.019" calcext:value-type="float">
            <text:p>129.019</text:p>
          </table:table-cell>
          <table:table-cell office:value-type="float" office:value="137.05" calcext:value-type="float">
            <text:p>137.05</text:p>
          </table:table-cell>
          <table:table-cell office:value-type="float" office:value="148.957" calcext:value-type="float">
            <text:p>148.957</text:p>
          </table:table-cell>
          <table:table-cell office:value-type="float" office:value="166.868" calcext:value-type="float">
            <text:p>166.8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3.809" calcext:value-type="float">
            <text:p>123.809</text:p>
          </table:table-cell>
          <table:table-cell office:value-type="float" office:value="127.72" calcext:value-type="float">
            <text:p>127.72</text:p>
          </table:table-cell>
          <table:table-cell office:value-type="float" office:value="129.637" calcext:value-type="float">
            <text:p>129.637</text:p>
          </table:table-cell>
          <table:table-cell office:value-type="float" office:value="134.175" calcext:value-type="float">
            <text:p>134.17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39.808" calcext:value-type="float">
            <text:p>239.808</text:p>
          </table:table-cell>
          <table:table-cell office:value-type="float" office:value="198.049" calcext:value-type="float">
            <text:p>198.049</text:p>
          </table:table-cell>
          <table:table-cell office:value-type="float" office:value="18.3947" calcext:value-type="float">
            <text:p>18.3947</text:p>
          </table:table-cell>
          <table:table-cell office:value-type="float" office:value="25.9876" calcext:value-type="float">
            <text:p>25.987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34.507" calcext:value-type="float">
            <text:p>334.507</text:p>
          </table:table-cell>
          <table:table-cell office:value-type="float" office:value="545.413" calcext:value-type="float">
            <text:p>545.413</text:p>
          </table:table-cell>
          <table:table-cell office:value-type="float" office:value="41.8968" calcext:value-type="float">
            <text:p>41.8968</text:p>
          </table:table-cell>
          <table:table-cell office:value-type="float" office:value="90.2371" calcext:value-type="float">
            <text:p>90.237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57.285" calcext:value-type="float">
            <text:p>157.285</text:p>
          </table:table-cell>
          <table:table-cell office:value-type="float" office:value="162.239" calcext:value-type="float">
            <text:p>162.239</text:p>
          </table:table-cell>
          <table:table-cell office:value-type="float" office:value="192.465" calcext:value-type="float">
            <text:p>192.465</text:p>
          </table:table-cell>
          <table:table-cell office:value-type="float" office:value="203.428" calcext:value-type="float">
            <text:p>203.42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7.527" calcext:value-type="float">
            <text:p>167.527</text:p>
          </table:table-cell>
          <table:table-cell office:value-type="float" office:value="161.676" calcext:value-type="float">
            <text:p>161.676</text:p>
          </table:table-cell>
          <table:table-cell office:value-type="float" office:value="187.684" calcext:value-type="float">
            <text:p>187.684</text:p>
          </table:table-cell>
          <table:table-cell office:value-type="float" office:value="185.803" calcext:value-type="float">
            <text:p>185.80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38.667" calcext:value-type="float">
            <text:p>238.667</text:p>
          </table:table-cell>
          <table:table-cell office:value-type="float" office:value="197.276" calcext:value-type="float">
            <text:p>197.276</text:p>
          </table:table-cell>
          <table:table-cell office:value-type="float" office:value="30.2533" calcext:value-type="float">
            <text:p>30.2533</text:p>
          </table:table-cell>
          <table:table-cell office:value-type="float" office:value="21.7654" calcext:value-type="float">
            <text:p>21.765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37.301" calcext:value-type="float">
            <text:p>337.301</text:p>
          </table:table-cell>
          <table:table-cell office:value-type="float" office:value="559.446" calcext:value-type="float">
            <text:p>559.446</text:p>
          </table:table-cell>
          <table:table-cell office:value-type="float" office:value="82.136" calcext:value-type="float">
            <text:p>82.136</text:p>
          </table:table-cell>
          <table:table-cell office:value-type="float" office:value="126.412" calcext:value-type="float">
            <text:p>126.41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9.84" calcext:value-type="float">
            <text:p>229.84</text:p>
          </table:table-cell>
          <table:table-cell office:value-type="float" office:value="217.516" calcext:value-type="float">
            <text:p>217.51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63.289" calcext:value-type="float">
            <text:p>263.28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35.55" calcext:value-type="float">
            <text:p>335.55</text:p>
          </table:table-cell>
          <table:table-cell office:value-type="float" office:value="244.252" calcext:value-type="float">
            <text:p>244.252</text:p>
          </table:table-cell>
          <table:table-cell office:value-type="float" office:value="342.874" calcext:value-type="float">
            <text:p>342.874</text:p>
          </table:table-cell>
          <table:table-cell office:value-type="float" office:value="252.358" calcext:value-type="float">
            <text:p>252.35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37.053" calcext:value-type="float">
            <text:p>237.053</text:p>
          </table:table-cell>
          <table:table-cell office:value-type="float" office:value="193.794" calcext:value-type="float">
            <text:p>193.794</text:p>
          </table:table-cell>
          <table:table-cell office:value-type="float" office:value="32.7215" calcext:value-type="float">
            <text:p>32.7215</text:p>
          </table:table-cell>
          <table:table-cell office:value-type="float" office:value="27.5484" calcext:value-type="float">
            <text:p>27.548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338.656" calcext:value-type="float">
            <text:p>338.656</text:p>
          </table:table-cell>
          <table:table-cell office:value-type="float" office:value="541.109" calcext:value-type="float">
            <text:p>541.109</text:p>
          </table:table-cell>
          <table:table-cell office:value-type="float" office:value="39.7397" calcext:value-type="float">
            <text:p>39.7397</text:p>
          </table:table-cell>
          <table:table-cell office:value-type="float" office:value="97.0004" calcext:value-type="float">
            <text:p>97.000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459.817" calcext:value-type="float">
            <text:p>459.817</text:p>
          </table:table-cell>
          <table:table-cell office:value-type="float" office:value="349.526" calcext:value-type="float">
            <text:p>349.526</text:p>
          </table:table-cell>
          <table:table-cell office:value-type="float" office:value="462.13" calcext:value-type="float">
            <text:p>462.13</text:p>
          </table:table-cell>
          <table:table-cell office:value-type="float" office:value="358.661" calcext:value-type="float">
            <text:p>358.6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39.244" calcext:value-type="float">
            <text:p>639.244</text:p>
          </table:table-cell>
          <table:table-cell office:value-type="float" office:value="390.804" calcext:value-type="float">
            <text:p>390.804</text:p>
          </table:table-cell>
          <table:table-cell office:value-type="float" office:value="432.869" calcext:value-type="float">
            <text:p>432.869</text:p>
          </table:table-cell>
          <table:table-cell office:value-type="float" office:value="317.957" calcext:value-type="float">
            <text:p>317.95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38.793" calcext:value-type="float">
            <text:p>238.793</text:p>
          </table:table-cell>
          <table:table-cell office:value-type="float" office:value="196.504" calcext:value-type="float">
            <text:p>196.504</text:p>
          </table:table-cell>
          <table:table-cell office:value-type="float" office:value="28.7129" calcext:value-type="float">
            <text:p>28.7129</text:p>
          </table:table-cell>
          <table:table-cell office:value-type="float" office:value="18.9414" calcext:value-type="float">
            <text:p>18.941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38.358" calcext:value-type="float">
            <text:p>338.358</text:p>
          </table:table-cell>
          <table:table-cell office:value-type="float" office:value="541.057" calcext:value-type="float">
            <text:p>541.057</text:p>
          </table:table-cell>
          <table:table-cell office:value-type="float" office:value="42.6833" calcext:value-type="float">
            <text:p>42.6833</text:p>
          </table:table-cell>
          <table:table-cell office:value-type="float" office:value="91.861" calcext:value-type="float">
            <text:p>91.86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863.6" calcext:value-type="float">
            <text:p>863.6</text:p>
          </table:table-cell>
          <table:table-cell office:value-type="float" office:value="554.365" calcext:value-type="float">
            <text:p>554.365</text:p>
          </table:table-cell>
          <table:table-cell office:value-type="float" office:value="563.822" calcext:value-type="float">
            <text:p>563.822</text:p>
          </table:table-cell>
          <table:table-cell office:value-type="float" office:value="399.434" calcext:value-type="float">
            <text:p>399.43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950.913" calcext:value-type="float">
            <text:p>950.913</text:p>
          </table:table-cell>
          <table:table-cell office:value-type="float" office:value="474.334" calcext:value-type="float">
            <text:p>474.334</text:p>
          </table:table-cell>
          <table:table-cell office:value-type="float" office:value="436.667" calcext:value-type="float">
            <text:p>436.667</text:p>
          </table:table-cell>
          <table:table-cell office:value-type="float" office:value="316.302" calcext:value-type="float">
            <text:p>316.302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39.647" calcext:value-type="float">
            <text:p>239.647</text:p>
          </table:table-cell>
          <table:table-cell office:value-type="float" office:value="196.701" calcext:value-type="float">
            <text:p>196.701</text:p>
          </table:table-cell>
          <table:table-cell office:value-type="float" office:value="31.7626" calcext:value-type="float">
            <text:p>31.7626</text:p>
          </table:table-cell>
          <table:table-cell office:value-type="float" office:value="23.1768" calcext:value-type="float">
            <text:p>23.1768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40.93" calcext:value-type="float">
            <text:p>340.93</text:p>
          </table:table-cell>
          <table:table-cell office:value-type="float" office:value="536.463" calcext:value-type="float">
            <text:p>536.463</text:p>
          </table:table-cell>
          <table:table-cell office:value-type="float" office:value="41.1659" calcext:value-type="float">
            <text:p>41.1659</text:p>
          </table:table-cell>
          <table:table-cell office:value-type="float" office:value="91.4525" calcext:value-type="float">
            <text:p>91.4525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244.98" calcext:value-type="float">
            <text:p>1244.98</text:p>
          </table:table-cell>
          <table:table-cell office:value-type="float" office:value="668.425" calcext:value-type="float">
            <text:p>668.425</text:p>
          </table:table-cell>
          <table:table-cell office:value-type="float" office:value="535.983" calcext:value-type="float">
            <text:p>535.983</text:p>
          </table:table-cell>
          <table:table-cell office:value-type="float" office:value="380.175" calcext:value-type="float">
            <text:p>380.17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095.61" calcext:value-type="float">
            <text:p>1095.61</text:p>
          </table:table-cell>
          <table:table-cell office:value-type="float" office:value="505.338" calcext:value-type="float">
            <text:p>505.338</text:p>
          </table:table-cell>
          <table:table-cell office:value-type="float" office:value="427.979" calcext:value-type="float">
            <text:p>427.979</text:p>
          </table:table-cell>
          <table:table-cell office:value-type="float" office:value="322.324" calcext:value-type="float">
            <text:p>322.32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33.858" calcext:value-type="float">
            <text:p>233.858</text:p>
          </table:table-cell>
          <table:table-cell office:value-type="float" office:value="195.995" calcext:value-type="float">
            <text:p>195.995</text:p>
          </table:table-cell>
          <table:table-cell office:value-type="float" office:value="24.1738" calcext:value-type="float">
            <text:p>24.1738</text:p>
          </table:table-cell>
          <table:table-cell office:value-type="float" office:value="18.9728" calcext:value-type="float">
            <text:p>18.972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45.662" calcext:value-type="float">
            <text:p>345.662</text:p>
          </table:table-cell>
          <table:table-cell office:value-type="float" office:value="538.894" calcext:value-type="float">
            <text:p>538.894</text:p>
          </table:table-cell>
          <table:table-cell office:value-type="float" office:value="43.924" calcext:value-type="float">
            <text:p>43.924</text:p>
          </table:table-cell>
          <table:table-cell office:value-type="float" office:value="91.6693" calcext:value-type="float">
            <text:p>91.669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423.09" calcext:value-type="float">
            <text:p>1423.09</text:p>
          </table:table-cell>
          <table:table-cell office:value-type="float" office:value="719.164" calcext:value-type="float">
            <text:p>719.164</text:p>
          </table:table-cell>
          <table:table-cell office:value-type="float" office:value="516.928" calcext:value-type="float">
            <text:p>516.928</text:p>
          </table:table-cell>
          <table:table-cell office:value-type="float" office:value="381.905" calcext:value-type="float">
            <text:p>381.90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31.21" calcext:value-type="float">
            <text:p>1331.21</text:p>
          </table:table-cell>
          <table:table-cell office:value-type="float" office:value="558.066" calcext:value-type="float">
            <text:p>558.066</text:p>
          </table:table-cell>
          <table:table-cell office:value-type="float" office:value="434.409" calcext:value-type="float">
            <text:p>434.409</text:p>
          </table:table-cell>
          <table:table-cell office:value-type="float" office:value="358.412" calcext:value-type="float">
            <text:p>358.412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37.843" calcext:value-type="float">
            <text:p>237.843</text:p>
          </table:table-cell>
          <table:table-cell office:value-type="float" office:value="196.274" calcext:value-type="float">
            <text:p>196.274</text:p>
          </table:table-cell>
          <table:table-cell office:value-type="float" office:value="31.7692" calcext:value-type="float">
            <text:p>31.7692</text:p>
          </table:table-cell>
          <table:table-cell office:value-type="float" office:value="28.3505" calcext:value-type="float">
            <text:p>28.3505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337.769" calcext:value-type="float">
            <text:p>337.769</text:p>
          </table:table-cell>
          <table:table-cell office:value-type="float" office:value="565.013" calcext:value-type="float">
            <text:p>565.013</text:p>
          </table:table-cell>
          <table:table-cell office:value-type="float" office:value="71.9922" calcext:value-type="float">
            <text:p>71.9922</text:p>
          </table:table-cell>
          <table:table-cell office:value-type="float" office:value="91.9957" calcext:value-type="float">
            <text:p>91.995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674.83" calcext:value-type="float">
            <text:p>1674.83</text:p>
          </table:table-cell>
          <table:table-cell office:value-type="float" office:value="805.224" calcext:value-type="float">
            <text:p>805.224</text:p>
          </table:table-cell>
          <table:table-cell office:value-type="float" office:value="494.822" calcext:value-type="float">
            <text:p>494.822</text:p>
          </table:table-cell>
          <table:table-cell office:value-type="float" office:value="406.599" calcext:value-type="float">
            <text:p>406.599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051" calcext:value-type="float">
            <text:p>33.05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3.32" calcext:value-type="float">
            <text:p>33.3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3.22" calcext:value-type="float">
            <text:p>33.2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2.933" calcext:value-type="float">
            <text:p>32.9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013" calcext:value-type="float">
            <text:p>53.0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3.1227" calcext:value-type="float">
            <text:p>53.12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6.2087" calcext:value-type="float">
            <text:p>46.208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6.9167" calcext:value-type="float">
            <text:p>56.91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.8888" calcext:value-type="float">
            <text:p>53.888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5.8524" calcext:value-type="float">
            <text:p>55.85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7.6058" calcext:value-type="float">
            <text:p>57.60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2.016" calcext:value-type="float">
            <text:p>52.0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.819" calcext:value-type="float">
            <text:p>63.81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7.8216" calcext:value-type="float">
            <text:p>87.821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9.0048" calcext:value-type="float">
            <text:p>89.004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9.2101" calcext:value-type="float">
            <text:p>69.210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.4114" calcext:value-type="float">
            <text:p>83.411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25.55" calcext:value-type="float">
            <text:p>225.5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49.278" calcext:value-type="float">
            <text:p>249.27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82.1749" calcext:value-type="float">
            <text:p>82.17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0567" calcext:value-type="float">
            <text:p>96.056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27.57" calcext:value-type="float">
            <text:p>327.5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84.642" calcext:value-type="float">
            <text:p>384.64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6.4271" calcext:value-type="float">
            <text:p>96.427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0882" calcext:value-type="float">
            <text:p>99.088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11.06" calcext:value-type="float">
            <text:p>411.0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530.057" calcext:value-type="float">
            <text:p>530.05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3.25" calcext:value-type="float">
            <text:p>103.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.647" calcext:value-type="float">
            <text:p>130.647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88.14" calcext:value-type="float">
            <text:p>488.14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708.031" calcext:value-type="float">
            <text:p>708.031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2.02" calcext:value-type="float">
            <text:p>192.02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509.564" calcext:value-type="float">
            <text:p>509.56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767.837" calcext:value-type="float">
            <text:p>767.83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64.093" calcext:value-type="float">
            <text:p>264.09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.434" calcext:value-type="float">
            <text:p>253.434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529.797" calcext:value-type="float">
            <text:p>529.797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810.61" calcext:value-type="float">
            <text:p>810.61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45.861" calcext:value-type="float">
            <text:p>345.861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5.223" calcext:value-type="float">
            <text:p>295.223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544.472" calcext:value-type="float">
            <text:p>544.472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855.457" calcext:value-type="float">
            <text:p>855.457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520.237" calcext:value-type="float">
            <text:p>520.237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5.766" calcext:value-type="float">
            <text:p>325.766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48.501" calcext:value-type="float">
            <text:p>548.501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856.009" calcext:value-type="float">
            <text:p>856.009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621.779" calcext:value-type="float">
            <text:p>621.77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4.679" calcext:value-type="float">
            <text:p>354.679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556.893" calcext:value-type="float">
            <text:p>556.893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850.144" calcext:value-type="float">
            <text:p>850.144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735.836" calcext:value-type="float">
            <text:p>735.836</text:p>
          </table:table-cell>
          <table:table-cell table:number-columns-repeated="3"/>
        </table:table-row>
      </table:table>
      <table:table table:name="2-aryTrie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2-ary trie, random 64-bit keys</text:p>
          </table:table-cell>
          <table:table-cell table:number-columns-repeated="5"/>
          <table:table-cell table:style-name="ce1" office:value-type="string" calcext:value-type="string">
            <text:p>2-ary trie, decreasing 64-bit keys</text:p>
          </table:table-cell>
          <table:table-cell table:number-columns-repeated="5"/>
          <table:table-cell table:style-name="ce1" office:value-type="string" calcext:value-type="string">
            <text:p>2-ary trie, increasing 64-bit keys</text:p>
          </table:table-cell>
          <table:table-cell table:number-columns-repeated="5"/>
          <table:table-cell table:style-name="ce3" office:value-type="string" calcext:value-type="string">
            <text:p>2-ary trie, random 64-bit keys with bits 24..55 cl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287" calcext:value-type="float">
            <text:p>42.3287</text:p>
          </table:table-cell>
          <table:table-cell office:value-type="float" office:value="42.3015" calcext:value-type="float">
            <text:p>42.3015</text:p>
          </table:table-cell>
          <table:table-cell office:value-type="float" office:value="7.99819" calcext:value-type="float">
            <text:p>7.99819</text:p>
          </table:table-cell>
          <table:table-cell office:value-type="float" office:value="7.66974" calcext:value-type="float">
            <text:p>7.669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67" calcext:value-type="float">
            <text:p>42.267</text:p>
          </table:table-cell>
          <table:table-cell office:value-type="float" office:value="42.331" calcext:value-type="float">
            <text:p>42.331</text:p>
          </table:table-cell>
          <table:table-cell office:value-type="float" office:value="6.61349" calcext:value-type="float">
            <text:p>6.61349</text:p>
          </table:table-cell>
          <table:table-cell office:value-type="float" office:value="7.49345" calcext:value-type="float">
            <text:p>7.49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962" calcext:value-type="float">
            <text:p>42.2962</text:p>
          </table:table-cell>
          <table:table-cell office:value-type="float" office:value="42.3293" calcext:value-type="float">
            <text:p>42.3293</text:p>
          </table:table-cell>
          <table:table-cell office:value-type="float" office:value="6.54321" calcext:value-type="float">
            <text:p>6.54321</text:p>
          </table:table-cell>
          <table:table-cell office:value-type="float" office:value="45.1611" calcext:value-type="float">
            <text:p>45.16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66" calcext:value-type="float">
            <text:p>42.366</text:p>
          </table:table-cell>
          <table:table-cell office:value-type="float" office:value="42.4541" calcext:value-type="float">
            <text:p>42.4541</text:p>
          </table:table-cell>
          <table:table-cell office:value-type="float" office:value="8.3809" calcext:value-type="float">
            <text:p>8.3809</text:p>
          </table:table-cell>
          <table:table-cell office:value-type="float" office:value="8.70039" calcext:value-type="float">
            <text:p>8.70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1404" calcext:value-type="float">
            <text:p>43.1404</text:p>
          </table:table-cell>
          <table:table-cell office:value-type="float" office:value="42.2952" calcext:value-type="float">
            <text:p>42.2952</text:p>
          </table:table-cell>
          <table:table-cell office:value-type="float" office:value="7.50981" calcext:value-type="float">
            <text:p>7.50981</text:p>
          </table:table-cell>
          <table:table-cell office:value-type="float" office:value="11.4385" calcext:value-type="float">
            <text:p>11.43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.1516" calcext:value-type="float">
            <text:p>48.1516</text:p>
          </table:table-cell>
          <table:table-cell office:value-type="float" office:value="42.295" calcext:value-type="float">
            <text:p>42.295</text:p>
          </table:table-cell>
          <table:table-cell office:value-type="float" office:value="12.6448" calcext:value-type="float">
            <text:p>12.6448</text:p>
          </table:table-cell>
          <table:table-cell office:value-type="float" office:value="6.26688" calcext:value-type="float">
            <text:p>6.26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.2365" calcext:value-type="float">
            <text:p>48.2365</text:p>
          </table:table-cell>
          <table:table-cell office:value-type="float" office:value="42.9582" calcext:value-type="float">
            <text:p>42.9582</text:p>
          </table:table-cell>
          <table:table-cell office:value-type="float" office:value="11.6836" calcext:value-type="float">
            <text:p>11.6836</text:p>
          </table:table-cell>
          <table:table-cell office:value-type="float" office:value="8.69684" calcext:value-type="float">
            <text:p>8.696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7864" calcext:value-type="float">
            <text:p>49.7864</text:p>
          </table:table-cell>
          <table:table-cell office:value-type="float" office:value="53.5217" calcext:value-type="float">
            <text:p>53.5217</text:p>
          </table:table-cell>
          <table:table-cell office:value-type="float" office:value="15.6717" calcext:value-type="float">
            <text:p>15.6717</text:p>
          </table:table-cell>
          <table:table-cell office:value-type="float" office:value="16.0833" calcext:value-type="float">
            <text:p>16.0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595" calcext:value-type="float">
            <text:p>68.595</text:p>
          </table:table-cell>
          <table:table-cell office:value-type="float" office:value="45.0976" calcext:value-type="float">
            <text:p>45.0976</text:p>
          </table:table-cell>
          <table:table-cell office:value-type="float" office:value="19.4269" calcext:value-type="float">
            <text:p>19.4269</text:p>
          </table:table-cell>
          <table:table-cell office:value-type="float" office:value="10.5018" calcext:value-type="float">
            <text:p>10.50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.7231" calcext:value-type="float">
            <text:p>60.7231</text:p>
          </table:table-cell>
          <table:table-cell office:value-type="float" office:value="42.243" calcext:value-type="float">
            <text:p>42.243</text:p>
          </table:table-cell>
          <table:table-cell office:value-type="float" office:value="22.1505" calcext:value-type="float">
            <text:p>22.1505</text:p>
          </table:table-cell>
          <table:table-cell office:value-type="float" office:value="7.67555" calcext:value-type="float">
            <text:p>7.67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.4222" calcext:value-type="float">
            <text:p>51.4222</text:p>
          </table:table-cell>
          <table:table-cell office:value-type="float" office:value="42.3092" calcext:value-type="float">
            <text:p>42.3092</text:p>
          </table:table-cell>
          <table:table-cell office:value-type="float" office:value="8.61949" calcext:value-type="float">
            <text:p>8.61949</text:p>
          </table:table-cell>
          <table:table-cell office:value-type="float" office:value="10.5607" calcext:value-type="float">
            <text:p>10.56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.0886" calcext:value-type="float">
            <text:p>63.0886</text:p>
          </table:table-cell>
          <table:table-cell office:value-type="float" office:value="47.9188" calcext:value-type="float">
            <text:p>47.9188</text:p>
          </table:table-cell>
          <table:table-cell office:value-type="float" office:value="20.3671" calcext:value-type="float">
            <text:p>20.3671</text:p>
          </table:table-cell>
          <table:table-cell office:value-type="float" office:value="15.3513" calcext:value-type="float">
            <text:p>15.3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2092" calcext:value-type="float">
            <text:p>65.2092</text:p>
          </table:table-cell>
          <table:table-cell office:value-type="float" office:value="48.7805" calcext:value-type="float">
            <text:p>48.7805</text:p>
          </table:table-cell>
          <table:table-cell office:value-type="float" office:value="30.4444" calcext:value-type="float">
            <text:p>30.4444</text:p>
          </table:table-cell>
          <table:table-cell office:value-type="float" office:value="12.7576" calcext:value-type="float">
            <text:p>12.75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.4839" calcext:value-type="float">
            <text:p>80.4839</text:p>
          </table:table-cell>
          <table:table-cell office:value-type="float" office:value="42.7105" calcext:value-type="float">
            <text:p>42.7105</text:p>
          </table:table-cell>
          <table:table-cell office:value-type="float" office:value="12.1737" calcext:value-type="float">
            <text:p>12.1737</text:p>
          </table:table-cell>
          <table:table-cell office:value-type="float" office:value="9.62933" calcext:value-type="float">
            <text:p>9.629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2.2602" calcext:value-type="float">
            <text:p>72.2602</text:p>
          </table:table-cell>
          <table:table-cell office:value-type="float" office:value="42.3737" calcext:value-type="float">
            <text:p>42.3737</text:p>
          </table:table-cell>
          <table:table-cell office:value-type="float" office:value="11.4257" calcext:value-type="float">
            <text:p>11.4257</text:p>
          </table:table-cell>
          <table:table-cell office:value-type="float" office:value="8.04852" calcext:value-type="float">
            <text:p>8.048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.236" calcext:value-type="float">
            <text:p>65.236</text:p>
          </table:table-cell>
          <table:table-cell office:value-type="float" office:value="52.6243" calcext:value-type="float">
            <text:p>52.6243</text:p>
          </table:table-cell>
          <table:table-cell office:value-type="float" office:value="11.1506" calcext:value-type="float">
            <text:p>11.1506</text:p>
          </table:table-cell>
          <table:table-cell office:value-type="float" office:value="22.7601" calcext:value-type="float">
            <text:p>22.76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.0035" calcext:value-type="float">
            <text:p>84.0035</text:p>
          </table:table-cell>
          <table:table-cell office:value-type="float" office:value="47.5385" calcext:value-type="float">
            <text:p>47.5385</text:p>
          </table:table-cell>
          <table:table-cell office:value-type="float" office:value="18.4949" calcext:value-type="float">
            <text:p>18.4949</text:p>
          </table:table-cell>
          <table:table-cell office:value-type="float" office:value="12.175" calcext:value-type="float">
            <text:p>12.1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.535" calcext:value-type="float">
            <text:p>180.535</text:p>
          </table:table-cell>
          <table:table-cell office:value-type="float" office:value="42.2588" calcext:value-type="float">
            <text:p>42.2588</text:p>
          </table:table-cell>
          <table:table-cell office:value-type="float" office:value="21.0652" calcext:value-type="float">
            <text:p>21.0652</text:p>
          </table:table-cell>
          <table:table-cell office:value-type="float" office:value="9.54447" calcext:value-type="float">
            <text:p>9.544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891" calcext:value-type="float">
            <text:p>184.891</text:p>
          </table:table-cell>
          <table:table-cell office:value-type="float" office:value="42.3112" calcext:value-type="float">
            <text:p>42.3112</text:p>
          </table:table-cell>
          <table:table-cell office:value-type="float" office:value="21.1588" calcext:value-type="float">
            <text:p>21.1588</text:p>
          </table:table-cell>
          <table:table-cell office:value-type="float" office:value="7.33549" calcext:value-type="float">
            <text:p>7.335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.1075" calcext:value-type="float">
            <text:p>80.1075</text:p>
          </table:table-cell>
          <table:table-cell office:value-type="float" office:value="52.7136" calcext:value-type="float">
            <text:p>52.7136</text:p>
          </table:table-cell>
          <table:table-cell office:value-type="float" office:value="18.879" calcext:value-type="float">
            <text:p>18.879</text:p>
          </table:table-cell>
          <table:table-cell office:value-type="float" office:value="13.5154" calcext:value-type="float">
            <text:p>13.51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.4746" calcext:value-type="float">
            <text:p>86.4746</text:p>
          </table:table-cell>
          <table:table-cell office:value-type="float" office:value="52.728" calcext:value-type="float">
            <text:p>52.728</text:p>
          </table:table-cell>
          <table:table-cell office:value-type="float" office:value="23.8111" calcext:value-type="float">
            <text:p>23.8111</text:p>
          </table:table-cell>
          <table:table-cell office:value-type="float" office:value="15.7357" calcext:value-type="float">
            <text:p>15.73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.45" calcext:value-type="float">
            <text:p>270.45</text:p>
          </table:table-cell>
          <table:table-cell office:value-type="float" office:value="42.2775" calcext:value-type="float">
            <text:p>42.2775</text:p>
          </table:table-cell>
          <table:table-cell office:value-type="float" office:value="26.2155" calcext:value-type="float">
            <text:p>26.2155</text:p>
          </table:table-cell>
          <table:table-cell office:value-type="float" office:value="6.25201" calcext:value-type="float">
            <text:p>6.252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3.136" calcext:value-type="float">
            <text:p>283.136</text:p>
          </table:table-cell>
          <table:table-cell office:value-type="float" office:value="42.3084" calcext:value-type="float">
            <text:p>42.3084</text:p>
          </table:table-cell>
          <table:table-cell office:value-type="float" office:value="30.1426" calcext:value-type="float">
            <text:p>30.1426</text:p>
          </table:table-cell>
          <table:table-cell office:value-type="float" office:value="7.20759" calcext:value-type="float">
            <text:p>7.207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4.5087" calcext:value-type="float">
            <text:p>84.5087</text:p>
          </table:table-cell>
          <table:table-cell office:value-type="float" office:value="52.6879" calcext:value-type="float">
            <text:p>52.6879</text:p>
          </table:table-cell>
          <table:table-cell office:value-type="float" office:value="21.7393" calcext:value-type="float">
            <text:p>21.7393</text:p>
          </table:table-cell>
          <table:table-cell office:value-type="float" office:value="13.7101" calcext:value-type="float">
            <text:p>13.7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.879" calcext:value-type="float">
            <text:p>90.879</text:p>
          </table:table-cell>
          <table:table-cell office:value-type="float" office:value="53.0287" calcext:value-type="float">
            <text:p>53.0287</text:p>
          </table:table-cell>
          <table:table-cell office:value-type="float" office:value="24.9393" calcext:value-type="float">
            <text:p>24.9393</text:p>
          </table:table-cell>
          <table:table-cell office:value-type="float" office:value="15.2057" calcext:value-type="float">
            <text:p>15.20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8.631" calcext:value-type="float">
            <text:p>268.631</text:p>
          </table:table-cell>
          <table:table-cell office:value-type="float" office:value="42.3065" calcext:value-type="float">
            <text:p>42.3065</text:p>
          </table:table-cell>
          <table:table-cell office:value-type="float" office:value="38.1049" calcext:value-type="float">
            <text:p>38.1049</text:p>
          </table:table-cell>
          <table:table-cell office:value-type="float" office:value="7.72042" calcext:value-type="float">
            <text:p>7.720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0.129" calcext:value-type="float">
            <text:p>290.129</text:p>
          </table:table-cell>
          <table:table-cell office:value-type="float" office:value="42.2907" calcext:value-type="float">
            <text:p>42.2907</text:p>
          </table:table-cell>
          <table:table-cell office:value-type="float" office:value="29.8128" calcext:value-type="float">
            <text:p>29.8128</text:p>
          </table:table-cell>
          <table:table-cell office:value-type="float" office:value="8.0648" calcext:value-type="float">
            <text:p>8.06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2.6392" calcext:value-type="float">
            <text:p>92.6392</text:p>
          </table:table-cell>
          <table:table-cell office:value-type="float" office:value="52.2876" calcext:value-type="float">
            <text:p>52.2876</text:p>
          </table:table-cell>
          <table:table-cell office:value-type="float" office:value="21.5811" calcext:value-type="float">
            <text:p>21.5811</text:p>
          </table:table-cell>
          <table:table-cell office:value-type="float" office:value="18.9783" calcext:value-type="float">
            <text:p>18.97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8.6443" calcext:value-type="float">
            <text:p>98.6443</text:p>
          </table:table-cell>
          <table:table-cell office:value-type="float" office:value="53.033" calcext:value-type="float">
            <text:p>53.033</text:p>
          </table:table-cell>
          <table:table-cell office:value-type="float" office:value="19.5054" calcext:value-type="float">
            <text:p>19.5054</text:p>
          </table:table-cell>
          <table:table-cell office:value-type="float" office:value="14.4616" calcext:value-type="float">
            <text:p>14.46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72.935" calcext:value-type="float">
            <text:p>272.935</text:p>
          </table:table-cell>
          <table:table-cell office:value-type="float" office:value="42.3088" calcext:value-type="float">
            <text:p>42.3088</text:p>
          </table:table-cell>
          <table:table-cell office:value-type="float" office:value="22.3297" calcext:value-type="float">
            <text:p>22.3297</text:p>
          </table:table-cell>
          <table:table-cell office:value-type="float" office:value="8.7974" calcext:value-type="float">
            <text:p>8.797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84.401" calcext:value-type="float">
            <text:p>284.401</text:p>
          </table:table-cell>
          <table:table-cell office:value-type="float" office:value="42.2584" calcext:value-type="float">
            <text:p>42.2584</text:p>
          </table:table-cell>
          <table:table-cell office:value-type="float" office:value="36.7922" calcext:value-type="float">
            <text:p>36.7922</text:p>
          </table:table-cell>
          <table:table-cell office:value-type="float" office:value="8.66175" calcext:value-type="float">
            <text:p>8.661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6.888" calcext:value-type="float">
            <text:p>106.888</text:p>
          </table:table-cell>
          <table:table-cell office:value-type="float" office:value="45.3715" calcext:value-type="float">
            <text:p>45.3715</text:p>
          </table:table-cell>
          <table:table-cell office:value-type="float" office:value="30.2216" calcext:value-type="float">
            <text:p>30.2216</text:p>
          </table:table-cell>
          <table:table-cell office:value-type="float" office:value="11.345" calcext:value-type="float">
            <text:p>11.3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5.467" calcext:value-type="float">
            <text:p>105.467</text:p>
          </table:table-cell>
          <table:table-cell office:value-type="float" office:value="53.2774" calcext:value-type="float">
            <text:p>53.2774</text:p>
          </table:table-cell>
          <table:table-cell office:value-type="float" office:value="20.0199" calcext:value-type="float">
            <text:p>20.0199</text:p>
          </table:table-cell>
          <table:table-cell office:value-type="float" office:value="15.0215" calcext:value-type="float">
            <text:p>15.021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3.955" calcext:value-type="float">
            <text:p>263.955</text:p>
          </table:table-cell>
          <table:table-cell office:value-type="float" office:value="42.2894" calcext:value-type="float">
            <text:p>42.2894</text:p>
          </table:table-cell>
          <table:table-cell office:value-type="float" office:value="39.7212" calcext:value-type="float">
            <text:p>39.7212</text:p>
          </table:table-cell>
          <table:table-cell office:value-type="float" office:value="10.3437" calcext:value-type="float">
            <text:p>10.34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7.498" calcext:value-type="float">
            <text:p>277.498</text:p>
          </table:table-cell>
          <table:table-cell office:value-type="float" office:value="42.3184" calcext:value-type="float">
            <text:p>42.3184</text:p>
          </table:table-cell>
          <table:table-cell office:value-type="float" office:value="27.8659" calcext:value-type="float">
            <text:p>27.8659</text:p>
          </table:table-cell>
          <table:table-cell office:value-type="float" office:value="12.6776" calcext:value-type="float">
            <text:p>12.67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.226" calcext:value-type="float">
            <text:p>120.226</text:p>
          </table:table-cell>
          <table:table-cell office:value-type="float" office:value="43.1941" calcext:value-type="float">
            <text:p>43.1941</text:p>
          </table:table-cell>
          <table:table-cell office:value-type="float" office:value="33.0017" calcext:value-type="float">
            <text:p>33.0017</text:p>
          </table:table-cell>
          <table:table-cell office:value-type="float" office:value="10.476" calcext:value-type="float">
            <text:p>10.4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.769" calcext:value-type="float">
            <text:p>120.769</text:p>
          </table:table-cell>
          <table:table-cell office:value-type="float" office:value="53.4851" calcext:value-type="float">
            <text:p>53.4851</text:p>
          </table:table-cell>
          <table:table-cell office:value-type="float" office:value="27.1822" calcext:value-type="float">
            <text:p>27.1822</text:p>
          </table:table-cell>
          <table:table-cell office:value-type="float" office:value="13.4395" calcext:value-type="float">
            <text:p>13.439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4.098" calcext:value-type="float">
            <text:p>274.098</text:p>
          </table:table-cell>
          <table:table-cell office:value-type="float" office:value="42.34" calcext:value-type="float">
            <text:p>42.34</text:p>
          </table:table-cell>
          <table:table-cell office:value-type="float" office:value="23.7612" calcext:value-type="float">
            <text:p>23.7612</text:p>
          </table:table-cell>
          <table:table-cell office:value-type="float" office:value="8.54746" calcext:value-type="float">
            <text:p>8.547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6.709" calcext:value-type="float">
            <text:p>286.709</text:p>
          </table:table-cell>
          <table:table-cell office:value-type="float" office:value="42.3154" calcext:value-type="float">
            <text:p>42.3154</text:p>
          </table:table-cell>
          <table:table-cell office:value-type="float" office:value="30.9099" calcext:value-type="float">
            <text:p>30.9099</text:p>
          </table:table-cell>
          <table:table-cell office:value-type="float" office:value="11.0086" calcext:value-type="float">
            <text:p>11.00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5.025" calcext:value-type="float">
            <text:p>175.025</text:p>
          </table:table-cell>
          <table:table-cell office:value-type="float" office:value="42.2996" calcext:value-type="float">
            <text:p>42.2996</text:p>
          </table:table-cell>
          <table:table-cell office:value-type="float" office:value="40.6001" calcext:value-type="float">
            <text:p>40.6001</text:p>
          </table:table-cell>
          <table:table-cell office:value-type="float" office:value="8.06816" calcext:value-type="float">
            <text:p>8.06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.021" calcext:value-type="float">
            <text:p>149.021</text:p>
          </table:table-cell>
          <table:table-cell office:value-type="float" office:value="53.4705" calcext:value-type="float">
            <text:p>53.4705</text:p>
          </table:table-cell>
          <table:table-cell office:value-type="float" office:value="34.8691" calcext:value-type="float">
            <text:p>34.8691</text:p>
          </table:table-cell>
          <table:table-cell office:value-type="float" office:value="15.689" calcext:value-type="float">
            <text:p>15.68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72.222" calcext:value-type="float">
            <text:p>272.222</text:p>
          </table:table-cell>
          <table:table-cell office:value-type="float" office:value="42.269" calcext:value-type="float">
            <text:p>42.269</text:p>
          </table:table-cell>
          <table:table-cell office:value-type="float" office:value="26.39" calcext:value-type="float">
            <text:p>26.39</text:p>
          </table:table-cell>
          <table:table-cell office:value-type="float" office:value="8.2745" calcext:value-type="float">
            <text:p>8.274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74.609" calcext:value-type="float">
            <text:p>274.609</text:p>
          </table:table-cell>
          <table:table-cell office:value-type="float" office:value="42.3147" calcext:value-type="float">
            <text:p>42.3147</text:p>
          </table:table-cell>
          <table:table-cell office:value-type="float" office:value="36.1075" calcext:value-type="float">
            <text:p>36.1075</text:p>
          </table:table-cell>
          <table:table-cell office:value-type="float" office:value="7.38242" calcext:value-type="float">
            <text:p>7.3824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38.08" calcext:value-type="float">
            <text:p>438.08</text:p>
          </table:table-cell>
          <table:table-cell office:value-type="float" office:value="42.4394" calcext:value-type="float">
            <text:p>42.4394</text:p>
          </table:table-cell>
          <table:table-cell office:value-type="float" office:value="99.8315" calcext:value-type="float">
            <text:p>99.8315</text:p>
          </table:table-cell>
          <table:table-cell office:value-type="float" office:value="9.75285" calcext:value-type="float">
            <text:p>9.7528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3.355" calcext:value-type="float">
            <text:p>173.355</text:p>
          </table:table-cell>
          <table:table-cell office:value-type="float" office:value="53.4918" calcext:value-type="float">
            <text:p>53.4918</text:p>
          </table:table-cell>
          <table:table-cell office:value-type="float" office:value="32.0771" calcext:value-type="float">
            <text:p>32.0771</text:p>
          </table:table-cell>
          <table:table-cell office:value-type="float" office:value="14.714" calcext:value-type="float">
            <text:p>14.71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69.75" calcext:value-type="float">
            <text:p>269.75</text:p>
          </table:table-cell>
          <table:table-cell office:value-type="float" office:value="42.3265" calcext:value-type="float">
            <text:p>42.3265</text:p>
          </table:table-cell>
          <table:table-cell office:value-type="float" office:value="26.1722" calcext:value-type="float">
            <text:p>26.1722</text:p>
          </table:table-cell>
          <table:table-cell office:value-type="float" office:value="7.68186" calcext:value-type="float">
            <text:p>7.6818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78.708" calcext:value-type="float">
            <text:p>278.708</text:p>
          </table:table-cell>
          <table:table-cell office:value-type="float" office:value="42.3142" calcext:value-type="float">
            <text:p>42.3142</text:p>
          </table:table-cell>
          <table:table-cell office:value-type="float" office:value="34.4429" calcext:value-type="float">
            <text:p>34.4429</text:p>
          </table:table-cell>
          <table:table-cell office:value-type="float" office:value="12.0979" calcext:value-type="float">
            <text:p>12.097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31.875" calcext:value-type="float">
            <text:p>731.875</text:p>
          </table:table-cell>
          <table:table-cell office:value-type="float" office:value="51.4438" calcext:value-type="float">
            <text:p>51.4438</text:p>
          </table:table-cell>
          <table:table-cell office:value-type="float" office:value="128.956" calcext:value-type="float">
            <text:p>128.956</text:p>
          </table:table-cell>
          <table:table-cell office:value-type="float" office:value="12.7377" calcext:value-type="float">
            <text:p>12.73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7.914" calcext:value-type="float">
            <text:p>217.914</text:p>
          </table:table-cell>
          <table:table-cell office:value-type="float" office:value="53.5444" calcext:value-type="float">
            <text:p>53.5444</text:p>
          </table:table-cell>
          <table:table-cell office:value-type="float" office:value="45.2649" calcext:value-type="float">
            <text:p>45.2649</text:p>
          </table:table-cell>
          <table:table-cell office:value-type="float" office:value="16.0825" calcext:value-type="float">
            <text:p>16.082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66.521" calcext:value-type="float">
            <text:p>266.521</text:p>
          </table:table-cell>
          <table:table-cell office:value-type="float" office:value="42.2951" calcext:value-type="float">
            <text:p>42.2951</text:p>
          </table:table-cell>
          <table:table-cell office:value-type="float" office:value="23.0831" calcext:value-type="float">
            <text:p>23.0831</text:p>
          </table:table-cell>
          <table:table-cell office:value-type="float" office:value="9.18809" calcext:value-type="float">
            <text:p>9.1880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81.808" calcext:value-type="float">
            <text:p>281.808</text:p>
          </table:table-cell>
          <table:table-cell office:value-type="float" office:value="42.3252" calcext:value-type="float">
            <text:p>42.3252</text:p>
          </table:table-cell>
          <table:table-cell office:value-type="float" office:value="28.8318" calcext:value-type="float">
            <text:p>28.8318</text:p>
          </table:table-cell>
          <table:table-cell office:value-type="float" office:value="8.68848" calcext:value-type="float">
            <text:p>8.6884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894.002" calcext:value-type="float">
            <text:p>894.002</text:p>
          </table:table-cell>
          <table:table-cell office:value-type="float" office:value="53.5262" calcext:value-type="float">
            <text:p>53.5262</text:p>
          </table:table-cell>
          <table:table-cell office:value-type="float" office:value="157.573" calcext:value-type="float">
            <text:p>157.573</text:p>
          </table:table-cell>
          <table:table-cell office:value-type="float" office:value="15.5891" calcext:value-type="float">
            <text:p>15.589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6.928" calcext:value-type="float">
            <text:p>296.928</text:p>
          </table:table-cell>
          <table:table-cell office:value-type="float" office:value="53.6093" calcext:value-type="float">
            <text:p>53.6093</text:p>
          </table:table-cell>
          <table:table-cell office:value-type="float" office:value="77.644" calcext:value-type="float">
            <text:p>77.644</text:p>
          </table:table-cell>
          <table:table-cell office:value-type="float" office:value="26.1354" calcext:value-type="float">
            <text:p>26.135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71.892" calcext:value-type="float">
            <text:p>271.892</text:p>
          </table:table-cell>
          <table:table-cell office:value-type="float" office:value="42.3549" calcext:value-type="float">
            <text:p>42.3549</text:p>
          </table:table-cell>
          <table:table-cell office:value-type="float" office:value="33.4125" calcext:value-type="float">
            <text:p>33.4125</text:p>
          </table:table-cell>
          <table:table-cell office:value-type="float" office:value="8.65925" calcext:value-type="float">
            <text:p>8.6592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75.99" calcext:value-type="float">
            <text:p>275.99</text:p>
          </table:table-cell>
          <table:table-cell office:value-type="float" office:value="42.3007" calcext:value-type="float">
            <text:p>42.3007</text:p>
          </table:table-cell>
          <table:table-cell office:value-type="float" office:value="25.2292" calcext:value-type="float">
            <text:p>25.2292</text:p>
          </table:table-cell>
          <table:table-cell office:value-type="float" office:value="9.0752" calcext:value-type="float">
            <text:p>9.075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018.71" calcext:value-type="float">
            <text:p>1018.71</text:p>
          </table:table-cell>
          <table:table-cell office:value-type="float" office:value="53.617" calcext:value-type="float">
            <text:p>53.617</text:p>
          </table:table-cell>
          <table:table-cell office:value-type="float" office:value="180.849" calcext:value-type="float">
            <text:p>180.849</text:p>
          </table:table-cell>
          <table:table-cell office:value-type="float" office:value="16.246" calcext:value-type="float">
            <text:p>16.2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4.757" calcext:value-type="float">
            <text:p>354.757</text:p>
          </table:table-cell>
          <table:table-cell office:value-type="float" office:value="53.5617" calcext:value-type="float">
            <text:p>53.5617</text:p>
          </table:table-cell>
          <table:table-cell office:value-type="float" office:value="117.055" calcext:value-type="float">
            <text:p>117.055</text:p>
          </table:table-cell>
          <table:table-cell office:value-type="float" office:value="19.0041" calcext:value-type="float">
            <text:p>19.004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70.061" calcext:value-type="float">
            <text:p>270.061</text:p>
          </table:table-cell>
          <table:table-cell office:value-type="float" office:value="42.3198" calcext:value-type="float">
            <text:p>42.3198</text:p>
          </table:table-cell>
          <table:table-cell office:value-type="float" office:value="26.3497" calcext:value-type="float">
            <text:p>26.3497</text:p>
          </table:table-cell>
          <table:table-cell office:value-type="float" office:value="10.7996" calcext:value-type="float">
            <text:p>10.799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74.29" calcext:value-type="float">
            <text:p>274.29</text:p>
          </table:table-cell>
          <table:table-cell office:value-type="float" office:value="42.3092" calcext:value-type="float">
            <text:p>42.3092</text:p>
          </table:table-cell>
          <table:table-cell office:value-type="float" office:value="33.0313" calcext:value-type="float">
            <text:p>33.0313</text:p>
          </table:table-cell>
          <table:table-cell office:value-type="float" office:value="8.44899" calcext:value-type="float">
            <text:p>8.4489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96.86" calcext:value-type="float">
            <text:p>1096.86</text:p>
          </table:table-cell>
          <table:table-cell office:value-type="float" office:value="53.5869" calcext:value-type="float">
            <text:p>53.5869</text:p>
          </table:table-cell>
          <table:table-cell office:value-type="float" office:value="196.826" calcext:value-type="float">
            <text:p>196.826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94.65" calcext:value-type="float">
            <text:p>494.65</text:p>
          </table:table-cell>
          <table:table-cell office:value-type="float" office:value="53.5855" calcext:value-type="float">
            <text:p>53.5855</text:p>
          </table:table-cell>
          <table:table-cell office:value-type="float" office:value="194.54" calcext:value-type="float">
            <text:p>194.54</text:p>
          </table:table-cell>
          <table:table-cell office:value-type="float" office:value="20.6068" calcext:value-type="float">
            <text:p>20.606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1.076" calcext:value-type="float">
            <text:p>271.076</text:p>
          </table:table-cell>
          <table:table-cell office:value-type="float" office:value="42.3363" calcext:value-type="float">
            <text:p>42.3363</text:p>
          </table:table-cell>
          <table:table-cell office:value-type="float" office:value="20.062" calcext:value-type="float">
            <text:p>20.062</text:p>
          </table:table-cell>
          <table:table-cell office:value-type="float" office:value="10.5251" calcext:value-type="float">
            <text:p>10.525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6.395" calcext:value-type="float">
            <text:p>276.395</text:p>
          </table:table-cell>
          <table:table-cell office:value-type="float" office:value="42.3722" calcext:value-type="float">
            <text:p>42.3722</text:p>
          </table:table-cell>
          <table:table-cell office:value-type="float" office:value="114.027" calcext:value-type="float">
            <text:p>114.027</text:p>
          </table:table-cell>
          <table:table-cell office:value-type="float" office:value="32.9269" calcext:value-type="float">
            <text:p>32.926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77.22" calcext:value-type="float">
            <text:p>1277.22</text:p>
          </table:table-cell>
          <table:table-cell office:value-type="float" office:value="53.5388" calcext:value-type="float">
            <text:p>53.5388</text:p>
          </table:table-cell>
          <table:table-cell office:value-type="float" office:value="275.404" calcext:value-type="float">
            <text:p>275.404</text:p>
          </table:table-cell>
          <table:table-cell office:value-type="float" office:value="17.4833" calcext:value-type="float">
            <text:p>17.483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974.058" calcext:value-type="float">
            <text:p>974.058</text:p>
          </table:table-cell>
          <table:table-cell office:value-type="float" office:value="53.54" calcext:value-type="float">
            <text:p>53.54</text:p>
          </table:table-cell>
          <table:table-cell office:value-type="float" office:value="343.766" calcext:value-type="float">
            <text:p>343.766</text:p>
          </table:table-cell>
          <table:table-cell office:value-type="float" office:value="20.8992" calcext:value-type="float">
            <text:p>20.8992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57.544" calcext:value-type="float">
            <text:p>257.544</text:p>
          </table:table-cell>
          <table:table-cell office:value-type="float" office:value="42.3052" calcext:value-type="float">
            <text:p>42.3052</text:p>
          </table:table-cell>
          <table:table-cell office:value-type="float" office:value="26.489" calcext:value-type="float">
            <text:p>26.489</text:p>
          </table:table-cell>
          <table:table-cell office:value-type="float" office:value="7.01588" calcext:value-type="float">
            <text:p>7.0158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63.735" calcext:value-type="float">
            <text:p>263.735</text:p>
          </table:table-cell>
          <table:table-cell office:value-type="float" office:value="42.3143" calcext:value-type="float">
            <text:p>42.3143</text:p>
          </table:table-cell>
          <table:table-cell office:value-type="float" office:value="29.4337" calcext:value-type="float">
            <text:p>29.4337</text:p>
          </table:table-cell>
          <table:table-cell office:value-type="float" office:value="10.5676" calcext:value-type="float">
            <text:p>10.5676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776.32" calcext:value-type="float">
            <text:p>1776.32</text:p>
          </table:table-cell>
          <table:table-cell office:value-type="float" office:value="53.4902" calcext:value-type="float">
            <text:p>53.4902</text:p>
          </table:table-cell>
          <table:table-cell office:value-type="float" office:value="371.957" calcext:value-type="float">
            <text:p>371.957</text:p>
          </table:table-cell>
          <table:table-cell office:value-type="float" office:value="23.0967" calcext:value-type="float">
            <text:p>23.09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442.35" calcext:value-type="float">
            <text:p>1442.35</text:p>
          </table:table-cell>
          <table:table-cell office:value-type="float" office:value="53.5172" calcext:value-type="float">
            <text:p>53.5172</text:p>
          </table:table-cell>
          <table:table-cell office:value-type="float" office:value="362.339" calcext:value-type="float">
            <text:p>362.339</text:p>
          </table:table-cell>
          <table:table-cell office:value-type="float" office:value="15.2036" calcext:value-type="float">
            <text:p>15.203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70.775" calcext:value-type="float">
            <text:p>270.775</text:p>
          </table:table-cell>
          <table:table-cell office:value-type="float" office:value="42.3239" calcext:value-type="float">
            <text:p>42.3239</text:p>
          </table:table-cell>
          <table:table-cell office:value-type="float" office:value="32.0867" calcext:value-type="float">
            <text:p>32.0867</text:p>
          </table:table-cell>
          <table:table-cell office:value-type="float" office:value="7.35875" calcext:value-type="float">
            <text:p>7.3587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72.248" calcext:value-type="float">
            <text:p>272.248</text:p>
          </table:table-cell>
          <table:table-cell office:value-type="float" office:value="42.3153" calcext:value-type="float">
            <text:p>42.3153</text:p>
          </table:table-cell>
          <table:table-cell office:value-type="float" office:value="33.7569" calcext:value-type="float">
            <text:p>33.7569</text:p>
          </table:table-cell>
          <table:table-cell office:value-type="float" office:value="8.0713" calcext:value-type="float">
            <text:p>8.071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305.67" calcext:value-type="float">
            <text:p>2305.67</text:p>
          </table:table-cell>
          <table:table-cell office:value-type="float" office:value="53.4346" calcext:value-type="float">
            <text:p>53.4346</text:p>
          </table:table-cell>
          <table:table-cell office:value-type="float" office:value="413.137" calcext:value-type="float">
            <text:p>413.137</text:p>
          </table:table-cell>
          <table:table-cell office:value-type="float" office:value="14.4898" calcext:value-type="float">
            <text:p>14.489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934.99" calcext:value-type="float">
            <text:p>1934.99</text:p>
          </table:table-cell>
          <table:table-cell office:value-type="float" office:value="53.5481" calcext:value-type="float">
            <text:p>53.5481</text:p>
          </table:table-cell>
          <table:table-cell office:value-type="float" office:value="406.807" calcext:value-type="float">
            <text:p>406.807</text:p>
          </table:table-cell>
          <table:table-cell office:value-type="float" office:value="18.566" calcext:value-type="float">
            <text:p>18.566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72.266" calcext:value-type="float">
            <text:p>272.266</text:p>
          </table:table-cell>
          <table:table-cell office:value-type="float" office:value="42.3653" calcext:value-type="float">
            <text:p>42.3653</text:p>
          </table:table-cell>
          <table:table-cell office:value-type="float" office:value="31.3256" calcext:value-type="float">
            <text:p>31.3256</text:p>
          </table:table-cell>
          <table:table-cell office:value-type="float" office:value="8.54135" calcext:value-type="float">
            <text:p>8.54135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81.949" calcext:value-type="float">
            <text:p>281.949</text:p>
          </table:table-cell>
          <table:table-cell office:value-type="float" office:value="42.3368" calcext:value-type="float">
            <text:p>42.3368</text:p>
          </table:table-cell>
          <table:table-cell office:value-type="float" office:value="33.8897" calcext:value-type="float">
            <text:p>33.8897</text:p>
          </table:table-cell>
          <table:table-cell office:value-type="float" office:value="8.64763" calcext:value-type="float">
            <text:p>8.6476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799.93" calcext:value-type="float">
            <text:p>2799.93</text:p>
          </table:table-cell>
          <table:table-cell office:value-type="float" office:value="53.4707" calcext:value-type="float">
            <text:p>53.4707</text:p>
          </table:table-cell>
          <table:table-cell office:value-type="float" office:value="453.331" calcext:value-type="float">
            <text:p>453.331</text:p>
          </table:table-cell>
          <table:table-cell office:value-type="float" office:value="19.7355" calcext:value-type="float">
            <text:p>19.735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139.93" calcext:value-type="float">
            <text:p>2139.93</text:p>
          </table:table-cell>
          <table:table-cell office:value-type="float" office:value="53.5091" calcext:value-type="float">
            <text:p>53.5091</text:p>
          </table:table-cell>
          <table:table-cell office:value-type="float" office:value="414.964" calcext:value-type="float">
            <text:p>414.964</text:p>
          </table:table-cell>
          <table:table-cell office:value-type="float" office:value="16.1803" calcext:value-type="float">
            <text:p>16.180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74.685" calcext:value-type="float">
            <text:p>274.685</text:p>
          </table:table-cell>
          <table:table-cell office:value-type="float" office:value="42.2972" calcext:value-type="float">
            <text:p>42.2972</text:p>
          </table:table-cell>
          <table:table-cell office:value-type="float" office:value="29.0758" calcext:value-type="float">
            <text:p>29.0758</text:p>
          </table:table-cell>
          <table:table-cell office:value-type="float" office:value="7.68403" calcext:value-type="float">
            <text:p>7.6840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92.921" calcext:value-type="float">
            <text:p>292.921</text:p>
          </table:table-cell>
          <table:table-cell office:value-type="float" office:value="42.3246" calcext:value-type="float">
            <text:p>42.3246</text:p>
          </table:table-cell>
          <table:table-cell office:value-type="float" office:value="31.0689" calcext:value-type="float">
            <text:p>31.0689</text:p>
          </table:table-cell>
          <table:table-cell office:value-type="float" office:value="6.18725" calcext:value-type="float">
            <text:p>6.1872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069.64" calcext:value-type="float">
            <text:p>3069.64</text:p>
          </table:table-cell>
          <table:table-cell office:value-type="float" office:value="53.4419" calcext:value-type="float">
            <text:p>53.4419</text:p>
          </table:table-cell>
          <table:table-cell office:value-type="float" office:value="484.439" calcext:value-type="float">
            <text:p>484.439</text:p>
          </table:table-cell>
          <table:table-cell office:value-type="float" office:value="16.164" calcext:value-type="float">
            <text:p>16.1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523.92" calcext:value-type="float">
            <text:p>2523.92</text:p>
          </table:table-cell>
          <table:table-cell office:value-type="float" office:value="53.5369" calcext:value-type="float">
            <text:p>53.5369</text:p>
          </table:table-cell>
          <table:table-cell office:value-type="float" office:value="466.912" calcext:value-type="float">
            <text:p>466.912</text:p>
          </table:table-cell>
          <table:table-cell office:value-type="float" office:value="17.7272" calcext:value-type="float">
            <text:p>17.7272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74.817" calcext:value-type="float">
            <text:p>274.817</text:p>
          </table:table-cell>
          <table:table-cell office:value-type="float" office:value="42.3313" calcext:value-type="float">
            <text:p>42.3313</text:p>
          </table:table-cell>
          <table:table-cell office:value-type="float" office:value="39.5008" calcext:value-type="float">
            <text:p>39.5008</text:p>
          </table:table-cell>
          <table:table-cell office:value-type="float" office:value="8.65412" calcext:value-type="float">
            <text:p>8.65412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85.986" calcext:value-type="float">
            <text:p>285.986</text:p>
          </table:table-cell>
          <table:table-cell office:value-type="float" office:value="42.2859" calcext:value-type="float">
            <text:p>42.2859</text:p>
          </table:table-cell>
          <table:table-cell office:value-type="float" office:value="42.2254" calcext:value-type="float">
            <text:p>42.2254</text:p>
          </table:table-cell>
          <table:table-cell office:value-type="float" office:value="6.19931" calcext:value-type="float">
            <text:p>6.1993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3460.22" calcext:value-type="float">
            <text:p>3460.22</text:p>
          </table:table-cell>
          <table:table-cell office:value-type="float" office:value="53.4199" calcext:value-type="float">
            <text:p>53.4199</text:p>
          </table:table-cell>
          <table:table-cell office:value-type="float" office:value="523.825" calcext:value-type="float">
            <text:p>523.825</text:p>
          </table:table-cell>
          <table:table-cell office:value-type="float" office:value="16.2124" calcext:value-type="float">
            <text:p>16.2124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28" calcext:value-type="float">
            <text:p>42.328</text:p>
          </table:table-cell>
          <table:table-cell office:value-type="float" office:value="46.4563" calcext:value-type="float">
            <text:p>46.4563</text:p>
          </table:table-cell>
          <table:table-cell office:value-type="float" office:value="11.1501" calcext:value-type="float">
            <text:p>11.1501</text:p>
          </table:table-cell>
          <table:table-cell office:value-type="float" office:value="7.09317" calcext:value-type="float">
            <text:p>7.09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946" calcext:value-type="float">
            <text:p>42.2946</text:p>
          </table:table-cell>
          <table:table-cell office:value-type="float" office:value="46.4672" calcext:value-type="float">
            <text:p>46.4672</text:p>
          </table:table-cell>
          <table:table-cell office:value-type="float" office:value="6.24967" calcext:value-type="float">
            <text:p>6.24967</text:p>
          </table:table-cell>
          <table:table-cell office:value-type="float" office:value="12.5461" calcext:value-type="float">
            <text:p>12.5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0637" calcext:value-type="float">
            <text:p>42.0637</text:p>
          </table:table-cell>
          <table:table-cell office:value-type="float" office:value="46.2422" calcext:value-type="float">
            <text:p>46.2422</text:p>
          </table:table-cell>
          <table:table-cell office:value-type="float" office:value="8.05701" calcext:value-type="float">
            <text:p>8.05701</text:p>
          </table:table-cell>
          <table:table-cell office:value-type="float" office:value="8.97934" calcext:value-type="float">
            <text:p>8.97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961" calcext:value-type="float">
            <text:p>42.2961</text:p>
          </table:table-cell>
          <table:table-cell office:value-type="float" office:value="46.4524" calcext:value-type="float">
            <text:p>46.4524</text:p>
          </table:table-cell>
          <table:table-cell office:value-type="float" office:value="10.4159" calcext:value-type="float">
            <text:p>10.4159</text:p>
          </table:table-cell>
          <table:table-cell office:value-type="float" office:value="10.3381" calcext:value-type="float">
            <text:p>10.3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1103" calcext:value-type="float">
            <text:p>48.1103</text:p>
          </table:table-cell>
          <table:table-cell office:value-type="float" office:value="61.5671" calcext:value-type="float">
            <text:p>61.5671</text:p>
          </table:table-cell>
          <table:table-cell office:value-type="float" office:value="9.47174" calcext:value-type="float">
            <text:p>9.47174</text:p>
          </table:table-cell>
          <table:table-cell office:value-type="float" office:value="22.5855" calcext:value-type="float">
            <text:p>22.58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.696" calcext:value-type="float">
            <text:p>47.696</text:p>
          </table:table-cell>
          <table:table-cell office:value-type="float" office:value="60.5621" calcext:value-type="float">
            <text:p>60.5621</text:p>
          </table:table-cell>
          <table:table-cell office:value-type="float" office:value="8.62378" calcext:value-type="float">
            <text:p>8.62378</text:p>
          </table:table-cell>
          <table:table-cell office:value-type="float" office:value="10.692" calcext:value-type="float">
            <text:p>10.6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562" calcext:value-type="float">
            <text:p>43.562</text:p>
          </table:table-cell>
          <table:table-cell office:value-type="float" office:value="55.5866" calcext:value-type="float">
            <text:p>55.5866</text:p>
          </table:table-cell>
          <table:table-cell office:value-type="float" office:value="8.19373" calcext:value-type="float">
            <text:p>8.19373</text:p>
          </table:table-cell>
          <table:table-cell office:value-type="float" office:value="15.1789" calcext:value-type="float">
            <text:p>15.17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1302" calcext:value-type="float">
            <text:p>43.1302</text:p>
          </table:table-cell>
          <table:table-cell office:value-type="float" office:value="49.95" calcext:value-type="float">
            <text:p>49.95</text:p>
          </table:table-cell>
          <table:table-cell office:value-type="float" office:value="8.00152" calcext:value-type="float">
            <text:p>8.00152</text:p>
          </table:table-cell>
          <table:table-cell office:value-type="float" office:value="8.53356" calcext:value-type="float">
            <text:p>8.53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043" calcext:value-type="float">
            <text:p>67.043</text:p>
          </table:table-cell>
          <table:table-cell office:value-type="float" office:value="58.1916" calcext:value-type="float">
            <text:p>58.1916</text:p>
          </table:table-cell>
          <table:table-cell office:value-type="float" office:value="25.3002" calcext:value-type="float">
            <text:p>25.3002</text:p>
          </table:table-cell>
          <table:table-cell office:value-type="float" office:value="18.6463" calcext:value-type="float">
            <text:p>18.64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.6034" calcext:value-type="float">
            <text:p>60.6034</text:p>
          </table:table-cell>
          <table:table-cell office:value-type="float" office:value="69.684" calcext:value-type="float">
            <text:p>69.684</text:p>
          </table:table-cell>
          <table:table-cell office:value-type="float" office:value="13.0315" calcext:value-type="float">
            <text:p>13.0315</text:p>
          </table:table-cell>
          <table:table-cell office:value-type="float" office:value="17.7524" calcext:value-type="float">
            <text:p>17.75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.9901" calcext:value-type="float">
            <text:p>54.9901</text:p>
          </table:table-cell>
          <table:table-cell office:value-type="float" office:value="67.3101" calcext:value-type="float">
            <text:p>67.3101</text:p>
          </table:table-cell>
          <table:table-cell office:value-type="float" office:value="8.70188" calcext:value-type="float">
            <text:p>8.70188</text:p>
          </table:table-cell>
          <table:table-cell office:value-type="float" office:value="9.00334" calcext:value-type="float">
            <text:p>9.003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.0098" calcext:value-type="float">
            <text:p>67.0098</text:p>
          </table:table-cell>
          <table:table-cell office:value-type="float" office:value="63.3529" calcext:value-type="float">
            <text:p>63.3529</text:p>
          </table:table-cell>
          <table:table-cell office:value-type="float" office:value="20.8141" calcext:value-type="float">
            <text:p>20.8141</text:p>
          </table:table-cell>
          <table:table-cell office:value-type="float" office:value="14.7539" calcext:value-type="float">
            <text:p>14.7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5416" calcext:value-type="float">
            <text:p>81.5416</text:p>
          </table:table-cell>
          <table:table-cell office:value-type="float" office:value="53.8229" calcext:value-type="float">
            <text:p>53.8229</text:p>
          </table:table-cell>
          <table:table-cell office:value-type="float" office:value="31.844" calcext:value-type="float">
            <text:p>31.844</text:p>
          </table:table-cell>
          <table:table-cell office:value-type="float" office:value="20.4144" calcext:value-type="float">
            <text:p>20.41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.392" calcext:value-type="float">
            <text:p>100.392</text:p>
          </table:table-cell>
          <table:table-cell office:value-type="float" office:value="92.0817" calcext:value-type="float">
            <text:p>92.0817</text:p>
          </table:table-cell>
          <table:table-cell office:value-type="float" office:value="19.3997" calcext:value-type="float">
            <text:p>19.3997</text:p>
          </table:table-cell>
          <table:table-cell office:value-type="float" office:value="11.3654" calcext:value-type="float">
            <text:p>11.36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.2603" calcext:value-type="float">
            <text:p>85.2603</text:p>
          </table:table-cell>
          <table:table-cell office:value-type="float" office:value="89.0426" calcext:value-type="float">
            <text:p>89.0426</text:p>
          </table:table-cell>
          <table:table-cell office:value-type="float" office:value="11.844" calcext:value-type="float">
            <text:p>11.844</text:p>
          </table:table-cell>
          <table:table-cell office:value-type="float" office:value="19.7254" calcext:value-type="float">
            <text:p>19.72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.5506" calcext:value-type="float">
            <text:p>81.5506</text:p>
          </table:table-cell>
          <table:table-cell office:value-type="float" office:value="60.8808" calcext:value-type="float">
            <text:p>60.8808</text:p>
          </table:table-cell>
          <table:table-cell office:value-type="float" office:value="39.1291" calcext:value-type="float">
            <text:p>39.1291</text:p>
          </table:table-cell>
          <table:table-cell office:value-type="float" office:value="13.0903" calcext:value-type="float">
            <text:p>13.09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.9434" calcext:value-type="float">
            <text:p>84.9434</text:p>
          </table:table-cell>
          <table:table-cell office:value-type="float" office:value="54.9146" calcext:value-type="float">
            <text:p>54.9146</text:p>
          </table:table-cell>
          <table:table-cell office:value-type="float" office:value="38.345" calcext:value-type="float">
            <text:p>38.345</text:p>
          </table:table-cell>
          <table:table-cell office:value-type="float" office:value="11.8819" calcext:value-type="float">
            <text:p>11.88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3.808" calcext:value-type="float">
            <text:p>273.808</text:p>
          </table:table-cell>
          <table:table-cell office:value-type="float" office:value="192.8" calcext:value-type="float">
            <text:p>192.8</text:p>
          </table:table-cell>
          <table:table-cell office:value-type="float" office:value="28.9929" calcext:value-type="float">
            <text:p>28.9929</text:p>
          </table:table-cell>
          <table:table-cell office:value-type="float" office:value="25.1213" calcext:value-type="float">
            <text:p>25.12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.87" calcext:value-type="float">
            <text:p>250.87</text:p>
          </table:table-cell>
          <table:table-cell office:value-type="float" office:value="227.843" calcext:value-type="float">
            <text:p>227.843</text:p>
          </table:table-cell>
          <table:table-cell office:value-type="float" office:value="26.3226" calcext:value-type="float">
            <text:p>26.3226</text:p>
          </table:table-cell>
          <table:table-cell office:value-type="float" office:value="48.1166" calcext:value-type="float">
            <text:p>48.11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.4832" calcext:value-type="float">
            <text:p>83.4832</text:p>
          </table:table-cell>
          <table:table-cell office:value-type="float" office:value="61.2964" calcext:value-type="float">
            <text:p>61.2964</text:p>
          </table:table-cell>
          <table:table-cell office:value-type="float" office:value="38.7257" calcext:value-type="float">
            <text:p>38.7257</text:p>
          </table:table-cell>
          <table:table-cell office:value-type="float" office:value="17.5906" calcext:value-type="float">
            <text:p>17.59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.5515" calcext:value-type="float">
            <text:p>83.5515</text:p>
          </table:table-cell>
          <table:table-cell office:value-type="float" office:value="54.7924" calcext:value-type="float">
            <text:p>54.7924</text:p>
          </table:table-cell>
          <table:table-cell office:value-type="float" office:value="34.0415" calcext:value-type="float">
            <text:p>34.0415</text:p>
          </table:table-cell>
          <table:table-cell office:value-type="float" office:value="22.3756" calcext:value-type="float">
            <text:p>22.37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1.216" calcext:value-type="float">
            <text:p>401.216</text:p>
          </table:table-cell>
          <table:table-cell office:value-type="float" office:value="257.061" calcext:value-type="float">
            <text:p>257.061</text:p>
          </table:table-cell>
          <table:table-cell office:value-type="float" office:value="38.2048" calcext:value-type="float">
            <text:p>38.2048</text:p>
          </table:table-cell>
          <table:table-cell office:value-type="float" office:value="37.3724" calcext:value-type="float">
            <text:p>37.37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6.307" calcext:value-type="float">
            <text:p>416.307</text:p>
          </table:table-cell>
          <table:table-cell office:value-type="float" office:value="451.552" calcext:value-type="float">
            <text:p>451.552</text:p>
          </table:table-cell>
          <table:table-cell office:value-type="float" office:value="30.4168" calcext:value-type="float">
            <text:p>30.4168</text:p>
          </table:table-cell>
          <table:table-cell office:value-type="float" office:value="87.0144" calcext:value-type="float">
            <text:p>87.01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4.9516" calcext:value-type="float">
            <text:p>84.9516</text:p>
          </table:table-cell>
          <table:table-cell office:value-type="float" office:value="61.8656" calcext:value-type="float">
            <text:p>61.8656</text:p>
          </table:table-cell>
          <table:table-cell office:value-type="float" office:value="47.4081" calcext:value-type="float">
            <text:p>47.4081</text:p>
          </table:table-cell>
          <table:table-cell office:value-type="float" office:value="25.3318" calcext:value-type="float">
            <text:p>25.33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.7894" calcext:value-type="float">
            <text:p>82.7894</text:p>
          </table:table-cell>
          <table:table-cell office:value-type="float" office:value="55.3631" calcext:value-type="float">
            <text:p>55.3631</text:p>
          </table:table-cell>
          <table:table-cell office:value-type="float" office:value="42.8276" calcext:value-type="float">
            <text:p>42.8276</text:p>
          </table:table-cell>
          <table:table-cell office:value-type="float" office:value="16.0671" calcext:value-type="float">
            <text:p>16.06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8.017" calcext:value-type="float">
            <text:p>408.017</text:p>
          </table:table-cell>
          <table:table-cell office:value-type="float" office:value="280.807" calcext:value-type="float">
            <text:p>280.807</text:p>
          </table:table-cell>
          <table:table-cell office:value-type="float" office:value="35.7165" calcext:value-type="float">
            <text:p>35.7165</text:p>
          </table:table-cell>
          <table:table-cell office:value-type="float" office:value="36.3158" calcext:value-type="float">
            <text:p>36.3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2.919" calcext:value-type="float">
            <text:p>572.919</text:p>
          </table:table-cell>
          <table:table-cell office:value-type="float" office:value="890.154" calcext:value-type="float">
            <text:p>890.15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133.474" calcext:value-type="float">
            <text:p>133.4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.8196" calcext:value-type="float">
            <text:p>84.8196</text:p>
          </table:table-cell>
          <table:table-cell office:value-type="float" office:value="62.3604" calcext:value-type="float">
            <text:p>62.3604</text:p>
          </table:table-cell>
          <table:table-cell office:value-type="float" office:value="47.7046" calcext:value-type="float">
            <text:p>47.7046</text:p>
          </table:table-cell>
          <table:table-cell office:value-type="float" office:value="26.4994" calcext:value-type="float">
            <text:p>26.49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.9025" calcext:value-type="float">
            <text:p>82.9025</text:p>
          </table:table-cell>
          <table:table-cell office:value-type="float" office:value="56.1205" calcext:value-type="float">
            <text:p>56.1205</text:p>
          </table:table-cell>
          <table:table-cell office:value-type="float" office:value="35.2948" calcext:value-type="float">
            <text:p>35.2948</text:p>
          </table:table-cell>
          <table:table-cell office:value-type="float" office:value="23.8263" calcext:value-type="float">
            <text:p>23.82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7.091" calcext:value-type="float">
            <text:p>407.091</text:p>
          </table:table-cell>
          <table:table-cell office:value-type="float" office:value="293.464" calcext:value-type="float">
            <text:p>293.464</text:p>
          </table:table-cell>
          <table:table-cell office:value-type="float" office:value="37.6645" calcext:value-type="float">
            <text:p>37.6645</text:p>
          </table:table-cell>
          <table:table-cell office:value-type="float" office:value="24.8749" calcext:value-type="float">
            <text:p>24.874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72.921" calcext:value-type="float">
            <text:p>572.921</text:p>
          </table:table-cell>
          <table:table-cell office:value-type="float" office:value="899.062" calcext:value-type="float">
            <text:p>899.062</text:p>
          </table:table-cell>
          <table:table-cell office:value-type="float" office:value="46.2988" calcext:value-type="float">
            <text:p>46.2988</text:p>
          </table:table-cell>
          <table:table-cell office:value-type="float" office:value="140.345" calcext:value-type="float">
            <text:p>140.3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5.3597" calcext:value-type="float">
            <text:p>85.3597</text:p>
          </table:table-cell>
          <table:table-cell office:value-type="float" office:value="62.7524" calcext:value-type="float">
            <text:p>62.7524</text:p>
          </table:table-cell>
          <table:table-cell office:value-type="float" office:value="50.0719" calcext:value-type="float">
            <text:p>50.0719</text:p>
          </table:table-cell>
          <table:table-cell office:value-type="float" office:value="34.4118" calcext:value-type="float">
            <text:p>34.41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.1561" calcext:value-type="float">
            <text:p>83.1561</text:p>
          </table:table-cell>
          <table:table-cell office:value-type="float" office:value="56.9946" calcext:value-type="float">
            <text:p>56.9946</text:p>
          </table:table-cell>
          <table:table-cell office:value-type="float" office:value="43.1538" calcext:value-type="float">
            <text:p>43.1538</text:p>
          </table:table-cell>
          <table:table-cell office:value-type="float" office:value="27.5321" calcext:value-type="float">
            <text:p>27.53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11.467" calcext:value-type="float">
            <text:p>411.467</text:p>
          </table:table-cell>
          <table:table-cell office:value-type="float" office:value="296.004" calcext:value-type="float">
            <text:p>296.004</text:p>
          </table:table-cell>
          <table:table-cell office:value-type="float" office:value="37.6271" calcext:value-type="float">
            <text:p>37.6271</text:p>
          </table:table-cell>
          <table:table-cell office:value-type="float" office:value="30.395" calcext:value-type="float">
            <text:p>30.3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73.112" calcext:value-type="float">
            <text:p>573.112</text:p>
          </table:table-cell>
          <table:table-cell office:value-type="float" office:value="900.19" calcext:value-type="float">
            <text:p>900.19</text:p>
          </table:table-cell>
          <table:table-cell office:value-type="float" office:value="38.7689" calcext:value-type="float">
            <text:p>38.7689</text:p>
          </table:table-cell>
          <table:table-cell office:value-type="float" office:value="139.66" calcext:value-type="float">
            <text:p>139.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5.7965" calcext:value-type="float">
            <text:p>85.7965</text:p>
          </table:table-cell>
          <table:table-cell office:value-type="float" office:value="63.7055" calcext:value-type="float">
            <text:p>63.7055</text:p>
          </table:table-cell>
          <table:table-cell office:value-type="float" office:value="57.1706" calcext:value-type="float">
            <text:p>57.1706</text:p>
          </table:table-cell>
          <table:table-cell office:value-type="float" office:value="42.8944" calcext:value-type="float">
            <text:p>42.89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.3581" calcext:value-type="float">
            <text:p>83.3581</text:p>
          </table:table-cell>
          <table:table-cell office:value-type="float" office:value="58.5881" calcext:value-type="float">
            <text:p>58.5881</text:p>
          </table:table-cell>
          <table:table-cell office:value-type="float" office:value="38.0496" calcext:value-type="float">
            <text:p>38.0496</text:p>
          </table:table-cell>
          <table:table-cell office:value-type="float" office:value="32.2216" calcext:value-type="float">
            <text:p>32.221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3.918" calcext:value-type="float">
            <text:p>403.918</text:p>
          </table:table-cell>
          <table:table-cell office:value-type="float" office:value="291.749" calcext:value-type="float">
            <text:p>291.749</text:p>
          </table:table-cell>
          <table:table-cell office:value-type="float" office:value="41.2395" calcext:value-type="float">
            <text:p>41.2395</text:p>
          </table:table-cell>
          <table:table-cell office:value-type="float" office:value="26.2875" calcext:value-type="float">
            <text:p>26.28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3.052" calcext:value-type="float">
            <text:p>573.052</text:p>
          </table:table-cell>
          <table:table-cell office:value-type="float" office:value="897.29" calcext:value-type="float">
            <text:p>897.29</text:p>
          </table:table-cell>
          <table:table-cell office:value-type="float" office:value="48.4887" calcext:value-type="float">
            <text:p>48.4887</text:p>
          </table:table-cell>
          <table:table-cell office:value-type="float" office:value="137.333" calcext:value-type="float">
            <text:p>137.3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6.8365" calcext:value-type="float">
            <text:p>86.8365</text:p>
          </table:table-cell>
          <table:table-cell office:value-type="float" office:value="65.5158" calcext:value-type="float">
            <text:p>65.5158</text:p>
          </table:table-cell>
          <table:table-cell office:value-type="float" office:value="62.2012" calcext:value-type="float">
            <text:p>62.2012</text:p>
          </table:table-cell>
          <table:table-cell office:value-type="float" office:value="50.5064" calcext:value-type="float">
            <text:p>50.50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5.0578" calcext:value-type="float">
            <text:p>85.0578</text:p>
          </table:table-cell>
          <table:table-cell office:value-type="float" office:value="63.1083" calcext:value-type="float">
            <text:p>63.1083</text:p>
          </table:table-cell>
          <table:table-cell office:value-type="float" office:value="44.3982" calcext:value-type="float">
            <text:p>44.3982</text:p>
          </table:table-cell>
          <table:table-cell office:value-type="float" office:value="46.2068" calcext:value-type="float">
            <text:p>46.206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21.686" calcext:value-type="float">
            <text:p>421.686</text:p>
          </table:table-cell>
          <table:table-cell office:value-type="float" office:value="296.285" calcext:value-type="float">
            <text:p>296.285</text:p>
          </table:table-cell>
          <table:table-cell office:value-type="float" office:value="40.4121" calcext:value-type="float">
            <text:p>40.4121</text:p>
          </table:table-cell>
          <table:table-cell office:value-type="float" office:value="22.1218" calcext:value-type="float">
            <text:p>22.121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72.997" calcext:value-type="float">
            <text:p>572.997</text:p>
          </table:table-cell>
          <table:table-cell office:value-type="float" office:value="894.02" calcext:value-type="float">
            <text:p>894.02</text:p>
          </table:table-cell>
          <table:table-cell office:value-type="float" office:value="43.5945" calcext:value-type="float">
            <text:p>43.5945</text:p>
          </table:table-cell>
          <table:table-cell office:value-type="float" office:value="130.469" calcext:value-type="float">
            <text:p>130.46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92.1851" calcext:value-type="float">
            <text:p>92.1851</text:p>
          </table:table-cell>
          <table:table-cell office:value-type="float" office:value="71.8842" calcext:value-type="float">
            <text:p>71.8842</text:p>
          </table:table-cell>
          <table:table-cell office:value-type="float" office:value="79.3788" calcext:value-type="float">
            <text:p>79.3788</text:p>
          </table:table-cell>
          <table:table-cell office:value-type="float" office:value="79.896" calcext:value-type="float">
            <text:p>79.8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7.337" calcext:value-type="float">
            <text:p>87.337</text:p>
          </table:table-cell>
          <table:table-cell office:value-type="float" office:value="66.9661" calcext:value-type="float">
            <text:p>66.9661</text:p>
          </table:table-cell>
          <table:table-cell office:value-type="float" office:value="52.8143" calcext:value-type="float">
            <text:p>52.8143</text:p>
          </table:table-cell>
          <table:table-cell office:value-type="float" office:value="57.4957" calcext:value-type="float">
            <text:p>57.495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10.072" calcext:value-type="float">
            <text:p>410.072</text:p>
          </table:table-cell>
          <table:table-cell office:value-type="float" office:value="294.876" calcext:value-type="float">
            <text:p>294.876</text:p>
          </table:table-cell>
          <table:table-cell office:value-type="float" office:value="40.5424" calcext:value-type="float">
            <text:p>40.5424</text:p>
          </table:table-cell>
          <table:table-cell office:value-type="float" office:value="32.8798" calcext:value-type="float">
            <text:p>32.879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73.087" calcext:value-type="float">
            <text:p>573.087</text:p>
          </table:table-cell>
          <table:table-cell office:value-type="float" office:value="894.396" calcext:value-type="float">
            <text:p>894.396</text:p>
          </table:table-cell>
          <table:table-cell office:value-type="float" office:value="44.7672" calcext:value-type="float">
            <text:p>44.7672</text:p>
          </table:table-cell>
          <table:table-cell office:value-type="float" office:value="137.342" calcext:value-type="float">
            <text:p>137.34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9.955" calcext:value-type="float">
            <text:p>99.955</text:p>
          </table:table-cell>
          <table:table-cell office:value-type="float" office:value="78.7198" calcext:value-type="float">
            <text:p>78.7198</text:p>
          </table:table-cell>
          <table:table-cell office:value-type="float" office:value="114.232" calcext:value-type="float">
            <text:p>114.232</text:p>
          </table:table-cell>
          <table:table-cell office:value-type="float" office:value="105.267" calcext:value-type="float">
            <text:p>105.2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4.5894" calcext:value-type="float">
            <text:p>94.5894</text:p>
          </table:table-cell>
          <table:table-cell office:value-type="float" office:value="75.1906" calcext:value-type="float">
            <text:p>75.1906</text:p>
          </table:table-cell>
          <table:table-cell office:value-type="float" office:value="82.373" calcext:value-type="float">
            <text:p>82.373</text:p>
          </table:table-cell>
          <table:table-cell office:value-type="float" office:value="80.7128" calcext:value-type="float">
            <text:p>80.712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4.341" calcext:value-type="float">
            <text:p>404.341</text:p>
          </table:table-cell>
          <table:table-cell office:value-type="float" office:value="296.087" calcext:value-type="float">
            <text:p>296.087</text:p>
          </table:table-cell>
          <table:table-cell office:value-type="float" office:value="23.1501" calcext:value-type="float">
            <text:p>23.1501</text:p>
          </table:table-cell>
          <table:table-cell office:value-type="float" office:value="28.8573" calcext:value-type="float">
            <text:p>28.857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74.836" calcext:value-type="float">
            <text:p>574.836</text:p>
          </table:table-cell>
          <table:table-cell office:value-type="float" office:value="893.029" calcext:value-type="float">
            <text:p>893.029</text:p>
          </table:table-cell>
          <table:table-cell office:value-type="float" office:value="70.8549" calcext:value-type="float">
            <text:p>70.8549</text:p>
          </table:table-cell>
          <table:table-cell office:value-type="float" office:value="148.351" calcext:value-type="float">
            <text:p>148.35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7.352" calcext:value-type="float">
            <text:p>117.352</text:p>
          </table:table-cell>
          <table:table-cell office:value-type="float" office:value="95.6732" calcext:value-type="float">
            <text:p>95.6732</text:p>
          </table:table-cell>
          <table:table-cell office:value-type="float" office:value="169.635" calcext:value-type="float">
            <text:p>169.635</text:p>
          </table:table-cell>
          <table:table-cell office:value-type="float" office:value="153.986" calcext:value-type="float">
            <text:p>153.98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6.861" calcext:value-type="float">
            <text:p>116.861</text:p>
          </table:table-cell>
          <table:table-cell office:value-type="float" office:value="97.9609" calcext:value-type="float">
            <text:p>97.9609</text:p>
          </table:table-cell>
          <table:table-cell office:value-type="float" office:value="123.604" calcext:value-type="float">
            <text:p>123.604</text:p>
          </table:table-cell>
          <table:table-cell office:value-type="float" office:value="121.577" calcext:value-type="float">
            <text:p>121.57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04.918" calcext:value-type="float">
            <text:p>404.918</text:p>
          </table:table-cell>
          <table:table-cell office:value-type="float" office:value="296.077" calcext:value-type="float">
            <text:p>296.077</text:p>
          </table:table-cell>
          <table:table-cell office:value-type="float" office:value="27.4738" calcext:value-type="float">
            <text:p>27.4738</text:p>
          </table:table-cell>
          <table:table-cell office:value-type="float" office:value="24.9171" calcext:value-type="float">
            <text:p>24.917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576.476" calcext:value-type="float">
            <text:p>576.476</text:p>
          </table:table-cell>
          <table:table-cell office:value-type="float" office:value="909.392" calcext:value-type="float">
            <text:p>909.392</text:p>
          </table:table-cell>
          <table:table-cell office:value-type="float" office:value="43.6382" calcext:value-type="float">
            <text:p>43.6382</text:p>
          </table:table-cell>
          <table:table-cell office:value-type="float" office:value="150.786" calcext:value-type="float">
            <text:p>150.78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78.876" calcext:value-type="float">
            <text:p>178.876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292.395" calcext:value-type="float">
            <text:p>292.395</text:p>
          </table:table-cell>
          <table:table-cell office:value-type="float" office:value="253.854" calcext:value-type="float">
            <text:p>253.8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5.5" calcext:value-type="float">
            <text:p>145.5</text:p>
          </table:table-cell>
          <table:table-cell office:value-type="float" office:value="116.569" calcext:value-type="float">
            <text:p>116.569</text:p>
          </table:table-cell>
          <table:table-cell office:value-type="float" office:value="177.957" calcext:value-type="float">
            <text:p>177.957</text:p>
          </table:table-cell>
          <table:table-cell office:value-type="float" office:value="152.041" calcext:value-type="float">
            <text:p>152.04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05.813" calcext:value-type="float">
            <text:p>405.813</text:p>
          </table:table-cell>
          <table:table-cell office:value-type="float" office:value="296.422" calcext:value-type="float">
            <text:p>296.422</text:p>
          </table:table-cell>
          <table:table-cell office:value-type="float" office:value="29.7337" calcext:value-type="float">
            <text:p>29.7337</text:p>
          </table:table-cell>
          <table:table-cell office:value-type="float" office:value="20.8512" calcext:value-type="float">
            <text:p>20.851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78.388" calcext:value-type="float">
            <text:p>578.388</text:p>
          </table:table-cell>
          <table:table-cell office:value-type="float" office:value="903.559" calcext:value-type="float">
            <text:p>903.559</text:p>
          </table:table-cell>
          <table:table-cell office:value-type="float" office:value="39.3675" calcext:value-type="float">
            <text:p>39.3675</text:p>
          </table:table-cell>
          <table:table-cell office:value-type="float" office:value="148.437" calcext:value-type="float">
            <text:p>148.43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42.658" calcext:value-type="float">
            <text:p>242.658</text:p>
          </table:table-cell>
          <table:table-cell office:value-type="float" office:value="190.976" calcext:value-type="float">
            <text:p>190.976</text:p>
          </table:table-cell>
          <table:table-cell office:value-type="float" office:value="395.89" calcext:value-type="float">
            <text:p>395.89</text:p>
          </table:table-cell>
          <table:table-cell office:value-type="float" office:value="311.698" calcext:value-type="float">
            <text:p>311.6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.62" calcext:value-type="float">
            <text:p>224.62</text:p>
          </table:table-cell>
          <table:table-cell office:value-type="float" office:value="158.976" calcext:value-type="float">
            <text:p>158.976</text:p>
          </table:table-cell>
          <table:table-cell office:value-type="float" office:value="297.666" calcext:value-type="float">
            <text:p>297.666</text:p>
          </table:table-cell>
          <table:table-cell office:value-type="float" office:value="208.911" calcext:value-type="float">
            <text:p>208.91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02.536" calcext:value-type="float">
            <text:p>402.536</text:p>
          </table:table-cell>
          <table:table-cell office:value-type="float" office:value="295.039" calcext:value-type="float">
            <text:p>295.039</text:p>
          </table:table-cell>
          <table:table-cell office:value-type="float" office:value="37.9207" calcext:value-type="float">
            <text:p>37.9207</text:p>
          </table:table-cell>
          <table:table-cell office:value-type="float" office:value="28.6736" calcext:value-type="float">
            <text:p>28.673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84.918" calcext:value-type="float">
            <text:p>584.918</text:p>
          </table:table-cell>
          <table:table-cell office:value-type="float" office:value="918.135" calcext:value-type="float">
            <text:p>918.135</text:p>
          </table:table-cell>
          <table:table-cell office:value-type="float" office:value="55.5493" calcext:value-type="float">
            <text:p>55.5493</text:p>
          </table:table-cell>
          <table:table-cell office:value-type="float" office:value="169.962" calcext:value-type="float">
            <text:p>169.96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02.34" calcext:value-type="float">
            <text:p>402.34</text:p>
          </table:table-cell>
          <table:table-cell office:value-type="float" office:value="286.018" calcext:value-type="float">
            <text:p>286.018</text:p>
          </table:table-cell>
          <table:table-cell office:value-type="float" office:value="593.228" calcext:value-type="float">
            <text:p>593.228</text:p>
          </table:table-cell>
          <table:table-cell office:value-type="float" office:value="416.994" calcext:value-type="float">
            <text:p>416.99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48.001" calcext:value-type="float">
            <text:p>548.001</text:p>
          </table:table-cell>
          <table:table-cell office:value-type="float" office:value="285.304" calcext:value-type="float">
            <text:p>285.304</text:p>
          </table:table-cell>
          <table:table-cell office:value-type="float" office:value="586.876" calcext:value-type="float">
            <text:p>586.876</text:p>
          </table:table-cell>
          <table:table-cell office:value-type="float" office:value="339.372" calcext:value-type="float">
            <text:p>339.372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399.493" calcext:value-type="float">
            <text:p>399.493</text:p>
          </table:table-cell>
          <table:table-cell office:value-type="float" office:value="293.083" calcext:value-type="float">
            <text:p>293.083</text:p>
          </table:table-cell>
          <table:table-cell office:value-type="float" office:value="30.691" calcext:value-type="float">
            <text:p>30.691</text:p>
          </table:table-cell>
          <table:table-cell office:value-type="float" office:value="22.9741" calcext:value-type="float">
            <text:p>22.9741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597.872" calcext:value-type="float">
            <text:p>597.872</text:p>
          </table:table-cell>
          <table:table-cell office:value-type="float" office:value="919.729" calcext:value-type="float">
            <text:p>919.729</text:p>
          </table:table-cell>
          <table:table-cell office:value-type="float" office:value="57.2117" calcext:value-type="float">
            <text:p>57.2117</text:p>
          </table:table-cell>
          <table:table-cell office:value-type="float" office:value="164.77" calcext:value-type="float">
            <text:p>164.7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904.654" calcext:value-type="float">
            <text:p>904.654</text:p>
          </table:table-cell>
          <table:table-cell office:value-type="float" office:value="516.757" calcext:value-type="float">
            <text:p>516.757</text:p>
          </table:table-cell>
          <table:table-cell office:value-type="float" office:value="959.281" calcext:value-type="float">
            <text:p>959.281</text:p>
          </table:table-cell>
          <table:table-cell office:value-type="float" office:value="566.393" calcext:value-type="float">
            <text:p>566.3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31.82" calcext:value-type="float">
            <text:p>1131.82</text:p>
          </table:table-cell>
          <table:table-cell office:value-type="float" office:value="456.131" calcext:value-type="float">
            <text:p>456.131</text:p>
          </table:table-cell>
          <table:table-cell office:value-type="float" office:value="757.463" calcext:value-type="float">
            <text:p>757.463</text:p>
          </table:table-cell>
          <table:table-cell office:value-type="float" office:value="418.397" calcext:value-type="float">
            <text:p>418.39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13.81" calcext:value-type="float">
            <text:p>413.81</text:p>
          </table:table-cell>
          <table:table-cell office:value-type="float" office:value="296.322" calcext:value-type="float">
            <text:p>296.322</text:p>
          </table:table-cell>
          <table:table-cell office:value-type="float" office:value="28.2589" calcext:value-type="float">
            <text:p>28.2589</text:p>
          </table:table-cell>
          <table:table-cell office:value-type="float" office:value="19.1262" calcext:value-type="float">
            <text:p>19.126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628.416" calcext:value-type="float">
            <text:p>628.416</text:p>
          </table:table-cell>
          <table:table-cell office:value-type="float" office:value="916.226" calcext:value-type="float">
            <text:p>916.226</text:p>
          </table:table-cell>
          <table:table-cell office:value-type="float" office:value="72.8602" calcext:value-type="float">
            <text:p>72.8602</text:p>
          </table:table-cell>
          <table:table-cell office:value-type="float" office:value="156.036" calcext:value-type="float">
            <text:p>156.03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739.79" calcext:value-type="float">
            <text:p>1739.79</text:p>
          </table:table-cell>
          <table:table-cell office:value-type="float" office:value="832.54" calcext:value-type="float">
            <text:p>832.54</text:p>
          </table:table-cell>
          <table:table-cell office:value-type="float" office:value="1147.41" calcext:value-type="float">
            <text:p>1147.41</text:p>
          </table:table-cell>
          <table:table-cell office:value-type="float" office:value="613.739" calcext:value-type="float">
            <text:p>613.73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727.78" calcext:value-type="float">
            <text:p>1727.78</text:p>
          </table:table-cell>
          <table:table-cell office:value-type="float" office:value="589.233" calcext:value-type="float">
            <text:p>589.233</text:p>
          </table:table-cell>
          <table:table-cell office:value-type="float" office:value="741.257" calcext:value-type="float">
            <text:p>741.257</text:p>
          </table:table-cell>
          <table:table-cell office:value-type="float" office:value="442.516" calcext:value-type="float">
            <text:p>442.516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04.821" calcext:value-type="float">
            <text:p>404.821</text:p>
          </table:table-cell>
          <table:table-cell office:value-type="float" office:value="296.555" calcext:value-type="float">
            <text:p>296.555</text:p>
          </table:table-cell>
          <table:table-cell office:value-type="float" office:value="27.8885" calcext:value-type="float">
            <text:p>27.8885</text:p>
          </table:table-cell>
          <table:table-cell office:value-type="float" office:value="17.6528" calcext:value-type="float">
            <text:p>17.6528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619.052" calcext:value-type="float">
            <text:p>619.052</text:p>
          </table:table-cell>
          <table:table-cell office:value-type="float" office:value="915.117" calcext:value-type="float">
            <text:p>915.117</text:p>
          </table:table-cell>
          <table:table-cell office:value-type="float" office:value="69.9363" calcext:value-type="float">
            <text:p>69.9363</text:p>
          </table:table-cell>
          <table:table-cell office:value-type="float" office:value="155.574" calcext:value-type="float">
            <text:p>155.57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556.78" calcext:value-type="float">
            <text:p>2556.78</text:p>
          </table:table-cell>
          <table:table-cell office:value-type="float" office:value="1045.48" calcext:value-type="float">
            <text:p>1045.48</text:p>
          </table:table-cell>
          <table:table-cell office:value-type="float" office:value="1056.36" calcext:value-type="float">
            <text:p>1056.36</text:p>
          </table:table-cell>
          <table:table-cell office:value-type="float" office:value="571.629" calcext:value-type="float">
            <text:p>571.62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30.85" calcext:value-type="float">
            <text:p>2030.85</text:p>
          </table:table-cell>
          <table:table-cell office:value-type="float" office:value="607.327" calcext:value-type="float">
            <text:p>607.327</text:p>
          </table:table-cell>
          <table:table-cell office:value-type="float" office:value="720.808" calcext:value-type="float">
            <text:p>720.808</text:p>
          </table:table-cell>
          <table:table-cell office:value-type="float" office:value="450.548" calcext:value-type="float">
            <text:p>450.54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94.774" calcext:value-type="float">
            <text:p>394.774</text:p>
          </table:table-cell>
          <table:table-cell office:value-type="float" office:value="292.463" calcext:value-type="float">
            <text:p>292.463</text:p>
          </table:table-cell>
          <table:table-cell office:value-type="float" office:value="41.0111" calcext:value-type="float">
            <text:p>41.0111</text:p>
          </table:table-cell>
          <table:table-cell office:value-type="float" office:value="26.0982" calcext:value-type="float">
            <text:p>26.0982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659.923" calcext:value-type="float">
            <text:p>659.923</text:p>
          </table:table-cell>
          <table:table-cell office:value-type="float" office:value="923.511" calcext:value-type="float">
            <text:p>923.511</text:p>
          </table:table-cell>
          <table:table-cell office:value-type="float" office:value="102.779" calcext:value-type="float">
            <text:p>102.779</text:p>
          </table:table-cell>
          <table:table-cell office:value-type="float" office:value="161.005" calcext:value-type="float">
            <text:p>161.00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906.66" calcext:value-type="float">
            <text:p>2906.66</text:p>
          </table:table-cell>
          <table:table-cell office:value-type="float" office:value="1087.05" calcext:value-type="float">
            <text:p>1087.05</text:p>
          </table:table-cell>
          <table:table-cell office:value-type="float" office:value="974.331" calcext:value-type="float">
            <text:p>974.331</text:p>
          </table:table-cell>
          <table:table-cell office:value-type="float" office:value="548.593" calcext:value-type="float">
            <text:p>548.59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460.56" calcext:value-type="float">
            <text:p>2460.56</text:p>
          </table:table-cell>
          <table:table-cell office:value-type="float" office:value="706.83" calcext:value-type="float">
            <text:p>706.83</text:p>
          </table:table-cell>
          <table:table-cell office:value-type="float" office:value="687.863" calcext:value-type="float">
            <text:p>687.863</text:p>
          </table:table-cell>
          <table:table-cell office:value-type="float" office:value="497.931" calcext:value-type="float">
            <text:p>497.93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01.959" calcext:value-type="float">
            <text:p>401.959</text:p>
          </table:table-cell>
          <table:table-cell office:value-type="float" office:value="294.784" calcext:value-type="float">
            <text:p>294.784</text:p>
          </table:table-cell>
          <table:table-cell office:value-type="float" office:value="29.9693" calcext:value-type="float">
            <text:p>29.9693</text:p>
          </table:table-cell>
          <table:table-cell office:value-type="float" office:value="18.0166" calcext:value-type="float">
            <text:p>18.0166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624.646" calcext:value-type="float">
            <text:p>624.646</text:p>
          </table:table-cell>
          <table:table-cell office:value-type="float" office:value="913.42" calcext:value-type="float">
            <text:p>913.42</text:p>
          </table:table-cell>
          <table:table-cell office:value-type="float" office:value="75.9538" calcext:value-type="float">
            <text:p>75.9538</text:p>
          </table:table-cell>
          <table:table-cell office:value-type="float" office:value="148.901" calcext:value-type="float">
            <text:p>148.90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3429.51" calcext:value-type="float">
            <text:p>3429.51</text:p>
          </table:table-cell>
          <table:table-cell office:value-type="float" office:value="1207.4" calcext:value-type="float">
            <text:p>1207.4</text:p>
          </table:table-cell>
          <table:table-cell office:value-type="float" office:value="887.139" calcext:value-type="float">
            <text:p>887.139</text:p>
          </table:table-cell>
          <table:table-cell office:value-type="float" office:value="576.008" calcext:value-type="float">
            <text:p>576.008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731" calcext:value-type="float">
            <text:p>15.7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.009" calcext:value-type="float">
            <text:p>16.00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.752" calcext:value-type="float">
            <text:p>15.75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.589" calcext:value-type="float">
            <text:p>15.5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2833" calcext:value-type="float">
            <text:p>23.283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9.4027" calcext:value-type="float">
            <text:p>19.40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9.6403" calcext:value-type="float">
            <text:p>19.64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7.045" calcext:value-type="float">
            <text:p>27.0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122" calcext:value-type="float">
            <text:p>27.61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6.028" calcext:value-type="float">
            <text:p>26.0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2.4762" calcext:value-type="float">
            <text:p>32.476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8.355" calcext:value-type="float">
            <text:p>28.3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.9273" calcext:value-type="float">
            <text:p>40.927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2.8088" calcext:value-type="float">
            <text:p>52.808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4.2133" calcext:value-type="float">
            <text:p>54.213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0.7096" calcext:value-type="float">
            <text:p>40.709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6209" calcext:value-type="float">
            <text:p>67.620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83.265" calcext:value-type="float">
            <text:p>183.26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10.489" calcext:value-type="float">
            <text:p>210.48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68.2802" calcext:value-type="float">
            <text:p>68.28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9057" calcext:value-type="float">
            <text:p>80.905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24.664" calcext:value-type="float">
            <text:p>324.66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91.725" calcext:value-type="float">
            <text:p>391.72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80.788" calcext:value-type="float">
            <text:p>80.78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.7624" calcext:value-type="float">
            <text:p>94.762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66.156" calcext:value-type="float">
            <text:p>666.15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93.23" calcext:value-type="float">
            <text:p>893.2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.6718" calcext:value-type="float">
            <text:p>98.671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6.328" calcext:value-type="float">
            <text:p>216.32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002.8" calcext:value-type="float">
            <text:p>1002.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363.57" calcext:value-type="float">
            <text:p>1363.57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207.589" calcext:value-type="float">
            <text:p>207.58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6.655" calcext:value-type="float">
            <text:p>266.655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956.489" calcext:value-type="float">
            <text:p>956.489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479.13" calcext:value-type="float">
            <text:p>1479.13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95.986" calcext:value-type="float">
            <text:p>295.98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.6" calcext:value-type="float">
            <text:p>320.6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150.25" calcext:value-type="float">
            <text:p>1150.2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31.92" calcext:value-type="float">
            <text:p>1531.9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88.121" calcext:value-type="float">
            <text:p>388.121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2.069" calcext:value-type="float">
            <text:p>382.06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064.98" calcext:value-type="float">
            <text:p>1064.98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500.08" calcext:value-type="float">
            <text:p>1500.08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561.35" calcext:value-type="float">
            <text:p>561.35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11.651" calcext:value-type="float">
            <text:p>411.651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1095.23" calcext:value-type="float">
            <text:p>1095.23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1538.39" calcext:value-type="float">
            <text:p>1538.39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755.719" calcext:value-type="float">
            <text:p>755.71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61.306" calcext:value-type="float">
            <text:p>461.30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094.55" calcext:value-type="float">
            <text:p>1094.55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558.19" calcext:value-type="float">
            <text:p>1558.19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124.78" calcext:value-type="float">
            <text:p>1124.78</text:p>
          </table:table-cell>
          <table:table-cell table:number-columns-repeated="3"/>
        </table:table-row>
      </table:table>
      <table:table table:name="8-aryTrie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8-ary trie, random 64-bit keys</text:p>
          </table:table-cell>
          <table:table-cell table:number-columns-repeated="5"/>
          <table:table-cell table:style-name="ce1" office:value-type="string" calcext:value-type="string">
            <text:p>8-ary trie, decreasing 64-bit keys</text:p>
          </table:table-cell>
          <table:table-cell table:number-columns-repeated="5"/>
          <table:table-cell table:style-name="ce1" office:value-type="string" calcext:value-type="string">
            <text:p>8-ary trie, increasing 64-bit keys</text:p>
          </table:table-cell>
          <table:table-cell table:number-columns-repeated="5"/>
          <table:table-cell table:style-name="ce3" office:value-type="string" calcext:value-type="string">
            <text:p>8-ary trie, random 64-bit keys with bits 24..55 cl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5"/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5"/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452" calcext:value-type="float">
            <text:p>42.3452</text:p>
          </table:table-cell>
          <table:table-cell office:value-type="float" office:value="51.6573" calcext:value-type="float">
            <text:p>51.6573</text:p>
          </table:table-cell>
          <table:table-cell office:value-type="float" office:value="26.1995" calcext:value-type="float">
            <text:p>26.1995</text:p>
          </table:table-cell>
          <table:table-cell office:value-type="float" office:value="171.231" calcext:value-type="float">
            <text:p>171.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4059" calcext:value-type="float">
            <text:p>42.4059</text:p>
          </table:table-cell>
          <table:table-cell office:value-type="float" office:value="51.8695" calcext:value-type="float">
            <text:p>51.8695</text:p>
          </table:table-cell>
          <table:table-cell office:value-type="float" office:value="61.444" calcext:value-type="float">
            <text:p>61.444</text:p>
          </table:table-cell>
          <table:table-cell office:value-type="float" office:value="28.332" calcext:value-type="float">
            <text:p>28.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469" calcext:value-type="float">
            <text:p>42.3469</text:p>
          </table:table-cell>
          <table:table-cell office:value-type="float" office:value="51.7777" calcext:value-type="float">
            <text:p>51.7777</text:p>
          </table:table-cell>
          <table:table-cell office:value-type="float" office:value="16.9103" calcext:value-type="float">
            <text:p>16.9103</text:p>
          </table:table-cell>
          <table:table-cell office:value-type="float" office:value="9.04525" calcext:value-type="float">
            <text:p>9.045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442" calcext:value-type="float">
            <text:p>42.3442</text:p>
          </table:table-cell>
          <table:table-cell office:value-type="float" office:value="51.4679" calcext:value-type="float">
            <text:p>51.4679</text:p>
          </table:table-cell>
          <table:table-cell office:value-type="float" office:value="21.4318" calcext:value-type="float">
            <text:p>21.4318</text:p>
          </table:table-cell>
          <table:table-cell office:value-type="float" office:value="11.3673" calcext:value-type="float">
            <text:p>11.3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4417" calcext:value-type="float">
            <text:p>50.4417</text:p>
          </table:table-cell>
          <table:table-cell office:value-type="float" office:value="70.8811" calcext:value-type="float">
            <text:p>70.8811</text:p>
          </table:table-cell>
          <table:table-cell office:value-type="float" office:value="8.01749" calcext:value-type="float">
            <text:p>8.01749</text:p>
          </table:table-cell>
          <table:table-cell office:value-type="float" office:value="13.1121" calcext:value-type="float">
            <text:p>13.1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5239" calcext:value-type="float">
            <text:p>54.5239</text:p>
          </table:table-cell>
          <table:table-cell office:value-type="float" office:value="59.0075" calcext:value-type="float">
            <text:p>59.0075</text:p>
          </table:table-cell>
          <table:table-cell office:value-type="float" office:value="10.9198" calcext:value-type="float">
            <text:p>10.9198</text:p>
          </table:table-cell>
          <table:table-cell office:value-type="float" office:value="7.8579" calcext:value-type="float">
            <text:p>7.85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.092" calcext:value-type="float">
            <text:p>53.092</text:p>
          </table:table-cell>
          <table:table-cell office:value-type="float" office:value="53.4546" calcext:value-type="float">
            <text:p>53.4546</text:p>
          </table:table-cell>
          <table:table-cell office:value-type="float" office:value="9.15508" calcext:value-type="float">
            <text:p>9.15508</text:p>
          </table:table-cell>
          <table:table-cell office:value-type="float" office:value="9.28991" calcext:value-type="float">
            <text:p>9.289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.4347" calcext:value-type="float">
            <text:p>59.4347</text:p>
          </table:table-cell>
          <table:table-cell office:value-type="float" office:value="72.8123" calcext:value-type="float">
            <text:p>72.812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2.2539" calcext:value-type="float">
            <text:p>22.2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4097" calcext:value-type="float">
            <text:p>67.4097</text:p>
          </table:table-cell>
          <table:table-cell office:value-type="float" office:value="70.8103" calcext:value-type="float">
            <text:p>70.8103</text:p>
          </table:table-cell>
          <table:table-cell office:value-type="float" office:value="17.5667" calcext:value-type="float">
            <text:p>17.5667</text:p>
          </table:table-cell>
          <table:table-cell office:value-type="float" office:value="17.8892" calcext:value-type="float">
            <text:p>17.88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.7938" calcext:value-type="float">
            <text:p>54.7938</text:p>
          </table:table-cell>
          <table:table-cell office:value-type="float" office:value="59.0326" calcext:value-type="float">
            <text:p>59.0326</text:p>
          </table:table-cell>
          <table:table-cell office:value-type="float" office:value="13.8327" calcext:value-type="float">
            <text:p>13.8327</text:p>
          </table:table-cell>
          <table:table-cell office:value-type="float" office:value="13.5458" calcext:value-type="float">
            <text:p>13.54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.3924" calcext:value-type="float">
            <text:p>61.3924</text:p>
          </table:table-cell>
          <table:table-cell office:value-type="float" office:value="53.4839" calcext:value-type="float">
            <text:p>53.4839</text:p>
          </table:table-cell>
          <table:table-cell office:value-type="float" office:value="16.2558" calcext:value-type="float">
            <text:p>16.2558</text:p>
          </table:table-cell>
          <table:table-cell office:value-type="float" office:value="10.5638" calcext:value-type="float">
            <text:p>10.56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.1189" calcext:value-type="float">
            <text:p>58.1189</text:p>
          </table:table-cell>
          <table:table-cell office:value-type="float" office:value="71.753" calcext:value-type="float">
            <text:p>71.753</text:p>
          </table:table-cell>
          <table:table-cell office:value-type="float" office:value="18.6449" calcext:value-type="float">
            <text:p>18.6449</text:p>
          </table:table-cell>
          <table:table-cell office:value-type="float" office:value="16.9616" calcext:value-type="float">
            <text:p>16.9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.4839" calcext:value-type="float">
            <text:p>66.4839</text:p>
          </table:table-cell>
          <table:table-cell office:value-type="float" office:value="70.1992" calcext:value-type="float">
            <text:p>70.1992</text:p>
          </table:table-cell>
          <table:table-cell office:value-type="float" office:value="17.4784" calcext:value-type="float">
            <text:p>17.4784</text:p>
          </table:table-cell>
          <table:table-cell office:value-type="float" office:value="16.6976" calcext:value-type="float">
            <text:p>16.69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.088" calcext:value-type="float">
            <text:p>102.088</text:p>
          </table:table-cell>
          <table:table-cell office:value-type="float" office:value="58.9608" calcext:value-type="float">
            <text:p>58.9608</text:p>
          </table:table-cell>
          <table:table-cell office:value-type="float" office:value="19.0547" calcext:value-type="float">
            <text:p>19.0547</text:p>
          </table:table-cell>
          <table:table-cell office:value-type="float" office:value="16.9887" calcext:value-type="float">
            <text:p>16.98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.022" calcext:value-type="float">
            <text:p>102.022</text:p>
          </table:table-cell>
          <table:table-cell office:value-type="float" office:value="53.5945" calcext:value-type="float">
            <text:p>53.5945</text:p>
          </table:table-cell>
          <table:table-cell office:value-type="float" office:value="19.6961" calcext:value-type="float">
            <text:p>19.6961</text:p>
          </table:table-cell>
          <table:table-cell office:value-type="float" office:value="25.675" calcext:value-type="float">
            <text:p>25.6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.6976" calcext:value-type="float">
            <text:p>56.6976</text:p>
          </table:table-cell>
          <table:table-cell office:value-type="float" office:value="76.5174" calcext:value-type="float">
            <text:p>76.5174</text:p>
          </table:table-cell>
          <table:table-cell office:value-type="float" office:value="13.5439" calcext:value-type="float">
            <text:p>13.5439</text:p>
          </table:table-cell>
          <table:table-cell office:value-type="float" office:value="16.0342" calcext:value-type="float">
            <text:p>16.03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.4636" calcext:value-type="float">
            <text:p>75.4636</text:p>
          </table:table-cell>
          <table:table-cell office:value-type="float" office:value="76.0739" calcext:value-type="float">
            <text:p>76.0739</text:p>
          </table:table-cell>
          <table:table-cell office:value-type="float" office:value="21.4168" calcext:value-type="float">
            <text:p>21.4168</text:p>
          </table:table-cell>
          <table:table-cell office:value-type="float" office:value="13.302" calcext:value-type="float">
            <text:p>13.3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6.142" calcext:value-type="float">
            <text:p>156.142</text:p>
          </table:table-cell>
          <table:table-cell office:value-type="float" office:value="57.3961" calcext:value-type="float">
            <text:p>57.3961</text:p>
          </table:table-cell>
          <table:table-cell office:value-type="float" office:value="14.9154" calcext:value-type="float">
            <text:p>14.9154</text:p>
          </table:table-cell>
          <table:table-cell office:value-type="float" office:value="13.759" calcext:value-type="float">
            <text:p>13.7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5.342" calcext:value-type="float">
            <text:p>155.342</text:p>
          </table:table-cell>
          <table:table-cell office:value-type="float" office:value="54.9595" calcext:value-type="float">
            <text:p>54.9595</text:p>
          </table:table-cell>
          <table:table-cell office:value-type="float" office:value="27.2076" calcext:value-type="float">
            <text:p>27.2076</text:p>
          </table:table-cell>
          <table:table-cell office:value-type="float" office:value="10.3139" calcext:value-type="float">
            <text:p>10.31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4.2463" calcext:value-type="float">
            <text:p>74.2463</text:p>
          </table:table-cell>
          <table:table-cell office:value-type="float" office:value="73.3584" calcext:value-type="float">
            <text:p>73.3584</text:p>
          </table:table-cell>
          <table:table-cell office:value-type="float" office:value="20.6598" calcext:value-type="float">
            <text:p>20.6598</text:p>
          </table:table-cell>
          <table:table-cell office:value-type="float" office:value="14.9904" calcext:value-type="float">
            <text:p>14.99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4792" calcext:value-type="float">
            <text:p>71.4792</text:p>
          </table:table-cell>
          <table:table-cell office:value-type="float" office:value="75.7333" calcext:value-type="float">
            <text:p>75.7333</text:p>
          </table:table-cell>
          <table:table-cell office:value-type="float" office:value="21.6297" calcext:value-type="float">
            <text:p>21.6297</text:p>
          </table:table-cell>
          <table:table-cell office:value-type="float" office:value="19.353" calcext:value-type="float">
            <text:p>19.3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1.7" calcext:value-type="float">
            <text:p>161.7</text:p>
          </table:table-cell>
          <table:table-cell office:value-type="float" office:value="56.6882" calcext:value-type="float">
            <text:p>56.6882</text:p>
          </table:table-cell>
          <table:table-cell office:value-type="float" office:value="20.0991" calcext:value-type="float">
            <text:p>20.0991</text:p>
          </table:table-cell>
          <table:table-cell office:value-type="float" office:value="8.43835" calcext:value-type="float">
            <text:p>8.438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2.48" calcext:value-type="float">
            <text:p>162.48</text:p>
          </table:table-cell>
          <table:table-cell office:value-type="float" office:value="56.0085" calcext:value-type="float">
            <text:p>56.0085</text:p>
          </table:table-cell>
          <table:table-cell office:value-type="float" office:value="25.5123" calcext:value-type="float">
            <text:p>25.5123</text:p>
          </table:table-cell>
          <table:table-cell office:value-type="float" office:value="10.5937" calcext:value-type="float">
            <text:p>10.59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.1439" calcext:value-type="float">
            <text:p>76.1439</text:p>
          </table:table-cell>
          <table:table-cell office:value-type="float" office:value="69.8839" calcext:value-type="float">
            <text:p>69.8839</text:p>
          </table:table-cell>
          <table:table-cell office:value-type="float" office:value="21.1369" calcext:value-type="float">
            <text:p>21.1369</text:p>
          </table:table-cell>
          <table:table-cell office:value-type="float" office:value="15.4905" calcext:value-type="float">
            <text:p>15.4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.9663" calcext:value-type="float">
            <text:p>72.9663</text:p>
          </table:table-cell>
          <table:table-cell office:value-type="float" office:value="75.8165" calcext:value-type="float">
            <text:p>75.8165</text:p>
          </table:table-cell>
          <table:table-cell office:value-type="float" office:value="22.6311" calcext:value-type="float">
            <text:p>22.6311</text:p>
          </table:table-cell>
          <table:table-cell office:value-type="float" office:value="13.6114" calcext:value-type="float">
            <text:p>13.61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1.993" calcext:value-type="float">
            <text:p>161.993</text:p>
          </table:table-cell>
          <table:table-cell office:value-type="float" office:value="55.7227" calcext:value-type="float">
            <text:p>55.7227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2817" calcext:value-type="float">
            <text:p>10.28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2.694" calcext:value-type="float">
            <text:p>162.694</text:p>
          </table:table-cell>
          <table:table-cell office:value-type="float" office:value="57.3508" calcext:value-type="float">
            <text:p>57.3508</text:p>
          </table:table-cell>
          <table:table-cell office:value-type="float" office:value="18.1984" calcext:value-type="float">
            <text:p>18.1984</text:p>
          </table:table-cell>
          <table:table-cell office:value-type="float" office:value="21.0017" calcext:value-type="float">
            <text:p>21.00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2.5224" calcext:value-type="float">
            <text:p>82.5224</text:p>
          </table:table-cell>
          <table:table-cell office:value-type="float" office:value="63.9165" calcext:value-type="float">
            <text:p>63.9165</text:p>
          </table:table-cell>
          <table:table-cell office:value-type="float" office:value="22.4944" calcext:value-type="float">
            <text:p>22.4944</text:p>
          </table:table-cell>
          <table:table-cell office:value-type="float" office:value="14.4489" calcext:value-type="float">
            <text:p>14.44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.6401" calcext:value-type="float">
            <text:p>83.6401</text:p>
          </table:table-cell>
          <table:table-cell office:value-type="float" office:value="76.1613" calcext:value-type="float">
            <text:p>76.1613</text:p>
          </table:table-cell>
          <table:table-cell office:value-type="float" office:value="20.6388" calcext:value-type="float">
            <text:p>20.6388</text:p>
          </table:table-cell>
          <table:table-cell office:value-type="float" office:value="16.5833" calcext:value-type="float">
            <text:p>16.58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2.34" calcext:value-type="float">
            <text:p>162.34</text:p>
          </table:table-cell>
          <table:table-cell office:value-type="float" office:value="54.5335" calcext:value-type="float">
            <text:p>54.5335</text:p>
          </table:table-cell>
          <table:table-cell office:value-type="float" office:value="22.8426" calcext:value-type="float">
            <text:p>22.8426</text:p>
          </table:table-cell>
          <table:table-cell office:value-type="float" office:value="11.3531" calcext:value-type="float">
            <text:p>11.35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3.052" calcext:value-type="float">
            <text:p>163.052</text:p>
          </table:table-cell>
          <table:table-cell office:value-type="float" office:value="58.0403" calcext:value-type="float">
            <text:p>58.0403</text:p>
          </table:table-cell>
          <table:table-cell office:value-type="float" office:value="33.3866" calcext:value-type="float">
            <text:p>33.3866</text:p>
          </table:table-cell>
          <table:table-cell office:value-type="float" office:value="23.8238" calcext:value-type="float">
            <text:p>23.823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6.366" calcext:value-type="float">
            <text:p>106.366</text:p>
          </table:table-cell>
          <table:table-cell office:value-type="float" office:value="54.6779" calcext:value-type="float">
            <text:p>54.6779</text:p>
          </table:table-cell>
          <table:table-cell office:value-type="float" office:value="28.7157" calcext:value-type="float">
            <text:p>28.7157</text:p>
          </table:table-cell>
          <table:table-cell office:value-type="float" office:value="10.9914" calcext:value-type="float">
            <text:p>10.99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1.3066" calcext:value-type="float">
            <text:p>81.3066</text:p>
          </table:table-cell>
          <table:table-cell office:value-type="float" office:value="76.0867" calcext:value-type="float">
            <text:p>76.0867</text:p>
          </table:table-cell>
          <table:table-cell office:value-type="float" office:value="22.6854" calcext:value-type="float">
            <text:p>22.6854</text:p>
          </table:table-cell>
          <table:table-cell office:value-type="float" office:value="14.8206" calcext:value-type="float">
            <text:p>14.820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9.085" calcext:value-type="float">
            <text:p>159.085</text:p>
          </table:table-cell>
          <table:table-cell office:value-type="float" office:value="56.7182" calcext:value-type="float">
            <text:p>56.7182</text:p>
          </table:table-cell>
          <table:table-cell office:value-type="float" office:value="44.6025" calcext:value-type="float">
            <text:p>44.6025</text:p>
          </table:table-cell>
          <table:table-cell office:value-type="float" office:value="8.86926" calcext:value-type="float">
            <text:p>8.8692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8.387" calcext:value-type="float">
            <text:p>158.387</text:p>
          </table:table-cell>
          <table:table-cell office:value-type="float" office:value="56.056" calcext:value-type="float">
            <text:p>56.056</text:p>
          </table:table-cell>
          <table:table-cell office:value-type="float" office:value="18.1151" calcext:value-type="float">
            <text:p>18.1151</text:p>
          </table:table-cell>
          <table:table-cell office:value-type="float" office:value="7.71262" calcext:value-type="float">
            <text:p>7.7126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3.577" calcext:value-type="float">
            <text:p>123.577</text:p>
          </table:table-cell>
          <table:table-cell office:value-type="float" office:value="53.1107" calcext:value-type="float">
            <text:p>53.1107</text:p>
          </table:table-cell>
          <table:table-cell office:value-type="float" office:value="33.2133" calcext:value-type="float">
            <text:p>33.2133</text:p>
          </table:table-cell>
          <table:table-cell office:value-type="float" office:value="11.6195" calcext:value-type="float">
            <text:p>11.61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.3464" calcext:value-type="float">
            <text:p>87.3464</text:p>
          </table:table-cell>
          <table:table-cell office:value-type="float" office:value="76.214" calcext:value-type="float">
            <text:p>76.214</text:p>
          </table:table-cell>
          <table:table-cell office:value-type="float" office:value="26.5488" calcext:value-type="float">
            <text:p>26.5488</text:p>
          </table:table-cell>
          <table:table-cell office:value-type="float" office:value="15.3968" calcext:value-type="float">
            <text:p>15.396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3.347" calcext:value-type="float">
            <text:p>163.347</text:p>
          </table:table-cell>
          <table:table-cell office:value-type="float" office:value="56.7048" calcext:value-type="float">
            <text:p>56.7048</text:p>
          </table:table-cell>
          <table:table-cell office:value-type="float" office:value="19.4089" calcext:value-type="float">
            <text:p>19.4089</text:p>
          </table:table-cell>
          <table:table-cell office:value-type="float" office:value="10.3819" calcext:value-type="float">
            <text:p>10.381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5.898" calcext:value-type="float">
            <text:p>165.898</text:p>
          </table:table-cell>
          <table:table-cell office:value-type="float" office:value="58.2085" calcext:value-type="float">
            <text:p>58.2085</text:p>
          </table:table-cell>
          <table:table-cell office:value-type="float" office:value="23.4461" calcext:value-type="float">
            <text:p>23.4461</text:p>
          </table:table-cell>
          <table:table-cell office:value-type="float" office:value="12.5897" calcext:value-type="float">
            <text:p>12.589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8.225" calcext:value-type="float">
            <text:p>178.225</text:p>
          </table:table-cell>
          <table:table-cell office:value-type="float" office:value="56.1919" calcext:value-type="float">
            <text:p>56.1919</text:p>
          </table:table-cell>
          <table:table-cell office:value-type="float" office:value="37.6811" calcext:value-type="float">
            <text:p>37.6811</text:p>
          </table:table-cell>
          <table:table-cell office:value-type="float" office:value="13.5794" calcext:value-type="float">
            <text:p>13.57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7.2197" calcext:value-type="float">
            <text:p>97.2197</text:p>
          </table:table-cell>
          <table:table-cell office:value-type="float" office:value="76.1483" calcext:value-type="float">
            <text:p>76.1483</text:p>
          </table:table-cell>
          <table:table-cell office:value-type="float" office:value="22.7502" calcext:value-type="float">
            <text:p>22.7502</text:p>
          </table:table-cell>
          <table:table-cell office:value-type="float" office:value="24.8792" calcext:value-type="float">
            <text:p>24.879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63.631" calcext:value-type="float">
            <text:p>163.631</text:p>
          </table:table-cell>
          <table:table-cell office:value-type="float" office:value="56.1867" calcext:value-type="float">
            <text:p>56.1867</text:p>
          </table:table-cell>
          <table:table-cell office:value-type="float" office:value="17.0257" calcext:value-type="float">
            <text:p>17.0257</text:p>
          </table:table-cell>
          <table:table-cell office:value-type="float" office:value="14.3896" calcext:value-type="float">
            <text:p>14.389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64.234" calcext:value-type="float">
            <text:p>164.234</text:p>
          </table:table-cell>
          <table:table-cell office:value-type="float" office:value="56.8895" calcext:value-type="float">
            <text:p>56.8895</text:p>
          </table:table-cell>
          <table:table-cell office:value-type="float" office:value="27.8433" calcext:value-type="float">
            <text:p>27.8433</text:p>
          </table:table-cell>
          <table:table-cell office:value-type="float" office:value="9.98556" calcext:value-type="float">
            <text:p>9.9855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46.902" calcext:value-type="float">
            <text:p>246.902</text:p>
          </table:table-cell>
          <table:table-cell office:value-type="float" office:value="76.5358" calcext:value-type="float">
            <text:p>76.5358</text:p>
          </table:table-cell>
          <table:table-cell office:value-type="float" office:value="42.2267" calcext:value-type="float">
            <text:p>42.2267</text:p>
          </table:table-cell>
          <table:table-cell office:value-type="float" office:value="17.9301" calcext:value-type="float">
            <text:p>17.93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1.988" calcext:value-type="float">
            <text:p>101.988</text:p>
          </table:table-cell>
          <table:table-cell office:value-type="float" office:value="76.1761" calcext:value-type="float">
            <text:p>76.1761</text:p>
          </table:table-cell>
          <table:table-cell office:value-type="float" office:value="32.8481" calcext:value-type="float">
            <text:p>32.8481</text:p>
          </table:table-cell>
          <table:table-cell office:value-type="float" office:value="14.8141" calcext:value-type="float">
            <text:p>14.814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9.241" calcext:value-type="float">
            <text:p>159.241</text:p>
          </table:table-cell>
          <table:table-cell office:value-type="float" office:value="54.7549" calcext:value-type="float">
            <text:p>54.7549</text:p>
          </table:table-cell>
          <table:table-cell office:value-type="float" office:value="38.8242" calcext:value-type="float">
            <text:p>38.8242</text:p>
          </table:table-cell>
          <table:table-cell office:value-type="float" office:value="14.3162" calcext:value-type="float">
            <text:p>14.316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60.117" calcext:value-type="float">
            <text:p>160.117</text:p>
          </table:table-cell>
          <table:table-cell office:value-type="float" office:value="58.0022" calcext:value-type="float">
            <text:p>58.0022</text:p>
          </table:table-cell>
          <table:table-cell office:value-type="float" office:value="31.0665" calcext:value-type="float">
            <text:p>31.0665</text:p>
          </table:table-cell>
          <table:table-cell office:value-type="float" office:value="13.4926" calcext:value-type="float">
            <text:p>13.492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60.586" calcext:value-type="float">
            <text:p>260.586</text:p>
          </table:table-cell>
          <table:table-cell office:value-type="float" office:value="76.9582" calcext:value-type="float">
            <text:p>76.9582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15.8807" calcext:value-type="float">
            <text:p>15.88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8.314" calcext:value-type="float">
            <text:p>118.314</text:p>
          </table:table-cell>
          <table:table-cell office:value-type="float" office:value="76.2543" calcext:value-type="float">
            <text:p>76.2543</text:p>
          </table:table-cell>
          <table:table-cell office:value-type="float" office:value="36.2642" calcext:value-type="float">
            <text:p>36.2642</text:p>
          </table:table-cell>
          <table:table-cell office:value-type="float" office:value="26.5331" calcext:value-type="float">
            <text:p>26.533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6.921" calcext:value-type="float">
            <text:p>156.921</text:p>
          </table:table-cell>
          <table:table-cell office:value-type="float" office:value="54.9911" calcext:value-type="float">
            <text:p>54.9911</text:p>
          </table:table-cell>
          <table:table-cell office:value-type="float" office:value="16.4381" calcext:value-type="float">
            <text:p>16.4381</text:p>
          </table:table-cell>
          <table:table-cell office:value-type="float" office:value="6.71278" calcext:value-type="float">
            <text:p>6.7127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7.07" calcext:value-type="float">
            <text:p>157.07</text:p>
          </table:table-cell>
          <table:table-cell office:value-type="float" office:value="57.5729" calcext:value-type="float">
            <text:p>57.5729</text:p>
          </table:table-cell>
          <table:table-cell office:value-type="float" office:value="20.5854" calcext:value-type="float">
            <text:p>20.5854</text:p>
          </table:table-cell>
          <table:table-cell office:value-type="float" office:value="12.1488" calcext:value-type="float">
            <text:p>12.148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71.306" calcext:value-type="float">
            <text:p>271.306</text:p>
          </table:table-cell>
          <table:table-cell office:value-type="float" office:value="77.0674" calcext:value-type="float">
            <text:p>77.0674</text:p>
          </table:table-cell>
          <table:table-cell office:value-type="float" office:value="47.3132" calcext:value-type="float">
            <text:p>47.3132</text:p>
          </table:table-cell>
          <table:table-cell office:value-type="float" office:value="32.9959" calcext:value-type="float">
            <text:p>32.995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46.643" calcext:value-type="float">
            <text:p>146.643</text:p>
          </table:table-cell>
          <table:table-cell office:value-type="float" office:value="77.1007" calcext:value-type="float">
            <text:p>77.1007</text:p>
          </table:table-cell>
          <table:table-cell office:value-type="float" office:value="51.1959" calcext:value-type="float">
            <text:p>51.1959</text:p>
          </table:table-cell>
          <table:table-cell office:value-type="float" office:value="18.6606" calcext:value-type="float">
            <text:p>18.660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60.201" calcext:value-type="float">
            <text:p>160.201</text:p>
          </table:table-cell>
          <table:table-cell office:value-type="float" office:value="57.8433" calcext:value-type="float">
            <text:p>57.8433</text:p>
          </table:table-cell>
          <table:table-cell office:value-type="float" office:value="16.3697" calcext:value-type="float">
            <text:p>16.3697</text:p>
          </table:table-cell>
          <table:table-cell office:value-type="float" office:value="12.2011" calcext:value-type="float">
            <text:p>12.201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61.095" calcext:value-type="float">
            <text:p>161.095</text:p>
          </table:table-cell>
          <table:table-cell office:value-type="float" office:value="54.8421" calcext:value-type="float">
            <text:p>54.8421</text:p>
          </table:table-cell>
          <table:table-cell office:value-type="float" office:value="16.0901" calcext:value-type="float">
            <text:p>16.0901</text:p>
          </table:table-cell>
          <table:table-cell office:value-type="float" office:value="6.74871" calcext:value-type="float">
            <text:p>6.7487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09.363" calcext:value-type="float">
            <text:p>309.363</text:p>
          </table:table-cell>
          <table:table-cell office:value-type="float" office:value="77.0693" calcext:value-type="float">
            <text:p>77.0693</text:p>
          </table:table-cell>
          <table:table-cell office:value-type="float" office:value="70.4718" calcext:value-type="float">
            <text:p>70.4718</text:p>
          </table:table-cell>
          <table:table-cell office:value-type="float" office:value="18.5179" calcext:value-type="float">
            <text:p>18.51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4.792" calcext:value-type="float">
            <text:p>174.792</text:p>
          </table:table-cell>
          <table:table-cell office:value-type="float" office:value="76.1704" calcext:value-type="float">
            <text:p>76.1704</text:p>
          </table:table-cell>
          <table:table-cell office:value-type="float" office:value="92.522" calcext:value-type="float">
            <text:p>92.522</text:p>
          </table:table-cell>
          <table:table-cell office:value-type="float" office:value="15.5587" calcext:value-type="float">
            <text:p>15.558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60.167" calcext:value-type="float">
            <text:p>160.167</text:p>
          </table:table-cell>
          <table:table-cell office:value-type="float" office:value="56.5842" calcext:value-type="float">
            <text:p>56.5842</text:p>
          </table:table-cell>
          <table:table-cell office:value-type="float" office:value="17.7426" calcext:value-type="float">
            <text:p>17.7426</text:p>
          </table:table-cell>
          <table:table-cell office:value-type="float" office:value="11.9565" calcext:value-type="float">
            <text:p>11.956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77.114" calcext:value-type="float">
            <text:p>177.114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25.6958" calcext:value-type="float">
            <text:p>25.6958</text:p>
          </table:table-cell>
          <table:table-cell office:value-type="float" office:value="9.80576" calcext:value-type="float">
            <text:p>9.8057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53.048" calcext:value-type="float">
            <text:p>353.048</text:p>
          </table:table-cell>
          <table:table-cell office:value-type="float" office:value="77.1642" calcext:value-type="float">
            <text:p>77.1642</text:p>
          </table:table-cell>
          <table:table-cell office:value-type="float" office:value="126.337" calcext:value-type="float">
            <text:p>126.337</text:p>
          </table:table-cell>
          <table:table-cell office:value-type="float" office:value="22.8671" calcext:value-type="float">
            <text:p>22.86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76.0761" calcext:value-type="float">
            <text:p>76.0761</text:p>
          </table:table-cell>
          <table:table-cell office:value-type="float" office:value="153.866" calcext:value-type="float">
            <text:p>153.866</text:p>
          </table:table-cell>
          <table:table-cell office:value-type="float" office:value="16.1051" calcext:value-type="float">
            <text:p>16.105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59.331" calcext:value-type="float">
            <text:p>159.331</text:p>
          </table:table-cell>
          <table:table-cell office:value-type="float" office:value="54.777" calcext:value-type="float">
            <text:p>54.777</text:p>
          </table:table-cell>
          <table:table-cell office:value-type="float" office:value="23.9452" calcext:value-type="float">
            <text:p>23.9452</text:p>
          </table:table-cell>
          <table:table-cell office:value-type="float" office:value="20.9755" calcext:value-type="float">
            <text:p>20.975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60.361" calcext:value-type="float">
            <text:p>160.361</text:p>
          </table:table-cell>
          <table:table-cell office:value-type="float" office:value="58.0135" calcext:value-type="float">
            <text:p>58.0135</text:p>
          </table:table-cell>
          <table:table-cell office:value-type="float" office:value="26.0501" calcext:value-type="float">
            <text:p>26.0501</text:p>
          </table:table-cell>
          <table:table-cell office:value-type="float" office:value="13.9719" calcext:value-type="float">
            <text:p>13.971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96.818" calcext:value-type="float">
            <text:p>396.818</text:p>
          </table:table-cell>
          <table:table-cell office:value-type="float" office:value="77.2399" calcext:value-type="float">
            <text:p>77.2399</text:p>
          </table:table-cell>
          <table:table-cell office:value-type="float" office:value="167.736" calcext:value-type="float">
            <text:p>167.736</text:p>
          </table:table-cell>
          <table:table-cell office:value-type="float" office:value="44.6207" calcext:value-type="float">
            <text:p>44.620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58.21" calcext:value-type="float">
            <text:p>358.21</text:p>
          </table:table-cell>
          <table:table-cell office:value-type="float" office:value="76.2124" calcext:value-type="float">
            <text:p>76.2124</text:p>
          </table:table-cell>
          <table:table-cell office:value-type="float" office:value="188.086" calcext:value-type="float">
            <text:p>188.086</text:p>
          </table:table-cell>
          <table:table-cell office:value-type="float" office:value="23.8318" calcext:value-type="float">
            <text:p>23.831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56.818" calcext:value-type="float">
            <text:p>156.818</text:p>
          </table:table-cell>
          <table:table-cell office:value-type="float" office:value="55.9224" calcext:value-type="float">
            <text:p>55.9224</text:p>
          </table:table-cell>
          <table:table-cell office:value-type="float" office:value="16.3116" calcext:value-type="float">
            <text:p>16.3116</text:p>
          </table:table-cell>
          <table:table-cell office:value-type="float" office:value="9.36351" calcext:value-type="float">
            <text:p>9.36351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57.1976" calcext:value-type="float">
            <text:p>57.1976</text:p>
          </table:table-cell>
          <table:table-cell office:value-type="float" office:value="22.3292" calcext:value-type="float">
            <text:p>22.3292</text:p>
          </table:table-cell>
          <table:table-cell office:value-type="float" office:value="17.2784" calcext:value-type="float">
            <text:p>17.278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535.916" calcext:value-type="float">
            <text:p>535.916</text:p>
          </table:table-cell>
          <table:table-cell office:value-type="float" office:value="77.1132" calcext:value-type="float">
            <text:p>77.1132</text:p>
          </table:table-cell>
          <table:table-cell office:value-type="float" office:value="201.237" calcext:value-type="float">
            <text:p>201.237</text:p>
          </table:table-cell>
          <table:table-cell office:value-type="float" office:value="13.9375" calcext:value-type="float">
            <text:p>13.937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31.22" calcext:value-type="float">
            <text:p>531.22</text:p>
          </table:table-cell>
          <table:table-cell office:value-type="float" office:value="76.1924" calcext:value-type="float">
            <text:p>76.1924</text:p>
          </table:table-cell>
          <table:table-cell office:value-type="float" office:value="218.715" calcext:value-type="float">
            <text:p>218.715</text:p>
          </table:table-cell>
          <table:table-cell office:value-type="float" office:value="17.7101" calcext:value-type="float">
            <text:p>17.710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62.923" calcext:value-type="float">
            <text:p>162.923</text:p>
          </table:table-cell>
          <table:table-cell office:value-type="float" office:value="55.8239" calcext:value-type="float">
            <text:p>55.8239</text:p>
          </table:table-cell>
          <table:table-cell office:value-type="float" office:value="30.1216" calcext:value-type="float">
            <text:p>30.1216</text:p>
          </table:table-cell>
          <table:table-cell office:value-type="float" office:value="8.95273" calcext:value-type="float">
            <text:p>8.9527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63.52" calcext:value-type="float">
            <text:p>163.52</text:p>
          </table:table-cell>
          <table:table-cell office:value-type="float" office:value="57.1587" calcext:value-type="float">
            <text:p>57.1587</text:p>
          </table:table-cell>
          <table:table-cell office:value-type="float" office:value="24.0747" calcext:value-type="float">
            <text:p>24.0747</text:p>
          </table:table-cell>
          <table:table-cell office:value-type="float" office:value="8.54913" calcext:value-type="float">
            <text:p>8.5491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722.336" calcext:value-type="float">
            <text:p>722.336</text:p>
          </table:table-cell>
          <table:table-cell office:value-type="float" office:value="77.0533" calcext:value-type="float">
            <text:p>77.0533</text:p>
          </table:table-cell>
          <table:table-cell office:value-type="float" office:value="234.316" calcext:value-type="float">
            <text:p>234.316</text:p>
          </table:table-cell>
          <table:table-cell office:value-type="float" office:value="16.3653" calcext:value-type="float">
            <text:p>16.365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80.834" calcext:value-type="float">
            <text:p>680.834</text:p>
          </table:table-cell>
          <table:table-cell office:value-type="float" office:value="76.4498" calcext:value-type="float">
            <text:p>76.4498</text:p>
          </table:table-cell>
          <table:table-cell office:value-type="float" office:value="235.58" calcext:value-type="float">
            <text:p>235.58</text:p>
          </table:table-cell>
          <table:table-cell office:value-type="float" office:value="20.7571" calcext:value-type="float">
            <text:p>20.7571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60.049" calcext:value-type="float">
            <text:p>160.049</text:p>
          </table:table-cell>
          <table:table-cell office:value-type="float" office:value="56.5634" calcext:value-type="float">
            <text:p>56.5634</text:p>
          </table:table-cell>
          <table:table-cell office:value-type="float" office:value="30.5552" calcext:value-type="float">
            <text:p>30.5552</text:p>
          </table:table-cell>
          <table:table-cell office:value-type="float" office:value="12.7823" calcext:value-type="float">
            <text:p>12.782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77.442" calcext:value-type="float">
            <text:p>177.442</text:p>
          </table:table-cell>
          <table:table-cell office:value-type="float" office:value="56.2947" calcext:value-type="float">
            <text:p>56.2947</text:p>
          </table:table-cell>
          <table:table-cell office:value-type="float" office:value="32.4299" calcext:value-type="float">
            <text:p>32.4299</text:p>
          </table:table-cell>
          <table:table-cell office:value-type="float" office:value="11.1854" calcext:value-type="float">
            <text:p>11.185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878.661" calcext:value-type="float">
            <text:p>878.661</text:p>
          </table:table-cell>
          <table:table-cell office:value-type="float" office:value="77.0337" calcext:value-type="float">
            <text:p>77.0337</text:p>
          </table:table-cell>
          <table:table-cell office:value-type="float" office:value="250.774" calcext:value-type="float">
            <text:p>250.774</text:p>
          </table:table-cell>
          <table:table-cell office:value-type="float" office:value="16.9594" calcext:value-type="float">
            <text:p>16.959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55.509" calcext:value-type="float">
            <text:p>755.509</text:p>
          </table:table-cell>
          <table:table-cell office:value-type="float" office:value="76.542" calcext:value-type="float">
            <text:p>76.542</text:p>
          </table:table-cell>
          <table:table-cell office:value-type="float" office:value="252.975" calcext:value-type="float">
            <text:p>252.975</text:p>
          </table:table-cell>
          <table:table-cell office:value-type="float" office:value="30.464" calcext:value-type="float">
            <text:p>30.46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61.33" calcext:value-type="float">
            <text:p>161.33</text:p>
          </table:table-cell>
          <table:table-cell office:value-type="float" office:value="54.0771" calcext:value-type="float">
            <text:p>54.0771</text:p>
          </table:table-cell>
          <table:table-cell office:value-type="float" office:value="27.5021" calcext:value-type="float">
            <text:p>27.5021</text:p>
          </table:table-cell>
          <table:table-cell office:value-type="float" office:value="8.37979" calcext:value-type="float">
            <text:p>8.37979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61.695" calcext:value-type="float">
            <text:p>161.695</text:p>
          </table:table-cell>
          <table:table-cell office:value-type="float" office:value="58.4285" calcext:value-type="float">
            <text:p>58.4285</text:p>
          </table:table-cell>
          <table:table-cell office:value-type="float" office:value="22.5844" calcext:value-type="float">
            <text:p>22.5844</text:p>
          </table:table-cell>
          <table:table-cell office:value-type="float" office:value="10.809" calcext:value-type="float">
            <text:p>10.809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965.747" calcext:value-type="float">
            <text:p>965.747</text:p>
          </table:table-cell>
          <table:table-cell office:value-type="float" office:value="77.1553" calcext:value-type="float">
            <text:p>77.1553</text:p>
          </table:table-cell>
          <table:table-cell office:value-type="float" office:value="263.41" calcext:value-type="float">
            <text:p>263.41</text:p>
          </table:table-cell>
          <table:table-cell office:value-type="float" office:value="14.0574" calcext:value-type="float">
            <text:p>14.057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97.5" calcext:value-type="float">
            <text:p>897.5</text:p>
          </table:table-cell>
          <table:table-cell office:value-type="float" office:value="76.4996" calcext:value-type="float">
            <text:p>76.4996</text:p>
          </table:table-cell>
          <table:table-cell office:value-type="float" office:value="284.527" calcext:value-type="float">
            <text:p>284.527</text:p>
          </table:table-cell>
          <table:table-cell office:value-type="float" office:value="19.4757" calcext:value-type="float">
            <text:p>19.475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62.395" calcext:value-type="float">
            <text:p>162.395</text:p>
          </table:table-cell>
          <table:table-cell office:value-type="float" office:value="55.7875" calcext:value-type="float">
            <text:p>55.7875</text:p>
          </table:table-cell>
          <table:table-cell office:value-type="float" office:value="23.3922" calcext:value-type="float">
            <text:p>23.3922</text:p>
          </table:table-cell>
          <table:table-cell office:value-type="float" office:value="7.49005" calcext:value-type="float">
            <text:p>7.49005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63.029" calcext:value-type="float">
            <text:p>163.029</text:p>
          </table:table-cell>
          <table:table-cell office:value-type="float" office:value="57.1775" calcext:value-type="float">
            <text:p>57.1775</text:p>
          </table:table-cell>
          <table:table-cell office:value-type="float" office:value="26.764" calcext:value-type="float">
            <text:p>26.764</text:p>
          </table:table-cell>
          <table:table-cell office:value-type="float" office:value="8.08717" calcext:value-type="float">
            <text:p>8.0871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103.4" calcext:value-type="float">
            <text:p>1103.4</text:p>
          </table:table-cell>
          <table:table-cell office:value-type="float" office:value="76.942" calcext:value-type="float">
            <text:p>76.942</text:p>
          </table:table-cell>
          <table:table-cell office:value-type="float" office:value="301.752" calcext:value-type="float">
            <text:p>301.752</text:p>
          </table:table-cell>
          <table:table-cell office:value-type="float" office:value="18.8949" calcext:value-type="float">
            <text:p>18.8949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5"/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727" calcext:value-type="float">
            <text:p>42.3727</text:p>
          </table:table-cell>
          <table:table-cell office:value-type="float" office:value="57.9998" calcext:value-type="float">
            <text:p>57.9998</text:p>
          </table:table-cell>
          <table:table-cell office:value-type="float" office:value="11.8923" calcext:value-type="float">
            <text:p>11.8923</text:p>
          </table:table-cell>
          <table:table-cell office:value-type="float" office:value="9.06455" calcext:value-type="float">
            <text:p>9.06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676" calcext:value-type="float">
            <text:p>42.2676</text:p>
          </table:table-cell>
          <table:table-cell office:value-type="float" office:value="58.0886" calcext:value-type="float">
            <text:p>58.0886</text:p>
          </table:table-cell>
          <table:table-cell office:value-type="float" office:value="9.59995" calcext:value-type="float">
            <text:p>9.59995</text:p>
          </table:table-cell>
          <table:table-cell office:value-type="float" office:value="13.2025" calcext:value-type="float">
            <text:p>13.2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3208" calcext:value-type="float">
            <text:p>42.3208</text:p>
          </table:table-cell>
          <table:table-cell office:value-type="float" office:value="58.0902" calcext:value-type="float">
            <text:p>58.0902</text:p>
          </table:table-cell>
          <table:table-cell office:value-type="float" office:value="13.7384" calcext:value-type="float">
            <text:p>13.7384</text:p>
          </table:table-cell>
          <table:table-cell office:value-type="float" office:value="19.3106" calcext:value-type="float">
            <text:p>19.3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2928" calcext:value-type="float">
            <text:p>42.2928</text:p>
          </table:table-cell>
          <table:table-cell office:value-type="float" office:value="58.1086" calcext:value-type="float">
            <text:p>58.1086</text:p>
          </table:table-cell>
          <table:table-cell office:value-type="float" office:value="10.8415" calcext:value-type="float">
            <text:p>10.8415</text:p>
          </table:table-cell>
          <table:table-cell office:value-type="float" office:value="20.0991" calcext:value-type="float">
            <text:p>20.0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9848" calcext:value-type="float">
            <text:p>48.9848</text:p>
          </table:table-cell>
          <table:table-cell office:value-type="float" office:value="87.3472" calcext:value-type="float">
            <text:p>87.3472</text:p>
          </table:table-cell>
          <table:table-cell office:value-type="float" office:value="24.352" calcext:value-type="float">
            <text:p>24.352</text:p>
          </table:table-cell>
          <table:table-cell office:value-type="float" office:value="20.4408" calcext:value-type="float">
            <text:p>20.44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.0903" calcext:value-type="float">
            <text:p>53.0903</text:p>
          </table:table-cell>
          <table:table-cell office:value-type="float" office:value="85.0362" calcext:value-type="float">
            <text:p>85.0362</text:p>
          </table:table-cell>
          <table:table-cell office:value-type="float" office:value="9.73215" calcext:value-type="float">
            <text:p>9.73215</text:p>
          </table:table-cell>
          <table:table-cell office:value-type="float" office:value="11.137" calcext:value-type="float">
            <text:p>11.1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.417" calcext:value-type="float">
            <text:p>51.417</text:p>
          </table:table-cell>
          <table:table-cell office:value-type="float" office:value="76.4589" calcext:value-type="float">
            <text:p>76.4589</text:p>
          </table:table-cell>
          <table:table-cell office:value-type="float" office:value="9.07305" calcext:value-type="float">
            <text:p>9.07305</text:p>
          </table:table-cell>
          <table:table-cell office:value-type="float" office:value="12.3803" calcext:value-type="float">
            <text:p>12.38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.112" calcext:value-type="float">
            <text:p>48.112</text:p>
          </table:table-cell>
          <table:table-cell office:value-type="float" office:value="94.2822" calcext:value-type="float">
            <text:p>94.2822</text:p>
          </table:table-cell>
          <table:table-cell office:value-type="float" office:value="8.47242" calcext:value-type="float">
            <text:p>8.47242</text:p>
          </table:table-cell>
          <table:table-cell office:value-type="float" office:value="24.6357" calcext:value-type="float">
            <text:p>24.6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4566" calcext:value-type="float">
            <text:p>57.4566</text:p>
          </table:table-cell>
          <table:table-cell office:value-type="float" office:value="92.1963" calcext:value-type="float">
            <text:p>92.1963</text:p>
          </table:table-cell>
          <table:table-cell office:value-type="float" office:value="18.0674" calcext:value-type="float">
            <text:p>18.0674</text:p>
          </table:table-cell>
          <table:table-cell office:value-type="float" office:value="22.1803" calcext:value-type="float">
            <text:p>22.18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8957" calcext:value-type="float">
            <text:p>68.8957</text:p>
          </table:table-cell>
          <table:table-cell office:value-type="float" office:value="103.313" calcext:value-type="float">
            <text:p>103.313</text:p>
          </table:table-cell>
          <table:table-cell office:value-type="float" office:value="16.4565" calcext:value-type="float">
            <text:p>16.4565</text:p>
          </table:table-cell>
          <table:table-cell office:value-type="float" office:value="11.4831" calcext:value-type="float">
            <text:p>11.48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.9252" calcext:value-type="float">
            <text:p>53.9252</text:p>
          </table:table-cell>
          <table:table-cell office:value-type="float" office:value="84.8905" calcext:value-type="float">
            <text:p>84.8905</text:p>
          </table:table-cell>
          <table:table-cell office:value-type="float" office:value="9.74173" calcext:value-type="float">
            <text:p>9.74173</text:p>
          </table:table-cell>
          <table:table-cell office:value-type="float" office:value="14.5673" calcext:value-type="float">
            <text:p>14.56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.9303" calcext:value-type="float">
            <text:p>57.9303</text:p>
          </table:table-cell>
          <table:table-cell office:value-type="float" office:value="91.2882" calcext:value-type="float">
            <text:p>91.2882</text:p>
          </table:table-cell>
          <table:table-cell office:value-type="float" office:value="19.6204" calcext:value-type="float">
            <text:p>19.6204</text:p>
          </table:table-cell>
          <table:table-cell office:value-type="float" office:value="21.7925" calcext:value-type="float">
            <text:p>21.7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0792" calcext:value-type="float">
            <text:p>59.0792</text:p>
          </table:table-cell>
          <table:table-cell office:value-type="float" office:value="91.8293" calcext:value-type="float">
            <text:p>91.8293</text:p>
          </table:table-cell>
          <table:table-cell office:value-type="float" office:value="24.2173" calcext:value-type="float">
            <text:p>24.2173</text:p>
          </table:table-cell>
          <table:table-cell office:value-type="float" office:value="22.3486" calcext:value-type="float">
            <text:p>22.34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1.417" calcext:value-type="float">
            <text:p>111.417</text:p>
          </table:table-cell>
          <table:table-cell office:value-type="float" office:value="148.942" calcext:value-type="float">
            <text:p>148.942</text:p>
          </table:table-cell>
          <table:table-cell office:value-type="float" office:value="12.601" calcext:value-type="float">
            <text:p>12.601</text:p>
          </table:table-cell>
          <table:table-cell office:value-type="float" office:value="17.1686" calcext:value-type="float">
            <text:p>17.16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.084" calcext:value-type="float">
            <text:p>102.084</text:p>
          </table:table-cell>
          <table:table-cell office:value-type="float" office:value="118.761" calcext:value-type="float">
            <text:p>118.761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16.2621" calcext:value-type="float">
            <text:p>16.26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.3004" calcext:value-type="float">
            <text:p>58.3004</text:p>
          </table:table-cell>
          <table:table-cell office:value-type="float" office:value="92.2306" calcext:value-type="float">
            <text:p>92.2306</text:p>
          </table:table-cell>
          <table:table-cell office:value-type="float" office:value="27.195" calcext:value-type="float">
            <text:p>27.195</text:p>
          </table:table-cell>
          <table:table-cell office:value-type="float" office:value="20.0494" calcext:value-type="float">
            <text:p>20.04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.114" calcext:value-type="float">
            <text:p>59.114</text:p>
          </table:table-cell>
          <table:table-cell office:value-type="float" office:value="92.0095" calcext:value-type="float">
            <text:p>92.0095</text:p>
          </table:table-cell>
          <table:table-cell office:value-type="float" office:value="21.4871" calcext:value-type="float">
            <text:p>21.4871</text:p>
          </table:table-cell>
          <table:table-cell office:value-type="float" office:value="28.0153" calcext:value-type="float">
            <text:p>28.01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1.257" calcext:value-type="float">
            <text:p>161.257</text:p>
          </table:table-cell>
          <table:table-cell office:value-type="float" office:value="196.055" calcext:value-type="float">
            <text:p>196.055</text:p>
          </table:table-cell>
          <table:table-cell office:value-type="float" office:value="21.2116" calcext:value-type="float">
            <text:p>21.2116</text:p>
          </table:table-cell>
          <table:table-cell office:value-type="float" office:value="19.2654" calcext:value-type="float">
            <text:p>19.265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0.417" calcext:value-type="float">
            <text:p>230.417</text:p>
          </table:table-cell>
          <table:table-cell office:value-type="float" office:value="530.145" calcext:value-type="float">
            <text:p>530.145</text:p>
          </table:table-cell>
          <table:table-cell office:value-type="float" office:value="29.6494" calcext:value-type="float">
            <text:p>29.6494</text:p>
          </table:table-cell>
          <table:table-cell office:value-type="float" office:value="73.8514" calcext:value-type="float">
            <text:p>73.85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.3411" calcext:value-type="float">
            <text:p>58.3411</text:p>
          </table:table-cell>
          <table:table-cell office:value-type="float" office:value="92.9333" calcext:value-type="float">
            <text:p>92.9333</text:p>
          </table:table-cell>
          <table:table-cell office:value-type="float" office:value="29.0514" calcext:value-type="float">
            <text:p>29.0514</text:p>
          </table:table-cell>
          <table:table-cell office:value-type="float" office:value="22.3079" calcext:value-type="float">
            <text:p>22.3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1852" calcext:value-type="float">
            <text:p>59.1852</text:p>
          </table:table-cell>
          <table:table-cell office:value-type="float" office:value="92.0708" calcext:value-type="float">
            <text:p>92.0708</text:p>
          </table:table-cell>
          <table:table-cell office:value-type="float" office:value="21.8203" calcext:value-type="float">
            <text:p>21.8203</text:p>
          </table:table-cell>
          <table:table-cell office:value-type="float" office:value="23.5174" calcext:value-type="float">
            <text:p>23.51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8.513" calcext:value-type="float">
            <text:p>158.513</text:p>
          </table:table-cell>
          <table:table-cell office:value-type="float" office:value="193.687" calcext:value-type="float">
            <text:p>193.687</text:p>
          </table:table-cell>
          <table:table-cell office:value-type="float" office:value="16.742" calcext:value-type="float">
            <text:p>16.742</text:p>
          </table:table-cell>
          <table:table-cell office:value-type="float" office:value="25.7964" calcext:value-type="float">
            <text:p>25.79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0.54" calcext:value-type="float">
            <text:p>230.54</text:p>
          </table:table-cell>
          <table:table-cell office:value-type="float" office:value="525.061" calcext:value-type="float">
            <text:p>525.061</text:p>
          </table:table-cell>
          <table:table-cell office:value-type="float" office:value="40.6422" calcext:value-type="float">
            <text:p>40.6422</text:p>
          </table:table-cell>
          <table:table-cell office:value-type="float" office:value="72.3345" calcext:value-type="float">
            <text:p>72.33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.056" calcext:value-type="float">
            <text:p>58.056</text:p>
          </table:table-cell>
          <table:table-cell office:value-type="float" office:value="92.9636" calcext:value-type="float">
            <text:p>92.9636</text:p>
          </table:table-cell>
          <table:table-cell office:value-type="float" office:value="30.523" calcext:value-type="float">
            <text:p>30.523</text:p>
          </table:table-cell>
          <table:table-cell office:value-type="float" office:value="36.2393" calcext:value-type="float">
            <text:p>36.23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1678" calcext:value-type="float">
            <text:p>59.1678</text:p>
          </table:table-cell>
          <table:table-cell office:value-type="float" office:value="92.1121" calcext:value-type="float">
            <text:p>92.1121</text:p>
          </table:table-cell>
          <table:table-cell office:value-type="float" office:value="22.3189" calcext:value-type="float">
            <text:p>22.3189</text:p>
          </table:table-cell>
          <table:table-cell office:value-type="float" office:value="23.1076" calcext:value-type="float">
            <text:p>23.1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1.779" calcext:value-type="float">
            <text:p>161.779</text:p>
          </table:table-cell>
          <table:table-cell office:value-type="float" office:value="200.928" calcext:value-type="float">
            <text:p>200.928</text:p>
          </table:table-cell>
          <table:table-cell office:value-type="float" office:value="18.743" calcext:value-type="float">
            <text:p>18.743</text:p>
          </table:table-cell>
          <table:table-cell office:value-type="float" office:value="21.6223" calcext:value-type="float">
            <text:p>21.62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0.44" calcext:value-type="float">
            <text:p>230.44</text:p>
          </table:table-cell>
          <table:table-cell office:value-type="float" office:value="528.754" calcext:value-type="float">
            <text:p>528.754</text:p>
          </table:table-cell>
          <table:table-cell office:value-type="float" office:value="32.3314" calcext:value-type="float">
            <text:p>32.3314</text:p>
          </table:table-cell>
          <table:table-cell office:value-type="float" office:value="67.4083" calcext:value-type="float">
            <text:p>67.4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8.4274" calcext:value-type="float">
            <text:p>58.4274</text:p>
          </table:table-cell>
          <table:table-cell office:value-type="float" office:value="93.2936" calcext:value-type="float">
            <text:p>93.2936</text:p>
          </table:table-cell>
          <table:table-cell office:value-type="float" office:value="29.6579" calcext:value-type="float">
            <text:p>29.6579</text:p>
          </table:table-cell>
          <table:table-cell office:value-type="float" office:value="25.7535" calcext:value-type="float">
            <text:p>25.75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.3791" calcext:value-type="float">
            <text:p>59.3791</text:p>
          </table:table-cell>
          <table:table-cell office:value-type="float" office:value="92.6506" calcext:value-type="float">
            <text:p>92.6506</text:p>
          </table:table-cell>
          <table:table-cell office:value-type="float" office:value="22.7619" calcext:value-type="float">
            <text:p>22.7619</text:p>
          </table:table-cell>
          <table:table-cell office:value-type="float" office:value="29.254" calcext:value-type="float">
            <text:p>29.25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2.01" calcext:value-type="float">
            <text:p>162.01</text:p>
          </table:table-cell>
          <table:table-cell office:value-type="float" office:value="198.715" calcext:value-type="float">
            <text:p>198.715</text:p>
          </table:table-cell>
          <table:table-cell office:value-type="float" office:value="19.0875" calcext:value-type="float">
            <text:p>19.0875</text:p>
          </table:table-cell>
          <table:table-cell office:value-type="float" office:value="28.0563" calcext:value-type="float">
            <text:p>28.05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30.303" calcext:value-type="float">
            <text:p>230.303</text:p>
          </table:table-cell>
          <table:table-cell office:value-type="float" office:value="530.072" calcext:value-type="float">
            <text:p>530.072</text:p>
          </table:table-cell>
          <table:table-cell office:value-type="float" office:value="33.6401" calcext:value-type="float">
            <text:p>33.6401</text:p>
          </table:table-cell>
          <table:table-cell office:value-type="float" office:value="71.5911" calcext:value-type="float">
            <text:p>71.59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8.542" calcext:value-type="float">
            <text:p>58.542</text:p>
          </table:table-cell>
          <table:table-cell office:value-type="float" office:value="93.8079" calcext:value-type="float">
            <text:p>93.8079</text:p>
          </table:table-cell>
          <table:table-cell office:value-type="float" office:value="27.4579" calcext:value-type="float">
            <text:p>27.4579</text:p>
          </table:table-cell>
          <table:table-cell office:value-type="float" office:value="30.5746" calcext:value-type="float">
            <text:p>30.57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.503" calcext:value-type="float">
            <text:p>59.503</text:p>
          </table:table-cell>
          <table:table-cell office:value-type="float" office:value="93.1351" calcext:value-type="float">
            <text:p>93.1351</text:p>
          </table:table-cell>
          <table:table-cell office:value-type="float" office:value="23.1217" calcext:value-type="float">
            <text:p>23.1217</text:p>
          </table:table-cell>
          <table:table-cell office:value-type="float" office:value="29.6866" calcext:value-type="float">
            <text:p>29.68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2.842" calcext:value-type="float">
            <text:p>162.842</text:p>
          </table:table-cell>
          <table:table-cell office:value-type="float" office:value="197.094" calcext:value-type="float">
            <text:p>197.094</text:p>
          </table:table-cell>
          <table:table-cell office:value-type="float" office:value="15.9701" calcext:value-type="float">
            <text:p>15.9701</text:p>
          </table:table-cell>
          <table:table-cell office:value-type="float" office:value="14.1981" calcext:value-type="float">
            <text:p>14.198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0.485" calcext:value-type="float">
            <text:p>230.485</text:p>
          </table:table-cell>
          <table:table-cell office:value-type="float" office:value="533.306" calcext:value-type="float">
            <text:p>533.306</text:p>
          </table:table-cell>
          <table:table-cell office:value-type="float" office:value="40.9833" calcext:value-type="float">
            <text:p>40.9833</text:p>
          </table:table-cell>
          <table:table-cell office:value-type="float" office:value="78.6382" calcext:value-type="float">
            <text:p>78.638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8.6859" calcext:value-type="float">
            <text:p>58.6859</text:p>
          </table:table-cell>
          <table:table-cell office:value-type="float" office:value="93.2318" calcext:value-type="float">
            <text:p>93.2318</text:p>
          </table:table-cell>
          <table:table-cell office:value-type="float" office:value="27.633" calcext:value-type="float">
            <text:p>27.633</text:p>
          </table:table-cell>
          <table:table-cell office:value-type="float" office:value="32.2631" calcext:value-type="float">
            <text:p>32.26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.7983" calcext:value-type="float">
            <text:p>59.7983</text:p>
          </table:table-cell>
          <table:table-cell office:value-type="float" office:value="93.9772" calcext:value-type="float">
            <text:p>93.9772</text:p>
          </table:table-cell>
          <table:table-cell office:value-type="float" office:value="27.3807" calcext:value-type="float">
            <text:p>27.3807</text:p>
          </table:table-cell>
          <table:table-cell office:value-type="float" office:value="30.7907" calcext:value-type="float">
            <text:p>30.790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194.468" calcext:value-type="float">
            <text:p>194.468</text:p>
          </table:table-cell>
          <table:table-cell office:value-type="float" office:value="26.7751" calcext:value-type="float">
            <text:p>26.7751</text:p>
          </table:table-cell>
          <table:table-cell office:value-type="float" office:value="19.3193" calcext:value-type="float">
            <text:p>19.31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0.29" calcext:value-type="float">
            <text:p>230.29</text:p>
          </table:table-cell>
          <table:table-cell office:value-type="float" office:value="533.026" calcext:value-type="float">
            <text:p>533.026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69.1106" calcext:value-type="float">
            <text:p>69.11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.1209" calcext:value-type="float">
            <text:p>59.1209</text:p>
          </table:table-cell>
          <table:table-cell office:value-type="float" office:value="95.2538" calcext:value-type="float">
            <text:p>95.2538</text:p>
          </table:table-cell>
          <table:table-cell office:value-type="float" office:value="34.1738" calcext:value-type="float">
            <text:p>34.1738</text:p>
          </table:table-cell>
          <table:table-cell office:value-type="float" office:value="37.6041" calcext:value-type="float">
            <text:p>37.60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.8179" calcext:value-type="float">
            <text:p>60.8179</text:p>
          </table:table-cell>
          <table:table-cell office:value-type="float" office:value="96.5958" calcext:value-type="float">
            <text:p>96.5958</text:p>
          </table:table-cell>
          <table:table-cell office:value-type="float" office:value="46.0736" calcext:value-type="float">
            <text:p>46.0736</text:p>
          </table:table-cell>
          <table:table-cell office:value-type="float" office:value="42.2147" calcext:value-type="float">
            <text:p>42.214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63.314" calcext:value-type="float">
            <text:p>163.314</text:p>
          </table:table-cell>
          <table:table-cell office:value-type="float" office:value="201.224" calcext:value-type="float">
            <text:p>201.224</text:p>
          </table:table-cell>
          <table:table-cell office:value-type="float" office:value="27.0427" calcext:value-type="float">
            <text:p>27.0427</text:p>
          </table:table-cell>
          <table:table-cell office:value-type="float" office:value="19.71" calcext:value-type="float">
            <text:p>19.7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30.089" calcext:value-type="float">
            <text:p>230.089</text:p>
          </table:table-cell>
          <table:table-cell office:value-type="float" office:value="550.023" calcext:value-type="float">
            <text:p>550.023</text:p>
          </table:table-cell>
          <table:table-cell office:value-type="float" office:value="28.5284" calcext:value-type="float">
            <text:p>28.5284</text:p>
          </table:table-cell>
          <table:table-cell office:value-type="float" office:value="77.9055" calcext:value-type="float">
            <text:p>77.905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.874" calcext:value-type="float">
            <text:p>60.874</text:p>
          </table:table-cell>
          <table:table-cell office:value-type="float" office:value="98.8174" calcext:value-type="float">
            <text:p>98.8174</text:p>
          </table:table-cell>
          <table:table-cell office:value-type="float" office:value="38.0383" calcext:value-type="float">
            <text:p>38.0383</text:p>
          </table:table-cell>
          <table:table-cell office:value-type="float" office:value="55.7055" calcext:value-type="float">
            <text:p>55.70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1.6925" calcext:value-type="float">
            <text:p>61.6925</text:p>
          </table:table-cell>
          <table:table-cell office:value-type="float" office:value="98.8143" calcext:value-type="float">
            <text:p>98.8143</text:p>
          </table:table-cell>
          <table:table-cell office:value-type="float" office:value="29.8333" calcext:value-type="float">
            <text:p>29.8333</text:p>
          </table:table-cell>
          <table:table-cell office:value-type="float" office:value="49.4525" calcext:value-type="float">
            <text:p>49.452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63.453" calcext:value-type="float">
            <text:p>163.453</text:p>
          </table:table-cell>
          <table:table-cell office:value-type="float" office:value="199.685" calcext:value-type="float">
            <text:p>199.685</text:p>
          </table:table-cell>
          <table:table-cell office:value-type="float" office:value="13.6122" calcext:value-type="float">
            <text:p>13.6122</text:p>
          </table:table-cell>
          <table:table-cell office:value-type="float" office:value="20.826" calcext:value-type="float">
            <text:p>20.82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30.283" calcext:value-type="float">
            <text:p>230.283</text:p>
          </table:table-cell>
          <table:table-cell office:value-type="float" office:value="538.821" calcext:value-type="float">
            <text:p>538.821</text:p>
          </table:table-cell>
          <table:table-cell office:value-type="float" office:value="31.5894" calcext:value-type="float">
            <text:p>31.5894</text:p>
          </table:table-cell>
          <table:table-cell office:value-type="float" office:value="82.9087" calcext:value-type="float">
            <text:p>82.908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3.1051" calcext:value-type="float">
            <text:p>63.1051</text:p>
          </table:table-cell>
          <table:table-cell office:value-type="float" office:value="102.145" calcext:value-type="float">
            <text:p>102.145</text:p>
          </table:table-cell>
          <table:table-cell office:value-type="float" office:value="45.9263" calcext:value-type="float">
            <text:p>45.9263</text:p>
          </table:table-cell>
          <table:table-cell office:value-type="float" office:value="65.1981" calcext:value-type="float">
            <text:p>65.19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4.3168" calcext:value-type="float">
            <text:p>64.3168</text:p>
          </table:table-cell>
          <table:table-cell office:value-type="float" office:value="103.93" calcext:value-type="float">
            <text:p>103.93</text:p>
          </table:table-cell>
          <table:table-cell office:value-type="float" office:value="40.7966" calcext:value-type="float">
            <text:p>40.7966</text:p>
          </table:table-cell>
          <table:table-cell office:value-type="float" office:value="62.9332" calcext:value-type="float">
            <text:p>62.933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64.13" calcext:value-type="float">
            <text:p>164.13</text:p>
          </table:table-cell>
          <table:table-cell office:value-type="float" office:value="197.745" calcext:value-type="float">
            <text:p>197.745</text:p>
          </table:table-cell>
          <table:table-cell office:value-type="float" office:value="21.4205" calcext:value-type="float">
            <text:p>21.4205</text:p>
          </table:table-cell>
          <table:table-cell office:value-type="float" office:value="20.1117" calcext:value-type="float">
            <text:p>20.111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30.411" calcext:value-type="float">
            <text:p>230.411</text:p>
          </table:table-cell>
          <table:table-cell office:value-type="float" office:value="553.039" calcext:value-type="float">
            <text:p>553.039</text:p>
          </table:table-cell>
          <table:table-cell office:value-type="float" office:value="33.989" calcext:value-type="float">
            <text:p>33.989</text:p>
          </table:table-cell>
          <table:table-cell office:value-type="float" office:value="76.4246" calcext:value-type="float">
            <text:p>76.424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9.4934" calcext:value-type="float">
            <text:p>69.4934</text:p>
          </table:table-cell>
          <table:table-cell office:value-type="float" office:value="109.542" calcext:value-type="float">
            <text:p>109.542</text:p>
          </table:table-cell>
          <table:table-cell office:value-type="float" office:value="62.6734" calcext:value-type="float">
            <text:p>62.6734</text:p>
          </table:table-cell>
          <table:table-cell office:value-type="float" office:value="89.3065" calcext:value-type="float">
            <text:p>89.30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8.1018" calcext:value-type="float">
            <text:p>78.1018</text:p>
          </table:table-cell>
          <table:table-cell office:value-type="float" office:value="120.765" calcext:value-type="float">
            <text:p>120.765</text:p>
          </table:table-cell>
          <table:table-cell office:value-type="float" office:value="77.6407" calcext:value-type="float">
            <text:p>77.6407</text:p>
          </table:table-cell>
          <table:table-cell office:value-type="float" office:value="100.323" calcext:value-type="float">
            <text:p>100.32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64.213" calcext:value-type="float">
            <text:p>164.213</text:p>
          </table:table-cell>
          <table:table-cell office:value-type="float" office:value="195.512" calcext:value-type="float">
            <text:p>195.512</text:p>
          </table:table-cell>
          <table:table-cell office:value-type="float" office:value="24.4023" calcext:value-type="float">
            <text:p>24.4023</text:p>
          </table:table-cell>
          <table:table-cell office:value-type="float" office:value="15.9075" calcext:value-type="float">
            <text:p>15.907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30.436" calcext:value-type="float">
            <text:p>230.436</text:p>
          </table:table-cell>
          <table:table-cell office:value-type="float" office:value="544.558" calcext:value-type="float">
            <text:p>544.558</text:p>
          </table:table-cell>
          <table:table-cell office:value-type="float" office:value="35.1784" calcext:value-type="float">
            <text:p>35.1784</text:p>
          </table:table-cell>
          <table:table-cell office:value-type="float" office:value="93.6918" calcext:value-type="float">
            <text:p>93.691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89.0497" calcext:value-type="float">
            <text:p>89.0497</text:p>
          </table:table-cell>
          <table:table-cell office:value-type="float" office:value="132.489" calcext:value-type="float">
            <text:p>132.489</text:p>
          </table:table-cell>
          <table:table-cell office:value-type="float" office:value="101.583" calcext:value-type="float">
            <text:p>101.583</text:p>
          </table:table-cell>
          <table:table-cell office:value-type="float" office:value="127.614" calcext:value-type="float">
            <text:p>127.6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8.6173" calcext:value-type="float">
            <text:p>88.6173</text:p>
          </table:table-cell>
          <table:table-cell office:value-type="float" office:value="133.248" calcext:value-type="float">
            <text:p>133.248</text:p>
          </table:table-cell>
          <table:table-cell office:value-type="float" office:value="93.4792" calcext:value-type="float">
            <text:p>93.4792</text:p>
          </table:table-cell>
          <table:table-cell office:value-type="float" office:value="117.146" calcext:value-type="float">
            <text:p>117.14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64.391" calcext:value-type="float">
            <text:p>164.391</text:p>
          </table:table-cell>
          <table:table-cell office:value-type="float" office:value="201.535" calcext:value-type="float">
            <text:p>201.535</text:p>
          </table:table-cell>
          <table:table-cell office:value-type="float" office:value="15.7754" calcext:value-type="float">
            <text:p>15.7754</text:p>
          </table:table-cell>
          <table:table-cell office:value-type="float" office:value="17.1291" calcext:value-type="float">
            <text:p>17.129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30.67" calcext:value-type="float">
            <text:p>230.67</text:p>
          </table:table-cell>
          <table:table-cell office:value-type="float" office:value="554.768" calcext:value-type="float">
            <text:p>554.768</text:p>
          </table:table-cell>
          <table:table-cell office:value-type="float" office:value="35.3136" calcext:value-type="float">
            <text:p>35.3136</text:p>
          </table:table-cell>
          <table:table-cell office:value-type="float" office:value="88.5166" calcext:value-type="float">
            <text:p>88.516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6.339" calcext:value-type="float">
            <text:p>106.339</text:p>
          </table:table-cell>
          <table:table-cell office:value-type="float" office:value="150.704" calcext:value-type="float">
            <text:p>150.704</text:p>
          </table:table-cell>
          <table:table-cell office:value-type="float" office:value="125.926" calcext:value-type="float">
            <text:p>125.926</text:p>
          </table:table-cell>
          <table:table-cell office:value-type="float" office:value="153.56" calcext:value-type="float">
            <text:p>153.5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8.942" calcext:value-type="float">
            <text:p>118.942</text:p>
          </table:table-cell>
          <table:table-cell office:value-type="float" office:value="156.567" calcext:value-type="float">
            <text:p>156.567</text:p>
          </table:table-cell>
          <table:table-cell office:value-type="float" office:value="135.867" calcext:value-type="float">
            <text:p>135.867</text:p>
          </table:table-cell>
          <table:table-cell office:value-type="float" office:value="153.048" calcext:value-type="float">
            <text:p>153.04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63.604" calcext:value-type="float">
            <text:p>163.604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20.4246" calcext:value-type="float">
            <text:p>20.4246</text:p>
          </table:table-cell>
          <table:table-cell office:value-type="float" office:value="30.6987" calcext:value-type="float">
            <text:p>30.698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31.037" calcext:value-type="float">
            <text:p>231.037</text:p>
          </table:table-cell>
          <table:table-cell office:value-type="float" office:value="546.38" calcext:value-type="float">
            <text:p>546.38</text:p>
          </table:table-cell>
          <table:table-cell office:value-type="float" office:value="29.4577" calcext:value-type="float">
            <text:p>29.4577</text:p>
          </table:table-cell>
          <table:table-cell office:value-type="float" office:value="91.9827" calcext:value-type="float">
            <text:p>91.982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51.253" calcext:value-type="float">
            <text:p>151.253</text:p>
          </table:table-cell>
          <table:table-cell office:value-type="float" office:value="193.789" calcext:value-type="float">
            <text:p>193.789</text:p>
          </table:table-cell>
          <table:table-cell office:value-type="float" office:value="183.145" calcext:value-type="float">
            <text:p>183.145</text:p>
          </table:table-cell>
          <table:table-cell office:value-type="float" office:value="205.091" calcext:value-type="float">
            <text:p>205.09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34.869" calcext:value-type="float">
            <text:p>234.869</text:p>
          </table:table-cell>
          <table:table-cell office:value-type="float" office:value="240.314" calcext:value-type="float">
            <text:p>240.314</text:p>
          </table:table-cell>
          <table:table-cell office:value-type="float" office:value="241.497" calcext:value-type="float">
            <text:p>241.497</text:p>
          </table:table-cell>
          <table:table-cell office:value-type="float" office:value="230.555" calcext:value-type="float">
            <text:p>230.555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61.495" calcext:value-type="float">
            <text:p>161.495</text:p>
          </table:table-cell>
          <table:table-cell office:value-type="float" office:value="193.656" calcext:value-type="float">
            <text:p>193.656</text:p>
          </table:table-cell>
          <table:table-cell office:value-type="float" office:value="12.6955" calcext:value-type="float">
            <text:p>12.6955</text:p>
          </table:table-cell>
          <table:table-cell office:value-type="float" office:value="18.4911" calcext:value-type="float">
            <text:p>18.4911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34.925" calcext:value-type="float">
            <text:p>234.925</text:p>
          </table:table-cell>
          <table:table-cell office:value-type="float" office:value="560.638" calcext:value-type="float">
            <text:p>560.638</text:p>
          </table:table-cell>
          <table:table-cell office:value-type="float" office:value="38.1061" calcext:value-type="float">
            <text:p>38.1061</text:p>
          </table:table-cell>
          <table:table-cell office:value-type="float" office:value="94.7646" calcext:value-type="float">
            <text:p>94.7646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310.535" calcext:value-type="float">
            <text:p>310.535</text:p>
          </table:table-cell>
          <table:table-cell office:value-type="float" office:value="312.539" calcext:value-type="float">
            <text:p>312.539</text:p>
          </table:table-cell>
          <table:table-cell office:value-type="float" office:value="311.598" calcext:value-type="float">
            <text:p>311.598</text:p>
          </table:table-cell>
          <table:table-cell office:value-type="float" office:value="294.801" calcext:value-type="float">
            <text:p>294.80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27.642" calcext:value-type="float">
            <text:p>427.642</text:p>
          </table:table-cell>
          <table:table-cell office:value-type="float" office:value="363.011" calcext:value-type="float">
            <text:p>363.011</text:p>
          </table:table-cell>
          <table:table-cell office:value-type="float" office:value="297.255" calcext:value-type="float">
            <text:p>297.255</text:p>
          </table:table-cell>
          <table:table-cell office:value-type="float" office:value="276.291" calcext:value-type="float">
            <text:p>276.29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62.642" calcext:value-type="float">
            <text:p>162.642</text:p>
          </table:table-cell>
          <table:table-cell office:value-type="float" office:value="199.035" calcext:value-type="float">
            <text:p>199.035</text:p>
          </table:table-cell>
          <table:table-cell office:value-type="float" office:value="34.0561" calcext:value-type="float">
            <text:p>34.0561</text:p>
          </table:table-cell>
          <table:table-cell office:value-type="float" office:value="23.6015" calcext:value-type="float">
            <text:p>23.601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31.816" calcext:value-type="float">
            <text:p>231.816</text:p>
          </table:table-cell>
          <table:table-cell office:value-type="float" office:value="546.056" calcext:value-type="float">
            <text:p>546.056</text:p>
          </table:table-cell>
          <table:table-cell office:value-type="float" office:value="34.2915" calcext:value-type="float">
            <text:p>34.2915</text:p>
          </table:table-cell>
          <table:table-cell office:value-type="float" office:value="85.2598" calcext:value-type="float">
            <text:p>85.259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56.804" calcext:value-type="float">
            <text:p>556.804</text:p>
          </table:table-cell>
          <table:table-cell office:value-type="float" office:value="466.621" calcext:value-type="float">
            <text:p>466.621</text:p>
          </table:table-cell>
          <table:table-cell office:value-type="float" office:value="372.986" calcext:value-type="float">
            <text:p>372.986</text:p>
          </table:table-cell>
          <table:table-cell office:value-type="float" office:value="330.028" calcext:value-type="float">
            <text:p>330.02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36.353" calcext:value-type="float">
            <text:p>636.353</text:p>
          </table:table-cell>
          <table:table-cell office:value-type="float" office:value="459.884" calcext:value-type="float">
            <text:p>459.884</text:p>
          </table:table-cell>
          <table:table-cell office:value-type="float" office:value="315.487" calcext:value-type="float">
            <text:p>315.487</text:p>
          </table:table-cell>
          <table:table-cell office:value-type="float" office:value="279.905" calcext:value-type="float">
            <text:p>279.905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64.207" calcext:value-type="float">
            <text:p>164.207</text:p>
          </table:table-cell>
          <table:table-cell office:value-type="float" office:value="200.078" calcext:value-type="float">
            <text:p>200.078</text:p>
          </table:table-cell>
          <table:table-cell office:value-type="float" office:value="28.6548" calcext:value-type="float">
            <text:p>28.6548</text:p>
          </table:table-cell>
          <table:table-cell office:value-type="float" office:value="17.1636" calcext:value-type="float">
            <text:p>17.1636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35.928" calcext:value-type="float">
            <text:p>235.928</text:p>
          </table:table-cell>
          <table:table-cell office:value-type="float" office:value="548.923" calcext:value-type="float">
            <text:p>548.923</text:p>
          </table:table-cell>
          <table:table-cell office:value-type="float" office:value="45.6237" calcext:value-type="float">
            <text:p>45.6237</text:p>
          </table:table-cell>
          <table:table-cell office:value-type="float" office:value="117.774" calcext:value-type="float">
            <text:p>117.77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806.209" calcext:value-type="float">
            <text:p>806.209</text:p>
          </table:table-cell>
          <table:table-cell office:value-type="float" office:value="560.711" calcext:value-type="float">
            <text:p>560.711</text:p>
          </table:table-cell>
          <table:table-cell office:value-type="float" office:value="369.304" calcext:value-type="float">
            <text:p>369.304</text:p>
          </table:table-cell>
          <table:table-cell office:value-type="float" office:value="313.236" calcext:value-type="float">
            <text:p>313.23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30.993" calcext:value-type="float">
            <text:p>730.993</text:p>
          </table:table-cell>
          <table:table-cell office:value-type="float" office:value="492.681" calcext:value-type="float">
            <text:p>492.681</text:p>
          </table:table-cell>
          <table:table-cell office:value-type="float" office:value="315.588" calcext:value-type="float">
            <text:p>315.588</text:p>
          </table:table-cell>
          <table:table-cell office:value-type="float" office:value="282.465" calcext:value-type="float">
            <text:p>282.46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162.058" calcext:value-type="float">
            <text:p>162.058</text:p>
          </table:table-cell>
          <table:table-cell office:value-type="float" office:value="197.963" calcext:value-type="float">
            <text:p>197.963</text:p>
          </table:table-cell>
          <table:table-cell office:value-type="float" office:value="22.8801" calcext:value-type="float">
            <text:p>22.8801</text:p>
          </table:table-cell>
          <table:table-cell office:value-type="float" office:value="17.5331" calcext:value-type="float">
            <text:p>17.5331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234.244" calcext:value-type="float">
            <text:p>234.244</text:p>
          </table:table-cell>
          <table:table-cell office:value-type="float" office:value="539.553" calcext:value-type="float">
            <text:p>539.553</text:p>
          </table:table-cell>
          <table:table-cell office:value-type="float" office:value="40.8413" calcext:value-type="float">
            <text:p>40.8413</text:p>
          </table:table-cell>
          <table:table-cell office:value-type="float" office:value="84.3765" calcext:value-type="float">
            <text:p>84.3765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920.803" calcext:value-type="float">
            <text:p>920.803</text:p>
          </table:table-cell>
          <table:table-cell office:value-type="float" office:value="595.776" calcext:value-type="float">
            <text:p>595.776</text:p>
          </table:table-cell>
          <table:table-cell office:value-type="float" office:value="359.896" calcext:value-type="float">
            <text:p>359.896</text:p>
          </table:table-cell>
          <table:table-cell office:value-type="float" office:value="306.839" calcext:value-type="float">
            <text:p>306.83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77.656" calcext:value-type="float">
            <text:p>877.656</text:p>
          </table:table-cell>
          <table:table-cell office:value-type="float" office:value="514.289" calcext:value-type="float">
            <text:p>514.289</text:p>
          </table:table-cell>
          <table:table-cell office:value-type="float" office:value="321.472" calcext:value-type="float">
            <text:p>321.472</text:p>
          </table:table-cell>
          <table:table-cell office:value-type="float" office:value="307.663" calcext:value-type="float">
            <text:p>307.663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62.127" calcext:value-type="float">
            <text:p>162.127</text:p>
          </table:table-cell>
          <table:table-cell office:value-type="float" office:value="200.217" calcext:value-type="float">
            <text:p>200.217</text:p>
          </table:table-cell>
          <table:table-cell office:value-type="float" office:value="20.8379" calcext:value-type="float">
            <text:p>20.8379</text:p>
          </table:table-cell>
          <table:table-cell office:value-type="float" office:value="19.0707" calcext:value-type="float">
            <text:p>19.070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32.8" calcext:value-type="float">
            <text:p>232.8</text:p>
          </table:table-cell>
          <table:table-cell office:value-type="float" office:value="503.275" calcext:value-type="float">
            <text:p>503.275</text:p>
          </table:table-cell>
          <table:table-cell office:value-type="float" office:value="42.3956" calcext:value-type="float">
            <text:p>42.3956</text:p>
          </table:table-cell>
          <table:table-cell office:value-type="float" office:value="88.17" calcext:value-type="float">
            <text:p>88.1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089.82" calcext:value-type="float">
            <text:p>1089.82</text:p>
          </table:table-cell>
          <table:table-cell office:value-type="float" office:value="658.914" calcext:value-type="float">
            <text:p>658.914</text:p>
          </table:table-cell>
          <table:table-cell office:value-type="float" office:value="362.166" calcext:value-type="float">
            <text:p>362.166</text:p>
          </table:table-cell>
          <table:table-cell office:value-type="float" office:value="328.847" calcext:value-type="float">
            <text:p>328.847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5"/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427" calcext:value-type="float">
            <text:p>36.4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6.254" calcext:value-type="float">
            <text:p>36.2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5.212" calcext:value-type="float">
            <text:p>35.2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6.228" calcext:value-type="float">
            <text:p>36.22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.5067" calcext:value-type="float">
            <text:p>34.506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7.4277" calcext:value-type="float">
            <text:p>47.4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2.67" calcext:value-type="float">
            <text:p>62.6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6.6087" calcext:value-type="float">
            <text:p>46.60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3258" calcext:value-type="float">
            <text:p>58.32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6.8322" calcext:value-type="float">
            <text:p>56.83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7.3522" calcext:value-type="float">
            <text:p>57.35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2.6532" calcext:value-type="float">
            <text:p>52.65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088" calcext:value-type="float">
            <text:p>62.08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3.18" calcext:value-type="float">
            <text:p>103.1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3.5405" calcext:value-type="float">
            <text:p>83.540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9.2787" calcext:value-type="float">
            <text:p>59.27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5394" calcext:value-type="float">
            <text:p>74.539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52.371" calcext:value-type="float">
            <text:p>252.37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44.5" calcext:value-type="float">
            <text:p>244.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3.3277" calcext:value-type="float">
            <text:p>73.32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.3102" calcext:value-type="float">
            <text:p>81.310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08.816" calcext:value-type="float">
            <text:p>308.81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04.307" calcext:value-type="float">
            <text:p>304.30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76.6116" calcext:value-type="float">
            <text:p>76.611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.4661" calcext:value-type="float">
            <text:p>88.466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50.746" calcext:value-type="float">
            <text:p>350.74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73.018" calcext:value-type="float">
            <text:p>373.01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2.4101" calcext:value-type="float">
            <text:p>92.410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5.586" calcext:value-type="float">
            <text:p>115.5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393.896" calcext:value-type="float">
            <text:p>393.89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504.169" calcext:value-type="float">
            <text:p>504.169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8.568" calcext:value-type="float">
            <text:p>158.56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9.289" calcext:value-type="float">
            <text:p>169.289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05.852" calcext:value-type="float">
            <text:p>405.852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550.199" calcext:value-type="float">
            <text:p>550.199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28.178" calcext:value-type="float">
            <text:p>228.17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4.466" calcext:value-type="float">
            <text:p>234.466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18.889" calcext:value-type="float">
            <text:p>418.889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607.372" calcext:value-type="float">
            <text:p>607.37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09.079" calcext:value-type="float">
            <text:p>309.079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82.104" calcext:value-type="float">
            <text:p>282.104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444.549" calcext:value-type="float">
            <text:p>444.5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653.709" calcext:value-type="float">
            <text:p>653.70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463.849" calcext:value-type="float">
            <text:p>463.849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6.963" calcext:value-type="float">
            <text:p>306.963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441.628" calcext:value-type="float">
            <text:p>441.628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648.037" calcext:value-type="float">
            <text:p>648.037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26.196" calcext:value-type="float">
            <text:p>526.196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5.366" calcext:value-type="float">
            <text:p>295.36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447.385" calcext:value-type="float">
            <text:p>447.385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660.518" calcext:value-type="float">
            <text:p>660.518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570.804" calcext:value-type="float">
            <text:p>570.804</text:p>
          </table:table-cell>
          <table:table-cell table:number-columns-repeated="3"/>
        </table:table-row>
      </table:table>
      <table:table table:name="2-aryTrie 8bit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2-ary trie, random integer key with 8 significant bits, for comparison with LimitedPriority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size: 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3205" calcext:value-type="float">
            <text:p>42.3205</text:p>
          </table:table-cell>
          <table:table-cell office:value-type="float" office:value="42.3112" calcext:value-type="float">
            <text:p>42.3112</text:p>
          </table:table-cell>
          <table:table-cell office:value-type="float" office:value="10.9223" calcext:value-type="float">
            <text:p>10.9223</text:p>
          </table:table-cell>
          <table:table-cell office:value-type="float" office:value="8.44939" calcext:value-type="float">
            <text:p>8.44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3952" calcext:value-type="float">
            <text:p>57.3952</text:p>
          </table:table-cell>
          <table:table-cell office:value-type="float" office:value="48.7848" calcext:value-type="float">
            <text:p>48.7848</text:p>
          </table:table-cell>
          <table:table-cell office:value-type="float" office:value="20.5866" calcext:value-type="float">
            <text:p>20.5866</text:p>
          </table:table-cell>
          <table:table-cell office:value-type="float" office:value="10.884" calcext:value-type="float">
            <text:p>10.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2526" calcext:value-type="float">
            <text:p>52.2526</text:p>
          </table:table-cell>
          <table:table-cell office:value-type="float" office:value="51.8529" calcext:value-type="float">
            <text:p>51.8529</text:p>
          </table:table-cell>
          <table:table-cell office:value-type="float" office:value="16.2946" calcext:value-type="float">
            <text:p>16.2946</text:p>
          </table:table-cell>
          <table:table-cell office:value-type="float" office:value="17.9633" calcext:value-type="float">
            <text:p>17.9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.0339" calcext:value-type="float">
            <text:p>67.0339</text:p>
          </table:table-cell>
          <table:table-cell office:value-type="float" office:value="49.6719" calcext:value-type="float">
            <text:p>49.6719</text:p>
          </table:table-cell>
          <table:table-cell office:value-type="float" office:value="20.6027" calcext:value-type="float">
            <text:p>20.6027</text:p>
          </table:table-cell>
          <table:table-cell office:value-type="float" office:value="41.2396" calcext:value-type="float">
            <text:p>41.23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.5683" calcext:value-type="float">
            <text:p>72.5683</text:p>
          </table:table-cell>
          <table:table-cell office:value-type="float" office:value="50.9027" calcext:value-type="float">
            <text:p>50.9027</text:p>
          </table:table-cell>
          <table:table-cell office:value-type="float" office:value="18.0841" calcext:value-type="float">
            <text:p>18.0841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302" calcext:value-type="float">
            <text:p>76.302</text:p>
          </table:table-cell>
          <table:table-cell office:value-type="float" office:value="49.7864" calcext:value-type="float">
            <text:p>49.7864</text:p>
          </table:table-cell>
          <table:table-cell office:value-type="float" office:value="25.0927" calcext:value-type="float">
            <text:p>25.0927</text:p>
          </table:table-cell>
          <table:table-cell office:value-type="float" office:value="11.5962" calcext:value-type="float">
            <text:p>11.59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.6977" calcext:value-type="float">
            <text:p>79.6977</text:p>
          </table:table-cell>
          <table:table-cell office:value-type="float" office:value="48.9574" calcext:value-type="float">
            <text:p>48.9574</text:p>
          </table:table-cell>
          <table:table-cell office:value-type="float" office:value="27.0803" calcext:value-type="float">
            <text:p>27.0803</text:p>
          </table:table-cell>
          <table:table-cell office:value-type="float" office:value="14.9531" calcext:value-type="float">
            <text:p>14.95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6.2833" calcext:value-type="float">
            <text:p>86.2833</text:p>
          </table:table-cell>
          <table:table-cell office:value-type="float" office:value="46.415" calcext:value-type="float">
            <text:p>46.415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5.6692" calcext:value-type="float">
            <text:p>15.66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.6197" calcext:value-type="float">
            <text:p>87.6197</text:p>
          </table:table-cell>
          <table:table-cell office:value-type="float" office:value="43.9625" calcext:value-type="float">
            <text:p>43.9625</text:p>
          </table:table-cell>
          <table:table-cell office:value-type="float" office:value="19.9821" calcext:value-type="float">
            <text:p>19.9821</text:p>
          </table:table-cell>
          <table:table-cell office:value-type="float" office:value="11.1994" calcext:value-type="float">
            <text:p>11.19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.9944" calcext:value-type="float">
            <text:p>84.9944</text:p>
          </table:table-cell>
          <table:table-cell office:value-type="float" office:value="42.404" calcext:value-type="float">
            <text:p>42.404</text:p>
          </table:table-cell>
          <table:table-cell office:value-type="float" office:value="16.7636" calcext:value-type="float">
            <text:p>16.7636</text:p>
          </table:table-cell>
          <table:table-cell office:value-type="float" office:value="8.73206" calcext:value-type="float">
            <text:p>8.732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4.5472" calcext:value-type="float">
            <text:p>84.5472</text:p>
          </table:table-cell>
          <table:table-cell office:value-type="float" office:value="42.2885" calcext:value-type="float">
            <text:p>42.2885</text:p>
          </table:table-cell>
          <table:table-cell office:value-type="float" office:value="18.0937" calcext:value-type="float">
            <text:p>18.0937</text:p>
          </table:table-cell>
          <table:table-cell office:value-type="float" office:value="6.21532" calcext:value-type="float">
            <text:p>6.215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4.7239" calcext:value-type="float">
            <text:p>84.7239</text:p>
          </table:table-cell>
          <table:table-cell office:value-type="float" office:value="42.3109" calcext:value-type="float">
            <text:p>42.3109</text:p>
          </table:table-cell>
          <table:table-cell office:value-type="float" office:value="20.3579" calcext:value-type="float">
            <text:p>20.3579</text:p>
          </table:table-cell>
          <table:table-cell office:value-type="float" office:value="9.25901" calcext:value-type="float">
            <text:p>9.259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.5323" calcext:value-type="float">
            <text:p>84.5323</text:p>
          </table:table-cell>
          <table:table-cell office:value-type="float" office:value="42.3257" calcext:value-type="float">
            <text:p>42.3257</text:p>
          </table:table-cell>
          <table:table-cell office:value-type="float" office:value="22.8095" calcext:value-type="float">
            <text:p>22.8095</text:p>
          </table:table-cell>
          <table:table-cell office:value-type="float" office:value="19.9667" calcext:value-type="float">
            <text:p>19.96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4.5643" calcext:value-type="float">
            <text:p>84.5643</text:p>
          </table:table-cell>
          <table:table-cell office:value-type="float" office:value="42.4583" calcext:value-type="float">
            <text:p>42.4583</text:p>
          </table:table-cell>
          <table:table-cell office:value-type="float" office:value="19.655" calcext:value-type="float">
            <text:p>19.655</text:p>
          </table:table-cell>
          <table:table-cell office:value-type="float" office:value="10.5293" calcext:value-type="float">
            <text:p>10.52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4.652" calcext:value-type="float">
            <text:p>84.652</text:p>
          </table:table-cell>
          <table:table-cell office:value-type="float" office:value="42.2824" calcext:value-type="float">
            <text:p>42.2824</text:p>
          </table:table-cell>
          <table:table-cell office:value-type="float" office:value="18.1192" calcext:value-type="float">
            <text:p>18.1192</text:p>
          </table:table-cell>
          <table:table-cell office:value-type="float" office:value="6.21633" calcext:value-type="float">
            <text:p>6.216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5.5312" calcext:value-type="float">
            <text:p>85.5312</text:p>
          </table:table-cell>
          <table:table-cell office:value-type="float" office:value="42.2953" calcext:value-type="float">
            <text:p>42.2953</text:p>
          </table:table-cell>
          <table:table-cell office:value-type="float" office:value="23.8188" calcext:value-type="float">
            <text:p>23.8188</text:p>
          </table:table-cell>
          <table:table-cell office:value-type="float" office:value="7.49479" calcext:value-type="float">
            <text:p>7.4947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5.5765" calcext:value-type="float">
            <text:p>85.5765</text:p>
          </table:table-cell>
          <table:table-cell office:value-type="float" office:value="42.4769" calcext:value-type="float">
            <text:p>42.4769</text:p>
          </table:table-cell>
          <table:table-cell office:value-type="float" office:value="25.6254" calcext:value-type="float">
            <text:p>25.6254</text:p>
          </table:table-cell>
          <table:table-cell office:value-type="float" office:value="10.2466" calcext:value-type="float">
            <text:p>10.246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5.7559" calcext:value-type="float">
            <text:p>85.7559</text:p>
          </table:table-cell>
          <table:table-cell office:value-type="float" office:value="42.4588" calcext:value-type="float">
            <text:p>42.4588</text:p>
          </table:table-cell>
          <table:table-cell office:value-type="float" office:value="27.0293" calcext:value-type="float">
            <text:p>27.0293</text:p>
          </table:table-cell>
          <table:table-cell office:value-type="float" office:value="9.51558" calcext:value-type="float">
            <text:p>9.5155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85.7092" calcext:value-type="float">
            <text:p>85.7092</text:p>
          </table:table-cell>
          <table:table-cell office:value-type="float" office:value="42.2933" calcext:value-type="float">
            <text:p>42.2933</text:p>
          </table:table-cell>
          <table:table-cell office:value-type="float" office:value="27.9545" calcext:value-type="float">
            <text:p>27.9545</text:p>
          </table:table-cell>
          <table:table-cell office:value-type="float" office:value="7.11067" calcext:value-type="float">
            <text:p>7.1106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5.5708" calcext:value-type="float">
            <text:p>85.5708</text:p>
          </table:table-cell>
          <table:table-cell office:value-type="float" office:value="42.3089" calcext:value-type="float">
            <text:p>42.3089</text:p>
          </table:table-cell>
          <table:table-cell office:value-type="float" office:value="17.333" calcext:value-type="float">
            <text:p>17.333</text:p>
          </table:table-cell>
          <table:table-cell office:value-type="float" office:value="11.2198" calcext:value-type="float">
            <text:p>11.219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4.8057" calcext:value-type="float">
            <text:p>84.8057</text:p>
          </table:table-cell>
          <table:table-cell office:value-type="float" office:value="42.3212" calcext:value-type="float">
            <text:p>42.3212</text:p>
          </table:table-cell>
          <table:table-cell office:value-type="float" office:value="18.0277" calcext:value-type="float">
            <text:p>18.0277</text:p>
          </table:table-cell>
          <table:table-cell office:value-type="float" office:value="14.4449" calcext:value-type="float">
            <text:p>14.4449</text:p>
          </table:table-cell>
        </table:table-row>
        <table:table-row table:style-name="ro1">
          <table:table-cell office:value-type="string" calcext:value-type="string">
            <text:p>Minimum removal bench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Ins. mean</text:p>
          </table:table-cell>
          <table:table-cell office:value-type="string" calcext:value-type="string">
            <text:p>Rem. mean</text:p>
          </table:table-cell>
          <table:table-cell office:value-type="string" calcext:value-type="string">
            <text:p>Ins. stddev</text:p>
          </table:table-cell>
          <table:table-cell office:value-type="string" calcext:value-type="string">
            <text:p>Rem. 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2948" calcext:value-type="float">
            <text:p>42.2948</text:p>
          </table:table-cell>
          <table:table-cell office:value-type="float" office:value="44.7941" calcext:value-type="float">
            <text:p>44.7941</text:p>
          </table:table-cell>
          <table:table-cell office:value-type="float" office:value="6.98815" calcext:value-type="float">
            <text:p>6.98815</text:p>
          </table:table-cell>
          <table:table-cell office:value-type="float" office:value="9.18921" calcext:value-type="float">
            <text:p>9.18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2244" calcext:value-type="float">
            <text:p>43.2244</text:p>
          </table:table-cell>
          <table:table-cell office:value-type="float" office:value="59.0155" calcext:value-type="float">
            <text:p>59.0155</text:p>
          </table:table-cell>
          <table:table-cell office:value-type="float" office:value="6.29342" calcext:value-type="float">
            <text:p>6.29342</text:p>
          </table:table-cell>
          <table:table-cell office:value-type="float" office:value="22.6282" calcext:value-type="float">
            <text:p>22.6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2575" calcext:value-type="float">
            <text:p>43.2575</text:p>
          </table:table-cell>
          <table:table-cell office:value-type="float" office:value="59.006" calcext:value-type="float">
            <text:p>59.006</text:p>
          </table:table-cell>
          <table:table-cell office:value-type="float" office:value="19.7071" calcext:value-type="float">
            <text:p>19.7071</text:p>
          </table:table-cell>
          <table:table-cell office:value-type="float" office:value="14.0884" calcext:value-type="float">
            <text:p>14.0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2777" calcext:value-type="float">
            <text:p>43.2777</text:p>
          </table:table-cell>
          <table:table-cell office:value-type="float" office:value="58.9932" calcext:value-type="float">
            <text:p>58.9932</text:p>
          </table:table-cell>
          <table:table-cell office:value-type="float" office:value="17.5" calcext:value-type="float">
            <text:p>17.5</text:p>
          </table:table-cell>
          <table:table-cell office:value-type="float" office:value="12.2432" calcext:value-type="float">
            <text:p>12.24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3888" calcext:value-type="float">
            <text:p>43.3888</text:p>
          </table:table-cell>
          <table:table-cell office:value-type="float" office:value="59.2644" calcext:value-type="float">
            <text:p>59.2644</text:p>
          </table:table-cell>
          <table:table-cell office:value-type="float" office:value="9.26512" calcext:value-type="float">
            <text:p>9.26512</text:p>
          </table:table-cell>
          <table:table-cell office:value-type="float" office:value="18.8527" calcext:value-type="float">
            <text:p>18.85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5028" calcext:value-type="float">
            <text:p>43.5028</text:p>
          </table:table-cell>
          <table:table-cell office:value-type="float" office:value="59.1645" calcext:value-type="float">
            <text:p>59.1645</text:p>
          </table:table-cell>
          <table:table-cell office:value-type="float" office:value="16.2999" calcext:value-type="float">
            <text:p>16.2999</text:p>
          </table:table-cell>
          <table:table-cell office:value-type="float" office:value="12.1267" calcext:value-type="float">
            <text:p>12.12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7634" calcext:value-type="float">
            <text:p>43.7634</text:p>
          </table:table-cell>
          <table:table-cell office:value-type="float" office:value="59.1394" calcext:value-type="float">
            <text:p>59.1394</text:p>
          </table:table-cell>
          <table:table-cell office:value-type="float" office:value="9.91218" calcext:value-type="float">
            <text:p>9.91218</text:p>
          </table:table-cell>
          <table:table-cell office:value-type="float" office:value="16.7165" calcext:value-type="float">
            <text:p>16.71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.6938" calcext:value-type="float">
            <text:p>44.6938</text:p>
          </table:table-cell>
          <table:table-cell office:value-type="float" office:value="58.98" calcext:value-type="float">
            <text:p>58.98</text:p>
          </table:table-cell>
          <table:table-cell office:value-type="float" office:value="11.0365" calcext:value-type="float">
            <text:p>11.0365</text:p>
          </table:table-cell>
          <table:table-cell office:value-type="float" office:value="14.3478" calcext:value-type="float">
            <text:p>14.34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.7397" calcext:value-type="float">
            <text:p>45.7397</text:p>
          </table:table-cell>
          <table:table-cell office:value-type="float" office:value="58.8014" calcext:value-type="float">
            <text:p>58.8014</text:p>
          </table:table-cell>
          <table:table-cell office:value-type="float" office:value="15.6829" calcext:value-type="float">
            <text:p>15.6829</text:p>
          </table:table-cell>
          <table:table-cell office:value-type="float" office:value="13.8289" calcext:value-type="float">
            <text:p>13.82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.1692" calcext:value-type="float">
            <text:p>48.1692</text:p>
          </table:table-cell>
          <table:table-cell office:value-type="float" office:value="58.3766" calcext:value-type="float">
            <text:p>58.3766</text:p>
          </table:table-cell>
          <table:table-cell office:value-type="float" office:value="23.7408" calcext:value-type="float">
            <text:p>23.7408</text:p>
          </table:table-cell>
          <table:table-cell office:value-type="float" office:value="15.0283" calcext:value-type="float">
            <text:p>15.02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8.1008" calcext:value-type="float">
            <text:p>58.1008</text:p>
          </table:table-cell>
          <table:table-cell office:value-type="float" office:value="56.5397" calcext:value-type="float">
            <text:p>56.5397</text:p>
          </table:table-cell>
          <table:table-cell office:value-type="float" office:value="25.7727" calcext:value-type="float">
            <text:p>25.7727</text:p>
          </table:table-cell>
          <table:table-cell office:value-type="float" office:value="13.5922" calcext:value-type="float">
            <text:p>13.59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.7141" calcext:value-type="float">
            <text:p>64.7141</text:p>
          </table:table-cell>
          <table:table-cell office:value-type="float" office:value="55.3251" calcext:value-type="float">
            <text:p>55.3251</text:p>
          </table:table-cell>
          <table:table-cell office:value-type="float" office:value="31.4697" calcext:value-type="float">
            <text:p>31.4697</text:p>
          </table:table-cell>
          <table:table-cell office:value-type="float" office:value="16.2379" calcext:value-type="float">
            <text:p>16.237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.0911" calcext:value-type="float">
            <text:p>68.0911</text:p>
          </table:table-cell>
          <table:table-cell office:value-type="float" office:value="53.6637" calcext:value-type="float">
            <text:p>53.6637</text:p>
          </table:table-cell>
          <table:table-cell office:value-type="float" office:value="24.208" calcext:value-type="float">
            <text:p>24.208</text:p>
          </table:table-cell>
          <table:table-cell office:value-type="float" office:value="13.3076" calcext:value-type="float">
            <text:p>13.307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0.2744" calcext:value-type="float">
            <text:p>70.2744</text:p>
          </table:table-cell>
          <table:table-cell office:value-type="float" office:value="54.1292" calcext:value-type="float">
            <text:p>54.1292</text:p>
          </table:table-cell>
          <table:table-cell office:value-type="float" office:value="28.422" calcext:value-type="float">
            <text:p>28.422</text:p>
          </table:table-cell>
          <table:table-cell office:value-type="float" office:value="13.5557" calcext:value-type="float">
            <text:p>13.55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1.3168" calcext:value-type="float">
            <text:p>71.3168</text:p>
          </table:table-cell>
          <table:table-cell office:value-type="float" office:value="55.1257" calcext:value-type="float">
            <text:p>55.1257</text:p>
          </table:table-cell>
          <table:table-cell office:value-type="float" office:value="28.2475" calcext:value-type="float">
            <text:p>28.2475</text:p>
          </table:table-cell>
          <table:table-cell office:value-type="float" office:value="14.7736" calcext:value-type="float">
            <text:p>14.773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3.4619" calcext:value-type="float">
            <text:p>73.4619</text:p>
          </table:table-cell>
          <table:table-cell office:value-type="float" office:value="57.6013" calcext:value-type="float">
            <text:p>57.6013</text:p>
          </table:table-cell>
          <table:table-cell office:value-type="float" office:value="31.192" calcext:value-type="float">
            <text:p>31.192</text:p>
          </table:table-cell>
          <table:table-cell office:value-type="float" office:value="32.7504" calcext:value-type="float">
            <text:p>32.750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8.9959" calcext:value-type="float">
            <text:p>78.9959</text:p>
          </table:table-cell>
          <table:table-cell office:value-type="float" office:value="62.6948" calcext:value-type="float">
            <text:p>62.6948</text:p>
          </table:table-cell>
          <table:table-cell office:value-type="float" office:value="30.1038" calcext:value-type="float">
            <text:p>30.1038</text:p>
          </table:table-cell>
          <table:table-cell office:value-type="float" office:value="20.017" calcext:value-type="float">
            <text:p>20.01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8.1847" calcext:value-type="float">
            <text:p>88.1847</text:p>
          </table:table-cell>
          <table:table-cell office:value-type="float" office:value="73.941" calcext:value-type="float">
            <text:p>73.941</text:p>
          </table:table-cell>
          <table:table-cell office:value-type="float" office:value="22.5852" calcext:value-type="float">
            <text:p>22.5852</text:p>
          </table:table-cell>
          <table:table-cell office:value-type="float" office:value="25.1319" calcext:value-type="float">
            <text:p>25.131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93.2569" calcext:value-type="float">
            <text:p>93.2569</text:p>
          </table:table-cell>
          <table:table-cell office:value-type="float" office:value="83.171" calcext:value-type="float">
            <text:p>83.171</text:p>
          </table:table-cell>
          <table:table-cell office:value-type="float" office:value="24.7519" calcext:value-type="float">
            <text:p>24.7519</text:p>
          </table:table-cell>
          <table:table-cell office:value-type="float" office:value="45.2179" calcext:value-type="float">
            <text:p>45.217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4.1024" calcext:value-type="float">
            <text:p>94.1024</text:p>
          </table:table-cell>
          <table:table-cell office:value-type="float" office:value="86.3702" calcext:value-type="float">
            <text:p>86.3702</text:p>
          </table:table-cell>
          <table:table-cell office:value-type="float" office:value="26.9914" calcext:value-type="float">
            <text:p>26.9914</text:p>
          </table:table-cell>
          <table:table-cell office:value-type="float" office:value="44.3924" calcext:value-type="float">
            <text:p>44.392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95.1951" calcext:value-type="float">
            <text:p>95.1951</text:p>
          </table:table-cell>
          <table:table-cell office:value-type="float" office:value="100.348" calcext:value-type="float">
            <text:p>100.348</text:p>
          </table:table-cell>
          <table:table-cell office:value-type="float" office:value="24.7234" calcext:value-type="float">
            <text:p>24.7234</text:p>
          </table:table-cell>
          <table:table-cell office:value-type="float" office:value="71.6299" calcext:value-type="float">
            <text:p>71.6299</text:p>
          </table:table-cell>
        </table:table-row>
        <table:table-row table:style-name="ro1">
          <table:table-cell office:value-type="string" calcext:value-type="string">
            <text:p>Full cycle benchmar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77" calcext:value-type="float">
            <text:p>10.77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692" calcext:value-type="float">
            <text:p>25.6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9652" calcext:value-type="float">
            <text:p>32.96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62" calcext:value-type="float">
            <text:p>31.6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.4961" calcext:value-type="float">
            <text:p>45.496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8497" calcext:value-type="float">
            <text:p>47.849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.3176" calcext:value-type="float">
            <text:p>56.317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.5771" calcext:value-type="float">
            <text:p>73.577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5.239" calcext:value-type="float">
            <text:p>105.23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.296" calcext:value-type="float">
            <text:p>120.29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2.447" calcext:value-type="float">
            <text:p>102.447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4.8374" calcext:value-type="float">
            <text:p>94.837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2.4603" calcext:value-type="float">
            <text:p>92.46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6:41:40.925291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3:45:10.433054860</meta:creation-date>
    <dc:date>2018-01-21T16:52:27.727314953</dc:date>
    <meta:editing-duration>PT5H10M9S</meta:editing-duration>
    <meta:editing-cycles>63</meta:editing-cycles>
    <meta:generator>LibreOffice/5.4.2.2$Linux_X86_64 LibreOffice_project/40m0$Build-2</meta:generator>
    <meta:document-statistic meta:table-count="12" meta:cell-count="8683" meta:object-count="0"/>
  </office:meta>
</office:document-meta>
</file>